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Display 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('2.991.55', 0): 0.0, ('2.590.98', 1): -0.93120698961679216, ('1.640.57', 1): -0.14529494719184244, ('2.391.01', 2): -0.61391027450062929, ('2.771.44', 2): -0.5475817801350753, ('2.841.09', 2): -1.0702567740467022, ('2.110.81', 2): -0.37205112420339564, ('1.60.46', 1): -0.20782970441727733, ('2.891.44', 1): -0.83760937893205434, ('2.631.18', 2): -0.47418277010420801, ('1.520.33', 1): -0.28835053036422154, ('2.891.39', 1): -0.81856203979468645, ('2.851.44', 1): -0.60913089316336366, ('2.371.16', 0): -0.2596332493248541, ('2.070.61', 1): -0.69176844340898802, ('1.950.63', 2): -0.47439522523057082, ('1.950.78', 2): -0.41918165652111983, ('2.290.51', 2): -1.0709306995788055, ('2.951.22', 0): -1.0359312541759256, ('2.761.26', 0): -0.75546424579108851, ('2.070.71', 0): -0.48931027579768094, ('2.040.82', 2): -0.58215158491738761, ('1.120.13', 1): -0.00086765212794129591, ('1.730.3', 1): -0.57660654191388572, ('1.90.68', 2): -0.25767190691125913, ('2.711.11', 2): -0.92503345030188566, ('2.150.91', 2): -0.3352410820299036, ('2.591.08', 1): -0.68074604554242035, ('2.050.74', 0): -0.31789533537598169, ('2.421.02', 1): -0.49183262328745331, ('3.01.65', 0): 0, ('1.670.49', 0): -0.39454079104831347, ('2.491.02', 0): -0.72702703812187974, ('2.441.23', 1): -0.29082551924072164, ('2.861.41', 2): -0.84306608491040547, ('2.711.28', 2): -0.77446290590353895, ('2.81.15', 0): -1.0425583498147766, ('1.480.42', 1): -0.092399989673213292, ('2.250.98', 1): -0.64673274979914841, ('2.571.2', 2): -0.41437621341431774, ('2.861.04', 0): -1.2542894490801886, ('2.321.1', 2): -0.37293942359880677, ('1.640.48', 2): -0.40295246100437604, ('2.10.87', 1): -0.57413526274896165, ('1.770.5', 2): -0.39563859033938625, ('1.480.37', 1): -0.17811147301031702, ('2.811.34', 1): -0.51327007752628917, ('2.920.82', 2): -1.4595275533215395, ('2.661.32', 1): -0.38244675813223566, ('2.350.97', 0): -0.61408927377538636, ('2.090.9', 2): -0.26578880208493816, ('2.10.95', 2): -0.20124230280187733, ('2.040.38', 0): -0.90098966367683841, ('2.71.24', 2): -0.68658711872078915, ('2.160.88', 0): -0.62558672474040322, ('1.390.3', 1): -0.16131706662368797, ('2.831.3', 2): -0.87395967614328729, ('1.440.33', 2): -0.13784479290857596, ('1.580.41', 1): -0.29308937883084918, ('1.80.64', 2): -0.33326072240034887, ('2.981.64', 0): 0.0, ('2.621.14', 0): -0.70938686892446223, ('2.751.19', 0): -0.82570494093377933, ('2.590.76', 1): -1.1413083490293319, ('2.510.77', 2): -1.1165838888277557, ('1.610.51', 0): -0.3068616457874388, ('2.340.98', 2): -0.6801781728234334, ('1.790.52', 0): -0.40467781999397073, ('2.951.19', 2): -1.1405267464511055, ('1.610.41', 1): -0.30186737498545496, ('1.750.59', 0): -0.2301458357624378, ('2.411.17', 1): -0.32333995651680292, ('2.971.57', 1): 0.0, ('2.981.66', 2): 0, ('2.430.99', 0): -0.7581155222207433, ('2.110.86', 1): -0.35982205222890123, ('2.621.2', 2): -0.73934555814205138, ('2.991.44', 0): 0.0, ('1.790.3', 0): -0.64806802508615402, ('2.550.71', 0): -1.2581727283501021, ('2.520.96', 0): -0.81041424116524585, ('2.931.05', 0): -1.2312111087605211, ('2.871.2', 2): -0.99181009840711709, ('2.561.14', 2): -0.75678056637885927, ('2.821.16', 1): -1.0564470837326254, ('1.690.56', 0): -0.17103635516706764, ('1.190.14', 2): -0.12760053750225531, ('2.311.09', 1): -0.35037747320351004, ('1.530.37', 0): -0.21938120664230246, ('1.870.67', 2): -0.23802323563242517, ('2.090.92', 2): -0.20749559606156448, ('2.730.93', 2): -1.2169943895263944, ('1.820.62', 0): -0.4243500848213797, ('2.890.76', 2): -1.6582516599625876, ('2.671.27', 1): -0.68586021919681062, ('2.710.76', 2): -1.2908300061508795, ('2.910.86', 0): -1.4847291848141817, ('1.910.65', 2): -0.33434001733994684, ('2.731.17', 2): -0.74829010690150477, ('2.951.09', 0): -1.2905841889643874, ('2.030.84', 2): -0.33141960377239243, ('2.721.27', 0): -0.55960013050650192, ('2.911.11', 0): -1.0412179953536076, ('2.250.62', 1): -0.89701599490488915, ('2.671.2', 0): -0.71030397496444442, ('2.10.84', 2): -0.60397683182904616, ('2.561.09', 0): -0.71142482417096997, ('2.421.0', 2): -0.61303418856443304, ('2.821.24', 1): -0.81403425586302269, ('2.721.19', 2): -0.81030369851117867, ('1.410.36', 1): -0.061193128556048124, ('2.771.1', 1): -0.92758532544005534, ('2.010.77', 2): -0.59531603349025464, ('1.770.53', 0): -0.39800508102361642, ('1.440.34', 1): -0.1320758005793381, ('1.590.41', 2): -0.2198868055189406, ('1.560.44', 1): -0.17441652591962103, ('2.611.18', 1): -0.68819503951445349, ('2.981.38', 0): 0.0, ('1.210.18', 2): -0.12162453225593792, ('2.921.47', 1): -0.80225763350863089, ('2.590.75', 2): -1.1583697351142135, ('2.760.95', 1): -1.2316692802112963, ('1.880.59', 1): -0.43205388696027014, ('2.71.06', 2): -0.99885800161564553, ('2.951.05', 1): -1.3238323308731734, ('2.861.1', 2): -1.2555836056666272, ('2.81.25', 2): -0.7747082916517487, ('2.110.92', <text:soft-page-break/>0): -0.20124479704298118, ('2.00.72', 1): -0.39601552886498143, ('2.280.35', 0): -1.2443942604976805, ('2.160.95', 2): -0.43888633737152377, ('1.450.31', 1): -0.16378051557269846, ('1.830.72', 1): -0.16128410745048435, ('2.920.63', 0): -1.7124823842825765, ('2.00.62', 0): -0.54129335508610688, ('2.791.43', 2): -0.52501890420568631, ('2.741.04', 0): -1.0894654802769854, ('2.961.32', 0): -0.65806041926122627, ('2.871.49', 2): -0.51836436583993628, ('1.820.59', 1): -0.40786486628455465, ('1.970.76', 1): -0.38739276304880865, ('2.431.21', 0): -0.28434232317571817, ('2.611.28', 1): -0.53927869952518537, ('2.010.82', 1): -0.46077836417072066, ('1.740.63', 1): -0.21936996244459453, ('2.641.28', 1): -0.65860534603472753, ('1.870.68', 1): -0.21106026119781471, ('2.350.96', 1): -0.42682779588228237, ('2.190.98', 0): -0.42509473521411079, ('2.490.76', 0): -0.88628666520560895, ('2.981.41', 1): 0.0, ('1.910.52', 2): -0.58910733706130447, ('1.850.6', 2): -0.42774103834661548, ('2.590.95', 2): -0.96788684950994375, ('1.710.56', 0): -0.29641096698918906, ('2.640.99', 1): -0.8149358539553202, ('2.821.32', 0): -0.57580062251685349, ('2.771.49', 1): -0.34939372002264812, ('2.641.33', 1): -0.46841415248499235, ('2.761.38', 0): -0.53667282016646345, ('1.520.38', 0): -0.30974560415029206, ('2.551.05', 0): -0.83003416498284166, ('1.360.32', 1): -0.11187327647345308, ('2.891.32', 0): -0.89251002386253175, ('2.321.09', 0): -0.31075061318826108, ('2.020.72', 2): -0.31393079188064132, ('2.551.15', 1): -0.68071576066706874, ('2.871.13', 1): -0.97780782853043668, ('3.01.4', 0): 0, ('2.921.56', 2): -0.51201908827966469, ('2.040.45', 2): -0.85030665145448558, ('2.771.2', 2): -0.87379136528821733, ('2.010.78', 1): -0.56331356260285259, ('2.641.13', 2): -0.66477418249492459, ('1.460.34', 2): -0.29521943863671235, ('2.711.44', 1): -0.30914297758438758, ('2.521.1', 0): -0.6826577160347802, ('2.451.08', 0): -0.48394260071476836, ('2.531.19', 0): -0.57337535538974438, ('2.891.0', 2): -1.3708925815709798, ('2.921.44', 2): -0.78456484405014826, ('2.130.98', 2): -0.20689973979295675, ('2.40.83', 1): -0.90565307020275265, ('2.250.83', 1): -0.6407091700172266, ('1.550.47', 2): -0.26442647089452259, ('2.81.4', 2): -0.74923086724578114, ('2.20.98', 2): -0.31836154505927633, ('2.130.89', 1): -0.64078489406243999, ('1.330.21', 0): -0.16600293157201512, ('2.991.63', 2): 0, ('2.831.55', 0): -0.3144431911618229, ('2.250.97', 0): -0.65775116126836342, ('2.971.38', 1): 0, ('2.541.23', 2): -0.50665039030069769, ('2.921.0', 1): -1.3537801810070975, ('2.140.91', 0): -0.31805427105685741, ('2.731.34', 0): -0.6673150670568343, ('1.150.13', 0): -0.086873830283852996, ('2.31.01', 2): -0.33690631367917157, ('1.830.71', 2): -0.22953332711537539, ('2.231.0', 2): -0.33620358679722584, ('1.280.18', 2): -0.13460810908438281, ('1.460.39', 1): -0.25434270340657861, ('2.350.98', 1): -0.60066445184904893, ('1.980.5', 0): -0.67763127316571792, ('2.981.54', 2): 0.0, ('2.030.69', 0): -0.48404387415173755, ('2.070.92', 1): -0.21564190220852356, ('1.510.34', 0): -0.2342364915116438, ('2.671.35', 1): -0.43623570960123426, ('1.130.11', 2): -0.076768177339981813, ('3.01.02', 2): 0, ('2.010.86', 2): -0.29781240642414769, ('2.941.51', 0): -0.45292581081158029, ('2.231.06', 2): -0.16691720406407901, ('2.460.96', 2): -0.67614944458832971, ('2.441.22', 1): -0.2725076495605791, ('2.881.21', 2): -1.0627321201924931, ('2.380.88', 0): -0.70510828652779711, ('2.981.42', 2): 0.0, ('2.440.87', 1): -0.7534364517461325, ('1.980.66', 2): -0.5671214341749149, ('1.30.26', 0): -0.12106018718318848, ('2.481.12', 0): -0.38454435977540352, ('2.950.76', 0): -1.7286207993763087, ('2.160.69', 2): -0.70083109635329721, ('2.561.33', 2): -0.30035565978746681, ('2.530.88', 1): -0.87579810808336289, ('2.991.29', 1): 0, ('2.520.7', 0): -1.2372480509744841, ('2.130.98', 0): -0.17125826698993712, ('2.460.84', 2): -0.93716195460393592, ('1.360.31', 2): -0.1202761606785252, ('2.471.24', 0): -0.31994562992502701, ('2.410.99', 1): -0.68562656130164545, ('1.380.32', 0): -0.079948003728173345, ('2.851.0', 0): -1.2468354867058691, ('1.430.39', 2): -0.11363864166946973, ('1.870.74', 2): -0.13167763046971756, ('2.891.21', 2): -1.0485041784990858, ('2.120.98', 0): -0.15251964584345462, ('1.720.53', 0): -0.22425349427280283, ('2.180.67', 1): -0.74873805742082278, ('2.461.06', 0): -0.65426511846655, ('1.50.43', 0): -0.1246117709466591, ('2.010.68', 2): -0.55683382162315043, ('2.350.89', 1): -0.52797632020768404, ('1.550.32', 0): -0.33806465016271481, ('2.761.4', 2): -0.4976994179361014, ('2.620.71', 1): -1.310436472582879, ('2.341.08', 1): -0.50558079989518045, ('1.910.77', 1): -0.23225207642016429, ('2.341.0', 0): -0.63070463649734809, ('2.370.78', 1): -0.92618061830244991, ('2.521.01', 2): -0.84975291275982168, ('2.951.57', 2): -0.49168996526831693, ('2.381.04', 0): -0.61104968396071602, <text:soft-page-break/>('2.531.28', 2): -0.27927375448313679, ('2.060.81', 1): -0.39321515588581263, ('2.81.3', 1): -0.8127379534686805, ('2.861.49', 0): -0.69367313619703841, ('2.741.08', 2): -0.97029922418401116, ('1.930.76', 0):</text:p>
      <text:p text:style-name="P1"><text:s/>-0.20464238132282314, ('2.060.74', 1): -0.48961718321221409, ('2.110.93', 1): -0.19483793625050394, ('1.390.37', 0): -0.05533647415637704, ('2.290.99', 0): -0.50134762660429166, ('2.310.74', 1): -0.86612493248490097, ('1.790.64', 0): -0.39379917184227564, ('2.711.14', 2): -0.82825925178067694, ('1.850.56', 0): -0.4386680338769563, ('2.241.0', 1): -0.29446039859122902, ('2.51.18', 0): -0.59527790028334238, ('1.850.42', 2): -0.63848400184657783, ('1.270.21', 2): -0.15862094633206389, ('2.00.86', 1): -0.16401181443344617, ('2.020.82', 1): -0.26879301223693641, ('2.751.2', 2): -0.83136122064575602, ('1.880.72', 1): -0.35421740385608114, ('2.951.33', 0): -0.85405725897235318, ('2.731.4', 2): -0.37054430233097646, ('1.090.06', 0): -0.09406657614280832, ('2.881.55', 0): -0.48398050311767543, ('2.770.33', 1): -1.928714648426924, ('2.711.25', 2): -0.78679029856923599, ('1.50.36', 1): -0.19053187486583925, ('2.411.16', 0): -0.38201619360321815, ('2.761.19', 1): -0.94224411432975141, ('2.351.1', 1): -0.43201589361774051, ('2.310.96', 0): -0.68187971748872023, ('2.980.52', 0): 0, ('2.61.19', 0): -0.51877587809096859, ('2.951.3', 0): -0.84320339790376342, ('1.650.49', 2): -0.23772010103359226, ('1.540.37', 2): -0.22239728321713212, ('2.351.09', 1): -0.46011033112442318, ('2.170.78', 1): -0.61176825145667113, ('2.920.99', 0): -1.4333562829368787, ('2.951.11', 0): -1.1492033023734101, ('2.71.21', 2): -0.68553986351897311, ('2.360.92', 1): -0.56958719328935281, ('2.430.91', 2): -0.62330421905655953, ('2.341.12', 1): -0.35545269476320729, ('2.911.27', 2): -0.88495534185329039, ('2.831.07', 1): -1.0474184295042408, ('2.411.03', 2): -0.69361196599302521, ('1.830.68', 2): -0.34472294776277385, ('2.330.93', 1): -0.57299420185181726, ('2.471.17', 1): -0.55723387292146798, ('1.90.71', 1): -0.22884203662642233, ('2.791.25', 1): -0.72901232468190791, ('1.890.73', 1): -0.37875557076213934, ('1.760.56', 0): -0.4203893190302857, ('2.441.0', 0): -0.58962131609084345, ('1.870.73', 1): -0.19622042380213875, ('2.611.23', 0): -0.6364008267280632, ('2.610.97', 1): -0.91010456618459967, ('1.940.8', 0): -0.17646344593525598, ('2.81.48', 0): -0.4574902722467859, ('2.291.08', 1): -0.28472875312040746, ('3.01.41', 1): 0, ('2.170.63', 1): -0.77631341197415149, ('2.391.09', 1): -0.311020207161113, ('1.980.76', 1): -0.56073430930129997, ('2.310.87', 2): -0.65946189900615837, ('2.561.25', 1): -0.56830446491228115, ('1.820.73', 0): -0.13183217044570433, ('2.621.33', 1): -0.51503487501676015, ('1.420.35', 2): -0.13911501099052717, ('1.980.68', 2): -0.42999437837394633, ('2.521.06', 1): -0.71482467667800675, ('2.561.11', 2): -0.70797257331753305, ('2.981.4', 2): 0.0, ('2.180.91', 1): -0.41680525092857562, ('1.590.42', 1): -0.24852152954799078, ('1.680.51', 0): -0.23532449332202643, ('2.471.23', 2): -0.3575740510572199, ('2.981.57', 1): 0.0, ('2.41.14', 0): -0.44077625828256062, ('2.581.35', 0): -0.28239864760936079, ('1.850.67', 0): -0.42868351802785631, ('2.070.94', 2): -0.14491440893527435, ('2.270.88', 0): -0.54760350467353724, ('2.581.02', 1): -0.85577769436042561, ('2.250.78', 0): -0.73691808373074941, ('1.40.29', 2): -0.2602075606528233, ('2.491.18', 0): -0.55906100357354704, ('2.751.36', 2): -0.42538466170462724, ('1.670.58', 2): -0.21180818024230241, ('1.880.62', 1): -0.40782989846660045, ('2.090.72', 0): -0.55494738691595757, ('2.30.99', 2): -0.39974055454790491, ('2.620.98', 0): -0.97744097635363414, ('2.451.03', 1): -0.61088759767808276, ('2.981.19', 2): 0.0, ('2.350.74', 0): -0.88558768006893041, ('1.770.37', 1): -0.56575639746311235, ('2.921.34', 1): -0.93994995217829413, ('2.040.78', 2): -0.55705504836824538, ('2.130.92', 1): -0.51370455587092367, ('2.270.7', 2): -0.80721760862082181, ('2.681.24', 0): -0.78530355866887136, ('2.841.46', 0): -0.45906632796212177, ('2.921.23', 1): -1.0719727144921991, ('2.150.75', 0): -0.62651087530737737, ('2.91.46', 2): -0.53146087005352027, ('2.981.22', 1): 0.0, ('2.890.96', 0): -1.2106264119546044, ('2.210.86', 2): -0.48035813806300065, ('1.760.46', 1): -0.45009420426541297, ('2.180.87', 0): -0.44795009864579854, ('2.370.95', 1): -0.64264752156169203, ('1.280.28', 1): -0.011793681648212838, ('2.180.93', 1): -0.37756332361537953, ('2.40.95', 2): -0.7434565594973126, ('1.210.15', 2): -0.1375344583526816, ('2.621.01', 1): -0.83265509084067479, ('1.130.08', 1): -0.05006360126700559, ('1.790.48', 0): -0.43501209905853427, ('2.631.27', 0): -0.37320044498607863, ('1.630.5', 1): -0.21142072629600778, ('1.80.38', 1): -0.59717133854762983, ('1.490.38', 2): -<text:soft-page-break/>0.34394440518416808, ('2.521.17', 0): -0.66346759346977835, ('2.811.15', 0): -0.97979991074121164, ('1.750.51', 1): -0.3055968816575913, ('2.280.81', 0): -0.70995791673637065, ('2.560.71', 2): -1.1629525466973458, ('2.350.88', 0): -0.71031435900406414, ('1.980.75', 2): -0.52788490024833346, ('2.531.04', 0): -0.67464762764983854, ('2.331.06', 2): -0.27866117654875883, ('2.561.26', 2): -0.454228678258142, ('2.971.43', 0): -0.062823739304271112, ('2.20.86', 1): -0.56896710755722857, ('2.860.92', 1): -1.3748343696281233, ('2.481.19', 1): -0.30602949773728644, ('1.0-0.0', 1): -0.012456183762511116, ('1.220.22', 1): -0.0044959881781907549, ('2.41.13', 2): -0.48271868728452733, ('2.531.01', 2): -0.79552741263031268, ('2.621.04', 1): -0.85921126157001548, ('2.311.01', 0): -0.66238824113756622, ('2.580.8', 1): -1.125004261011316, ('2.741.43', 2): -0.4216519894772725, ('1.240.17', 1): -0.132563572101702, ('1.70.53', 0): -0.41654589767721845, ('1.490.44', 2): -0.13058472702322643, ('2.120.93', 1): -0.2314240197233276, ('2.00.75', 2): -0.41597611342550278, ('2.741.37', 1): -0.71108798980796672, ('2.591.14', 0): -0.75436957715819486, ('1.920.59', 1): -0.5016859125737253, ('1.730.64', 2): -0.1530596681413903, ('2.00.87', 0): -0.20736621497105534, ('1.220.13', 0): -0.10809030611619627, ('1.670.57', 1): -0.27004113590602596, ('2.31.0', 0): -0.3561651251546904, ('2.410.9', 0): -0.74624508283557156, ('1.30.29', 1): -0.018860406844809892, ('1.970.51', 0): -0.66592140400994504, ('2.831.13', 0): -1.0881746828523773, ('2.371.1', 0): -0.49052939394186107, ('2.20.5', 0): -1.0346374132052736, ('2.50.69', 2): -1.1865010248075722, ('2.531.11', 2): -0.67648078402541056, ('2.651.27', 0): -0.71312605054325928, ('2.891.13', 1): -1.0957709508387279, ('2.140.82', 2): -0.36567862576807875, ('2.41.05', 1): -0.68449735315236371, ('2.130.91', 2): -0.49765367564568447, ('2.930.98', 2): -1.3129192092700706, ('1.640.47', 0): -0.38269247580446775, ('2.531.25', 1): -0.40900468057647926, ('2.941.32', 2): -0.86332712324879168, ('1.060.04', 1): -0.080296769004415541, ('2.741.19', 1): -0.75040041605943542, ('2.641.04', 1): -0.90177495666235841, ('1.640.53', 1): -0.32930489039683247, ('2.821.48', 2): -0.38668494161307743, ('2.10.96', 1): -0.16821375850181877, ('2.070.84', 1): -0.58845614795956425, ('1.660.54', 0): -0.15247430895195294, ('2.771.26', 0): -0.8002828982527791, ('2.351.17', 1): -0.25551450204783605, ('1.940.82', 1): -0.20325239176401971, ('2.641.16', 2): -0.73055910802490975, ('1.480.4', 0): -0.15224978596136837, ('1.130.1', 2): -0.086658065223450945, ('2.431.07', 2): -0.70198429838745335, ('2.891.5', 2): -0.7056266184000316, ('2.621.19', 2): -0.77644316510796474, ('1.710.44', 0): -0.44256349331423867, ('2.190.95', 0): -0.56018660107664209, ('1.160.12', 2): -0.10748071163492574, ('1.880.51', 2): -0.58437267921962088, ('1.940.72', 2): -0.43860918152177625, ('2.260.93', 0): -0.44674131058296507, ('1.820.38', 2): -0.61169880355583595, ('1.920.72', 2): -0.50278189664604944, ('2.541.3', 0): -0.289803180118343, ('2.620.86', 1): -1.1537730531329353, ('2.260.84', 0): -0.67785947641957633, ('1.940.64', 1): -0.45074595924284105, ('2.830.81', 0): -1.3718655176501973, ('1.450.39', 0): -0.10443432906119464, ('2.511.08', 2): -0.55068099827441941, ('2.961.36', 0): -0.82869163868058748, ('2.320.82', 0): -0.8079277040590348, ('2.881.29', 0): -0.63828251419690885, ('2.651.18', 1): -0.80236194061260069, ('2.330.96', 0): -0.5966547318425155, ('2.380.92', 1): -0.61796910263257754, ('2.591.21', 1): -0.6330399431191025, ('1.220.21', 2): -0.040666113105818857, ('2.771.37', 2): -0.73051308895441991, ('2.661.13', 1): -0.79299918596583963, ('2.560.92', 1): -0.96515159513371518, ('2.31.04', 2): -0.35652839388516633, ('2.551.26', 2): -0.48418942698080769, ('1.760.67', 0): -0.13745350473393708, ('2.740.68', 0): -1.4072223772020784, ('2.80.66', 2): -1.526793380738021, ('2.170.97', 1): -0.27956650887957796, ('1.890.52', 0): -0.52401980622844735, ('3.01.54', 2): 0, ('2.861.36', 1): -0.81208744321908521, ('2.651.36', 1): -0.39868289071761226, ('2.371.16', 2): -0.30229478807159821, ('2.10.67', 0): -0.60358934567695932, ('2.961.17', 1): -1.2088632425664378, ('2.090.87', 1): -0.35853781723975653, ('2.831.38', 2): -0.80465243061895597, ('2.391.02', 0): -0.44869922492835368, ('2.771.41', 0): -0.6342096602670112, ('1.950.62', 2): -0.43839935095477905, ('2.941.44', 0): -0.5589827187809876, ('1.120.08', 2): -0.096782799055296756, ('2.551.25', 1): -0.50072122495254401, ('2.711.44', 0): -0.37611902569422417, ('2.41.06', 2): -0.75964593825088556, ('2.521.09', 0): -0.61250587069417417, ('2.851.47', 1): -0.51444833200957818, ('2.681.25', 1): -0.76167899752448021, ('2.470.89', 1): -0.87110948032306013, ('1.980.58', 2): -0.55394907183640429, ('2.941.35', 1): -<text:soft-page-break/>0.69359031233323343, ('2.210.3', 1): -1.2011147301006633, ('2.040.93', 2): -0.13304849817223616, ('2.641.07', 2): -0.87403189230534362, ('2.290.91', 2): -0.3838325174090304, ('2.170.95', 1): -0.27679972565276778, ('2.671.09', 1): -0.87144760794908405, ('2.681.37', 2): -0.49164347205636627, ('2.110.83', 1): -0.36823625177311747, ('2.951.52', 2): -0.48264231158670245, ('2.781.13', 2): -0.9616722446169792, ('1.880.56', 1): -0.39231447467949765, ('2.090.79', 1): -0.44150397536869956, ('2.931.32', 1): -0.83390633324739893, ('1.460.43', 0): -0.071079923089680488, ('2.890.74', 1): -1.6453861562691561,</text:p>
      <text:p text:style-name="P1"><text:s/>('2.150.84', 0): -0.39624240722644444, ('2.50.74', 2): -1.0419476328344233, ('2.871.27', 2): -0.61277092645079101, ('2.430.89', 0): -0.75937682625536773, ('2.931.44', 0): -0.61694849400826957, ('2.290.8', 0): -0.75400424698056545, ('2.571.04', 2): -0.70385317447263218, ('2.010.66', 0): -0.45913639223072311, ('2.060.8', 1): -0.3884199240513832, ('2.090.58', 1): -0.7495716276303841, ('2.661.35', 1): -0.34096161368104561, ('2.190.76', 0): -0.70851756761253348, ('1.760.49', 0): -0.38001851480599935, ('2.360.91', 1): -0.6272325465707056, ('2.180.88', 1): -0.35638603377856698, ('1.920.62', 1): -0.47883812438928225, ('2.490.98', 0): -0.79131248633099049, ('2.91.29', 1): -0.92270765975279856, ('2.571.25', 0): -0.35338310665886719, ('2.771.38', 1): -0.71707652372299469, ('1.80.67', 0): -0.28298757077341291, ('2.970.37', 2): -2.0811136184558992, ('2.31.03', 1): -0.34589980797651598, ('2.991.43', 0): 0.0, ('1.540.42', 0): -0.17959250723654197, ('1.580.34', 2): -0.35893365128735405, ('2.521.26', 0): -0.36775850899642587, ('2.190.93', 2): -0.61221616770363785, ('2.821.14', 1): -1.0330278124238765, ('2.050.88', 1): -0.19177693943926155, ('1.610.56', 2): -0.061728035244461812, ('1.890.56', 2): -0.49786936615818383, ('2.060.79', 2): -0.42961600268614081, ('2.971.31', 0): 0, ('1.490.35', 1): -0.28194017806489086, ('1.790.55', 2): -0.36443898133187624, ('2.110.91', 0): -0.2418347302298903, ('1.890.67', 2): -0.50637013075444293, ('2.590.98', 0): -0.90031954521044211, ('2.411.14', 1): -0.43759896282373084, ('2.160.61', 1): -0.84902209046472088, ('2.430.94', 2): -0.69967529386707561, ('2.110.81', 1): -0.34968717182115672, ('2.891.44', 2): -0.84504672457837282, ('2.411.06', 2): -0.63549750139641248, ('2.520.99', 2): -0.91497786982685803, ('1.520.33', 2): -0.26827145063156432, ('2.371.04', 2): -0.69613694559066452, ('2.891.39', 2): -0.8213042577063141, ('2.210.92', 0): -0.41553121814477467, ('2.410.91', 2): -0.68959327172293694, ('2.851.44', 2): -0.61053395771623253, ('2.340.44', 2): -1.228869039504799, ('1.880.6', 0): -0.46761591834688349, ('2.821.19', 1): -0.85834877209263427, ('1.710.5', 2): -0.33722036511969322, ('2.811.37', 0): -0.65985690796943686, ('1.960.73', 2): -0.36336672814944732, ('2.281.08', 2): -0.29185230555906283, ('1.970.84', 1): -0.19810509507035717, ('2.791.29', 2): -0.55820472457336878, ('1.680.59', 1): -0.13627872143842351, ('2.761.26', 1): -0.75794738024821728, ('2.170.96', 2): -0.28838213414038288, ('2.331.1', 2): -0.26911312495087725, ('1.90.68', 1): -0.22525072042437558, ('2.620.79', 0): -1.2285597756635385, ('2.961.62', 2): -0.3549245026745253, ('1.970.63', 2): -0.48701624544758593, ('2.60.99', 2): -0.94114992839828804, ('2.50.98', 2): -0.78005563715823856, ('1.950.5', 0): -0.63798978589448307, ('2.060.89', 2): -0.23366482247585443, ('2.491.02', 1): -0.7261295747683536, ('2.590.94', 0): -0.98453495010052894, ('2.81.15', 1): -1.0488171669591191, ('1.480.42', 0): -0.09454333054426306, ('2.41.08', 2): -0.68929159528319228, ('2.471.24', 1): -0.32227220291103631, ('2.861.51', 2): -0.53712116576080648, ('1.640.48', 1): -0.40938993733696821, ('2.731.39', 2): -0.46953091500163613, ('2.10.87', 0): -0.56572102188344453, ('1.480.37', 0): -0.15640056538113919, ('1.070.05', 2): -0.049031484708681669, ('2.861.16', 0): -0.95566973657395715, ('1.580.53', 1): -0.089400670204061394, ('1.910.78', 0): -0.18072132059703397, ('2.431.12', 1): -0.62892249003265543, ('2.350.97', 1): -0.49170387310599284, ('2.51.22', 1): -0.43044898491845834, ('2.521.31', 2): -0.2437072540771423, ('1.980.8', 2): -0.45777958241894945, ('1.390.3', 0): -0.15741592176824559, ('1.440.33', 1): -0.129440004857169, ('1.580.47', 2): -0.36055219662284871, ('1.590.42', 0): -0.2347779830981773, ('2.981.64', 1): 0.0, ('2.621.14', 1): -0.71373865697344197, ('1.650.51', 2): -0.24526580743520299, ('1.420.29', 1): -0.17666873535687938, ('2.10.51', 2): -0.82837962917050756, ('2.180.95', 2): -0.33215633514335802, ('1.610.51', 1): -0.30717469763373156, ('2.951.02', 1): -1.4112284028112132, ('2.351.01', 0): -0.53833299843467219, ('2.861.4', 0): -0.77965325212699443, <text:soft-page-break/>('1.790.52', 1): -0.39630395309361816, ('2.00.75', 1): -0.42242080495247303, ('1.610.41', 0): -0.31752570762743454, ('2.941.29', 0): -0.89564526619739038, ('2.971.57', 0): -0.41768549639671559, ('1.730.45', 0): -0.41709327050945522, ('2.771.0', 2): -1.106740638920475, ('2.520.96', 1): -0.85106173933468321, ('2.220.65', 2): -0.84738967522797826, ('2.431.21', 2): -0.2550314025199526, ('2.331.02', 2): -0.42132038892296242, ('2.751.13', 0): -0.87449010853995623, ('2.31.07', 1): -0.23386006672796836, ('1.970.75', 1): -0.42245808060591822, ('1.930.68', 2): -0.35295104999154608, ('1.670.43', 1): -0.34495857017555476, ('2.191.03', 0): -0.2140841922744664, ('2.311.09', 2): -0.40412612480434035, ('1.580.53', 2): -0.090630220070127998, ('1.870.67', 1): -0.24478464273882319, ('1.590.5', 2): -0.1737138250436879, ('1.820.47', 0): -0.54221060488891426, ('2.531.09', 0): -0.67769522514144231, ('2.790.98', 0): -1.1848909852472156, ('1.570.5', 1): -0.082543338677279879, ('1.740.45', 0): -0.48046899813860827, ('2.910.94', 2): -1.4223207711009478, ('1.680.49', 0): -0.22845175124596306, ('2.340.77', 2): -0.67966595373058081, ('2.770.2', 0): -1.9556750211403737, ('2.671.27', 0): -0.69112833461768874, ('1.710.59', 2): -0.23659953321561825, ('2.020.7', 2): -0.40238077717967569, ('2.030.84', 1): -0.31554237790571826, ('2.951.14', 0): -1.2956256249745397, ('2.891.37', 2): -0.89287340290560058, ('2.020.77', 0): -0.26986374310159944, ('1.190.17', 1): -0.078445865325103795, ('2.010.67', 1): -0.61247176440725948, ('1.360.26', 0): -0.15361994597349843, ('2.591.33', 2): -0.31259916001223187, ('2.981.08', 0): 0, ('2.511.13', 0): -0.43491675108220268, ('1.730.61', 2): -0.33563586136504087, ('2.51.21', 2): -0.48051857734167802, ('1.570.43', 0): -0.19314378201791693, ('2.771.1', 0): -0.93540695493568493, ('2.010.77', 1): -0.56451824975597253, ('1.10.08', 2): -0.067085567857413098, ('2.971.07', 2): 0, ('2.30.91', 1): -0.50140240498474709, ('2.531.14', 2): -0.76834479955292223, ('1.860.62', 2): -0.39025737330193055, ('2.781.06', 0): -1.0968780514050136, ('2.611.18', 0): -0.66328955431506187, ('2.921.47', 0): -0.80103875585923789, ('1.540.49', 2): -0.058264555183877909, ('2.950.1', 0): -2.258295329268845, ('1.880.59', 0): -0.47288597771877516, ('2.911.45', 2): -0.54516594519333794, ('1.650.46', 0): -0.24840078878446784, ('2.951.29', 0): -0.88266370911902881, ('1.330.26', 2): -0.15267256045835484, ('2.671.38', 1): -0.40469757426458763, ('2.81.25', 1): -0.74743536332287008, ('2.911.58', 1): -0.43655905162237219, ('1.510.42', 0): -0.1526741042116076, ('1.990.85', 0): -0.14891103285562851, ('1.830.72', 0): -0.16484809947114679, ('2.920.63', 1): -1.6886567591222477, ('2.741.04', 1): -1.0597346893277504, ('2.220.62', 1): -0.9162814755868145, ('2.621.09', 0): -0.7176930906723078, ('2.490.93', 1): -0.86756747517070942, ('2.220.87', 2): -0.61435138743039874, ('1.940.77', 2): -0.32061500716890334, ('1.820.59', 0): -0.37243244753713539, ('1.970.76', 2): -0.39689150297596326, ('2.090.81', 1): -0.41234118306200052, ('2.671.36', 1): -0.40771641916925572, ('2.890.98', 1): -1.2549626851596085, ('2.611.28', 2): -0.54628944060548223, ('2.010.82', 0): -0.46390519423248128, ('2.991.48', 1): 0.0, ('1.740.63', 0): -0.21393911929431692, ('2.51.21', 1): -0.46848391451963972, ('2.81.45', 2): -0.62980371860372442, ('2.671.07', 1): -0.91856586363635451, ('2.641.28', 0): -0.66317441201013272, ('2.761.46', 0): -0.33348510217901661, ('2.050.85', 2): -0.27573137244902002, ('2.490.76', 1): -1.0299089439199387, ('2.991.24', 2): 0, ('2.380.85', 2): -0.82684851885923016, ('2.981.41', 0): 0.0, ('2.240.88', 1): -0.38169466362890542, ('2.891.14', 1): -1.0986496469783453, ('2.991.58', 0): 0.0, ('1.980.65', 0): -0.57992182207359422, ('1.930.6', 2): -0.49443000321144059, ('1.710.56', 1): -0.29857612233918679, ('2.411.19', 2): -0.25335564218444884, ('2.821.32', 1): -0.62088127109774571, ('2.591.13', 2): -0.68453115818056687, ('2.991.45', 1): 0.0, ('2.641.33', 0): -0.45056478828957647, ('2.671.26', 0): -0.65784212208517401, ('2.511.24', 0): -0.27959969778359528, ('2.551.05', 1): -0.64760649643268875, ('1.360.32', 0): -0.11585471952728085, ('2.891.2', 2): -1.0644722381083329, ('2.210.99', 1): -0.25021199942387634, ('2.760.81', 0): -1.4001402535734482, ('2.551.15', 0): -0.72115349305061005, ('2.530.84', 0): -1.0845655715990126, ('2.280.63', 2): -0.98007445376590507, ('3.01.4', 1): 0, ('2.671.2', 2): -0.75301485152833902, ('2.921.56', 1): -0.51985903059656036, ('2.070.32', 0): -0.95750027496963874, ('2.420.82', 0): -0.87190237709899399, ('2.831.35', 2): -0.84259188775970262, ('2.970.67', 2): -1.8258364138453835, ('1.970.59', 1): -0.57378444997629074, ('2.521.1', 1): -0.61469011643122395, ('2.860.65', 1): -1.6008158745503767, ('1.560.4', 2): -0.22767942806912655, ('1.240.23', 2): -<text:soft-page-break/>0.054397217737267925, ('2.891.03', 2): -1.2272194807799326, ('2.731.11', 0): -0.85352798549857511, ('2.170.85', 2): -0.3791123976515845, ('1.530.46', 0): -0.13343972549108601, ('2.130.8', 2): -0.5039709537905982, ('2.461.17', 2): -0.49019082816037174, ('2.330.78', 2): -0.85838294038780183, ('2.741.11', 0): -0.93104156376059755, ('2.391.13', 0): -0.31528120026400497, ('1.610.35', 0): -0.35784221807446853, ('2.130.89', 0): -0.63035450551733585, ('2.430.65', 1): -1.1101026478836677, ('1.60.39', 2): -0.28084010793961939, ('2.851.35', 0): -0.57007664583773121, ('2.270.96', 1): -0.41922430474038991, ('2.290.94', 2): -0.54534276586645769, ('2.731.34', 1): -0.72705654692199184, ('1.880.61', 0): -0.39025338044798902, ('1.650.54', 0): -0.20786764965892282, ('1.460.39', 0): -0.25683770467952122, ('2.350.98', 0): -0.54967120296055838, ('2.550.9', 0): -0.99892739888720272, ('2.080.88', 1): -0.23543360125099988, ('1.880.71', 1): -0.37616044776535207, ('2.040.62', 1): -0.58153109375060374, ('2.160.85', 0): -0.67300904094586544, ('2.030.69',</text:p>
      <text:p text:style-name="P1"><text:s/>1): -0.45153525153470342, ('2.070.92', 2): -0.23733009309376302, ('1.830.54', 2): -0.44575514346738127, ('1.510.34', 1): -0.20880571527089253, ('2.671.35', 2): -0.41094125290711203, ('1.70.49', 2): -0.30167929841824914, ('1.130.11', 1): -0.072767707789163028, ('2.811.18', 2): -0.93899225629094829, ('2.040.91', 0): -0.18990485098262341, ('2.671.04', 2): -0.99196492810673786, ('2.140.84', 0): -0.392274984155004, ('2.941.51', 1): -0.46615090605482734, ('2.761.17', 2): -0.88424148365367161, ('2.841.2', 0): -0.94109400552391664, ('2.441.22', 0): -0.30862522423499533, ('2.741.06', 0): -0.91109812297199111, ('1.810.66', 1): -0.17945187526442083, ('2.711.38', 0): -0.5323745149429614, ('2.190.74', 2): -0.65865900605716654, ('2.591.29', 0): -0.47621811150716564, ('2.230.82', 1): -0.65741341374171403, ('2.590.82', 1): -1.1483528204717024, ('2.281.0', 0): -0.64197565688022407, ('2.611.34', 1): -0.36419981500574838, ('2.410.99', 0): -0.48169510600482335, ('2.81.42', 0): -0.73797624914316295, ('2.831.4', 2): -0.89038892314958695, ('1.320.28', 0): -0.055229066551563219, ('1.870.74', 1): -0.1696998160021686, ('2.611.26', 2): -0.58698388604858565, ('1.890.62', 2): -0.39327697960304459, ('1.720.53', 1): -0.26136167338815725, ('2.631.29', 0): -0.39313454453159669, ('1.430.29', 2): -0.21689929732750593, ('1.50.43', 1): -0.10011667013520135, ('2.921.01', 0): -1.371437339697599, ('1.60.49', 2): -0.12792192758364423, ('2.761.4', 1): -0.4991721450900875, ('2.160.71', 1): -0.69480485395118996, ('2.341.08', 2): -0.52100995101566538, ('2.910.99', 1): -1.3988583128536758, ('2.371.09', 2): -0.56993247482416065, ('1.340.3', 0): -0.15946351932977323, ('2.370.78', 0): -0.87934365080168797, ('2.731.21', 0): -0.7972152520918081, ('2.521.01', 1): -0.82674152483649366, ('2.381.04', 1): -0.62451844274775414, ('2.710.99', 0): -1.0397773893889437, ('2.070.66', 2): -0.6361591547110037, ('2.060.81', 0): -0.38451245492789526, ('2.920.99', 2): -1.2126599419676261, ('2.861.49', 1): -0.65269930839824519, ('2.581.11', 0): -0.6186015514671136, ('2.791.32', 0): -0.67162665540036504, ('2.060.74', 0): -0.43278632952253981, ('1.850.62', 2): -0.37175983817414709, ('2.611.1', 0): -0.8532081670384144, ('2.431.17', 0): -0.39615671781742928, ('2.861.59', 0): -0.35563530758284867, ('2.911.58', 0): -0.3432033133874326, ('1.240.19', 2): -0.14751698877738362, ('2.561.04', 0): -0.7753978876584583, ('2.51.18', 1): -0.61408478529385047, ('1.270.21', 1): -0.15510436832201929, ('2.491.15', 2): -0.64506701949896839, ('1.570.48', 1): -0.12748507519426494, ('1.880.72', 2): -0.32400984834851587, ('1.030.01', 0): -0.020303500288674496, ('1.090.06', 1): -0.095230186831865155, ('1.50.36', 2): -0.14593047676940918, ('2.981.35', 0): 0.0, ('2.351.1', 0): -0.40522662243117386, ('2.61.2', 2): -0.57227330181577341, ('2.711.33', 1): -0.75841796327876099, ('2.61.19', 1): -0.57402352121981048, ('2.981.25', 1): 0, ('2.881.24', 2): -1.0096851292921325, ('2.351.09', 2): -0.43468623975557108, ('2.330.93', 0): -0.54073740850502172, ('2.971.36', 2): -0.87980755968369262, ('2.911.53', 0): -0.45795789927467634, ('2.681.4', 2): -0.35784845911002955, ('2.850.76', 2): -1.3273760712321976, ('2.070.7', 2): -0.5531312050352919, ('2.91.21', 0): -1.0157357155701072, ('2.250.65', 2): -0.90594851306569302, ('2.341.12', 0): -0.33995343041690224, ('1.70.62', 2): -0.15247758926863783, ('2.40.98', 0): -0.75071782454832281, ('2.831.07', 0): -1.0990791499514923, ('2.711.43', 0): -0.35866504033892965, ('2.621.02', 1): -0.98951733907446926, ('1.90.71', 0): -0.24344094373529085, ('2.851.03', 1): -1.1965083524876199, ('1.890.73', 2): -0.38738446380615921, ('1.380.3', 2): -0.09414264804044202, ('2.441.0', 1): -0.71075692933095835, ('1.640.4', 1): -0.35427239302903024, <text:soft-page-break/>('2.340.93', 1): -0.65759391912051579, ('2.340.73', 0): -0.96497234213413108, ('2.610.97', 0): -0.98633434557230659, ('2.381.11', 0): -0.4924457328847992, ('2.81.48', 1): -0.44839589125923213, ('1.820.49', 0): -0.45369500620068315, ('2.150.68', 1): -0.73129067557968119, ('2.391.09', 2): -0.33317554242937619, ('1.980.76', 0): -0.55017066803088133, ('2.310.87', 1): -0.78071027915627766, ('2.190.84', 1): -0.54386241025686, ('2.470.45', 1): -1.4331716771351068, ('2.961.44', 1): -0.72409709461943828, ('1.420.35', 1): -0.14741774772949764, ('2.741.06', 1): -1.0948028636196989, ('2.030.78', 0): -0.37811660790528046, ('2.821.39', 0): -0.61875133065967935, ('2.981.4', 1): 0.0, ('2.61.26', 0): -0.43836314386117042, ('2.771.07', 2): -1.1277407619385165, ('2.761.35', 0): -0.68046274924512173, ('2.940.91', 2): -1.4843731930081114, ('2.50.89', 2): -0.93477027911625343, ('2.581.02', 2): -0.80921581322585678, ('2.250.78', 1): -0.71552979802069183, ('2.730.98', 1): -1.1696430840568699, ('1.40.29', 1): -0.25981661221709829, ('2.661.29', 2): -0.40648272429744148, ('1.220.16', 2): -0.14662587380119071, ('2.971.13', 2): -1.3307848979484516, ('1.670.58', 1): -0.22117596568779338, ('2.511.0', 1): -0.68408710401928041, ('2.941.57', 2): -0.3877881237316278, ('1.830.51', 2): -0.47708931206535721, ('2.090.72', 1): -0.50954995576519924, ('2.981.61', 0): 0.0, ('2.651.22', 2): -0.76480720705302019, ('2.140.87', 0): -0.3290027237759352, ('2.921.34', 0): -0.90738163652190973, ('2.090.81', 0): -0.39833365553670863, ('2.130.92', 0): -0.49931721431465215, ('2.270.7', 1): -0.90683240051041547, ('2.921.23', 0): -1.1017575767287089, ('2.761.14', 1): -0.98577261346694323, ('2.150.75', 1): -0.6122700257687016, ('2.91.46', 1): -0.64896559570070245, ('1.370.32', 0): -0.19154779227533397, ('2.180.72', 1): -0.65760508255527683, ('2.821.45', 0): -0.47992001078797075, ('2.180.87', 1): -0.53545211510441926, ('2.610.98', 0): -0.99609683038103503, ('1.220.2', 0): -0.086636793664926742, ('1.250.19', 0): -0.17303992776056845, ('1.560.43', 2): -0.1757412705104367, ('2.971.28', 0): -1.027035894230037, ('2.670.8', 1): -1.2916382641394837, ('1.830.65', 2): -0.38764656113377494, ('1.710.49', 2): -0.33524372389530138, ('2.621.01', 2): -0.89049281924276524, ('2.781.32', 1): -0.52018965756266888, ('1.130.08', 0): -0.052696884979779104, ('2.981.29', 0): 0, ('1.780.63', 2): -0.15143664334505008, ('2.170.75', 0): -0.62965974660339874, ('2.240.94', 2): -0.44029703376467805, ('2.260.94', 2): -0.44601345882544724, ('1.630.5', 2): -0.19723687759132258, ('2.521.17', 1): -0.64301256679714724, ('2.260.83', 2): -0.58188424612737855, ('1.450.36', 2): -0.1696691530355271, ('2.961.33', 2): -0.87230354060337845, ('1.950.65', 1): -0.49089201929374932, ('2.871.52', 0): -0.42357318414796763, ('1.850.76', 0): -0.14481479485772361, ('2.550.79', 0): -1.0911551072072752, ('2.20.86', 0): -0.43473602807799366, ('1.490.45', 2): -0.091854560905569205, ('2.860.92', 0): -1.2071969125486659, ('2.980.88', 2): 0, ('1.0-0.0', 0): -0.012810739983486846, ('2.591.22', 1): -0.73974127163713688, ('3.01.55', 2): 0.0, ('2.721.35', 0): -0.39049124636617327, ('2.311.01', 1): -0.6678150549756019, ('2.790.32', 1): -1.9136381740569413, ('1.430.32', 2): -0.29143548692543031, ('2.861.35', 1): -0.84188182068274364, ('1.350.26', 2): -0.09564652550179184, ('2.120.93', 0): -0.24273452698397119, ('1.640.37', 2): -0.38393911477851173, ('1.720.58', 0): -0.16899404880992164, ('1.920.59', 2): -0.4944639072406305, ('2.310.44', 1): -1.1905073182818389, ('2.971.14', 1): 0, ('2.260.85', 2): -0.56019220658113633, ('2.931.53', 1): -0.47591825044740949, ('2.941.43', 2): -0.58428847480020463, ('2.941.13', 0): -1.1798389122840105, ('2.551.26', 1): -0.47293165520800184, ('2.811.44', 0): -0.39680823171386642, ('1.550.35', 0): -0.32915726440268395, ('2.861.12', 0): -1.0223276587171837, ('2.41.05', 0): -0.67363276061298138, ('2.781.22', 2): -0.85136211441595389, ('2.930.98', 1): -1.1420265801545983, ('1.640.47', 1): -0.38541914922999171, ('2.871.14', 2): -1.0889886670801865, ('1.060.04', 0): -0.081075389086476463, ('2.130.81', 2): -0.56082265693828837, ('2.120.77', 2): -0.53721446412334517, ('1.640.53', 0): -0.32793779336179535, ('2.070.84', 0): -0.59159501911608847, ('1.660.54', 1): -0.18574391256006653, ('2.431.18', 1): -0.4115781119602403, ('1.520.45', 1): -0.23141632925564792, ('1.990.72', 2): -0.29395868466300473, ('2.431.07', 1): -0.65110310809289584, ('2.821.5', 2): -0.32702070188331323, ('1.980.65', 1): -0.55674099210465666, ('2.531.1', 2): -0.65733125879002086, ('2.80.87', 2): -1.3133826663837755, ('2.190.75', 2): -0.65415044101852848, ('2.461.12', 2): -0.65639861104343633, ('2.250.84', 2): -0.65949510703894754, ('1.880.51', 1): -0.55935434626614666, ('2.20.93', 1): -0.40138077771032782, ('2.080.81', 2): -0.30585465240292503, <text:soft-page-break/>('2.260.93', 1): -0.49498820625858353, ('2.891.59', 0): -0.30178838394235846, ('1.920.72', 1): -0.49752358248702255, ('2.781.0', 2): -0.94575450079367118, ('2.871.22', 0): -0.94624701557306834, ('1.450.39', 1): -0.11169856587807381, ('2.61.16', 0): -0.47143882103989326, ('2.080.93', 2): -0.20236789226743429, ('2.881.29', 1): -0.8119564826877701, ('2.210.67', 0): -0.85184180765587747, ('1.540.38', 2): -0.15999620671885739, ('2.651.18', 0): -0.81947089792669658, ('2.040.86', 0): -0.39109568913011994, ('2.160.5', 2): -0.90307256531540758, ('2.871.41', 2): -0.47686423614710216, ('2.591.21', 2): -0.65973087530410557, ('1.830.59', 2): -0.36883224049985397, ('2.571.22', 2): -0.36587714250240722, ('2.80.76', 0): -1.5393581133487915, ('2.661.13', 0): -0.64170265218865596, ('2.681.23', 0): -0.74936566600507293, ('1.620.53', 1): -0.16781672856268193, ('1.540.45', 2): -0.14085952746394623, ('2.270.99', 0): -0.39910821818408004, ('1.340.24', 0): -0.19091503964074, ('2.691.32', 2): -0.42585628096810235, ('2.350.85', 0): -0.79257534325490686, ('1.240.2', 0): -0.13308154567231628, ('1.490.41', 2): -0.28195212130704239, ('2.981.49', 1): 0.0, ('2.741.48', 1): -0.34230834307790553, ('2.340.78', 0): -0.83483109191796634, ('2.160.62', 1): -0.75854876596738274, ('1.940.74', 2): -0.41748536058838387, ('2.771.41', 1): -0.64635035835660215, ('1.940.57', 0): -0.56102609124934599,</text:p>
      <text:p text:style-name="P1"><text:s/>('2.060.75', 1): -0.34084482894761731, ('2.941.44', 1): -0.56117505795649281, ('1.830.52', 1): -0.43926473446990633, ('2.891.47', 0): -0.81245910788961073, ('1.180.15', 0): -0.11947423482140263, ('1.70.63', 2): -0.11458858587482992, ('2.421.15', 0): -0.27413498672042985, ('2.371.01', 0): -0.62808440178913083, ('2.320.93', 1): -0.48521216072044937, ('2.851.47', 0): -0.50190998958407773, ('2.390.95', 0): -0.69791589233642526, ('2.371.11', 1): -0.4660402885425452, ('2.981.31', 2): 0.0, ('1.150.1', 2): -0.10461377078495328, ('2.281.05', 0): -0.42932122324975486, ('2.060.91', 1): -0.16907454171764294, ('2.190.9', 0): -0.65051331871592144, ('1.730.6', 2): -0.36977216751967068, ('1.520.46', 2): -0.17129756964306905, ('2.411.2', 1): -0.26567288697060876, ('2.730.95', 2): -1.1306135129187576, ('3.01.17', 0): 0, ('2.681.37', 1): -0.48965605680315849, ('2.411.18', 2): -0.30283461385464783, ('2.831.46', 0): -0.62993034402676396, ('2.751.39', 2): -0.40840612472701016, ('2.81.06', 0): -1.0811520003811292, ('2.981.28', 1): 0, ('2.090.79', 0): -0.42352496188285915, ('1.420.3', 2): -0.14418669527823308, ('2.060.91', 2): -0.22380487740121047, ('1.330.29', 0): -0.12210143152687797, ('2.81.16', 1): -0.97056016375627874, ('2.150.84', 1): -0.49495708635887037, ('2.261.01', 0): -0.3884844089512175, ('2.430.89', 1): -0.85471587254992065, ('2.680.97', 2): -1.016124363957964, ('2.770.98', 2): -1.1493943260074833, ('1.820.7', 2): -0.23759212934784993, ('2.641.29', 0): -0.51346075790220425, ('2.060.8', 0): -0.3846304507861199, ('2.220.97', 0): -0.58598421780204091, ('2.360.91', 0): -0.5757422160475324, ('2.180.88', 0): -0.34358973878824067, ('2.640.87', 1): -1.139121074920199, ('2.490.98', 1): -0.72074217947578845, ('2.220.88', 0): -0.63989371384685534, ('2.170.66', 2): -0.73748763241583404, ('1.580.42', 0): -0.33055457212173567, ('2.571.25', 1): -0.3359468555661958, ('2.851.34', 2): -0.62591365520192721, ('2.610.9', 0): -1.0825241302239683, ('1.860.6', 2): -0.37343338665154224, ('2.791.05', 1): -1.0171687423143947, ('1.540.42', 1): -0.18894087904492846, ('1.580.34', 1): -0.32477277258374981, ('2.521.26', 1): -0.34137390771621845, ('2.731.41', 0): -0.38948321862936713, ('2.070.45', 0): -0.88661868508839847, ('2.941.62', 1): -0.32663963955415698, ('1.790.55', 1): -0.34345231056653774, ('2.110.91', 1): -0.29242507000304291, ('2.00.88', 1): -0.17577986673888113, ('2.411.14', 0): -0.42148250180087948, ('2.160.61', 2): -0.75431001833209055, ('2.110.81', 0): -0.31422555460968582, ('2.570.93', 2): -0.9669178102974767, ('2.991.21', 1): 0, ('2.430.76', 2): -1.0142396919210097, ('2.520.99', 1): -0.90368860544372909, ('2.00.79', 1): -0.39613025770285726, ('2.760.78', 1): -1.4231477960833281, ('2.470.91', 1): -0.84635590225693358, ('2.210.92', 1): -0.36925895021237454, ('2.410.91', 1): -0.70337160346375949, ('2.190.37', 1): -1.1129024976123365, ('2.931.52', 0): -0.54497891623848549, ('1.880.6', 1): -0.52783185799795274, ('2.820.89', 1): -1.3358921647917315, ('2.460.64', 2): -1.1140300725923773, ('2.561.0', 0): -0.79990416555539534, ('2.291.07', 2): -0.27660162644238201, ('2.951.22', 2): -1.1486418069060687, ('2.891.17', 2): -1.1018863679730249, ('2.150.97', 1): -0.22238715510676754, ('2.931.23', 1): -1.0494426944865711, ('1.90.68', 0): -0.2248466689912178, ('2.71.09', 0): -0.92429021331682193, ('2.40.83', 0): -0.86344535721823545, ('2.150.91', 0): -0.35794141655848644, <text:soft-page-break/>('1.620.42', 0): -0.22364765072022591, ('1.730.49', 0): -0.33511825137777035, ('1.530.47', 2): -0.094168132969025861, ('2.910.91', 0): -1.4414974802738387, ('2.971.6', 0): 0.0, ('2.441.07', 2): -0.62737452714850772, ('2.060.89', 1): -0.21497290668353558, ('1.670.49', 2): -0.39883935849147084, ('2.861.41', 0): -0.82801773183230332, ('2.220.67', 2): -0.8152444661971826, ('2.81.15', 2): -1.1037964891875798, ('2.020.78', 2): -0.26819768904514407, ('2.471.24', 2): -0.31708593811412861, ('2.861.04', 2): -1.0182525261264048, ('2.861.51', 1): -0.52665095541957541, ('1.640.48', 0): -0.39949590143283914, ('1.770.5', 0): -0.39991313518447197, ('2.511.22', 1): -0.36699210508273877, ('1.070.05', 1): -0.051112081402190118, ('2.861.16', 1): -1.0826319531490614, ('2.981.07', 2): 0, ('2.811.39', 0): -0.48368664853724164, ('2.51.22', 0): -0.42767801543010092, ('2.10.95', 0): -0.20757356170434246, ('1.240.23', 1): -0.051654313639628184, ('2.160.88', 2): -0.62112182362774437, ('2.641.19', 2): -0.63429035214406071, ('2.831.3', 0): -0.90067273490077981, ('1.440.33', 0): -0.13434383040208822, ('2.981.64', 2): 0.0, ('2.751.38', 2): -0.40713817813235159, ('2.191.03', 1): -0.20894673537422839, ('1.630.43', 0): -0.22184866387958899, ('2.921.42', 2): -0.85008632043108234, ('1.40.38', 2): -0.047424359257372137, ('2.310.9', 0): -0.53332456477602752, ('2.641.07', 0): -1.0161158493461719, ('2.030.68', 1): -0.52744404158460023, ('2.040.65', 2): -0.57967193109260962, ('2.951.02', 0): -1.3181127626555582, ('2.471.13', 0): -0.60542450178736784, ('2.351.01', 1): -0.5352260777487714, ('2.161.0', 1): -0.1939374842131531, ('2.861.4', 1): -0.76427647330789328, ('2.180.76', 1): -0.64679445952830716, ('2.00.75', 0): -0.4299589214932828, ('2.71.29', 2): -0.66650263908108387, ('2.51.03', 1): -0.76783070086075933, ('1.730.45', 1): -0.42256236085724935, ('2.220.75', 0): -0.68875870867900957, ('2.430.99', 2): -0.75713110171965448, ('2.911.61', 0): -0.35190483511348675, ('2.370.92', 2): -0.53891711427490974, ('2.621.2', 0): -0.76388285606266082, ('2.110.92', 1): -0.2123600808442849, ('1.390.28', 0): -0.16865318622445483, ('2.741.07', 1): -1.0584099495423998, ('2.70.93', 0): -1.1671065216039629, ('2.320.92', 0): -0.56689982534483907, ('2.331.02', 1): -0.37166408715807803, ('1.510.35', 1): -0.17213022349004822, ('2.240.99', 2): -0.28460240966238148, ('1.970.75', 0): -0.42773250654985434, ('1.930.68', 1): -0.32061216191198455, ('1.360.33', 0): -0.059763974179658307, ('2.811.43', 1): -0.46742602929897314, ('1.190.14', 0): -0.1279853915702637, ('2.010.66', 2): -0.45347943511812205, ('2.440.87', 2): -0.87818916374546097, ('2.31.0', 1): -0.38069435235217031, ('2.621.27', 0): -0.70021538640333214, ('2.740.91', 2): -1.0563124058179547, ('2.531.09', 1): -0.728505762972669, ('2.821.21', 0): -0.82968158865062125, ('2.911.07', 1): -1.3331638247501929, ('2.090.92', 0): -0.19525084913708518, ('1.680.49', 1): -0.22490711795075527, ('2.340.77', 1): -0.89557393974314492, ('1.970.66', 2): -0.34396675475418464, ('2.581.28', 1): -0.50141943154804314, ('1.710.59', 1): -0.24359689731309478, ('2.561.19', 2): -0.65158606193302671, ('2.741.5', 0): -0.24877756831181877, ('2.541.18', 0): -0.47209518750756996, ('1.910.65', 0): -0.39314869905401911, ('2.030.84', 0): -0.31623510705660007, ('1.70.44', 0): -0.38553225352026022, ('2.020.77', 1): -0.30791594723448207, ('1.930.67', 0): -0.37642712195375139, ('1.430.37', 2): -0.21921044651607244, ('2.741.05', 0): -1.069010819732225, ('2.551.14', 0): -0.77197149281029576, ('1.360.26', 1): -0.16975144743255369, ('2.591.33', 1): -0.32469498435904298, ('2.841.25', 0): -0.8859936618985137, ('2.981.08', 1): 0, ('2.741.27', 2): -0.87740888242991122, ('2.190.6', 1): -0.84106864072044618, ('2.010.77', 0): -0.57387647598734182, ('1.630.51', 0): -0.13493859998149857, ('1.840.67', 2): -0.18708324602437199, ('1.960.76', 1): -0.22765447987338364, ('2.81.09', 1): -1.1411576999012198, ('2.891.06', 0): -1.2072118120957769, ('2.00.8', 0): -0.34316851296856898, ('2.931.15', 0): -1.1548118644339238, ('1.650.54', 2): -0.21358696619781062, ('2.531.22', 2): -0.60400073250295083, ('2.830.93', 2): -1.1970658129191047, ('2.741.16', 2): -0.89591482011365553, ('2.060.91', 0): -0.15493976245180044, ('1.650.46', 1): -0.24827968539453482, ('2.130.84', 2): -0.63216971625555252, ('1.330.26', 1): -0.14909633668558772, ('1.720.51', 2): -0.21899867971776935, ('2.820.76', 2): -1.2829775312126768, ('2.911.58', 2): -0.49203467814010737, ('1.480.35', 2): -0.17925242048908765, ('2.931.36', 2): -0.82460820002186097, ('2.781.46', 1): -0.43799735977313953, ('1.360.3', 0): -0.14597760374679195, ('2.310.68', 1): -0.97789598505233277, ('2.791.43', 0): -0.54158387447069645, ('1.330.31', 1): -0.051498448150081616, ('1.820.49', 2): -0.53259942323827547, ('1.310.21', 0): -0.16251350531679953, ('2.621.09', 1): -<text:soft-page-break/>0.72852733778734846, ('2.130.63', 1): -0.75376064679173782, ('2.490.93', 0): -0.69711643098530096, ('2.220.87', 1): -0.61798552176667731, ('2.070.91', 0): -0.27479285689714567, ('1.830.51', 0): -0.48993633471288611, ('2.770.83', 2): -1.3862523442815287, ('1.510.37', 1): -0.20009687519473426, ('2.671.36', 0): -0.4138511699638554, ('2.991.48', 0): 0.0, ('2.571.31', 0): -0.26791027517174815, ('1.940.63', 2): -0.55899552022084553, ('2.941.52', 1): -0.50805081726131296, ('2.761.46', 1): -0.33123609712929103, ('2.81.32', 0): -0.95386525111072795, ('2.190.98', 2): -0.42459755159011203, ('1.850.38', 0): -0.66304307165497312, ('2.691.21', 0): -0.65953282629378918, ('2.410.87', 0): -0.71239179268015207, ('2.160.8', 2): -0.53248737308520122, ('2.991.58', 1): 0.0, ('1.810.69', 1): -0.13839294767984026, ('2.441.04', 1): -0.65331895408559493, ('2.380.95', 2): -0.66834725330255051, ('2.821.32', 2): -0.68209112991456222, ('2.080.8', 0): -0.4568602612542062, ('2.581.24', 1): -0.60527193177552896, ('2.761.38', 2): -0.54977191659334967, ('2.411.09', 2): -0.53702841752862596, ('1.520.38', 2): -0.30243032562370276, ('2.891.32', 2): -0.89394897249787175, ('2.120.87', 0): -0.41657318009728395, ('2.210.99', 0): -0.29747408172240408, ('1.720.62', 0): -0.10856628648319223, ('2.591.07', 0): -0.72978303631566843, ('2.911.55', 2): -0.38170728678869403, ('2.921.56', 0): -0.5030172769816228, ('1.790.6', 2): -0.43981922258799511, ('2.971.47', 2): -0.060651959239158539, ('2.090.77', 2): -0.42228400443988251, ('2.831.25', 2): -0.8911862224366206, ('1.560.4', 1): -0.18926994347558934, ('2.610.64', 2): -1.3421439278566643, ('1.810.55', 2): -0.3359608405206122, ('2.330.98', 0): -0.40958916891867608,</text:p>
      <text:p text:style-name="P1"><text:s/>('2.950.82', 2): -1.543535091754372, ('2.381.07', 1): -0.51558807714954791, ('2.130.8', 1): -0.62464374694311309, ('2.711.4', 0): -0.48264298029139474, ('1.550.47', 0): -0.26576732024858185, ('2.911.48', 2): -0.60616342647022692, ('1.610.35', 1): -0.40282208226026156, ('2.721.42', 2): -0.41250609845683733, ('2.650.95', 2): -0.9508461994046038, ('1.930.75', 1): -0.1924122136865003, ('2.791.35', 2): -0.63160403336426507, ('2.991.63', 0): 0.0, ('2.211.04', 0): -0.20987978408961228, ('1.710.61', 1): -0.15626330812974146, ('1.680.55', 1): -0.27426381514310549, ('2.140.91', 2): -0.30202798547244775, ('2.530.88', 2): -0.95879780308165818, ('1.880.61', 1): -0.35752458324081365, ('1.280.18', 0): -0.13708811896591747, ('1.530.47', 0): -0.090040059256557822, ('2.550.9', 1): -0.98828023333411807, ('1.880.71', 0): -0.38278642229520576, ('2.981.54', 0): 0.0, ('2.441.12', 0): -0.52598919035199987, ('2.871.38', 0): -0.53034343969512376, ('1.090.05', 1): -0.044782074196019234, ('2.340.65', 1): -1.0197632637477152, ('1.50.35', 0): -0.19033942394822317, ('1.130.11', 0): -0.070994023015959418, ('2.80.94', 0): -1.2432461687038914, ('2.941.51', 2): -0.52442053538613942, ('2.231.06', 0): -0.21257504995694548, ('2.460.96', 0): -0.7920139953530374, ('2.881.21', 0): -0.90142647834529688, ('2.380.88', 2): -0.66115288145386009, ('1.410.34', 0): -0.085365745968415396, ('2.741.12', 0): -0.94788842972607357, ('1.920.65', 2): -0.42487663890933031, ('2.481.12', 2): -0.50740303190187164, ('2.950.76', 2): -1.6599203163524088, ('2.591.29', 1): -0.47857247398703712, ('2.230.82', 0): -0.54542733319089232, ('2.281.0', 1): -0.64902267681320369, ('2.671.04', 1): -0.93959420761058932, ('1.90.74', 2): -0.17123728661623147, ('2.611.34', 0): -0.28593954016701223, ('2.851.0', 2): -1.2574212159241829, ('2.440.94', 2): -0.81952322491913521, ('1.870.74', 0): -0.18843848778558658, ('2.971.22', 1): 0, ('1.490.32', 2): -0.21086037842324312, ('2.120.98', 2): -0.18735822709076294, ('2.550.29', 2): -1.6335526436311156, ('2.741.42', 2): -0.55559647948151214, ('2.381.16', 2): -0.28429868452581469, ('1.720.53', 2): -0.21277281201735951, ('1.50.43', 2): -0.096982775168319296, ('2.830.78', 0): -1.5485478989141914, ('2.980.5', 2): 0, ('2.731.17', 1): -0.89712716692826278, ('1.60.49', 1): -0.16133998110679887, ('2.761.4', 0): -0.49752826013753843, ('2.190.87', 1): -0.70039390537442159, ('2.831.22', 1): -0.85809483225448158, ('2.961.47', 1): -0.51741280560860392, ('2.931.5', 2): -0.61346956710720491, ('1.340.3', 1): -0.16011172694851541, ('2.731.21', 1): -0.71433271292992517, ('2.521.01', 0): -0.81066512268097513, ('2.950.89', 2): -1.5608016603998194, ('2.381.04', 2): -0.58251739238794731, ('2.641.06', 0): -0.77082727144223151, ('2.710.99', 1): -1.0727215643669425, ('2.070.66', 1): -0.62568115790147083, ('2.821.09', 2): -1.0500170490756737, ('1.950.73', 0): -0.49200751677927124, ('1.930.76', 2): -0.19233421939692602, ('2.791.32', 1): -0.57454558750248652, ('2.951.27', 2): -1.04963001804284, ('2.761.21', 2): -0.71707341173703931, ('1.760.4', 0): -0.49267799313774902, ('2.931.3', 2): -0.64056492364285, ('2.611.1', 1): -0.80877676825675215, ('2.180.66', 0): -0.79155233487475074, ('2.290.99', <text:soft-page-break/>2): -0.50360785907739647, ('2.581.01', 0): -0.90824714702319587, ('2.711.14', 0): -0.83786583846075036, ('1.850.56', 2): -0.42922707089142886, ('2.51.18', 2): -0.59594517483489862, ('2.881.08', 0): -1.2699112345350454, ('2.710.82', 1): -1.2991793031069669, ('2.670.73', 0): -1.3956921102759945, ('2.470.69', 0): -1.1482604704529178, ('1.030.02', 2): -0.055497169233724053, ('1.570.48', 0): -0.13002371099021862, ('2.911.55', 0): -0.37294548513700526, ('2.090.71', 1): -0.56031563935405904, ('2.491.05', 2): -0.65070062973173215, ('1.550.4', 2): -0.29925318927624456, ('2.881.55', 2): -0.36490191723197951, ('2.451.06', 2): -0.43076543420689634, ('2.711.25', 0): -0.77615033780934617, ('2.790.88', 2): -1.2807518809564986, ('2.821.05', 2): -1.1679569176278388, ('1.650.59', 1): -0.070883268964684581, ('2.861.09', 2): -1.1329590252646025, ('2.160.44', 2): -1.0017305130153393, ('2.310.96', 2): -0.70343075019900891, ('1.60.51', 0): -0.11625045327268352, ('2.81.33', 1): -0.76934886959603654, ('2.150.76', 1): -0.57800100487173112, ('2.851.02', 2): -1.3080652762034133, ('2.981.25', 0): 0.0, ('2.771.19', 2): -0.78661738682734095, ('1.540.37', 0): -0.18268953389733855, ('2.821.42', 2): -0.65566920294382602, ('2.971.4', 2): 0.0, ('2.71.21', 0): -0.7241604019986938, ('2.10.79', 0): -0.49431301880402928, ('2.911.27', 0): -0.86837683076795358, ('2.40.98', 1): -0.76195017940881027, ('2.621.13', 2): -0.77191311550793174, ('1.830.68', 0): -0.31783854025329678, ('2.30.71', 2): -0.93919996164498865, ('2.621.02', 0): -0.80437026432106162, ('2.80.69', 1): -1.4920198595779359, ('2.91.49', 1): -0.48097894813423853, ('1.940.78', 2): -0.29217861024372921, ('1.820.54', 0): -0.41342853453506789, ('1.80.69', 1): -0.18225643091353694, ('2.971.44', 2): -0.49041507400086481, ('2.611.23', 2): -0.61943445156664478, ('2.81.51', 0): -0.40675511517871976, ('2.381.11', 1): -0.51504687410111438, ('2.881.4', 0): -0.6516537613458584, ('2.511.02', 2): -0.70391904642128966, ('2.820.94', 0): -1.3602516738925718, ('2.110.89', 1): -0.30126944720316456, ('2.310.87', 0): -0.67957075036216474, ('2.640.93', 0): -1.0911709633245936, ('2.190.84', 2): -0.5446679962758344, ('1.820.73', 2): -0.13902080739061218, ('1.420.35', 0): -0.13826478267798051, ('1.980.68', 0): -0.41613477396547355, ('2.030.78', 1): -0.3954138497846455, ('2.230.82', 2): -0.60642772067457729, ('2.950.86', 1): -1.5232989810156388, ('2.61.26', 1): -0.36053053020867731, ('1.980.55', 0): -0.65843783269665623, ('1.680.51', 2): -0.24357082459073331, ('2.761.35', 1): -0.63120590806035703, ('2.311.02', 1): -0.66164320861117398, ('1.850.67', 2): -0.4276143959868669, ('2.270.88', 2): -0.49301043688594387, ('1.540.4', 0): -0.17369076551655496, ('2.730.98', 0): -1.0214385510821615, ('1.40.29', 0): -0.25578806257988962, ('2.591.17', 1): -0.72614518362810332, ('2.491.18', 2): -0.56457914331269132, ('2.381.05', 1): -0.52028939339966562, ('2.751.36', 0): -0.39253640735814033, ('1.670.58', 0): -0.21168787113051568, ('2.030.88', 1): -0.17675342965820975, ('2.090.72', 2): -0.55148574478490575, ('2.140.87', 1): -0.36804262940270011, ('2.911.5', 1): -0.53068656202248721, ('1.930.73', 1): -0.22174116539861649, ('2.841.46', 2): -0.4773038245585951, ('2.270.71', 0): -0.84874904129393891, ('2.91.46', 0): -0.49350406333195262, ('2.911.14', 2): -1.1375884233892037, ('1.370.32', 1): -0.19135888996077269, ('1.550.45', 0): -0.32799488826603229, ('2.821.45', 1): -0.45227837882407973, ('2.921.17', 0): -1.0551952716222335, ('2.741.13', 1): -0.8957232412614613, ('2.971.33', 2): -0.81918028582917135, ('1.660.57', 1): -0.12273738440221324, ('2.070.91', 1): -0.27229543830128339, ('2.851.21', 0): -0.91625399586366307, ('1.250.19', 1): -0.17479348955383203, ('2.781.21', 1): -0.68229157812189056, ('1.560.43', 1): -0.19175259451235399, ('1.460.34', 0): -0.3065462541672152, ('2.730.9', 1): -1.2929794006377371, ('1.210.15', 0): -0.13863163815141671, ('1.790.48', 2): -0.46868579701534718, ('2.441.19', 1): -0.39914916065629336, ('2.460.74', 1): -1.0489291955548239, ('2.421.12', 0): -0.31100845163532531, ('2.260.94', 1): -0.49854023217021354, ('2.581.05', 1): -0.82371587184953243, ('2.971.23', 0): 0, ('2.521.17', 2): -0.62698775242070459, ('2.950.97', 0): -1.3842163093373554, ('2.320.73', 0): -0.85721228014626338, ('2.260.83', 1): -0.55312428609618181, ('2.060.77', 2): -0.41079668891462107, ('2.220.8', 2): -0.66466053341205023, ('1.450.36', 1): -0.17607664976499904, ('2.040.66', 0): -0.59866242435063943, ('2.550.79', 1): -1.0963662703127977, ('2.591.22', 0): -0.72998891957875722, ('2.721.35', 1): -0.39922859830441626, ('2.090.86', 2): -0.37424021979763494, ('1.990.76', 1): -0.28264002751349998, ('2.571.14', 2): -0.58261652705366551, ('2.681.24', 2): -0.71624131599242102, ('2.831.12', 1): -1.1584519897701859, ('2.311.01', 2): -<text:soft-page-break/>0.66863220316738259, ('2.190.79', 0): -0.58490078085303687, ('1.60.44', 2): -0.1738240629712737, ('2.891.55', 2): -0.44271662400562317, ('1.510.45', 0): -0.09157257395608133, ('2.861.35', 0): -0.83007012407884595, ('1.490.44', 0): -0.14180201450032168, ('3.01.49', 0): 0, ('2.430.8', 2): -1.0037303114066853, ('2.591.14', 2): -0.78632847510896797, ('1.710.51', 2): -0.28328713721194987, ('1.980.83', 1): -0.28668238761647408, ('2.410.9', 2): -0.7640420975826121, ('2.941.43', 1): -0.56057538239545157, ('2.371.1', 2): -0.46809924059945324, ('2.891.42', 2): -0.85012200664155269, ('2.551.26', 0): -0.49211693120106031, ('2.740.99', 1): -1.0763605838221042, ('2.680.9', 1): -1.0314244672989548, ('2.551.02', 2): -0.81602698167159027, ('2.651.27', 2): -0.72249816339185269, ('2.741.09', 1): -1.0005987434539654, ('2.911.6', 2): -0.40422578303558182, ('1.290.27', 1): -0.038273694361570347, ('2.781.34', 2): -0.44819438899743624, ('2.941.32', 0): -0.6525255211656289, ('2.370.65', 1): -1.0725351581945921, ('2.290.82', 2): -0.70932777718063733, ('2.281.02', 2): -0.57647688799839025, ('2.120.77', 1): -0.47514661548901382, ('2.060.79', 0): -0.41961009706671304, ('2.080.72', 2): -0.46959242504745491, ('1.660.54', 2): -0.15839298349220343, ('2.771.26', 2): -0.84945552733407448, ('1.520.45', 0): -0.22272153852440563, ('2.711.37', 0): -0.60927546772666341, ('2.060.69', 1): -0.55859302511684783, ('2.811.22', 1): -0.8047473151271638, ('2.851.55', 0): -0.39058964348812591, ('2.431.07', 0): -0.69383586347595061, ('2.531.1', 1): -0.66751342357049015, ('1.770.67', 0): -0.15138979720047016, ('2.490.9', 2): -0.94657265982558003, ('2.170.86', 2): -0.4040547736603724, ('2.040.76', 2): -0.63212975433657326, ('2.250.84', 1): -0.66115266096165015, ('2.20.93', 0): -0.46589606619486329, ('2.581.2', 0): -0.64324400654240965, ('2.841.03', 1): -1.2113497105520732, ('1.920.72', 0): -0.50482279410945996, ('2.150.87', 1): -0.34869571602247151, ('3.01.45',</text:p>
      <text:p text:style-name="P1"><text:s/>0): 0.0, ('2.871.22', 1): -0.78641096446167846, ('2.941.5', 0): -0.63273364284548195, ('2.731.33', 2): -0.64083523896376837, ('2.210.73', 2): -0.68508459947562828, ('2.831.11', 0): -0.99074710321977943, ('2.320.82', 2): -0.70563513887811125, ('1.980.7', 2): -0.47558011288744784, ('1.540.38', 1): -0.19578474219292857, ('2.040.86', 1): -0.38920044002814813, ('2.340.31', 2): -1.3140308486246193, ('1.640.5', 2): -0.41056937682799977, ('2.741.08', 1): -0.92918460384348189, ('2.350.48', 1): -1.2569054774876696, ('2.030.66', 2): -0.51014974566858928, ('2.511.28', 2): -0.28268231244775183, ('2.771.37', 0): -0.74872183242023393, ('2.681.23', 1): -0.74246029441395833, ('2.671.37', 0): -0.34040699258657209, ('1.540.45', 1): -0.1274011312555679, ('2.120.75', 0): -0.55594822082457018, ('1.340.24', 1): -0.18561792073822775, ('2.691.32', 1): -0.4132607574777884, ('2.521.25', 1): -0.38366814975816771, ('2.731.46', 2): -0.37501708076888707, ('2.721.09', 2): -0.92129721425481037, ('1.240.2', 1): -0.13340766358314263, ('2.370.81', 1): -0.82948180107849689, ('2.981.49', 0): 0.0, ('2.81.42', 1): -0.71950221180933571, ('2.521.19', 2): -0.6479936670216474, ('1.850.72', 2): -0.23983106609830662, ('2.270.96', 0): -0.45274025896835968, ('1.810.61', 2): -0.20534163418109616, ('2.411.11', 2): -0.48270145897166244, ('2.160.62', 0): -0.82120645050850827, ('2.391.02', 2): -0.62048321529836381, ('2.530.87', 1): -0.8635459585172155, ('2.351.16', 1): -0.19688954548690299, ('1.120.08', 0): -0.096601899711556305, ('1.180.15', 1): -0.11880650683112812, ('2.371.01', 1): -0.60258251423309261, ('2.881.34', 0): -0.57521222194392796, ('1.470.4', 0): -0.10652822754253333, ('2.210.91', 1): -0.40320320296985968, ('2.371.11', 0): -0.46168829782777027, ('1.150.1', 1): -0.099036613449407063, ('2.281.05', 1): -0.42846488558272766, ('2.551.08', 0): -0.73358773149705181, ('1.670.41', 2): -0.35017103331085853, ('2.190.9', 1): -0.67964091542257643, ('2.881.45', 0): -0.63759707610332295, ('1.550.35', 2): -0.29433576394816036, ('2.150.9', 2): -0.43815100406164609, ('2.150.96', 2): -0.22145022351573124, ('2.620.76', 1): -1.1780024383959715, ('2.341.03', 1): -0.68541170027587928, ('2.681.37', 0): -0.47391085327261845, ('2.71.14', 2): -0.80916693570872478, ('2.831.46', 1): -0.63610532790765628, ('2.591.04', 0): -0.88758747055856768, ('2.050.71', 1): -0.39065558389093347, ('2.951.52', 0): -0.49687056311368216, ('1.010.01', 1): -0.012159841914330775, ('2.81.06', 1): -1.0186204661957097, ('2.680.87', 0): -1.1802068524286862, ('1.670.44', 0): -0.38510626859243408, ('2.741.45', 2): -0.35869760122385175, ('2.861.46', 2): -0.71458663998474148, ('1.330.29', 1): -0.1259716111681233, ('2.80.91', 1): -1.3483761119764563, ('2.81.16', 0): -0.94077520430028172, ('2.150.84', <text:soft-page-break/>2): -0.40524088779010464, ('2.261.01', 1): -0.37410099756465454, ('2.861.01', 0): -1.0869944271089724, ('2.290.8', 2): -0.71782736506374434, ('2.571.04', 0): -0.7573964213080604, ('2.81.41', 2): -0.7691151213017654, ('1.880.69', 0): -0.4355119428158109, ('2.771.11', 0): -0.93556796453395585, ('2.20.9', 1): -0.3816565153929235, ('2.190.76', 2): -0.6975013662507471, ('2.310.78', 0): -0.83409665155565682, ('2.981.19', 0): 0.0, ('2.160.59', 2): -0.80702118107666965, ('1.810.66', 2): -0.16160668971300454, ('2.220.88', 1): -0.65974879145731224, ('1.580.42', 1): -0.32817572053483074, ('2.881.58', 2): -0.34252164364027965, ('2.190.99', 0): -0.35017085213890831, ('1.80.67', 2): -0.27918566438461978, ('2.650.76', 2): -1.235743755597239, ('2.981.67', 0): 0, ('2.991.43', 2): 0.0, ('2.710.8', 0): -1.3315785082368508, ('2.761.12', 1): -1.0127392839310121, ('1.580.34', 0): -0.37446288750433437, ('2.310.93', 2): -0.57003430928253362, ('2.941.59', 1): -0.47156070276404394, ('2.521.26', 2): -0.35024963589837699, ('1.790.45', 1): -0.52442302528889118, ('2.731.41', 1): -0.38444522584085294, ('2.351.02', 1): -0.54364877393099253, ('1.790.55', 0): -0.33522022186339678, ('2.590.98', 2): -0.95187975697896343, ('1.730.46', 1): -0.44955916565390669, ('2.430.94', 0): -0.72168821505490532, ('2.921.51', 2): -0.66674629306745037, ('1.790.6', 0): -0.44540194322853244, ('2.411.06', 0): -0.63948707995735976, ('2.520.99', 0): -0.88743949003227385, ('2.961.54', 1): -0.46456869909917164, ('2.70.94', 2): -1.1600260243291212, ('2.711.01', 1): -1.1606077460939028, ('2.210.92', 2): -0.37220238267891648, ('2.410.91', 0): -0.69142162481520952, ('1.890.78', 1): -0.15413810765643557, ('2.931.52', 1): -0.54907634086817103, ('2.471.07', 1): -0.68420015963501057, ('1.970.78', 2): -0.34109648807578358, ('2.751.28', 0): -0.65059992873111516, ('1.820.74', 2): -0.087107718670437442, ('2.291.07', 1): -0.3363486744579483, ('2.921.06', 2): -1.2752645944464336, ('2.71.09', 1): -0.98314563092114537, ('2.150.91', 1): -0.35283896629026767, ('2.911.04', 1): -1.3653053083550299, ('2.621.34', 1): -0.34659773182859782, ('1.670.52', 1): -0.40930545402701202, ('1.970.63', 0): -0.50193197755474106, ('2.731.29', 0): -0.71050199063931485, ('2.991.6', 0): 0.0, ('2.741.2', 2): -0.88554445703660845, ('2.730.82', 1): -1.2794253608405133, ('1.680.54', 2): -0.26541789917067893, ('2.060.89', 0): -0.22320298765435304, ('2.581.3', 1): -0.32029748742539321, ('2.861.41', 1): -0.82807647660778416, ('2.581.19', 0): -0.69569383406840202, ('2.950.81', 2): -1.5855541591475051, ('2.41.08', 0): -0.64849481777486173, ('1.580.53', 0): -0.091597263543835988, ('2.861.51', 0): -0.51039842471218355, ('2.581.09', 1): -0.72440706203545802, ('2.10.87', 2): -0.56448433503732753, ('1.360.25', 1): -0.15799993736394646, ('1.070.05', 0): -0.047831525705747627, ('2.470.92', 0): -0.83587969995470479, ('1.910.78', 2): -0.18792039278438097, ('2.50.95', 2): -0.75741135203814514, ('2.811.39', 1): -0.49731836608548724, ('2.10.95', 1): -0.24525305087385363, ('1.970.68', 0): -0.31547675979178535, ('1.770.56', 0): -0.30437358906360024, ('2.641.19', 1): -0.5905162236181849, ('2.831.3', 1): -0.88216436360174277, ('2.611.26', 0): -0.59379356720834364, ('2.30.92', 0): -0.5628236867983224, ('1.590.42', 2): -0.23573421722483331, ('2.971.61', 2): 0.0, ('2.040.75', 0): -0.47643472085141114, ('2.530.95', 1): -0.93735679021823537, ('1.70.47', 2): -0.33307632899532441, ('2.310.9', 1): -0.62856058288092231, ('2.040.65', 1): -0.5671587200337973, ('2.351.01', 2): -0.53861262608114568, ('1.950.83', 2): -0.16353642747340441, ('2.661.28', 2): -0.39347906966331736, ('1.550.4', 0): -0.30647847521173349, ('2.541.29', 1): -0.26373577599426051, ('2.651.02', 2): -0.95802305095208262, ('1.730.45', 2): -0.42497968014288873, ('2.791.1', 1): -0.92896208287217141, ('2.370.92', 1): -0.67848610442042012, ('2.621.2', 1): -0.7684130483611511, ('2.00.67', 0): -0.49152388197639024, ('2.340.86', 2): -0.73998823254485435, ('2.760.83', 1): -1.3126819871391704, ('2.91.39', 0): -0.54537778378240009, ('2.220.65', 0): -0.80927347449477516, ('2.331.02', 0): -0.39954905266066831, ('2.490.96', 2): -0.80620439578553427, ('2.671.33', 2): -0.54375291662624625, ('1.190.14', 1): -0.13038174987923368, ('2.671.02', 2): -0.97031987295575017, ('2.320.97', 0): -0.48526215769299591, ('2.761.45', 1): -0.3840582966017313, ('2.621.27', 1): -0.67301792070339894, ('2.490.75', 0): -1.1144185895743846, ('2.531.09', 2): -0.72454502232589646, ('2.821.21', 1): -0.94349685162810126, ('2.090.92', 1): -0.19904853493481586, ('1.680.49', 2): -0.27295719260018814, ('2.340.77', 0): -0.75554931486459365, ('2.71.17', 1): -0.84497465758289625, ('2.711.1', 2): -0.90027460184377728, ('1.710.59', 0): -0.23953157089224797, ('2.821.31', 0): -0.57885523819543894, ('2.441.1', 1): -0.6022058921665715, <text:soft-page-break/>('2.140.98', 0): -0.15485495225664039, ('1.910.65', 1): -0.33198457417233568, ('2.581.27', 1): -0.52589606633254804, ('2.741.14', 1): -0.85135234169416651, ('2.891.37', 0): -0.92175404954491369, ('2.741.46', 0): -0.32022420722431166, ('2.250.68', 1): -0.81414317996608876, ('2.771.51', 1): -0.39670007367178839, ('1.360.26', 2): -0.15822256480561564, ('2.591.33', 0): -0.33543714306808359, ('2.220.59', 0): -0.89173495513041379, ('2.671.43', 0): -0.30554756984497472, ('1.730.61', 0): -0.32973744628889806, ('1.570.43', 2): -0.18895000952286692, ('2.891.14', 2): -1.0005300508603714, ('2.681.15', 2): -0.84379378997021237, ('1.630.51', 1): -0.13242556260462621, ('1.960.76', 0): -0.20613721491211603, ('2.91.14', 2): -1.1738335455519981, ('2.531.14', 0): -0.71445599048976149, ('1.860.62', 0): -0.38202408855766112, ('2.00.8', 1): -0.32730936854755377, ('1.730.36', 1): -0.53631541067566602, ('2.981.25', 2): 0.0, ('2.921.47', 2): -0.80380514189671626, ('2.321.13', 2): -0.24049560100864437, ('2.531.22', 1): -0.6113598005888915, ('1.550.48', 2): -0.21205782283146829, ('2.911.45', 0): -0.54977416948011382, ('1.330.26', 0): -0.15367076560481338, ('2.851.36', 1): -0.62939243725068916, ('2.881.11', 2): -1.222963406957372, ('2.771.23', 2): -0.71749596862858445, ('2.150.69', 1): -0.71490933181303062, ('2.130.7', 2): -0.61842093456002045, ('1.830.72', 2): -0.15367807608933148, ('2.921.52', 1): -0.67230875360848918, ('1.360.3', 1): -0.14880600597818439, ('2.310.68', 2): -0.92547584487969858, ('2.791.43', 1): -0.52757350982999285, ('1.310.21', 1): -0.15787171729717428, ('2.621.09', 2): -0.79459833755121445, ('1.880.74', 2): -0.27026906587822902, ('2.130.63', 0): -0.79196952863047576, ('2.550.95', 1): -0.87349808156327913, ('2.871.35', 2): -0.68973391872267265, ('1.940.77', 0): -0.33124870564438136, ('1.830.51', 1): -0.49565542747036168, ('1.510.37', 0): -0.19721395928095456, ('1.740.63', 2): -0.21831450743730016, ('2.80.93', 2): -1.2907703194900919, ('2.791.2', 0): -0.76825264440946606, ('2.941.52', 0): -0.45953312719986061, ('2.761.46', 2): -0.40716264438288891, ('2.911.53', 1): -0.47827267904692972, ('2.231.01', 2): -0.2644008638921328, ('2.050.85', 0): -0.25663640765753298, ('2.320.87', 2): -0.69003296578255124, ('2.380.85', 0): -0.86111575361273895, ('2.981.41', 2): 0.0, ('1.920.58', 2): -0.51202124707368246, ('2.741.24',</text:p>
      <text:p text:style-name="P1"><text:s/>0): -0.81586374060684663, ('2.661.08', 2): -0.81917551174506464, ('2.991.58', 2): 0.0, ('1.980.65', 2): -0.53265301493248973, ('2.481.11', 0): -0.54853449610374683, ('2.380.95', 1): -0.60400990384077569, ('2.370.93', 2): -0.68465708662739899, ('2.581.24', 2): -0.65395570362044253, ('2.590.85', 0): -1.1244710754262315, ('2.411.09', 1): -0.5019580838229446, ('2.861.25', 0): -0.97834919123601616, ('1.360.32', 2): -0.11622036942480682, ('2.120.87', 1): -0.39963484971521468, ('1.890.75', 2): -0.29999368089676659, ('1.720.62', 1): -0.12301371457800621, ('2.851.5', 0): -0.36591697359567898, ('2.591.07', 1): -0.81784151388347437, ('2.280.63', 0): -0.92912738966415698, ('2.91.11', 0): -1.1150536548991186, ('2.751.1', 1): -1.0361567502006226, ('2.831.35', 0): -0.81348159636081563, ('2.771.46', 2): -0.41864167366810645, ('2.461.26', 1): -0.21814720020416531, ('2.831.25', 1): -0.9129260419677625, ('1.560.4', 0): -0.19418485342701097, ('1.680.47', 2): -0.26148958414743656, ('2.731.22', 1): -0.75793453199880034, ('2.381.07', 0): -0.51260945652696555, ('2.130.8', 0): -0.52316147858273376, ('1.460.29', 2): -0.22413475388553059, ('2.711.4', 1): -0.4977217950988585, ('2.521.07', 0): -0.79904617739233441, ('1.550.47', 1): -0.26319103882253081, ('1.040.02', 0): -0.023623542463974263, ('2.130.89', 2): -0.62949014920553148, ('2.581.12', 1): -0.63765990970555875, ('1.930.75', 0): -0.21515360253921711, ('2.791.35', 1): -0.59978814801529035, ('2.490.82', 0): -1.0509633548516002, ('2.851.35', 2): -0.74427798261668798, ('1.390.32', 0): -0.16713825678758071, ('2.290.94', 0): -0.53992086728905686, ('2.581.04', 2): -0.90574962374854184, ('2.711.13', 2): -0.81662877089555785, ('2.931.39', 0): -0.69705137234309011, ('2.561.07', 1): -0.65788370349426528, ('1.290.25', 0): -0.050701748209962288, ('1.60.53', 2): -0.086865638993916097, ('1.280.18', 1): -0.13109724963595634, ('2.710.81', 1): -1.2989049622616131, ('2.170.88', 2): -0.38727658918668051, ('1.090.1', 0): -0.0033944112990711636, ('2.470.87', 1): -0.89795842752937394, ('2.711.26', 1): -0.8197398314614941, ('2.441.12', 1): -0.47956294254707932, ('2.10.58', 1): -0.77672172326111055, ('1.090.05', 0): -0.043059440711921089, ('1.840.65', 1): -0.23518014634830042, ('2.231.06', 1): -0.19463839570409144, ('2.951.6', 0): -0.38693653839035563, ('2.881.21', 1): -0.94960150116194741, ('2.981.36', 0): 0.0, ('2.190.73', 2): -0.73552493965141841, ('2.961.28', 0): -0.96672823273405162, ('2.71.26', <text:soft-page-break/>2): -0.57532164640621342, ('1.860.71', 0): -0.36110690478824364, ('2.591.29', 2): -0.48550009254291149, ('1.820.54', 2): -0.34193345555005461, ('2.581.17', 1): -0.69231960975742735, ('1.80.62', 2): -0.3952927042283661, ('2.340.84', 1): -0.87344819526419337, ('2.550.87', 0): -1.0162228430586655, ('1.660.4', 2): -0.3993861503997525, ('2.720.99', 1): -1.1096312411440399, ('1.760.53', 0): -0.34470489538983878, ('2.440.94', 1): -0.73721998644150799, ('2.340.96', 2): -0.68954752855045176, ('2.140.79', 2): -0.53073224594141211, ('1.490.32', 1): -0.25668264410292546, ('2.350.82', 0): -0.84984175991952049, ('1.950.53', 2): -0.59500261798249698, ('1.890.62', 0): -0.38948541794768476, ('1.980.83', 2): -0.29276333932103404, ('2.660.99', 1): -0.80569712424035078, ('2.791.13', 0): -1.0046470332339299, ('1.60.49', 0): -0.13785314710149882, ('2.190.87', 0): -0.7022696490309337, ('1.490.43', 2): -0.19226437606781796, ('2.961.47', 0): -0.55568879727674181, ('2.371.09', 0): -0.59468553982346106, ('2.731.21', 2): -0.76512866274286573, ('2.561.16', 2): -0.74004508659173374, ('2.791.17', 1): -0.90492139772416891, ('2.470.81', 2): -1.0076733306255705, ('2.070.66', 0): -0.59664038198552327, ('2.581.11', 2): -0.68685632962053078, ('1.850.62', 0): -0.40556092845940417, ('2.611.1', 2): -0.83489621304715678, ('2.711.14', 1): -0.88715750159595452, ('2.060.62', 1): -0.69718147503999073, ('2.561.04', 2): -0.6919190873348674, ('2.050.72', 0): -0.48516203255546508, ('2.090.61', 1): -0.73264151492778218, ('2.491.15', 0): -0.69046904567645295, ('2.751.31', 2): -0.4858808274156447, ('2.090.71', 0): -0.52440775860744016, ('2.491.05', 1): -0.7811890652362562, ('2.711.25', 1): -0.77971921160590396, ('1.730.39', 0): -0.46915220413106845, ('2.261.09', 0): -0.24310370779583246, ('2.30.76', 1): -0.85697664666790019, ('2.841.43', 0): -0.48696595881395044, ('1.650.55', 1): -0.18462590441593274, ('2.10.82', 2): -0.63032626647787227, ('2.150.76', 0): -0.4625965891gazebo: no process found</text:p>
      <text:p text:style-name="P1">shutting down processing monitor...</text:p>
      <text:p text:style-name="P1">4385193, ('2.861.19', 2): -1.0308240855063491, ('2.771.19', 1): -0.84496382239277901, ('2.180.75', 0): -0.63888756080505105, ('2.821.42', 1): -0.6268164523795704, ('2.621.07', 2): -0.76798171251302316, ('2.070.94', 1): -0.14213421133819923, ('2.971.36', 0): 0.0, ('2.71.21', 1): -0.76273156295431654, ('2.10.79', 1): -0.51420102117707367, ('2.681.4', 0): -0.34671270610936838, ('2.190.84', 0): -0.55582202235762412, ('2.150.98', 0): -0.18514453303668332, ('2.91.21', 2): -1.0304403774324016, ('1.590.47', 2): -0.20042075520029878, ('2.951.65', 2): -0.33881447479672927, ('1.70.62', 0): -0.15342109064505052, ('2.280.93', 0): -0.73716013812241443, ('2.621.13', 1): -0.80710188381544756, ('1.830.68', 1): -0.32490857921088867, ('2.340.87', 2): -0.74355082997108668, ('1.90.71', 2): -0.23257871367726649, ('2.370.88', 0): -0.7690344738166337, ('2.360.79', 0): -0.81083970039680919, ('1.740.55', 0): -0.30490675823819996, ('1.380.3', 0): -0.08755671475021401, ('1.820.54', 1): -0.3962744388451826, ('2.961.44', 0): -0.68112754192936875, ('2.731.15', 2): -0.84492938719966937, ('2.971.44', 1): -0.078210050784702903, ('2.521.14', 0): -0.57677274988668847, ('2.280.84', 0): -0.71915322041383567, ('1.980.76', 2): -0.55045057588431068, ('2.461.27', 0): -0.20644517839053922, ('2.791.23', 1): -0.81152159822545178, ('2.951.62', 0): -0.34280568196125344, ('2.561.25', 2): -0.58013519917038914, ('2.520.91', 1): -0.88292341757240622, ('2.621.33', 2): -0.50847793588498358, ('2.471.18', 2): -0.51842967033202336, ('2.591.0', 2): -0.7989467357933786, ('1.980.68', 1): -0.38390472868133629, ('2.711.09', 0): -0.9218466713811786, ('2.481.0', 1): -0.70644112402469417, ('2.030.78', 2): -0.37791373396893851, ('2.821.39', 2): -0.57867214058681793, ('2.870.99', 1): -1.2311427036846827, ('2.61.26', 2): -0.39820209768262527, ('1.980.55', 1): -0.64272351094644997, ('2.71.38', 0): -0.40239227783737463, ('2.640.96', 0): -1.0854227368990037, ('2.520.9', 1): -0.96446908514669516, ('2.821.39', 1): -0.62033304806697698, ('2.311.02', 0): -0.65596723744667051, ('2.560.97', 1): -0.90479575792390354, ('2.50.89', 0): -0.92137748102793438, ('1.70.56', 0): -0.41432234030372389, ('2.550.94', 2): -0.92691594463058824, ('1.910.54', 2): -0.57599420992874273, ('2.591.17', 0): -0.68734051669875185, ('2.661.29', 0): -0.4252092587109268, ('1.220.16', 0): -0.14542445178930155, ('2.751.36', 1): -0.42089129883102666, ('2.771.07', 1): -0.9503947300355251, ('2.40.72', 1): -0.99951498052870158, ('1.860.69', 2): -0.3997927104699282, ('2.21.0', 1): -0.23005113853178535, ('2.811.47', 1): -0.38521920839965751, ('2.651.22', 0): -0.7677661208936164, ('2.911.5', 0): -<text:soft-page-break/>0.48209394484829804, ('1.530.43', 1): -0.14388073087620434, ('2.130.92', 2): -0.5183239282608666, ('1.320.24', 2): -0.078176659560958511, ('2.290.87', 0): -0.68133437059619495, ('2.621.05', 0): -0.74464456521112998, ('2.31.07', 2): -0.32514816622944137, ('2.921.17', 1): -0.97410507695870485, ('2.771.4', 2): -0.70428578454985713, ('1.660.57', 0): -0.11785607376147902, ('2.170.93', 2): -0.36970580822738691, ('2.641.11', 2): -0.78511845994172669, ('1.580.43', 2): -0.35725629367472783, ('1.470.35', 2): -0.17693237126354522, ('2.460.78', 0): -1.0699235500756963, ('1.560.43', 0): -0.17994842676218337, ('1.460.34', 1): -0.29691145781619654, ('2.560.61', 1): -1.320284392930724, ('1.710.49', 0): -0.29231170084467856, ('1.210.15', 1): -0.13675310849217759, ('2.561.0', 2): -0.7696205608473865, ('1.130.08', 2): -0.065310004010406417, ('2.441.19', 0): -0.36651927558788899, ('2.781.5', 2): -0.29882397708915459, ('2.20.96', 2): -0.33055359779833876, ('2.260.94', 0): -0.47611959709860935, ('2.350.93', 1): -0.58201752886943592, ('2.950.97', 1): -1.3050890360052045, ('2.260.83', 0): -0.63579608909424179, ('2.541.21', 2): -0.52625184371786449, ('1.450.36', 0): -0.18636525201918036, ('2.610.96', 0): -0.89225697346090871, ('2.770.92', 2): -1.0899344712608003, ('2.020.82', 0): -0.26823554561309115, ('2.781.41', 2): -0.46046205533160545, ('1.670.6', 2): -0.14369068626488013, ('2.550.79', 2): -1.1431427514228343, ('2.040.85', 1): -0.43704584005704983, ('2.961.27', 1): -0.98981723755023332, ('2.481.19', 2): -0.30910329600675113, ('2.890.88', 1): -1.4906783659718468, ('1.220.22', 2): -0.0080172642782427722, ('2.791.16', 0): -0.84851360952598531, ('2.090.86', 1): -0.40919031963617286, ('2.420.98', 0): -0.67131290055402137, ('2.681.24', 1): -0.73646062028087889, ('2.361.02', 0): -0.50564369557836519, ('2.721.24', 0): -0.63412144693661765, ('1.340.27', 1): -0.24286723887657685, ('1.760.58', 1): -0.45259956890887248, ('1.510.45', 1): -0.081079845421733757, ('1.490.44', 1): -0.13047482744896088, ('2.821.29', 0): -0.7776788099145433, ('2.260.7', 1): -0.80881550802203761, ('2.10.62', 0): -0.7220752582843174, ('1.680.59', 2): -0.13975620261894134, ('1.720.58', 2): -0.18546642263250709, ('1.840.66', 2): -0.19202734877692451, ('1.710.51', 1): -0.26459545951783708, ('2.290.93', 1): -0.62266205864986002, ('2.830.73', 0): -1.4828775624356176, ('1.640.3', 2): -0.45769396069927593, ('1.940.54', 1): -0.60598726166118666, ('1.370.23', 1): -0.20779552233481843, ('2.941.43', 0): -0.69071165250268618, ('1.120.07', 2): -0.058142426073763298, ('1.180.12', 1): -0.1004649659718016, ('1.520.48', 2): -0.07464380499821241, ('2.551.02', 1): -0.76205627070926929, ('2.711.41', 0): -0.40087109846706215, ('2.41.05', 2): -0.69551435176900345, ('2.781.34', 1): -0.59313424030673156, ('2.180.86', 1): -0.37936153356926927, ('2.891.23', 2): -1.029845952708665, ('3.01.3', 1): 0.0, ('1.380.29', 1): -0.11724331259564273, ('2.741.38', 2): -0.68508652301135897, ('2.281.02', 1): -0.56890459685519124, ('2.120.77', 0): -0.50948249300817516, ('2.951.28', 2): -0.87362673487247067, ('1.670.51', 2): -0.39367776648640757, ('2.080.72', 1): -0.4077819619768594, ('1.860.57', 1): -0.43937904449553322, ('2.641.16', 1): -0.72482458193125554, ('2.060.69', 0): -0.54413435035531832, ('2.260.79', 2): -0.73068562556255279, ('2.891.5', 1): -0.67849377181182213, ('2.831.45', 1): -0.69739016415572508, ('1.770.67', 1): -0.15708368803546424, ('2.61.06', 2): -0.89228519120833005, ('2.951.55', 2): -0.45332176636491828, ('2.81.05', 1): -1.1032292646727215, ('2.610.71', 2): -1.3277103998495132, ('2.461.12', 0): -0.66933831640116825, ('2.250.84', 0): -0.65724348371787644, ('2.680.82', 2): -1.274759938822827, ('2.10.32', 0): -1.0016372116980559, ('2.91.51', 2): -0.6272390726988456, ('2.941.15', 0): -1.1647007755151424, ('2.150.87', 0): -0.33820209931496203, ('2.261.02', 1): -0.40966651422313455, ('2.941.5', 1): -0.47301102320642374, ('2.731.33', 1): -0.64742093800676792, ('2.831.11', 1): -1.0602213032265957, ('2.010.9', 0): -0.11163803695260174, ('2.130.77', 0): -0.51461851667075664, ('2.410.89', 1): -0.83720389117938265, ('1.540.38', 0): -0.20012478117961516, ('2.040.86', 2): -0.3905044915483471, ('1.310.29', 0): -0.074239447990595203, ('1.640.5', 1): -0.40744657368722781, ('2.160.82', 2): -0.55345873211029073, ('1.830.59', 0): -0.43109558147129406, ('2.640.97', 1): -0.97859388161108307, ('2.280.98', 1): -0.61033888075358822, ('2.791.06', 0): -1.0326840023176089, ('1.540.45', 0): -0.12865518780473245, ('2.561.12', 1): -0.67959576099312846, ('1.340.24', 2): -0.1789175004772168, ('2.691.32', 0): -0.5282040937797946, ('2.521.25', 0): -0.37381231891858679, ('2.891.58', 2): -0.36099597728662941, ('2.631.29', 1): -0.50139283276334401, ('2.841.5', 2): -0.46762557536905319, ('2.981.51', 0): 0.0, ('2.590.86', <text:soft-page-break/>1): -1.1518208432805208, ('2.541.11', 1): -0.484964685092588, ('2.430.93', 2): -0.75450507066776284, ('1.940.57', 2): -0.55549934420326097, ('2.991.22', 0): 0, ('2.980.62', 0): 0, ('2.211.02', 0): -0.28219129230195783, ('2.411.01', 2): -0.57005418151657961, ('2.881.34', 1): -0.57338126434649672, ('2.270.93', 0): -0.49689743959168398, ('2.711.02', 1): -1.0403358647850556, ('2.210.91', 0): -0.42662515832087267, ('1.40.35', 1): -0.18716025991320209, ('2.851.47', 2): -0.47343303658421126, ('2.931.51', 1): -0.49246345090035404, ('1.150.1', 0): -0.092743230763972007, ('2.931.12', 1): -1.0518094620595031, ('1.980.86', 2): -0.16213289907002332, ('2.950.53', 2): -1.8623069547469335, ('2.881.45', 1): -0.68943543836133947, ('1.730.6', 0): -0.36748863788587682, ('2.650.79', 1): -1.274576138800855, ('2.150.96', 1): -0.20406633310895983, ('2.620.76', 0): -1.2238126629545982, ('2.721.3', 2): -0.60184707341659127, ('2.341.03', 0): -0.714604291233915, ('2.730.95', 0): -1.1978995460936499, ('2.831.46', 2): -0.61103229414118831, ('2.320.99', 1): -0.46598693154304927, ('2.811.3', 1): -0.73181947826300597, ('2.951.52', 1): -0.50186968841403967, ('2.741.17', 2): -0.92056937354198098, ('1.010.01', 0): -0.010456347381844344, ('2.730.85', 1): -1.2393455617068052, ('2.681.03', 0): -0.97185519044768642, ('1.970.85', 0): -0.12981676359258448, ('2.090.79', 2): -0.49347175385970227, ('2.31.1', 1): -0.20843912677899112, ('2.421.14', 0): -0.31507715925163704, ('2.561.2', 2): -0.68935807652577197, ('2.261.01', 2): -0.38399598633161391, ('2.861.32', 0): -1.0227681604105003, ('1.880.69', 1): -0.43956674759464803, ('2.681.12', 1): -0.80961724791924894, ('2.060.8', 2): -0.39763207507522919, ('1.950.65', 0): -0.44752147332047393, ('2.20.9', 0): -0.38642601637919605, ('2.971.27', 1): 0, ('2.30.89', 1): -0.63938209895066522, ('2.360.91', 2): -0.61400705784282328, ('2.41.1', 0): -0.63032146632516373, ('2.160.59', 1): -0.85450213486218463, ('2.270.98', 0): -0.42309912449532472, ('2.51.03', 0): -0.80150680612623559, ('1.860.6', 0): -0.4214096953543045, ('2.981.32', 2): 0, ('2.530.96', 1): -0.88736357602496552, ('2.941.59', 2): -0.37854633949201683, ('2.050.88', 2): -0.1827829160272578, ('2.460.93', 0): -0.73306314066567246, ('2.070.45', 2): -0.8825352678250733, ('2.351.02', 0): -0.52334435723583206, ('1.820.5', 2): -0.52775790684642931, ('1.610.44', 0): -0.34053657979422014, ('2.411.14', 2): -0.43656547797627743, ('2.491.22', 0): -0.42855304752815337, ('1.730.46', 0): -0.44145476787893423,</text:p>
      <text:p text:style-name="P1"><text:s/>('2.430.94', 1): -0.85272825294552723, ('2.991.4', 1): 0, ('1.790.6', 1): -0.44033872456907902, ('2.411.06', 1): -0.64951329591033802, ('2.330.98', 1): -0.42833971530290016, ('2.610.84', 1): -1.2015324716634175, ('2.50.61', 0): -1.2338127232735974, ('2.751.16', 0): -0.87550447551982269, ('1.890.78', 0): -0.15178679924835536, ('1.10.1', 2): -0.016553428442010614, ('2.471.07', 0): -0.70365676686241596, ('2.190.71', 0): -0.76193441723467858, ('2.951.43', 0): -0.70891422344910016, ('1.970.84', 2): -0.19175051322056089, ('2.911.29', 1): -0.94153453643915075, ('2.961.53', 0): -0.46013910406928632, ('1.980.73', 2): -0.51772459787919922, ('2.71.09', 2): -0.97858814474767819, ('2.821.22', 1): -0.78456919061450126, ('2.430.3', 2): -1.4754625614961658, ('2.080.9', 0): -0.20644405168484761, ('1.970.63', 1): -0.58499123250889906, ('2.731.29', 1): -0.7026926462700871, ('2.710.87', 1): -1.2246139753072314, ('2.991.6', 1): 0.0, ('2.741.2', 1): -0.9331865067473003, ('2.590.29', 2): -1.6732695521503353, ('2.761.32', 2): -0.63564149770974288, ('2.940.94', 0): -1.4655866766789161, ('2.581.19', 1): -0.69480825833973325, ('2.481.11', 2): -0.55213417958255795, ('2.761.29', 2): -0.59180913099848309, ('2.090.64', 2): -0.71171259839879275, ('2.41.08', 1): -0.67308970404075397, ('2.741.41', 2): -0.56558697245959944, ('2.581.09', 0): -0.68722613434693147, ('2.250.73', 1): -0.84001532076686758, ('1.360.25', 0): -0.1566757896167548, ('2.20.71', 1): -0.67943631575599528, ('2.470.92', 1): -0.83302577862309046, ('2.641.09', 1): -0.84231426582791935, ('2.860.91', 2): -1.4116704097160204, ('1.730.66', 2): -0.12447567565261734, ('2.811.39', 2): -0.46134307076658115, ('2.51.22', 2): -0.42161974462715163, ('2.891.19', 0): -0.91370409311875289, ('1.770.56', 1): -0.31029736565337063, ('2.641.19', 0): -0.75104731282812742, ('1.630.52', 1): -0.15949982126174569, ('2.661.3', 1): -0.41375615390348991, ('2.531.13', 2): -0.60644024882545455, ('2.710.78', 2): -1.2444503547923658, ('2.040.75', 1): -0.45237186757379327, ('2.790.9', 0): -1.2899852295939132, ('2.921.42', 0): -0.8514180611445834, ('1.190.19', 2): -0.0063684724844920524, ('2.310.9', 2): -0.62907438132091609, ('2.911.42', 2): -0.62625086811114072, ('2.040.65', 0): -0.56919222307188078, <text:soft-page-break/>('1.370.35', 2): -0.04681282094515312, ('2.620.99', 1): -0.88940665306566924, ('1.670.38', 2): -0.41722904447772147, ('1.80.55', 1): -0.36673490570848721, ('2.71.29', 0): -0.6533849873935178, ('2.10.71', 0): -0.54593056846163701, ('2.981.21', 0): 0, ('2.370.92', 0): -0.58919615631967226, ('2.00.67', 1): -0.46042856884019645, ('2.651.41', 1): -0.32705428691896404, ('1.310.22', 1): -0.18434063203751228, ('2.381.08', 1): -0.46241385929326823, ('2.450.88', 0): -0.85986335130414793, ('2.240.99', 0): -0.28868241105750414, ('1.970.75', 2): -0.44503994904718758, ('2.941.23', 1): -0.96721022619602182, ('2.140.76', 0): -0.51000991403364604, ('2.921.35', 0): -0.86786053220708559, ('1.740.66', 0): -0.10052101856907067, ('2.710.95', 2): -1.1894124609090473, ('2.580.79', 2): -1.1251513708649128, ('2.440.87', 0): -0.8122033296432003, ('2.641.25', 0): -0.63509380693523165, ('2.110.75', 1): -0.47573800186202486, ('2.621.27', 2): -0.69108572694975146, ('2.740.91', 0): -1.1022123712372351, ('1.010.0', 2): -0.014426388477253782, ('2.361.06', 2): -0.34743143830931755, ('2.321.06', 0): -0.45936153323420265, ('2.380.82', 2): -0.83954965368987444, ('2.981.44', 0): 0.0, ('1.570.5', 2): -0.092656626208285478, ('2.941.39', 0): -0.60354493850335644, ('2.91.34', 2): -0.77710338878745766, ('2.580.97', 0): -0.82344235011033162, ('1.550.46', 2): -0.30065337981793694, ('2.561.19', 0): -0.63106403564952285, ('2.481.21', 2): -0.29186428996326519, ('2.581.27', 0): -0.51288312378929113, ('2.741.11', 1): -0.92789476435102458, ('2.251.06', 0): -0.26483491786249025, ('2.460.82', 0): -0.99946551643697656, ('2.320.96', 0): -0.58955664141195407, ('2.790.69', 2): -1.5883726777849163, ('2.80.92', 1): -1.1683383613899045, ('2.891.37', 1): -0.88135868738325263, ('2.120.84', 1): -0.37473812343515928, ('2.271.01', 2): -0.31116763039301226, ('2.741.46', 1): -0.31635074988377104, ('1.720.61', 1): -0.131648811463316, ('1.430.37', 0): -0.21660050204297077, ('2.551.18', 0): -0.67711765165913218, ('2.580.9', 0): -1.0735532546997881, ('2.71.0', 1): -0.98738536602513383, ('1.720.55', 2): -0.19519848185629612, ('1.730.61', 1): -0.32821949972392367, ('2.741.27', 0): -0.86205501426343867, ('2.190.66', 1): -0.81960256284789024, ('2.531.14', 1): -0.6903893686631597, ('2.00.8', 2): -0.34527283147699761, ('2.490.79', 0): -1.1000857697007622, ('1.830.7', 0): -0.26245184926127196, ('1.40.34', 1): -0.22400987562207994, ('2.531.22', 0): -0.62319922103973591, ('2.681.08', 1): -0.82582255145080308, ('1.550.48', 1): -0.20786630872130393, ('2.911.45', 1): -0.58548329472372829, ('2.130.84', 0): -0.63620062946704703, ('2.681.13', 1): -0.89431303081321145, ('2.010.59', 1): -0.62280704249673957, ('2.851.36', 0): -0.63280610864067888, ('2.741.14', 0): -0.88355985393228487, ('2.290.93', 2): -0.45630467032985345, ('2.670.93', 0): -1.1341399821013836, ('1.10.07', 2): -0.06338263051605024, ('2.180.9', 2): -0.40893603919717864, ('2.911.56', 0): -0.36462285221740848, ('1.880.62', 0): -0.39831245838662332, ('1.360.3', 2): -0.14564086899101858, ('2.470.88', 2): -0.84084204582661082, ('2.441.01', 0): -0.70117541803073957, ('2.010.9', 1): -0.12880569600410197, ('1.310.21', 2): -0.15207273474810573, ('2.490.93', 2): -0.89830554640644622, ('2.441.11', 1): -0.57375976005512597, ('2.971.32', 1): -1.0098177463515641, ('1.940.77', 1): -0.32070887993349306, ('1.090.08', 2): -0.061444789417713051, ('1.320.27', 2): -0.067338224805487068, ('2.671.36', 2): -0.43186225132035183, ('2.51.08', 1): -0.60814085836120124, ('2.691.29', 0): -0.55635731970847913, ('2.991.48', 2): 0, ('2.580.9', 1): -0.99849811441424174, ('1.940.63', 0): -0.47360662727587288, ('2.871.52', 1): -0.36580889183957266, ('1.690.49', 1): -0.22392396704027201, ('2.231.01', 1): -0.29073059874323109, ('2.050.85', 1): -0.24941733944737007, ('1.850.76', 1): -0.10026177503508696, ('2.520.64', 2): -1.1821188149796578, ('1.360.28', 1): -0.15986138389705121, ('2.160.8', 0): -0.52474642330957777, ('2.310.84', 2): -0.73922682393322281, ('2.871.44', 0): -0.54996323532572533, ('2.411.19', 1): -0.264697673583, ('2.491.29', 1): -0.28332682495063644, ('2.461.25', 1): -0.26995205253364035, ('2.821.29', 1): -0.61802463636871485, ('2.80.71', 2): -1.5553786352777514, ('2.560.95', 0): -0.91335881634950467, ('1.730.56', 0): -0.41826424828427744, ('2.411.09', 0): -0.49378357591162625, ('2.861.25', 1): -0.87612920517822424, ('2.741.21', 0): -0.76832317132393413, ('2.71.41', 0): -0.32570942616203091, ('2.120.87', 2): -0.4126467107611887, ('2.210.99', 2): -0.31517252813116375, ('2.190.95', 2): -0.58039137641894212, ('1.720.62', 2): -0.13330823160037689, ('2.851.5', 1): -0.42096433650571741, ('2.50.99', 2): -0.73331486041496308, ('1.890.54', 2): -0.51536708282314492, ('2.591.07', 2): -0.75338723631969884, ('2.951.18', 0): -1.1469727230838305, ('2.951.48', 1): -0.55686123432279844, <text:soft-page-break/>('1.890.65', 2): -0.42500834580339919, ('1.710.43', 2): -0.40631644510915688, ('2.831.35', 1): -0.82288613562617052, ('2.621.29', 2): -0.6245053271271882, ('2.771.31', 0): -0.83294076569593356, ('1.630.39', 1): -0.37524179401603669, ('2.190.82', 2): -0.6381161532412799, ('3.00.38', 1): 0, ('2.831.25', 0): -0.91757019647168403, ('1.520.35', 2): -0.28051696988058578, ('2.371.06', 2): -0.66884328919162039, ('2.821.49', 2): -0.37120771454216039, ('2.370.75', 0): -0.9181811909348172, ('2.731.22', 0): -0.73331188238100797, ('2.851.42', 2): -0.66320941615155116, ('1.40.37', 2): -0.074534816855359412, ('2.711.4', 2): -0.53205879428786762, ('2.060.84', 0): -0.3654554799071717, ('2.370.75', 1): -0.94507462256025221, ('2.581.12', 0): -0.71097600199653177, ('2.791.35', 0): -0.62418987077029486, ('2.060.71', 0): -0.50849740666976506, ('2.931.6', 1): -0.34232998552416394, ('1.460.4', 0): -0.1965824009356924, ('2.611.2', 0): -0.60990233557549201, ('1.580.38', 0): -0.30578538782176834, ('2.290.94', 1): -0.57447720925314016, ('2.611.07', 1): -0.87007273880862934, ('1.790.69', 1): -0.15334451324191598, ('2.711.13', 1): -0.82497975519591105, ('2.91.5', 1): -0.51200298775426634, ('2.561.07', 0): -0.70095000064119939, ('2.771.21', 2): -0.91225136182392508, ('3.01.12', 2): 0, ('2.491.12', 2): -0.62870387415432816, ('1.090.1', 1): -0.0086268814508172528, ('1.880.71', 2): -0.38309620551637269, ('2.951.36', 1): -0.89368621161418782, ('2.441.12', 2): -0.484741729... shutting down processing monitor complete</text:p>
      <text:p text:style-name="P1">done</text:p>
      <text:p text:style-name="P1">03201551, ('2.931.35', 0): -0.73054719367055976, ('1.530.38', 2): -0.17189118246142016, ('1.50.35', 2): -0.1701402984478021, ('1.740.51', 1): -0.29655312200930323, ('2.430.82', 1): -0.90082955939725418, ('2.841.38', 0): -0.50152009297119871, ('2.350.69', 2): -0.98964583589580146, ('2.831.19', 0): -1.0922511067608631, ('2.951.6', 1): -0.43360728491410921, ('2.220.98', 2): -0.54597359621083963, ('2.961.28', 1): -1.0000037224541796, ('2.360.94', 2): -0.56607724454266517, ('2.080.87', 2): -0.30634806651885571, ('2.71.26', 1): -0.70670438236345356, ('1.920.65', 0): -0.41989560400533771, ('2.391.0', 0): -0.48573690771324868, ('2.681.3', 2): -0.73949405226986153, ('1.580.45', 2): -0.3820865886071772, ('2.861.55', 1): -0.38701876100028854, ('2.831.02', 0): -1.1875448693461086, ('2.470.95', 1): -0.83334188428874256, ('1.280.23', 0): -0.18538257931910554, ('2.340.84', 0): -0.79426574136574735, ('1.90.74', 0): -0.18230677662990638, ('2.611.34', 2): -0.31529690405170829, ('1.760.51', 0): -0.33119104660333365, ('1.760.53', 1): -0.29121952657316447, ('2.050.87', 2): -0.26855685038884836, ('1.890.53', 1): -0.54978477405703641, ('1.960.81', 0): -0.20879524802355603, ('2.611.26', 1): -0.60930132774401691, ('2.521.11', 2): -0.70274240822874634, ('1.950.53', 1): -0.60025582974812153, ('1.940.5', 1): -0.63989254374333848, ('2.320.93', 0): -0.5572460467803052, ('2.830.78', 2): -1.4764690153656883, ('2.991.39', 0): 0, ('2.371.09', 1): -0.57334130474562139, ('2.561.16', 1): -0.71278933318915283, ('2.551.35', 2): -0.21785556089289901, ('2.61.25', 0): -0.3837611138854724, ('2.040.71', 2): -0.51086011278850185, ('2.371.19', 0): -0.19784118682567739, ('2.821.09', 0): -1.0874853076603919, ('1.950.73', 2): -0.48777378696549556, ('1.970.81', 2): -0.23144281179907703, ('2.390.85', 0): -0.79410730068666757, ('1.850.62', 1): -0.37123414745109712, ('2.070.74', 0): -0.39884340145508501, ('2.591.06', 0): -0.77439142791277116, ('2.581.01', 2): -0.85370864717861872, ('2.591.09', 2): -0.71624698313034485, ('2.060.62', 2): -0.70625484574309627, ('2.050.72', 1): -0.42431445002376056, ('2.591.12', 2): -0.72838607972984626, ('2.090.61', 2): -0.75896928170426481, ('2.491.15', 1): -0.65298252055822115, ('1.790.69', 2): -0.14803031921138957, ('1.220.19', 2): -0.12231959207138531, ('1.030.02', 0): -0.044133303514755994, ('1.570.48', 2): -0.15456994530199161, ('1.410.3', 2): -0.11639357741270984, ('2.91.38', 0): -0.71642705000933238, ('2.491.05', 0): -0.64412820169923735, ('2.130.58', 2): -0.77897798775380489, ('2.180.85', 2): -0.42132504674280341, ('2.321.13', 0): -0.18915324914678519, ('2.921.39', 0): -0.84406654507624612, ('2.261.09', 1): -0.20035326555729377, ('2.861.09', 0): -1.2334829564713461, ('2.871.53', 0): -0.38234075524737915, ('2.661.24', 0): -0.60261255758807097, ('2.841.43', 1): -0.50392438658125305, ('2.560.79', 1): -1.0238442138244093, ('2.290.88', 2): -0.59447999033733079, ('2.861.19', 1): -1.1445534409465168, ('2.771.19', 0): -0.89153690269217645, ('1.910.73', 1): -0.3866950896417557, ('2.821.42', 0): -0.59896122795629325, ('2.921.14', 1): -1.085208985051219, ('2.10.92', 2): -0.32562342547121376, <text:soft-page-break/>('2.841.49', 2): -0.39347485576342839, ('1.470.42', 1): -0.064076577094866596, ('2.080.84', 2): -0.33364897037680102, ('2.710.67', 0): -1.4740134402736307, ('2.10.79', 2): -0.49377116316862407, ('2.681.4', 1): -0.34683480324961113, ('2.460.71', 1): -1.1139082514467309, ('1.460.37', 1): -0.30320294510296664, ('2.280.93', 1): -0.7483460850865834, ('2.80.9', 2): -1.1891311631734141, ('2.621.13', 0): -0.81837709110150381, ('2.040.6', 1): -0.65454858419841222, ('2.621.02', 2): -0.86394209424931967, ('2.370.88', 1): -0.66596193061335551, ('1.740.55', 1): -0.3139714526578064, ('1.590.48', 0): -0.19398857200057643, ('1.940.78', 0): -0.29602870316323804, ('2.170.88', 0): -0.35609310594040489, ('2.830.92', 1): -1.1981041351076263, ('2.971.44', 0): -0.60141256921766284, ('2.861.3', 1): -0.95097777935999372, ('2.590.7', 1): -1.2800221335596031, ('2.280.84', 1): -0.6926337705034098, ('2.680.66', 2): -1.4471611653133518, ('2.441.09', 2): -0.56004721936930935, ('2.831.24', 2): -0.88235116968868588, ('2.220.72', 2): -0.74479072277933234, ('2.841.32', 2): -0.60190120818975423, ('2.320.88', 2): -0.53961037862413486, ('2.791.23', 2): -0.71535621725526144, ('1.850.73', 0): -0.20847410567416971, ('2.760.84', 2): -1.305099048258884, ('2.851.37', 2): -0.66997760881166768, ('2.580.98', 2): -0.75068882597924114, ('2.471.18', 1): -0.50954133744257191, ('2.860.97', 0): -1.2170009788377376, ('2.711.09', 1): -0.91037633741582658, ('2.481.0', 2): -0.73769968608670022, ('2.721.32', 0): -0.4252680275844255, ('1.690.53', 0): -0.17361292701260009, ('2.451.23', 0): -0.26876455012229317, ('1.190.13', 2): -0.10660893426575899, ('2.911.36', 0): -0.70951887552443571, ('2.191.04', 0): -0.16598717034894117, ('1.580.39', 1): -0.29388469973405301, ('1.70.56', 1): -0.40895775543651025, ('2.730.98', 2): -1.1152470018407297, ('1.820.67', 0): -0.34716008825723238, ('2.661.29', 1): -0.37749391854867126, ('1.620.55', 2): -0.081148906407678925, ('1.220.16', 1): -0.14670193872669249, ('1.910.62', 2): -0.52755337328086338, ('1.530.46', 1): -0.11228683568074314, ('2.21.0', 0): -0.2315374597792971, ('2.651.22', 1): -0.72165304726572632, ('2.911.6', 0): -0.32587563145467585, ('1.250.25', 1): -0.0038990778012693381, ('2.290.87', 1): -0.58187881918479623, ('1.640.56', 0): -0.18527104779594422, ('2.30.82', 1): -0.72490241868578076, ('2.921.17', 2): -1.2037262167361493, ('2.351.12', 0): -0.37458249609857591, ('2.350.82', 1): -0.77653963094728973, ('2.851.21', 2): -0.86070507129252927, ('2.40.88', 1): -0.86918984541802502, ('2.891.01', 2): -1.103614122394996, ('2.891.2', 1): -1.0623314946472562, ('1.770.64', 1): -0.28506015371375776, ('2.170.87', 2): -0.39468969153570077, ('1.710.49', 1): -0.29894176985643484, ('2.430.82', 0): -0.92116264695308192, ('2.461.15', 2): -0.61390204507601809, ('2.580.25', 0): -1.6767072510459029, ('2.530.82', 1): -1.0770615204092231, ('2.620.85', 2): -1.1174966096624963, ('2.980.9', 1): 0.0, ('2.541.21', 1): -0.38791930255547485, ('2.941.6', 1): -0.44314889377726163, ('2.770.92', 1): -1.1368345585456492, ('2.961.33', 1): -0.85118727308846553, ('2.360.87', 2): -0.75164673625596401, ('2.781.41', 1): -0.45124739265241004, ('2.80.85', 0): -1.3932246195378952, ('2.791.44', 2): -0.36872211952015232, ('2.651.15', 0): -0.82762240733326409, ('2.040.85', 0): -0.43233913391581602, ('2.591.22', 2): -0.73887479470855233, ('2.671.18', 1): -0.68427473143827466, ('1.830.56', 2): -0.37786166140259225, ('2.71.05', 1): -1.0647552200376591, ('2.090.86', 0): -0.38940991362080923, ('2.681.18', 0): -0.71052775722926431, ('2.571.14', 0): -0.64696244924121094, ('2.230.48', 2): -1.0207599747529121, ('2.361.02', 1): -0.37962915113214241, ('2.240.69', 1): -0.77605292738296661, ('1.340.27', 0): -0.24109363716860041, ('2.891.55', 0): -0.44860380266641908, ('1.760.58', 0): -0.449403075730755, ('1.510.45', 2): -0.090105989810915305, ('2.861.35', 2): -0.85418498070410631, ('2.651.33', 0): -0.56220183055478401, ('2.160.93', 0): -0.51698851744481855, ('2.350.94', 2): -0.52665359117635346, ('2.991.53', 1): 0.0, ('2.590.92', 2): -0.9052585839940529, ('1.710.51', 0): -0.28742740052033883, ('2.751.35', 2): -0.44272836433082036, ('1.940.54', 0): -0.611320886282816, ('2.551.25', 2): -0.51462169615602082, ('2.891.42', 0): -0.80563863902177957, ('1.180.12', 0): -0.10365251820919157, ('2.551.02', 0): -0.78438826537097417, ('2.881.37', 1): -0.6947651645902484, ('2.711.41', 1): -0.3704675833539961, ('2.190.73', 0): -0.66424945753312858, ('2.431.18', 2): -0.388691641544822, ('2.781.34', 0): -0.46559445440381525, ('2.390.96', 0): -0.59401421231559781, ('2.661.25', 1): -0.45808207137065687, ('2.891.23', 1): -1.0810370648848697, ('2.741.38', 1): -0.66576840198127529, ('2.281.02', 0): -0.57740509133945117, ('2.951.28', 1): -0.8543820872772746, ('2.881.46', 1): -0.61845737979370141, <text:soft-page-break/>('1.520.45', 2): -0.22491404201593265, ('2.050.79', 0): -0.26767032622315257, ('2.831.45', 0): -0.70447400620252609, ('1.770.67', 2): -0.15480636088171235, ('2.951.55', 1): -0.49058189888988507, ('2.81.05', 0): -1.1520284163846237, ('2.461.12', 1): -0.66741871284928989, ('1.590.49', 1): -0.16393694683369492, ('2.20.93', 2): -0.39570991098327324, ('1.780.57', 2): -0.24174181233285078, ('2.681.43', 0): -0.29327149667800051, ('2.250.92', 0): -0.65937337124394058, ('2.261.02', 0): -0.40396827583396883, ('1.990.78', 2): -0.25914407358435843, ('2.941.5', 2): -0.47464954863583575, ('2.731.33', 0): -0.62606450195978036, ('2.10.8', 1): -0.62791677697183701, ('2.831.11', 2): -1.0087065757030127, ('2.080.93', 1): -0.15722056275569649, ('2.130.77', 1): -0.52698610813806579, ('2.830.85', 1): -1.3835021934705707, ('2.841.51', 2): -0.34436772469562354, ('2.680.95', 1): -1.0610807222368852, ('1.310.29', 1): -0.075836168032851883, ('1.640.5', 0): -0.40778640588156317, ('2.41.21', 2): -0.20040800787488186, ('2.160.82', 1): -0.5455863521411648, ('2.221.05', 0): -0.19439689020304188, ('1.830.59', 1): -0.37189476079760958, ('2.280.98', 0): -0.64927318433358328, ('1.410.31', 0): -0.12796589598581135, ('2.191.05', 2): -0.22091524930952147, ('2.830.8', 2): -1.4804532937083108, ('1.80.71', 1): -0.1065155223343428, ('1.560.39', 2): -0.20409001727141385, ('2.961.63', 1): -0.34930297150979672, ('2.881.52', 0): -0.37896271394572234, ('2.981.14', 2): 0, ('2.981.49', 2): 0.0, ('2.351.07', 2): -0.46377951118799238, ('1.610.56', 0): -0.057125644340174753, ('2.521.19', 0): -0.65353575012778919, ('1.950.8', 0): -0.30787518710116557, ('1.30.23', 0): -0.16530414162819387, ('2.411.11', 0): -0.48823734129391172, ('2.160.62', 2): -0.78279316281370059, ('2.430.93', 1): -0.78425320128353937, ('2.020.8', 1): -0.25020161268405061, ('1.390.35', 1): -0.080078019533052588, ('1.790.5', 1): -0.42220910058767303, ('2.411.01', 1): -0.54330422216442409, ('2.881.34', 2): -0.61841396341148325, ('2.611.31',</text:p>
      <text:p text:style-name="P1"><text:s/>2): -0.45889637547751733, ('2.711.02', 0): -0.97580132720279522, ('2.931.51', 0): -0.55345909907522162, ('2.411.1', 2): -0.52153197494798231, ('2.210.84', 0): -0.57217848416493367, ('2.350.76', 0): -0.91226929070907603, ('2.461.03', 0): -0.68295461353850917, ('2.951.62', 2): -0.41399147365530942, ('1.520.31', 2): -0.32070601500814133, ('2.561.33', 1): -0.24356475930242771, ('2.881.45', 2): -0.69231218577729559, ('1.730.6', 1): -0.37057451847043099, ('1.90.65', 0): -0.27006922328545835, ('2.150.9', 0): -0.45400089014032885, ('2.150.96', 0): -0.21415447401527057, ('1.620.47', 0): -0.23152693884500392, ('2.40.89', 0): -0.77547547809349227, ('2.991.5', 1): 0.0, ('2.771.01', 2): -1.1252615795311649, ('2.321.08', 2): -0.37916109569722084, ('2.981.7', 0): 0, ('2.861.46', 0): -0.69211350542122618, ('1.950.76', 2): -0.46470326042095145, ('2.421.14', 1): -0.29980680653257669, ('2.561.2', 1): -0.67311680665326989, ('2.81.16', 2): -0.80620821591022862, ('1.060.05', 0): -0.050969929568656883, ('2.860.86', 0): -1.4891347607191434, ('1.790.61', 0): -0.42386552005844547, ('2.91.37', 2): -0.61333917189833398, ('2.160.98', 2): -0.30537525551914491, ('2.51.13', 0): -0.5756350018744012, ('1.880.69', 2): -0.4383957179270766, ('2.710.89', 1): -1.2448085724781259, ('1.790.71', 1): -0.13956561094631678, ('1.570.45', 2): -0.18404585432942061, ('2.41.1', 1): -0.63403201649482022, ('1.770.55', 1): -0.34432400217940579, ('2.891.59', 1): -0.37762300241428015, ('2.270.98', 1): -0.45684016354638851, ('2.711.22', 2): -0.79077574770607273, ('2.650.76', 0): -1.2144662549825835, ('1.860.6', 1): -0.33452117258400654, ('2.920.32', 0): -1.9748961072846447, ('2.981.32', 1): 0.0, ('1.630.46', 0): -0.20811156266304162, ('2.530.96', 0): -0.6609885429795983, ('2.310.93', 0): -0.62058485555406828, ('2.161.02', 2): -0.15929873032449901, ('2.981.13', 1): 0.0, ('2.971.21', 2): -1.1367028714510719, ('2.090.85', 2): -0.37437171754617293, ('2.971.64', 0): -0.41641960124085653, ('2.00.78', 0): -0.42655022818937299, ('1.610.44', 1): -0.34648341792259985, ('2.491.22', 1): -0.42745484041293985, ('1.460.3', 1): -0.23200673288454751, ('2.00.64', 1): -0.61114887256581762, ('2.881.5', 1): -0.45654045051846764, ('1.830.67', 2): -0.38310364039195294, ('2.520.86', 1): -1.0657103287066967, ('2.230.98', 0): -0.36720064698190169, ('1.780.61', 2): -0.17209696809413821, ('2.870.91', 2): -1.4502451477048861, ('2.871.51', 2): -0.35681477889316643, ('1.820.53', 2): -0.44863723974092823, ('1.970.78', 0): -0.34464630857819867, ('2.911.15', 0): -1.1377189988242509, ('2.760.31', 1): -1.8815559121163554, ('2.951.43', 1): -0.64873566291399232, ('2.971.32', 2): -0.85849462565074253, ('2.721.28', 1): -0.63029824890149511, ('2.921.06', 0): -1.2538959649110448, <text:soft-page-break/>('2.110.76', 1): -0.50979333966456686, ('2.961.53', 1): -0.45417136559888993, ('2.560.73', 1): -1.1807808410201843, ('2.370.7', 2): -0.97673355012128937, ('1.450.29', 1): -0.20470417018126075, ('2.821.22', 0): -0.80559851421518847, ('2.71.27', 1): -0.64550407113987018, ('2.080.9', 1): -0.20094086449112733, ('2.710.69', 1): -1.3633633981579096, ('1.490.43', 1): -0.19350474699687184, ('2.731.29', 2): -0.6930734800442685, ('2.030.73', 1): -0.36720470342863054, ('2.991.6', 2): 0.0, ('2.741.2', 0): -0.9058849516428118, ('1.680.54', 0): -0.25867238268781545, ('2.581.22', 2): -0.67419610472539715, ('2.761.32', 1): -0.67406805368399281, ('2.030.81', 0): -0.42684275404671718, ('2.581.19', 2): -0.68083336916455806, ('2.41.11', 0): -0.6035843541375715, ('2.250.67', 1): -0.91412530784901147, ('2.761.29', 1): -0.67775275643467725, ('2.741.41', 1): -0.55356295264041799, ('2.190.78', 0): -0.64271625147885658, ('1.40.3', 2): -0.2756512256187284, ('2.250.73', 0): -0.80439375507999411, ('2.71.3', 1): -0.65612353797268941, ('2.470.92', 2): -0.83685419673794648, ('1.020.03', 2): -0.02034065529652004, ('2.50.95', 0): -0.79798788151548528, ('2.440.79', 0): -0.99991556035338558, ('2.891.19', 1): -1.1164442669027708, ('2.010.72', 0): -0.52176053701087377, ('1.770.56', 2): -0.30403275217281633, ('2.190.65', 1): -0.84438403790503747, ('1.630.52', 0): -0.14574534002574482, ('2.30.92', 2): -0.61372115190938481, ('2.620.95', 0): -0.91755252505659446, ('2.531.13', 1): -0.57789439649875729, ('2.921.42', 1): -0.84029039227897206, ('2.150.78', 0): -0.57449668912663143, ('2.911.42', 1): -0.63141231750116933, ('1.610.33', 2): -0.42283829616720592, ('2.130.83', 2): -0.70012639160846601, ('1.370.35', 1): -0.052483372043110148, ('1.950.83', 0): -0.14423625895592607, ('2.81.28', 0): -0.84670451261345703, ('1.80.55', 2): -0.36642833745684306, ('2.71.29', 1): -0.63836933814276919, ('2.10.71', 1): -0.50890582883016833, ('2.230.72', 0): -0.71071503454871066, ('2.81.34', 1): -0.91245410304802865, ('2.951.39', 0): -0.81241641380589491, ('2.91.39', 2): -0.8019582724928731, ('1.310.22', 0): -0.17675418406659654, ('2.791.46', 0): -0.35321917338293624, ('2.490.96', 0): -0.79562510358826277, ('2.240.99', 1): -0.27992460848230727, ('2.941.23', 0): -1.0557213345688927, ('2.671.33', 0): -0.55677252138993871, ('2.140.76', 1): -0.5061991439377177, ('2.811.12', 0): -1.0178360025467668, ('2.881.17', 2): -0.90497017932427792, ('2.490.78', 1): -1.0326253845347246, ('2.641.25', 1): -0.68215997597478562, ('1.010.0', 1): -0.021545032608448533, ('2.490.75', 2): -1.1054516441412707, ('2.691.24', 0): -0.57585770375349477, ('2.321.06', 1): -0.45863048494130015, ('1.330.32', 2): -0.027695946725707563, ('2.981.44', 1): 0.0, ('2.740.58', 0): -1.5652855598699962, ('2.871.43', 2): -0.50370796400968831, ('2.561.19', 1): -0.63533884049864386, ('2.591.27', 2): -0.60811537196229193, ('2.861.08', 0): -1.0622402714221437, ('1.260.24', 0): -0.022426855016869876, ('2.641.36', 1): -0.31647582676175168, ('2.251.06', 1): -0.26997048962611703, ('2.941.34', 0): -0.68372835271384025, ('2.861.26', 1): -0.94877437388481312, ('2.320.96', 1): -0.59137954442689, ('2.71.16', 0): -0.58434285559286392, ('2.120.84', 0): -0.36866730607043396, ('2.891.58', 1): -0.34611471576142033, ('1.720.61', 0): -0.1553734324216699, ('1.430.37', 1): -0.22181895502187124, ('2.551.18', 1): -0.67676410871065873, ('2.260.8', 2): -0.75789942823620637, ('2.71.0', 2): -1.0088479874912872, ('2.921.53', 0): -0.59955690345454449, ('2.461.08', 1): -0.68123029609823427, ('2.71.35', 0): -0.53970970928110529, ('1.150.16', 1): -0.0042838883262725017, ('2.370.9', 2): -0.73862553246857376, ('2.610.95', 2): -1.0562759358982423, ('2.230.68', 0): -0.78600238948660206, ('2.551.23', 2): -0.49665253515299912, ('1.70.45', 0): -0.34391957675258872, ('1.830.7', 1): -0.2635155004354125, ('1.40.34', 0): -0.22694259034221678, ('2.710.97', 2): -1.0049897844000899, ('1.550.48', 0): -0.21372015076362183, ('2.130.84', 1): -0.66482326146690107, ('2.681.13', 0): -0.83330156453463677, ('1.390.31', 1): -0.15640700145345801, ('2.771.23', 0): -0.793239373351314, ('1.70.55', 1): -0.42361015985677708, ('2.571.09', 1): -0.71368452540512606, ('2.180.9', 1): -0.3796434468938607, ('2.851.52', 2): -0.35523949411640798, ('2.81.37', 2): -0.87098664287278071, ('2.441.01', 1): -0.66068724200314888, ('2.491.1', 2): -0.73451900622261623, ('2.891.62', 1): -0.27770623858578619, ('2.851.15', 0): -1.0530674306851013, ('1.880.74', 0): -0.27589953476870177, ('2.130.63', 2): -0.71446825532629032, ('2.821.41', 0): -0.60643055046921945, ('2.441.11', 0): -0.57533116862616029, ('2.871.35', 0): -0.73546523456784418, ('2.210.81', 0): -0.61886609504710155, ('2.161.0', 0): -0.2079430900020269, ('1.320.27', 1): -0.087414074987370166, ('1.510.37', 2): -0.18752968176695417, ('2.771.16', 2): -<text:soft-page-break/>0.97495338420948985, ('2.51.08', 0): -0.67534422350525969, ('2.791.48', 2): -0.34634076417274279, ('1.520.47', 0): -0.12503111902719427, ('2.941.52', 2): -0.53354127095722992, ('2.231.01', 0): -0.27119875082483685, ('2.951.5', 1): -0.54790392797755327, ('2.781.49', 2): -0.32118424353506625, ('2.320.87', 0): -0.63057596710396813, ('2.680.98', 0): -1.0099979333639362, ('1.880.61', 2): -0.35353486504791676, ('2.330.97', 1): -0.52289609880490195, ('2.160.8', 1): -0.53184923519597638, ('2.871.44', 1): -0.52801924031695535, ('2.461.25', 2): -0.22927025098258402, ('1.340.33', 0): -0.019059156046758251, ('2.811.43', 0): -0.47096583548409215, ('2.230.87', 0): -0.40585892249075184, ('1.730.56', 1): -0.42428318036366153, ('1.760.62', 0): -0.37688040828715086, ('2.220.85', 0): -0.58614110913931472, ('2.861.25', 2): -0.93542572520018208, ('2.340.89', 2): -0.78737614968682312, ('2.71.41', 1): -0.30101507728955268, ('2.010.89', 1): -0.1399978698903899, ('2.230.93', 1): -0.4090264918567087, ('2.851.3', 2): -0.81706327381730104, ('1.890.75', 0): -0.28432619660583786, ('2.931.59', 2): -0.4052954499483003, ('1.890.54', 1): -0.53809489304215441, ('2.520.93', 1): -0.84202697266678128, ('2.451.14', 2): -0.3248538012646453, ('1.60.41', 1): -0.23446545022561058, ('2.951.48', 0): -0.63715529063904308, ('1.890.65', 1): -0.41781445229861025, ('2.391.07', 0): -0.35156960878605026, ('2.771.46', 0): -0.43550906214034646, ('2.891.47', 1): -0.79668470137675684, ('2.751.11', 1): -0.95795432957390403, ('2.440.9', 1): -0.81911343148068061, ('1.680.47', 0): -0.2800542605808013, ('2.981.44', 2): 0.0, ('1.680.46', 1): -0.32026357412233747, ('1.70.61', 1): -0.20901329784782952, ('2.381.07', 2): -0.51935283273789978, ('2.541.16', 1): -0.55671268570679899, ('1.460.29', 0): -0.24334706770766154, ('2.060.84', 1): -0.35725900255241338, ('1.930.75', 2): -0.25078543776326145, ('2.060.71', 1): -0.53369670459424456, ('1.460.4', 1): -0.22061227873893194, ('1.390.32', 2): -0.16793416511962023, ('2.860.72', 1): -1.6132430614881825, ('2.581.04', 0): -0.79228318761763161, ('2.711.13', 0): -0.84845484439689034, ('2.91.5', 0): -0.62963396447190423, ('1.290.25', 2): -0.045054748243991034, ('2.881.05', 0): -1.3176143262287316, ('2.981.52', 2): 0.0, ('1.270.24', 0): -0.11155889132784884, ('2.491.12', 1): -0.59046338826400224, ('1.090.1', 2): -0.0004889087429956119, ('2.951.36',</text:p>
      <text:p text:style-name="P1"><text:s/>2): -0.79673366603703233, ('2.611.06', 0): -0.8739402299458976, ('1.090.05', 2): -0.043931600014916493, ('1.870.69', 0): -0.19654220246493073, ('2.471.22', 2): -0.35929319460327314, ('2.861.06', 2): -1.1741390276937727, ('2.641.41', 0): -0.24095848682623464, ('1.410.34', 2): -0.074431759372882544, ('2.931.41', 0): -0.72665931287668062, ('2.831.19', 1): -1.0756613444433876, ('2.951.6', 2): -0.35873668283288351, ('2.841.53', 1): -0.32318292009334476, ('2.481.07', 2): -0.50142163925793226, ('2.770.9', 0): -1.3455559129317822, ('2.220.98', 1): -0.52499066799483129, ('2.080.87', 1): -0.27949755784954122, ('2.71.26', 0): -0.6181714037758963, ('2.640.82', 2): -1.2153438768095775, ('2.391.0', 1): -0.40007859694910186, ('2.681.3', 1): -0.72661572878229186, ('2.240.92', 2): -0.38769301407238543, ('2.451.21', 1): -0.25000285114619969, ('1.580.45', 1): -0.37869353963272612, ('2.691.11', 2): -0.83920685317255395, ('1.80.62', 0): -0.39072403020004637, ('2.831.02', 1): -1.2100780061799608, ('1.280.23', 1): -0.18350611149501517, ('2.891.24', 2): -0.93476841387925635, ('1.740.56', 1): -0.33651104685189259, ('2.951.06', 2): -1.1183496734338789, ('2.961.5', 2): -0.51016170353273804, ('2.340.96', 0): -0.68264969742718573, ('2.340.94', 2): -0.58529017491086011, ('2.81.52', 0): -0.31146106469453877, ('2.110.96', 0): -0.15452788620490474, ('2.791.12', 1): -1.0146945801884297, ('2.280.87', 1): -0.59235508921343361, ('2.390.8', 1): -0.8773864290906962, ('2.310.82', 0): -0.78173701152520569, ('1.870.57', 2): -0.44196948226769711, ('2.190.87', 2): -0.69413557270394266, ('2.861.31', 2): -0.85007122727406148, ('2.961.47', 2): -0.55786709459831962, ('2.921.4', 1): -0.89697907563795676, ('2.561.16', 0): -0.76216591248373944, ('2.941.3', 0): -0.93101926024225501, ('2.541.15', 2): -0.5244918086257776, ('2.060.31', 2): -0.99175177122560698, ('2.010.64', 2): -0.59156913605062611, ('2.070.74', 1): -0.40407008448879111, ('2.040.71', 0): -0.48988832112674907, ('1.70.54', 0): -0.41870191911177146, ('2.921.58', 1): -0.43544886441119091, ('1.970.64', 2): -0.4706917717555385, ('2.710.36', 0): -1.8150158599035762, ('1.220.19', 1): -0.12146899548177036, ('1.030.02', 1): -0.054778572962173727, ('2.91.54', 0): -0.37208605471249323, ('2.361.0', 2): -0.60599544458638277, ('1.510.35', 0): -0.15747940739002297, ('2.090.71', 2): -0.64317399859255631, <text:soft-page-break/>('2.71.33', 1): -0.59023664672783338, ('2.440.92', 1): -0.73835996990956509, ('2.640.8', 1): -1.2580634255560259, ('2.921.39', 1): -0.83538932199702232, ('2.261.09', 2): -0.17206772683567381, ('2.130.97', 1): -0.22669119648813821, ('1.530.48', 0): -0.05130796390773245, ('2.841.13', 0): -0.94583801402610213, ('2.10.82', 0): -0.61603583281496366, ('2.150.76', 2): -0.52918271300436215, ('1.480.32', 0): -0.20480482736266981, ('2.470.93', 0): -0.84000654362390204, ('2.290.88', 1): -0.61833666692514977, ('2.861.19', 0): -1.0591546594901349, ('1.910.73', 0): -0.37801531022072871, ('2.811.32', 1): -0.69955761432041985, ('2.921.14', 0): -1.1335205766226384, ('2.10.92', 1): -0.31173782618841323, ('2.831.4', 1): -0.85978854217925904, ('2.30.97', 2): -0.39563930484133675, ('1.590.47', 0): -0.19808390410158816, ('1.460.37', 0): -0.31160103640343501, ('2.280.93', 2): -0.73491944555685595, ('2.040.72', 2): -0.50590854789296347, ('2.370.88', 2): -0.7501596669332411, ('1.760.68', 1): -0.12785328488607245, ('1.370.27', 2): -0.23237405946218478, ('1.740.55', 2): -0.3026329386068472, ('2.860.34', 2): -1.8854066017544575, ('2.861.3', 0): -0.92527600878471239, ('2.550.88', 1): -0.97330216460136676, ('2.921.24', 1): -1.0310435358297829, ('2.971.52', 0): 0.0, ('2.220.72', 1): -0.77736336327465116, ('2.460.98', 1): -0.752177590672506, ('2.320.88', 1): -0.72201660143865032, ('1.850.73', 1): -0.21759056777127936, ('1.180.16', 0): -0.084403464627418046, ('2.741.02', 2): -1.1184547122016888, ('2.471.18', 0): -0.50314248766747671, ('2.711.09', 2): -0.92545288658227731, ('2.30.87', 2): -0.56316352114209367, ('2.180.96', 1): -0.29303572309209996, ('2.330.82', 2): -0.7573645106401542, ('2.770.81', 2): -1.2580673363613402, ('2.560.98', 0): -0.90684680028651365, ('1.690.53', 1): -0.22030802497443103, ('2.361.01', 1): -0.37759376115140436, ('1.190.13', 1): -0.10176268165902799, ('2.311.02', 2): -0.65465467508729913, ('2.911.36', 1): -0.78205015480173368, ('2.80.74', 1): -1.437854882912311, ('2.891.52', 2): -0.62914543917546517, ('2.531.02', 0): -0.81896859174851633, ('1.70.56', 2): -0.40752554588196077, ('2.160.96', 2): -0.39077315894154091, ('2.090.95', 1): -0.1775804073639827, ('1.820.67', 1): -0.36992280867299404, ('1.910.54', 0): -0.5560191076161064, ('2.591.17', 2): -0.72611128280087645, ('2.671.22', 0): -0.63258690026303588, ('2.821.34', 2): -0.67207141626211309, ('2.681.21', 1): -0.76538790851334637, ('2.611.03', 0): -0.85610289709399978, ('2.811.41', 1): -0.49380049196029591, ('1.670.44', 2): -0.37597222589094015, ('1.250.22', 2): -0.12673808744240816, ('2.911.5', 2): -0.60968557314328176, ('2.290.48', 0): -1.0870168987654272, ('2.560.99', 1): -0.93691772170915233, ('1.680.58', 2): -0.18680010492287868, ('1.430.4', 1): -0.068880739087571322, ('2.210.9', 2): -0.38438007679567782, ('1.210.21', 1): -0.014816937806385903, ('2.241.02', 2): -0.23809135706933257, ('2.240.96', 2): -0.41257539310171232, ('1.640.56', 1): -0.18549983874259121, ('2.921.36', 2): -0.95993284888513797, ('2.631.22', 2): -0.5879215959146189, ('2.771.4', 0): -0.68884246616377454, ('1.660.57', 2): -0.10522439532203891, ('2.351.12', 1): -0.30713328896732917, ('2.170.93', 0): -0.35484124480731738, ('2.641.11', 0): -0.73029273332312594, ('2.410.84', 1): -0.8111274325375446, ('2.781.21', 2): -0.8370009334829619, ('1.920.75', 1): -0.39166925532786634, ('2.891.2', 0): -1.2071792893976889, ('2.611.15', 0): -0.71130441880773831, ('2.140.88', 2): -0.37499902093449689, ('2.170.87', 1): -0.39451376785960568, ('2.81.44', 2): -0.63190025413932538, ('2.461.15', 1): -0.60207564358599308, ('2.441.19', 2): -0.38101424711505477, ('2.20.96', 0): -0.35681406200229404, ('2.650.97', 2): -1.0175031941580055, ('2.860.84', 1): -1.4199742062805294, ('2.71.28', 1): -0.6467684600378788, ('3.01.42', 0): 0, ('2.541.21', 0): -0.3919400091918725, ('2.140.93', 2): -0.27555193824169671, ('2.781.41', 0): -0.47450518781832973, ('1.370.3', 1): -0.24625872631424497, ('2.310.63', 0): -0.99428146000885897, ('2.521.14', 2): -0.63919785320508304, ('2.651.09', 0): -0.82113953202696877, ('2.651.15', 1): -0.76266985048651037, ('2.330.93', 2): -0.50966366308277467, ('2.210.76', 0): -0.65951570882187671, ('2.360.9', 1): -0.61755278261218549, ('2.671.18', 0): -0.74909348178801727, ('1.830.56', 1): -0.41542029500579303, ('2.771.32', 0): -0.77479770258466707, ('2.420.98', 2): -0.62027997160916271, ('2.010.87', 0): -0.22666720994572201, ('2.831.09', 0): -1.1816384482678686, ('2.361.02', 2): -0.46761291807800226, ('2.070.73', 1): -0.52999342897853774, ('2.731.19', 2): -0.88341351743789065, ('2.891.55', 1): -0.47579694739624778, ('2.771.18', 2): -0.93080232513050487, ('2.050.82', 2): -0.27920510795538844, ('2.731.2', 0): -0.69728977124460001, ('2.651.33', 1): -0.55766144611460189, ('2.821.29', 2): -<text:soft-page-break/>0.78137651893506066, ('2.881.32', 2): -0.82648053754897532, ('2.280.84', 2): -0.71716822708939998, ('2.991.53', 0): 0.0, ('2.590.92', 1): -0.95785660536872175, ('2.310.89', 1): -0.57645807138964045, ('1.730.5', 2): -0.34965420615260312, ('1.120.07', 0): -0.051781660137131008, ('2.921.15', 1): -1.123682866357478, ('2.881.37', 0): -0.63008654223340932, ('2.440.57', 0): -1.2042298696774614, ('2.711.07', 2): -0.90979177251264121, ('1.880.79', 1): -0.11319952783779061, ('2.891.23', 0): -1.0747348379859682, ('2.741.38', 0): -0.66380730304781099, ('2.951.28', 0): -1.0386833281833541, ('2.650.8', 2): -1.1255466106556629, ('2.831.32', 2): -0.8288847104567344, ('2.050.69', 2): -0.48239150838022776, ('2.440.74', 2): -1.0276562659326722, ('2.881.46', 0): -0.52201844236402473, ('2.760.69', 1): -1.5509479281019951, ('2.851.12', 2): -1.0929959198996242, ('2.060.69', 2): -0.56066849775245742, ('2.681.32', 0): -0.72209161583361592, ('2.050.75', 0): -0.44372725627381954, ('2.330.95', 0): -0.39484353591644394, ('2.951.55', 0): -0.46376154460890895, ('2.381.02', 2): -0.52956994864713791, ('2.110.82', 2): -0.31663007611996108, ('1.670.43', 0): -0.35186810249220285, ('2.70.86', 1): -1.2568645035772426, ('2.790.77', 0): -1.4624607606966831, ('2.681.43', 1): -0.36854491291673946, ('2.81.13', 0): -0.92568687818960249, ('2.150.87', 2): -0.39603952343351079, ('2.250.92', 1): -0.68781699288739329, ('2.670.94', 2): -1.1318222855121367, ('1.850.54', 2): -0.45947864127667826, ('1.480.39', 1): -0.15078752024378486, ('2.130.77', 2): -0.48893918158446925, ('2.771.14', 0): -1.0193840012001845, ('2.240.83', 2): -0.6439868996361674, ('2.290.79', 2): -0.71020101703378458, ('1.310.29', 2): -0.074384620404307003, ('2.41.2', 1): -0.21925228739744421, ('2.160.82', 0): -0.52162827907853537, ('2.221.05', 1): -0.20596941061414292, ('2.180.91', 2): -0.37797531175684645, ('2.740.2', 2): -1.9106513858871443, ('2.941.28', 2): -1.0050183065021552, ('2.030.7', 1): -0.50048226430770615, ('2.981.62', 0): 0.0, ('1.410.31', 1): -0.11386853061728588, ('2.770.88', 2): -1.1780850037616384, ('2.530.93', 2): -0.87647050617239375, ('2.310.94', 2): -0.6378333218787835, ('2.521.25', 2): -0.38452847975579663, ('2.841.5', 0): -0.39011924299527884, ('2.881.26', 1): -0.83779920284571863, ('2.581.32', 2): -0.33305239573639933, ('2.521.19', 1): -0.67618665368423858, ('2.040.9', 0): -0.20181170967448681, ('1.610.47', 1): -0.3992293335101168, ('1.30.23', 1): -0.16391880571894651, ('2.510.98', 0): -0.74958347105537115, ('2.411.11', 1): -0.54081830043778645, ('2.491.21', 1): -0.46169085526277714, ('2.430.93', 0): -0.77282354640281492, ('2.020.8', 0): -0.28556497557885796, ('1.790.5', 0): -0.45675114653771287, ('2.411.01', 0): -0.5164040051335933, ('2.090.78', 0): -0.52020379401963646, ('2.670.93', 2): -1.1255993334791135,</text:p>
      <text:p text:style-name="P1"><text:s/>('2.210.91', 2): -0.39842960369477592, ('2.410.94', 0): -0.63393723471641883, ('2.931.53', 2): -0.47484810241106762, ('2.531.3', 1): -0.24554958044227515, ('1.220.2', 1): -0.087813447757300517, ('2.611.21', 2): -0.6154265366869246, ('2.461.03', 1): -0.70177392592160459, ('1.980.86', 0): -0.1413892920787477, ('2.621.21', 2): -0.70546806374014581, ('1.90.65', 1): -0.3256486420960909, ('2.150.9', 1): -0.43688434573961155, ('2.821.27', 2): -0.78142417873104297, ('1.620.47', 1): -0.22589431225719755, ('2.631.12', 1): -0.61131850074258642, ('2.341.03', 2): -0.69872975600348775, ('2.741.09', 0): -1.031158482314728, ('2.240.87', 0): -0.57426830919478378, ('2.671.29', 1): -0.62079946522693619, ('2.81.47', 1): -0.50444187980968025, ('2.991.5', 0): 0.0, ('1.010.01', 2): -0.014109053087972513, ('1.680.53', 2): -0.27988805470699518, ('2.010.63', 1): -0.55615118827905352, ('2.350.86', 2): -0.7394483718313557, ('1.70.64', 1): -0.075994694568951485, ('2.911.17', 0): -1.0973613530192501, ('2.421.14', 2): -0.31735180236499239, ('2.561.2', 0): -0.63155571820826661, ('2.460.95', 2): -0.76424744619082385, ('1.850.65', 2): -0.45235551289454196, ('2.791.51', 0): -0.32557364277110762, ('2.671.4', 0): -0.34279582389563662, ('2.861.54', 0): -0.37594970698090735, ('1.790.61', 1): -0.43008304519456042, ('2.250.76', 2): -0.71694895909556344, ('1.660.48', 2): -0.20967598534413828, ('2.710.89', 0): -1.1910341329701617, ('2.20.9', 2): -0.36104010082644217, ('2.50.92', 2): -0.87169748193023433, ('2.41.1', 2): -0.60013756824622844, ('1.770.55', 0): -0.35457231344597173, ('2.090.74', 2): -0.39895096386854001, ('2.270.98', 2): -0.42566520479253495, ('2.711.22', 1): -0.77915780887946862, ('2.650.76', 1): -1.2664683355188577, ('2.941.62', 0): -0.4127035856039234, ('2.761.12', 2): -0.9776056858335298, ('2.310.93', 1): -0.62540726168716654, ('2.841.44', 2): -0.52361840868325793, ('1.510.46', 0): -0.055093694137955306, ('2.861.38', 0): -0.88316510850708374, ('2.351.02', 2): -0.54231898974057469, <text:soft-page-break/>('1.950.84', 2): -0.10822528171553034, ('2.821.19', 0): -0.85289203308880734, ('1.80.56', 0): -0.3094083168581066, ('1.610.44', 2): -0.34207263461384135, ('2.10.72', 1): -0.62917768507169636, ('2.491.22', 2): -0.41896851705928173, ('1.730.46', 2): -0.42137383298999992, ('2.841.39', 2): -0.47860570873053548, ('2.881.5', 0): -0.44395158016127401, ('1.740.48', 0): -0.37718087059662386, ('2.610.9', 1): -1.0735442816682863, ('2.91.34', 0): -0.82805133691523081, ('1.310.27', 2): -0.16366150002599517, ('2.331.07', 0): -0.33562535010277872, ('2.230.98', 1): -0.36443966188596472, ('1.780.61', 1): -0.26449611845074344, ('1.890.78', 2): -0.14203515948987178, ('2.240.96', 1): -0.39832159092752434, ('1.970.78', 1): -0.32663624449488249, ('2.431.22', 0): -0.245686029757648, ('2.140.71', 1): -0.64403814729003872, ('2.771.5', 1): -0.30337065898676258, ('2.951.43', 2): -0.66935370410307415, ('1.40.25', 1): -0.22051285015551964, ('2.721.28', 2): -0.44702326585380758, ('2.921.06', 1): -1.3333552828377186, ('2.641.26', 1): -0.63387270777013116, ('2.190.77', 1): -0.56843234497559292, ('1.980.73', 0): -0.50638886681348694, ('2.321.05', 1): -0.44660528356711565, ('2.651.38', 0): -0.33602244619610594, ('2.561.28', 0): -0.459022577784236, ('3.01.33', 2): 0.0, ('2.621.36', 0): -0.33898811710307453, ('2.170.92', 1): -0.35781673467567016, ('1.930.8', 1): -0.13103449622116065, ('2.030.73', 0): -0.47833696035490109, ('1.980.52', 1): -0.63593906305858028, ('1.680.54', 1): -0.26402129691609588, ('2.641.35', 1): -0.35413657027686374, ('2.761.32', 0): -0.65068232505762857, ('2.251.05', 1): -0.32504339719955111, ('2.030.81', 1): -0.41107568121686588, ('1.840.66', 1): -0.22498950199972501, ('2.41.11', 1): -0.59148823723486954, ('2.250.67', 2): -0.87610230022057645, ('2.761.29', 0): -0.48345220310771381, ('1.860.41', 0): -0.6489455753726624, ('2.741.41', 0): -0.56577146549549784, ('2.581.09', 2): -0.82707545273274485, ('2.591.01', 2): -0.96348418955036697, ('2.871.19', 1): -1.0123284775001793, ('1.360.25', 2): -0.1580355508729954, ('2.591.36', 0): -0.30874745364632172, ('2.71.3', 0): -0.64315679194049447, ('2.50.95', 1): -0.8100972832970994, ('2.440.79', 1): -0.98026119277619361, ('2.950.68', 2): -1.6871559706789878, ('2.010.72', 1): -0.50209914233342967, ('2.40.75', 1): -0.94799718240235198, ('1.910.62', 1): -0.46862290074912144, ('2.841.35', 0): -0.54509899962217168, ('2.531.13', 0): -0.60394550220921261, ('1.860.67', 0): -0.43400182600860027, ('2.651.25', 2): -0.73736925759865535, ('2.921.31', 0): -0.83587100027817351, ('2.921.26', 0): -1.030724615454675, ('2.911.42', 0): -0.60205204423884773, ('2.130.83', 1): -0.6994767486237744, ('1.370.35', 0): -0.046445553788284827, ('2.681.16', 2): -0.87071108548988441, ('1.950.83', 1): -0.14481866422179587, ('2.81.28', 1): -0.89383508145624402, ('2.671.16', 2): -0.68403989555464528, ('2.771.24', 2): -0.84605418357169948, ('1.630.48', 1): -0.20522332475053487, ('2.430.73', 1): -1.0233584155441151, ('2.460.79', 1): -1.0297687513424234, ('2.81.34', 0): -0.87716817360639321, ('2.441.02', 1): -0.50350801952731294, ('1.60.5', 2): -0.1520232263245517, ('1.710.46', 2): -0.37368246858164206, ('2.490.96', 1): -0.83702574490156412, ('2.761.13', 2): -0.99871751515817353, ('2.871.32', 2): -0.80526067633053799, ('2.531.07', 2): -0.61068233493644675, ('2.671.33', 1): -0.57176647024784799, ('2.881.17', 1): -1.0905526610887304, ('2.671.02', 1): -0.90033467737541306, ('1.750.54', 0): -0.2363663679853121, ('2.641.25', 2): -0.66288703627878376, ('2.761.45', 2): -0.39811298955809082, ('2.961.34', 2): -0.77137488360386541, ('1.010.0', 0): -0.011521844698522124, ('2.691.24', 1): -0.55099799327881294, ('2.321.06', 2): -0.47166042467393188, ('2.20.83', 0): -0.5221980965209998, ('2.160.7', 1): -0.75865437720192797, ('2.871.43', 1): -0.49544433623964884, ('2.81.46', 0): -0.55554356825231821, ('2.481.21', 0): -0.27910234706992842, ('2.581.27', 2): -0.48850050117587512, ('1.730.55', 1): -0.42591614005168715, ('2.951.09', 1): -1.2156774800559467, ('2.861.26', 0): -0.92107973527675246, ('2.320.96', 2): -0.59990677713001372, ('2.71.42', 1): -0.3102363700715785, ('2.71.16', 1): -0.8390246447095645, ('2.261.07', 1): -0.21022288038068132, ('2.861.03', 0): -1.2247410136659982, ('2.551.18', 2): -0.67165846182410893, ('2.911.25', 1): -1.1284505400435492, ('2.260.8', 1): -0.61996220491743403, ('2.921.53', 1): -0.60181485967585735, ('1.920.52', 2): -0.56823568525638835, ('2.461.08', 0): -0.67637589685535193, ('1.550.38', 0): -0.24797690095141511, ('2.010.59', 2): -0.6319945218783678, ('2.890.67', 1): -1.618237645377659, ('2.130.57', 1): -0.79525562142390982, ('2.120.8', 2): -0.50277690604426317, ('2.71.38', 1): -0.43975550384953116, ('2.20.79', 1): -0.47218096722311348, ('1.830.7', 2): -0.26872641233697458, <text:soft-page-break/>('1.530.43', 2): -0.17409221518039164, ('2.130.5', 0): -0.95336864920911191, ('2.270.79', 2): -0.71460330606486622, ('2.060.87', 1): -0.25986039299593988, ('2.391.16', 2): -0.24166684771435287, ('1.610.36', 2): -0.37893606556903503, ('1.950.79', 2): -0.36374559243228349, ('2.140.94', 0): -0.28089509958436104, ('2.551.2', 0): -0.64773912884132023, ('2.851.36', 2): -0.63639658644248909, ('2.070.81', 0): -0.58951262943866967, ('1.390.31', 0): -0.15848437056337369, ('2.861.0', 0): -1.238931044186369, ('2.771.23', 1): -0.75072026381623425, ('2.180.9', 0): -0.34553194026883477, ('2.170.9', 0): -0.38578861925187219, ('2.811.29', 0): -0.59863510508040119, ('2.851.52', 1): -0.37482685403771543, ('1.880.62', 2): -0.42458096612771634, ('2.441.01', 2): -0.65246079365394793, ('2.560.69', 2): -1.2499855193856793, ('2.851.15', 1): -1.058829732199734, ('1.880.74', 1): -0.26750410015670179, ('2.951.35', 0): -0.77176244477255884, ('2.871.35', 1): -0.70671747181178535, ('2.10.37', 2): -0.99016041513869524, ('1.090.08', 0): -0.058668124100566314, ('1.320.27', 0): -0.049805643812679115, ('2.150.82', 2): -0.43872696931139105, ('2.430.87', 2): -0.87050371092082279, ('2.321.0', 2): -0.48182102501888924, ('2.160.66', 2): -0.79127144152096962, ('1.620.42', 1): -0.23378433157690462, ('2.220.95', 1): -0.63684657158877156, ('1.730.47', 2): -0.42319278293764462, ('2.460.93', 1): -0.78644732413524643, ('1.820.5', 1): -0.47245499097302274, ('2.320.87', 1): -0.51717736749980026, ('1.380.28', 1): -0.10646483723429055, ('2.170.96', 1): -0.33415748222285752, ('1.340.33', 1): -0.026121866985965012, ('2.961.61', 0): -0.41579852309184284, ('2.890.13', 2): -2.1561774129909281, ('1.80.65', 2): -0.35933129154512189, ('1.730.56', 2): -0.42166969123870995, ('2.831.01', 1): -1.1378212695340149, ('1.760.62', 1): -0.38897602188830332, ('2.680.91', 2): -0.98044765131002232, ('2.71.41', 2): -0.34893778118164798, ('2.41.03', 2): -0.59105374979638992, ('2.230.93', 0): -0.37850772587320247, ('2.731.16', 0): -0.86699750991024227, ('1.890.75', 1): -0.28632301511953301, ('2.050.9', 0): -0.19140225696745497, ('2.440.99', 0): -0.70519497139727794, ('2.340.99', 2): -0.62067060966987875, ('1.890.65', 0): -0.42891960176414518, ('2.621.29', 0): -0.61396828362216838, ('2.391.07', 1): -0.34046786519107225, ('2.891.01', 1): -1.2713079214203957, ('1.810.58', 0): -0.24371634205908249, ('2.451.1', 2): -0.37443577972453862, ('2.761.1', 1): -1.0373200531557172, ('2.190.82', 0): -0.62456044436141356, ('1.520.35', 0): -0.29329254528454107, ('2.371.06', 0): -0.66769549326771593, ('2.831.48', 2): -0.59713492287193481, ('2.370.75', 2): -0.91381258137896004, ('2.731.22', 2): -0.78552991846691345, ('2.210.94', 2): -0.42140561958606537, ('1.770.64', 0): -0.28905208628829709, ('2.541.16', 0): -0.4394468058860943, ('1.460.29', 1): -0.24226833238640286, ('2.070.63', 0): -0.63946413366166877, ('2.060.84', 2): -0.36652818009347565, ('2.581.12', 2): -0.67928741597639275, ('2.060.71', 2): -0.43578209469912782, ('2.070.77', 1): -0.51210400333463135, ('1.460.4', 2): -0.20431084162331756, ('2.611.2', 2): -0.58888390613973141, ('2.831.55', 1): -0.37111470211579889, ('2.581.04',</text:p>
      <text:p text:style-name="P1"><text:s/>1): -0.81292849631986452, ('2.991.07', 1): 0.0, ('2.631.32', 2): -0.3294945489336325, ('2.561.07', 2): -0.66329448083854359, ('2.341.06', 2): -0.59197722231642835, ('2.050.71', 0): -0.44927348364494085, ('2.770.87', 0): -1.344359676411234, ('2.710.81', 2): -1.1880072725649884, ('1.270.24', 1): -0.11082317681371769, ('1.510.43', 0): -0.1396870407475444, ('2.170.88', 1): -0.34962975336463131, ('2.090.85', 0): -0.40403922983376744, ('2.881.31', 2): -0.63342917828446255, ('2.580.76', 2): -1.1097509028717218, ('2.611.06', 1): -0.88743570546088024, ('2.590.97', 0): -0.73026918360719517, ('1.530.38', 0): -0.20762240016599051, ('2.420.8', 1): -0.90391437181029322, ('2.40.96', 1): -0.67468541589518072, ('2.861.06', 1): -1.1977050513606451, ('2.641.41', 1): -0.29586133468037612, ('2.010.86', 1): -0.28652332869550728, ('2.931.41', 1): -0.6937427590684474, ('2.10.85', 2): -0.62796793985018873, ('2.831.19', 2): -1.0295353341627833, ('2.191.04', 2): -0.15941422317424445, ('2.841.53', 0): -0.34207458109623751, ('1.910.76', 2): -0.29158406529301339, ('2.220.98', 0): -0.52519521986568263, ('1.890.42', 0): -0.67070903822384542, ('2.560.83', 2): -1.0951473566637524, ('2.080.87', 0): -0.27339790301201677, ('2.681.3', 0): -0.73349900771667342, ('2.310.8', 2): -0.75030654188950963, ('1.580.45', 0): -0.38371913342022096, ('1.80.62', 1): -0.38905328256327676, ('1.50.38', 2): -0.1526594255056305, ('2.631.31', 1): -0.33508212930311021, ('2.831.02', 2): -1.247710151626809, ('1.280.23', 2): -0.18160906834860291, ('2.340.84', 2): -0.7610638459947614, <text:soft-page-break/>('2.710.94', 1): -1.193262123934653, ('1.790.42', 0): -0.51658075882867294, ('2.40.8', 0): -0.89903228563311843, ('1.740.56', 0): -0.3248801810737843, ('2.340.96', 1): -0.66309799213514331, ('2.521.11', 0): -0.71300401010721814, ('2.950.99', 2): -1.3879550414012864, ('2.791.12', 2): -0.9312604715910916, ('2.280.87', 0): -0.58404431003334734, ('2.160.79', 2): -0.59181842282548569, ('2.390.8', 0): -0.90842090182158353, ('1.240.23', 0): -0.047765301706619981, ('2.891.54', 0): -0.45344809955039267, ('2.820.91', 1): -1.3519223185541425, ('2.110.84', 0): -0.35896918576770509, ('2.310.82', 1): -0.74484193766177631, ('2.20.88', 1): -0.38699132459870994, ('2.320.48', 1): -1.2180465296333625, ('2.881.0', 1): -1.2893911801683566, ('2.921.4', 0): -0.888959433547299, ('2.981.1', 1): 0.0, ('2.61.25', 2): -0.38718021653984563, ('1.970.81', 0): -0.23067521539622893, ('2.911.35', 1): -0.90940266798766312, ('2.070.74', 2): -0.46972341027613096, ('1.950.56', 2): -0.61062117119697534, ('2.941.6', 0): -0.48838580486758959, ('1.240.19', 1): -0.14846870615538513, ('1.70.55', 0): -0.42158480930243469, ('2.431.24', 2): -0.25608957981890901, ('2.911.01', 2): -1.3306694017477689, ('1.820.64', 1): -0.4460493402962778, ('2.921.58', 0): -0.45512607223591128, ('2.591.12', 0): -0.70850361501181214, ('1.780.55', 1): -0.23811237570235722, ('1.220.19', 0): -0.11663783421914266, ('2.91.54', 1): -0.37586728645334655, ('2.361.0', 1): -0.39379843208423893, ('2.771.09', 2): -0.95162361173597998, ('2.421.07', 1): -0.47891784610044508, ('2.641.09', 2): -0.82850407224314782, ('2.451.18', 1): -0.27853272220142333, ('2.130.58', 0): -0.81800847486683781, ('2.71.33', 0): -0.62081922616073071, ('2.921.39', 2): -0.864153904635104, ('2.190.59', 1): -0.88598755061095347, ('2.130.74', 1): -0.59128714891359002, ('2.731.05', 1): -1.0115122965739589, ('2.10.82', 1): -0.62683128526868259, ('1.730.44', 1): -0.45687690146044641, ('1.480.32', 1): -0.20906355515147515, ('2.80.85', 1): -1.3412747141432619, ('2.290.88', 0): -0.61646314080484599, ('1.640.55', 1): -0.25327659724050372, ('2.51.27', 0): -0.32765410624517272, ('2.10.92', 0): -0.31916801991332211, ('2.771.3', 2): -0.78849358442067685, ('1.660.52', 0): -0.20096926376679863, ('1.710.52', 0): -0.2976516133563224, ('2.831.4', 0): -0.8720534979192478, ('1.440.36', 0): -0.094073142412459398, ('2.631.07', 0): -0.81146923646052227, ('2.080.85', 2): -0.3464213212577914, ('1.590.47', 1): -0.202443228001254, ('1.560.46', 0): -0.17302288265117344, ('1.680.38', 2): -0.43365487448466611, ('2.640.73', 1): -1.3622383932766622, ('1.770.61', 2): -0.34252904130819523, ('2.040.72', 1): -0.45843860168447703, ('2.921.45', 2): -0.74307854927795625, ('2.760.97', 2): -1.1564188683196726, ('2.971.29', 2): 0, ('2.20.99', 2): -0.25205760519636894, ('2.260.99', 0): -0.43486682529698628, ('2.681.1', 2): -0.90076425805755156, ('1.450.33', 0): -0.16762156562701133, ('2.971.52', 1): -0.46350323866323295, ('2.220.72', 0): -0.85960019605515692, ('2.460.98', 0): -0.74112239416383541, ('2.320.88', 0): -0.60898314365796924, ('2.80.86', 1): -1.4091428893385958, ('2.911.28', 2): -0.92070705798978003, ('1.850.73', 2): -0.20963962668212954, ('2.651.16', 1): -0.76787390508502529, ('2.841.33', 2): -0.71969314399782824, ('2.651.09', 1): -0.8541391059400113, ('2.580.99', 2): -0.73181248541460775, ('2.671.15', 2): -0.7201034415900377, ('1.470.39', 1): -0.09682665497981599, ('2.560.98', 1): -0.86646649368059137, ('1.690.53', 2): -0.22918950313507494, ('2.520.9', 2): -0.95770880334777464, ('1.740.61', 2): -0.28686147380955695, ('2.81.47', 0): -0.47540622585004783, ('2.911.36', 2): -0.59580647326476011, ('2.891.52', 1): -0.58421457141406596, ('1.580.4', 1): -0.24601194057609499, ('2.861.38', 1): -0.89717287710540483, ('1.450.41', 1): -0.054788186075083511, ('2.981.43', 2): 0.0, ('1.740.48', 1): -0.39273253658641771, ('2.10.61', 0): -0.76128678684315687, ('1.820.67', 2): -0.36801367712844052, ('1.980.67', 2): -0.42589004632531663, ('2.710.73', 0): -1.4274193867638152, ('2.040.75', 2): -0.46103224916549135, ('2.931.54', 1): -0.61428146749599766, ('2.21.0', 2): -0.22107389386918799, ('2.030.89', 0): -0.20550013989044649, ('2.460.85', 2): -0.90388919880277174, ('2.41.19', 0): -0.24089308321647537, ('1.00.0', 2): -0.02333849465179743, ('2.571.14', 1): -0.46526856087262047, ('2.741.49', 1): -0.33021324834315258, ('1.430.38', 2): -0.17985768505226127, ('2.841.36', 1): -0.49408326503772276, ('2.070.68', 1): -0.60374287259729098, ('2.210.9', 1): -0.53240880869358631, ('1.890.7', 2): -0.46180718961183181, ('1.210.21', 0): -0.0085446043753307378, ('2.241.02', 1): -0.24645356058246626, ('1.920.57', 2): -0.53641729327330434, ('1.640.56', 2): -0.19356835539408215, ('2.440.71', 0): -1.0081732606451512, ('2.771.4', 1): -0.67987651910573554, <text:soft-page-break/>('2.351.12', 2): -0.29722448228994863, ('2.170.93', 1): -0.35666978068056293, ('2.891.01', 0): -1.291669984881672, ('2.010.48', 1): -0.8090004257007225, ('2.611.15', 1): -0.72141181330045256, ('2.140.88', 1): -0.3786754742390297, ('2.170.87', 0): -0.39238995953866862, ('2.420.73', 1): -0.96029776914774079, ('2.461.15', 0): -0.60896987060420382, ('2.250.81', 0): -0.67798107070729186, ('2.20.96', 1): -0.32570308948437887, ('2.650.97', 1): -1.0275862153070747, ('2.951.23', 0): -1.0573480169978953, ('2.250.91', 1): -0.7092563282461396, ('2.290.67', 0): -0.88742614670742359, ('2.780.98', 1): -1.1951957353753875, ('2.140.93', 1): -0.26307723008212697, ('1.150.15', 1): -0.032127185380127758, ('1.250.16', 1): -0.11146108458297159, ('1.880.67', 2): -0.39981778938156071, ('1.370.3', 0): -0.24150194085804871, ('3.01.43', 1): 0, ('2.791.44', 0): -0.38649218067955787, ('2.581.08', 2): -0.78266021991768142, ('2.741.33', 1): -0.82129135031261002, ('2.651.15', 2): -0.73348452886265392, ('2.680.92', 0): -1.1195425592088077, ('1.770.45', 0): -0.52034243100094535, ('2.221.06', 1): -0.1856693341596197, ('2.070.94', 0): -0.16682009100216391, ('1.830.56', 0): -0.40427604560245206, ('2.771.32', 1): -0.80074793909945507, ('2.740.84', 2): -1.3293672726370112, ('2.010.87', 1): -0.20922874814790382, ('2.621.26', 2): -0.68790162912122288, ('1.540.48', 0): -0.093820308389280849, ('2.80.26', 1): -1.9800356585434258, ('1.340.27', 2): -0.24265813319275786, ('2.691.37', 0): -0.32325422333879278, ('1.450.42', 1): -0.087096038014837257, ('2.40.3', 1): -1.4032920990632038, ('2.050.82', 1): -0.27924457150066573, ('1.760.58', 2): -0.44337124517974119, ('2.651.33', 2): -0.55431422371246875, ('2.160.93', 2): -0.52249933675932547, ('2.711.07', 0): -1.0106826371956281, ('2.951.19', 1): -0.98855835212054144, ('2.590.92', 0): -0.87625048464152044, ('2.711.36', 2): -0.67967727329453986, ('2.070.57', 2): -0.75041430796335684, ('2.00.87', 1): -0.21844978116108693, ('2.581.3', 2): -0.33576638069783099, ('1.940.54', 2): -0.63296299147801416, ('2.310.89', 0): -0.59309120020338302, ('2.681.29', 1): -0.68713890642808007, ('2.211.01', 0): -0.21093203351346107, ('2.280.78', 0): -0.75658100212458301, ('2.411.17', 2): -0.31150048929761015, ('2.311.11', 1): -0.26407002669125101, ('1.380.34', 1): -0.04636018205190362, ('2.851.2', 1): -0.87720017083656232, ('2.390.96', 2): -0.58456972100248794, ('2.971.06', 1): 0, ('2.731.12', 2): -0.96983926250371977, ('2.530.9', 0): -0.97382985884088769, ('1.980.81', 2): -0.3698125500020859, ('2.831.32', 1): -0.742360429605877, ('1.520.42', 2): -0.33221244981105114, ('1.60.53', 0): -0.070043270617502554, ('1.90.66', 1): -0.30723711255915476, ('2.641.17', 2): -0.73122796360872988, ('1.620.44', 1): -0.26556034110398102, ('2.260.79', 1): -0.68852744348373962, ('1.820.69', 2): -0.27979806011824282, ('2.681.32', 1): -0.70570876662693205, ('2.831.45', 2): -0.71611236059665639, ('2.731.27', 2): -0.56663103570203188, ('2.680.93', 0): -1.1303739799202677, ('2.81.05', 2): -1.229233855700598, ('2.470.87', 2): -0.84886159487057655, ('2.680.82', 1): -1.2596197091346752, ('2.81.1', 0): -1.08772423115155, ('2.581.17', 2): -0.72358600540913198, ('2.30.9', 1): -0.53212635051991275, ('2.681.43', 2): -0.27968770047043656, ('2.81.13', 1): -0.98673216904298422, ('2.50.71', 1): -1.0916011732058757, ('2.250.92', 2): -0.67699383970681726, ('2.261.02', 2): -0.39428324241663204, ('2.040.63', 1): -0.60718005045691237, ('1.790.62', 1): -0.43510769607051319, ('2.430.78', 1): -0.93994590892210905, ('2.561.02', 2): -0.8140080287624013, ('1.480.39', 0): -0.14256911923535437,</text:p>
      <text:p text:style-name="P1"><text:s/>('2.470.94', 2): -0.78965806653666581, ('2.771.14', 1): -0.7955833441538207, ('2.891.4', 2): -0.87207184179854735, ('1.780.6', 2): -0.22745307566451825, ('2.41.2', 0): -0.23667329370805062, ('1.770.58', 2): -0.36863941326820437, ('2.221.05', 2): -0.22962037449677256, ('2.210.89', 0): -0.35260683631980927, ('2.30.98', 2): -0.49468207339162401, ('2.891.42', 1): -0.81544892648552803, ('2.650.71', 1): -1.3421844205109219, ('2.280.98', 2): -0.60253874214818892, ('2.761.17', 0): -0.9071680420756647, ('2.881.18', 1): -1.0114446474035466, ('1.630.45', 1): -0.19075570153512433, ('1.520.46', 1): -0.16801115230087693, ('2.310.94', 1): -0.66760203698500797, ('2.751.01', 2): -1.1144864014428748, ('2.450.81', 1): -0.92842524709640928, ('2.981.14', 0): 0.0, ('1.390.36', 2): -0.057028711886604327, ('2.881.26', 0): -0.8973800543250936, ('2.351.07', 0): -0.44956103434254124, ('2.040.9', 1): -0.18996719071961901, ('2.951.17', 1): -1.1180880801706061, ('2.911.51', 2): -0.51212120984811094, ('1.30.23', 2): -0.16861818273072568, ('2.491.21', 0): -0.46354141934157927, ('1.650.52', 1): -0.22820998358477609, ('2.951.07', 2): -1.3650296902333887, ('2.030.87', 2): -<text:soft-page-break/>0.21015563248125074, ('2.471.15', 0): -0.56694926133304624, ('1.90.73', 2): -0.20147919323070909, ('2.611.31', 0): -0.4463639304055898, ('2.651.04', 2): -0.82128173801165161, ('2.410.94', 1): -0.65675224678899247, ('2.931.51', 2): -0.51556179557008064, ('2.471.02', 0): -0.66462279612313424, ('2.411.1', 0): -0.48908116094268855, ('1.870.71', 0): -0.20629773413014679, ('2.611.21', 1): -0.63126220962811808, ('2.461.03', 2): -0.71356173034330106, ('1.980.86', 1): -0.145502496819543, ('2.711.48', 2): -0.24214985687313587, ('1.980.74', 2): -0.53468034539162657, ('1.90.65', 2): -0.2587903262043097, ('2.561.27', 2): -0.4606955241188358, ('1.620.47', 2): -0.2252223691239523, ('2.621.31', 2): -0.5255465791852294, ('2.671.29', 0): -0.66097384123050085, ('2.371.19', 2): -0.21202991101633384, ('2.521.04', 0): -0.76628399584341289, ('1.680.53', 1): -0.26295842228764066, ('2.030.82', 1): -0.35060435440024773, ('1.950.76', 0): -0.49109341154759528, ('2.41.12', 1): -0.5173207993852833, ('1.850.65', 1): -0.4466670878395988, ('1.530.4', 2): -0.16536855550561302, ('2.471.23', 0): -0.28511657133185764, ('2.861.54', 1): -0.35715753459129213, ('1.790.61', 2): -0.43327539821397171, ('2.51.13', 2): -0.56158303256657283, ('2.951.03', 0): -1.3327509309274579, ('2.981.02', 0): 0, ('2.50.92', 1): -0.80972345609903518, ('2.921.03', 1): -1.3764715494577848, ('1.570.45', 0): -0.17719816869670113, ('2.010.71', 1): -0.43684071169843786, ('2.620.96', 1): -0.9956469227012742, ('2.711.22', 0): -0.79343595469387329, ('1.630.46', 2): -0.18237170984529272, ('2.530.96', 2): -0.79542282666016884, ('2.931.49', 0): -0.55977014096585254, ('2.260.74', 1): -0.81466866540600602, ('2.841.44', 1): -0.56991831195970533, ('2.090.31', 2): -1.0276484409594531, ('2.971.21', 0): 0, ('2.040.68', 0): -0.63389199322019174, ('2.890.8', 0): -1.5738833823766487, ('1.950.84', 1): -0.10476992925061281, ('1.260.2', 0): -0.077914935226988516, ('2.00.78', 2): -0.44032517921811665, ('2.911.56', 1): -0.38591480858830707, ('2.10.72', 0): -0.62572227907403821, ('2.190.44', 1): -1.0373913564278356, ('2.841.39', 1): -0.67345551201289633, ('2.81.39', 2): -0.75944048352605753, ('2.710.27', 0): -1.8444417966439526, ('2.010.34', 1): -0.87496692325093672, ('1.830.67', 0): -0.39007185922354604, ('2.30.76', 2): -0.83695218093408819, ('2.621.07', 0): -0.76226098294545541, ('2.891.09', 1): -1.0988643617864302, ('2.331.07', 1): -0.26562295892056609, ('2.230.98', 2): -0.37116827688848258, ('2.210.79', 0): -0.60209546660958368, ('2.40.81', 0): -0.86402880704342955, ('3.01.58', 2): 0, ('2.240.96', 0): -0.38226707511186891, ('2.260.49', 2): -1.0436519979640209, ('2.610.92', 1): -1.1055726935572316, ('1.490.46', 0): -0.080073925600369161, ('2.140.94', 2): -0.26777699345388362, ('2.480.92', 1): -0.84748042858592554, ('2.641.26', 0): -0.64801934171641173, ('2.621.24', 2): -0.70713915441633823, ('2.110.45', 2): -0.91343842124688979, ('1.980.73', 1): -0.49866191286836237, ('2.481.17', 1): -0.35941706018694292, ('2.321.05', 0): -0.4365805192772802, ('2.561.28', 1): -0.46760085814706298, ('2.621.36', 1): -0.34200963635482068, ('2.580.92', 0): -1.0180687491109004, ('1.580.29', 1): -0.39061581158667957, ('2.471.0', 1): -0.72265399183790779, ('2.030.58', 0): -0.70836196766660831, ('2.641.35', 0): -0.33679625266641916, ('2.581.22', 0): -0.67324716124188055, ('2.251.05', 0): -0.33617629649965902, ('2.030.81', 2): -0.40335479808702301, ('2.861.23', 2): -0.87873778543747272, ('1.840.66', 0): -0.22426578881215989, ('2.41.11', 2): -0.60839076982750562, ('2.71.15', 1): -0.8250613917653824, ('2.350.9', 1): -0.74385595657109682, ('1.40.3', 0): -0.27382258835313256, ('2.250.73', 2): -0.74556292340344732, ('1.40.27', 1): -0.18255263240866262, ('2.120.91', 2): -0.33431277151921873, ('2.741.35', 0): -0.71387137144327661, ('1.020.03', 0): -0.019491272096065597, ('2.741.22', 0): -0.76620191853897535, ('2.010.72', 2): -0.53072297723515827, ('2.40.75', 0): -0.9782126344733274, ('1.630.52', 2): -0.16817147164404156, ('2.620.95', 2): -0.94973965631660417, ('1.70.46', 1): -0.39648889450753166, ('1.860.67', 1): -0.43243923810465607, ('2.651.25', 1): -0.75943713636067856, ('2.91.49', 0): -0.49296017454856061, ('2.41.07', 2): -0.64199302266789116, ('2.920.12', 0): -2.2028035207375662, ('1.280.2', 0): -0.18649382558160368, ('2.921.26', 1): -0.95142925128939082, ('2.270.74', 0): -0.81557619522474512, ('1.710.63', 1): -0.10125031323160327, ('2.91.43', 0): -0.57969356877536826, ('1.430.32', 0): -0.29210867957328929, ('2.130.83', 0): -0.67847986675248795, ('2.641.06', 2): -0.81777651207015212, ('2.851.33', 0): -0.64983169987162448, ('2.771.24', 1): -0.8293034365798948, ('2.311.0', 0): -0.68241517229701287, ('2.460.79', 2): -0.96742535106567773, ('1.650.53', 0): -0.24021990608407537, ('2.441.02', 0): -0.48505997970821813, ('2.651.3', 2): -<text:soft-page-break/>0.67891144248055135, ('2.851.12', 1): -1.0763852304419033, ('1.310.22', 2): -0.18335534313310797, ('2.981.52', 1): 0.0, ('2.020.67', 1): -0.46780815380455115, ('2.380.48', 0): -1.2979714071794382, ('1.960.64', 1): -0.43447649960602469, ('2.620.88', 0): -0.96575019537091078, ('1.940.66', 0): -0.45497430709823317, ('1.750.54', 1): -0.3086135337559387, ('2.941.57', 1): -0.39275667570553635, ('2.020.85', 1): -0.20937743757839455, ('1.490.27', 2): -0.29020933326667808, ('2.460.29', 0): -1.5147060360012166, ('2.161.0', 2): -0.20957312212256093, ('2.511.18', 0): -0.39138911450897651, ('2.20.83', 1): -0.54670303177131474, ('2.160.7', 0): -0.65321909694227664, ('1.750.65', 2): -0.11093343830300474, ('2.871.43', 0): -0.45846445096744887, ('2.390.76', 2): -0.96532146637186089, ('2.591.27', 0): -0.61313861948453785, ('2.30.9', 0): -0.52148813792417414, ('2.481.21', 1): -0.3689082372031835, ('2.230.84', 1): -0.58167914583692248, ('1.730.55', 0): -0.43076132409651441, ('1.740.65', 2): -0.12776871458345704, ('1.760.61', 1): -0.4136663702929389, ('1.950.62', 0): -0.49375637612702111, ('1.340.22', 2): -0.17678691240263958, ('2.71.42', 0): -0.35051005531848278, ('2.71.16', 2): -0.86451569546321705, ('2.120.84', 2): -0.37263642874766723, ('2.230.96', 2): -0.43153145293467721, ('2.190.92', 2): -0.62326332788452754, ('2.81.43', 0): -0.63591645094252991, ('1.720.61', 2): -0.22578837028666515, ('2.471.09', 1): -0.67154544460445165, ('2.891.22', 1): -1.0241711902262374, ('1.490.43', 0): -0.18459944318564075, ('2.280.66', 1): -0.9323276666708008, ('2.260.8', 0): -0.70160382543266475, ('2.10.69', 1): -0.61445233584371484, ('2.921.53', 2): -0.59822908392036034, ('2.981.17', 2): 0, ('2.911.32', 2): -0.66640168016897083, ('1.940.59', 2): -0.48060016533887662, ('1.550.38', 1): -0.29656611250079556, ('2.370.9', 0): -0.77774769817920852, ('2.761.2', 1): -0.78970453896501436, ('2.891.45', 2): -0.87454326401033766, ('2.551.23', 0): -0.48019012313573817, ('2.831.28', 0): -0.78624344750319985, ('2.71.38', 2): -0.39201713376814473, ('2.891.38', 2): -0.88325290500508835, ('2.881.25', 2): -0.95598001287577805, ('2.851.45', 2): -0.55196305962844006, ('1.40.34', 2): -0.22413572969657408, ('2.390.93', 2): -0.59668108502272366, ('2.710.97', 0): -1.0944280055639652, ('2.681.08', 2): -0.89760704924695889, ('2.941.37', 0): -0.7690121809610182, ('2.060.87', 0): -0.31729160953633717, ('2.290.89', 2): -0.44141289566026964, ('1.950.79', 1): -0.3560348328026226, ('2.681.13', 2): -0.79098393765362329, ('2.551.2', 1): -0.64868717999852332, ('2.470.81', 0): -1.0287931919501323, ('2.070.81', 1): -0.58210791094662584, ('2.10.8', 0): -0.62990497642877108, ('1.520.48', 0): -0.091922240508996639, ('2.170.9', 1): -0.3927311873202281, ('2.851.52', 0): -0.46865122595320313, ('2.431.02', 0): -0.6443937848616752, ('3.01.15', 2): 0, ('2.710.84', 0): -1.2968144554556684, ('2.491.1', 0): -0.648322882361555, ('2.010.9', 2): -0.12275031663354843, ('2.51.16', 2): -0.61791598165098705, ('2.981.51', 2): 0.0, ('2.441.11', 2): -0.5679690689606498, ('1.880.54', 0): -0.51368766860426751, ('1.090.08', 1): -0.061364649894078332, ('1.570.4', 0): -0.2052286076967442, ('1.530.37', 2): -0.18238217348813893, ('2.51.08', 2): -0.62805109711353713, ('1.920.77', 0): -0.31414969700079215, ('2.261.07', 2): -0.19290541658963956, ('2.310.77', 1): -0.80758898266584545, ('2.321.0', 1): -0.48343140831757253, ('2.931.42', 1): -0.71634504032728585, ('2.460.93', 2): -0.71282237874439791, ('1.820.5', 0): -0.49525774551395768, ('1.740.39', 2): -0.50864674993549563, ('2.240.88', 2): -0.56762046490419682, ('2.10.45', 2): -0.928931167150301, ('2.891.14', 0): -1.0490500686879625, ('2.961.29', 1): -1.0283533384195518, ('2.460.77', 2): -1.0007867999526023, ('2.070.51', 0): -0.78754913283230876, ('2.860.76', 0): -1.6170766732891866, ('1.80.65', 1): -0.35787764621885665, ('2.280.95', 2): -0.61200231180395048, ('2.831.01', 0): -1.1285190181463391, ('1.760.62', 2): -0.37523042497315556,</text:p>
      <text:p text:style-name="P1"><text:s/>('2.751.41', 2): -0.36989347929504768, ('2.340.89', 0): -0.73326417313992043, ('2.40.92', 0): -0.7575502064505002, ('2.340.91', 1): -0.65146767106056291, ('2.190.95', 1): -0.56873481756442801, ('2.740.72', 2): -1.4537432296123685, ('2.580.82', 1): -1.0904996341410074, ('2.340.99', 1): -0.65158854575598046, ('1.490.37', 0): -0.32583579476726765, ('2.951.48', 2): -0.58025603506544787, ('2.570.97', 2): -0.91305011922653978, ('2.791.11', 0): -1.0619540907807208, ('2.511.13', 2): -0.56221793718000124, ('2.411.16', 2): -0.35825780018727127, ('2.160.67', 0): -0.72232161363116509, ('2.621.29', 1): -0.63781692378371679, ('2.310.81', 1): -0.72934257641350198, ('1.60.44', 1): -0.19957135329489015, ('2.761.1', 2): -0.9812703640119016, ('2.190.82', 1): -0.61534250171539728, <text:soft-page-break/>('2.980.61', 1): 0, ('1.520.35', 1): -0.28469013524073389, ('1.420.33', 1): -0.17373054427441481, ('2.921.1', 2): -1.1652897807638507, ('2.851.42', 1): -0.67623893032916338, ('2.981.2', 1): 0.0, ('2.371.14', 0): -0.3342073834944187, ('2.070.63', 1): -0.63820247450598089, ('2.991.3', 2): 0.0, ('2.311.08', 2): -0.40085113972296177, ('2.580.83', 0): -1.1777506890312428, ('2.761.24', 0): -0.77043999528574614, ('2.070.77', 0): -0.51301210415638399, ('2.741.46', 2): -0.3753565298287948, ('2.890.82', 0): -1.4193997715601747, ('1.70.58', 2): -0.35710098625867637, ('2.670.94', 1): -1.1024888795019925, ('2.91.5', 2): -0.47994506603619841, ('2.881.05', 2): -1.2154351127193361, ('2.740.27', 0): -1.8906237444384459, ('2.741.29', 1): -0.80834013524409909, ('2.860.56', 2): -1.7388924150504448, ('2.421.04', 1): -0.41465220278478837, ('2.611.06', 2): -0.82055593071427269, ('1.530.38', 1): -0.16527680128235855, ('2.71.36', 2): -0.47714763641229507, ('2.410.95', 1): -0.75872784994450648, ('2.471.22', 0): -0.38145678155068341, ('2.861.06', 0): -1.1384863873237558, ('2.931.41', 2): -0.82281957017567275, ('2.740.85', 0): -1.3201605271146979, ('2.271.06', 2): -0.24728788949126135, ('2.731.07', 0): -0.95276860140612163, ('1.890.42', 1): -0.68253243294590527, ('2.731.4', 1): -0.37557502065686799, ('2.470.59', 1): -1.234446328587445, ('2.911.19', 2): -1.2438514335789181, ('1.820.45', 2): -0.50136700840617232, ('2.180.95', 0): -0.31567941398844046, ('2.631.31', 2): -0.36079151556450068, ('2.621.16', 0): -0.74495904181006112, ('2.820.33', 2): -1.9429969341495503, ('2.020.8', 2): -0.23424483274466826, ('2.040.62', 0): -0.658265079759081, ('2.40.89', 2): -0.77292789801228845, ('1.610.53', 0): -0.2243552729834172, ('1.420.27', 2): -0.18894160566019833, ('2.971.41', 0): -0.060145562576037259, ('2.930.91', 1): -1.5226911848448133, ('2.521.11', 1): -0.71034593839973803, ('2.00.85', 0): -0.19790039759081518, ('2.070.58', 0): -0.75293998001676954, ('2.680.65', 2): -1.4149616020253415, ('2.971.51', 1): -0.049035131522338286, ('2.191.03', 2): -0.20489247889103882, ('2.110.84', 1): -0.33469980289432333, ('2.310.82', 2): -0.77112534028326829, ('2.511.13', 1): -0.55077218566807473, ('2.20.88', 0): -0.38737441310153409, ('2.361.12', 1): -0.34419387152272485, ('2.981.1', 2): 0, ('1.970.77', 2): -0.43220374902995462, ('2.611.29', 2): -0.54368594693608663, ('2.010.64', 0): -0.58641826452154899, ('2.961.4', 1): -0.6525491338603665, ('2.911.35', 0): -0.76214442754204204, ('2.961.58', 1): -0.38940978758084555, ('2.931.28', 2): -0.9996663963526613, ('1.240.19', 0): -0.1486873264626665, ('2.591.09', 1): -0.64107994116771605, ('1.740.47', 1): -0.38990043961223952, ('1.820.64', 0): -0.4440287238915418, ('1.910.53', 1): -0.60924809304912764, ('2.591.12', 1): -0.81607201406013241, ('2.671.21', 1): -0.62710616049363188, ('2.280.79', 1): -0.73852806515235825, ('2.51.15', 1): -0.60625547487758769, ('2.91.54', 2): -0.43057106121100536, ('2.361.0', 0): -0.47633153859701921, ('2.941.19', 0): -1.1173987422629521, ('2.811.42', 0): -0.51038820647081795, ('2.861.13', 0): -1.0119158427794304, ('2.871.05', 1): -1.1606941010680598, ('1.530.48', 2): -0.077973998832260763, ('2.711.33', 0): -0.77885156647787368, ('1.480.32', 2): -0.22538206354170204, ('2.920.87', 1): -1.5469029651734787, ('1.910.73', 2): -0.37579053277831925, ('2.221.0', 1): -0.43355487669980208, ('2.51.27', 1): -0.32492366369234321, ('2.891.16', 1): -1.0331455817551503, ('1.660.52', 1): -0.17500445074818327, ('2.351.11', 0): -0.34272685699798039, ('2.731.02', 0): -1.0598495112344404, ('1.440.36', 1): -0.11742618403195995, ('2.30.97', 0): -0.3455095193133319, ('2.431.09', 1): -0.6557092306525476, ('1.240.22', 2): -0.089409044336628121, ('1.460.37', 2): -0.30422699760477129, ('2.611.16', 1): -0.65716377902092793, ('2.040.72', 0): -0.46824844136302052, ('2.921.45', 1): -0.72650376078364831, ('2.760.97', 1): -1.2341123696540799, ('2.20.99', 1): -0.2664564878880466, ('2.951.07', 1): -1.2928698144674193, ('2.950.94', 2): -1.5043731640103333, ('2.971.39', 2): -0.60459135252520979, ('1.450.33', 1): -0.16617248831021103, ('2.971.52', 2): -0.54601536281275176, ('2.130.71', 2): -0.72116511668700956, ('2.911.28', 1): -0.75217174920122309, ('2.651.16', 0): -0.75483233666224359, ('1.240.21', 0): -0.11428540012515663, ('2.380.77', 2): -0.81238200648236669, ('2.210.71', 1): -0.76965754328429592, ('2.070.93', 2): -0.21363312592886335, ('1.470.39', 2): -0.094875016368584711, ('2.090.83', 0): -0.3937055435895867, ('2.671.34', 2): -0.49066120130252788, ('2.560.98', 2): -0.83424957292759871, ('2.010.84', 1): -0.34089013514812838, ('1.740.61', 1): -0.28604165042524538, ('2.671.05', 2): -1.0383797725349828, ('2.731.19', 0): -0.76846617465466227, ('1.580.4', 0): -0.2552783990745574, ('2.890.83', 1): -1.4611949335351537, <text:soft-page-break/>('1.510.46', 2): -0.060379581735947485, ('1.450.41', 0): -0.056905855580311478, ('2.981.43', 1): 0.0, ('2.31.08', 1): -0.33131104880977202, ('2.971.66', 2): -0.3267697253224604, ('2.671.22', 2): -0.68336511232205566, ('1.710.54', 0): -0.29604636396409761, ('2.821.34', 0): -0.65024490669064716, ('2.830.76', 1): -1.5787171049562569, ('2.671.13', 0): -0.7555405268209171, ('2.571.22', 1): -0.3625813963292589, ('1.810.55', 0): -0.40839199780265578, ('2.560.42', 0): -1.5809889209681534, ('2.030.89', 1): -0.20760248580920829, ('2.460.85', 1): -0.9523322010517058, ('2.551.07', 0): -0.6591057105210425, ('2.41.19', 1): -0.23648013462342898, ('1.00.0', 1): -0.027465727124589327, ('2.120.89', 2): -0.35826166616576427, ('1.930.67', 1): -0.34058479995595048, ('1.250.25', 2): -0.0027860328640288475, ('2.781.31', 0): -0.47706284761765466, ('1.430.38', 1): -0.17506841913516574, ('2.551.13', 1): -0.66464612336613316, ('2.070.68', 0): -0.60006253415103838, ('2.210.9', 0): -0.40554242316744804, ('3.01.6', 0): 0, ('2.241.02', 0): -0.23232392029512028, ('2.120.72', 1): -0.5953114939987233, ('2.410.77', 0): -0.94438311330053037, ('1.860.52', 0): -0.52422323177956431, ('2.521.3', 0): -0.2699014370262513, ('2.341.09', 2): -0.42525582532607237, ('2.681.31', 1): -0.71110361343093098, ('2.831.48', 0): -0.60310070472909205, ('2.140.88', 0): -0.38765918107533476, ('2.671.26', 1): -0.66326565529748216, ('1.40.31', 2): -0.28561004426311509, ('2.250.81', 1): -0.68709195365936182, ('1.190.11', 2): -0.091985174656385393, ('2.540.95', 1): -0.89266278358131301, ('2.370.72', 1): -0.86741472254180874, ('2.721.44', 0): -0.30460854791761965, ('2.650.97', 0): -1.1142695330931398, ('2.430.67', 0): -1.1310633707911699, ('2.960.85', 0): -1.5258905501896884, ('2.250.91', 0): -0.71959469484054761, ('2.981.15', 0): 0.0, ('2.140.93', 0): -0.25391435604886003, ('2.731.36', 0): -0.57727641797432416, ('1.150.15', 0): -0.032862763557971943, ('2.831.12', 2): -1.0841212109716043, ('2.771.17', 1): -0.9224299573670639, ('2.560.88', 2): -1.0649138415323605, ('1.980.7', 0): -0.49801690223164474, ('1.880.73', 2): -0.31425279076669616, ('2.130.66', 0): -0.68987941539295872, ('2.220.82', 0): -0.63672359687009494, ('2.221.06', 0): -0.19279269123538567, ('2.671.18', 2): -0.76627961188599214, ('2.270.96', 2): -0.43074400633923726, ('2.771.32', 2): -0.77975824598520438, ('2.51.05', 2): -0.6025504689629968, ('1.50.37', 2): -0.16270402305608536, ('2.010.87', 2): -0.26356481418806654, ('2.831.09', 2): -1.0639858175339456, ('2.761.18', 2): -0.91312335787898335, ('2.791.5', 0): -0.3763410084863823, ('2.691.37', 1): -0.3515380003388478, ('2.40.3', 0): -1.4346189832404552, ('2.050.82', 0): -0.2894583482104105, ('2.030.8', 0): -0.38204533231791776, ('1.310.3', 2): -0.027995224661951951, ('2.351.08', 2): -0.46509822812222812, ('2.680.68', 1): -1.3331131350037417, ('2.491.24', 2): -0.33851476656547386, ('2.140.94', 1): -0.29516180089252247, ('2.991.27', 1): 0, ('2.881.37', 2): -0.59328426081098884, ('1.150.11', 1): -0.12154633935982101, ('2.611.36', 2): -0.3353596326844937, ('2.560.9', 2): -1.0208531156616838, ('2.410.97', 1): -0.68664554844449754, ('1.890.72', 2): -0.42126048197690613, ('2.851.2', 0): -0.96200239868729998, ('1.470.37', 2): -0.11066990124214225, ('2.951.45', 2): -0.62647857294870446, ('2.530.9', 1): -0.8984126314019063, ('1.980.81', 1): -0.37320919109985318, ('2.831.32', 0): -0.78421351510517201, ('2.961.55', 2): -0.46358389294510777, ('2.391.08', 2): -0.35377143195205402, ('2.881.46', 2): -0.5487495458136129, ('1.90.66', 0): -0.28574200081125423, ('1.820.71', 2): -0.18558396418071324, ('1.620.44', 0): -0.25934060932548864, ('2.681.32', 2): -0.72925827774070662, ('2.381.02', 0): -0.52345539746627601, ('2.530.61', 2): -1.2765591924779343, ('2.851.02', 1): -1.0690683470976992, ('2.81.1', 1): -0.91493121687466528, ('1.950.71', 2): -0.52404858118423636, ('1.930.78', 0): -0.19972398232687469, ('2.411.18', 0): -0.29194090100215259, ('2.931.1', 0): -1.2262757767584134, ('2.070.89', 0): -0.38435093284526006, ('1.790.62', 0): -0.42570878265377893, ('2.10.8', 2): -0.6084281363931483, ('2.51.16', 0): -0.6065964747420568, ('2.771.14', 2): -1.0544873528378336, ('2.451.09', 0): -0.48664342019515117, ('2.381.1', 2): -0.48721714886784145, ('2.981.59', 1): 0.0, ('2.811.3', 0): -0.69122190213332224, ('1.570.51', 2): -0.10292297465539707,</text:p>
      <text:p text:style-name="P1"><text:s/>('2.30.98', 1): -0.47174271845275262, ('2.881.57', 0): -0.3273716963559416, ('1.810.57', 1): -0.25053618659255539, ('2.650.71', 0): -1.2771192123991626, ('1.620.53', 0): -0.16276607770741067, ('2.761.17', 1): -0.77710152897550844, ('2.581.24', 0): -0.60956624288870098, ('1.630.45', 0): -0.26160055920528125, ('2.530.93', 0): -0.83660662992302126, ('1.560.39', 1): -0.2007240947081588, ('2.971.26', 2): 0, ('2.770.67', 1): -1.5111561218839122, ('2.471.12', 0): -0.61278613167589169, ('2.351.07', 1): <text:soft-page-break/>-0.45493411637975872, ('2.00.86', 2): -0.1652012743329552, ('2.040.9', 2): -0.20717766889485201, ('2.951.17', 0): -1.0908179828623688, ('2.911.51', 1): -0.48767342879303732, ('2.711.33', 2): -0.76523310625138519, ('2.10.77', 2): -0.51422478564954144, ('2.830.16', 0): -2.0639179217574761, ('2.80.79', 0): -1.4305759715137787, ('2.710.22', 2): -1.8688317586595702, ('2.330.83', 2): -0.75033138516127196, ('1.790.5', 2): -0.38720628530636225, ('1.040.04', 0): -0.0014524129869422286, ('1.40.36', 2): -0.13753838033151788, ('2.271.04', 0): -0.23291472964882698, ('2.471.15', 1): -0.54888224775805994, ('1.90.73', 1): -0.18573254256627894, ('2.611.31', 1): -0.44416305355216007, ('2.331.04', 1): -0.37876354597272682, ('2.410.94', 2): -0.74114137277306402, ('2.471.02', 1): -0.71814983301919111, ('2.411.1', 1): -0.50592360755200505, ('2.090.88', 1): -0.32869247911617822, ('2.340.91', 2): -0.65390554202290951, ('2.611.21', 0): -0.61656229464135515, ('2.610.91', 1): -1.0604287088358588, ('2.751.29', 0): -0.47692468732724669, ('2.641.23', 2): -0.57448748334291699, ('2.621.21', 0): -0.7146845531780337, ('1.120.1', 0): -0.087539074083658741, ('1.980.74', 1): -0.54206402665740472, ('2.630.78', 2): -1.2629881681824278, ('2.561.27', 1): -0.46916251414715338, ('1.820.71', 0): -0.18716081731821207, ('2.621.31', 1): -0.51746935794465254, ('2.240.87', 2): -0.50444092830585585, ('2.91.48', 1): -0.61185149274707096, ('2.521.04', 1): -0.78543084240276106, ('1.620.53', 2): -0.16219473479261148, ('2.250.64', 1): -0.85437921327489863, ('1.680.53', 0): -0.26902544775683868, ('2.981.57', 2): 0.0, ('2.271.04', 2): -0.25325489779848037, ('2.851.5', 2): -0.36345639457626466, ('2.030.82', 0): -0.3671327647916649, ('2.820.84', 2): -1.3779721782153569, ('1.950.76', 1): -0.48317132471613511, ('2.320.98', 2): -0.57089904118967139, ('2.41.12', 0): -0.52669469971285443, ('1.850.65', 0): -0.45935157970862189, ('2.580.9', 2): -1.0719171340977627, ('2.671.4', 2): -0.31844198584811001, ('2.180.78', 1): -0.53613130570625644, ('1.910.79', 0): -0.16987454674972466, ('2.250.76', 0): -0.7343258223404302, ('2.591.35', 1): -0.26940870996120958, ('2.841.24', 0): -0.81711925621991854, ('2.470.91', 2): -0.84711183154832814, ('2.981.02', 1): 0, ('2.220.81', 0): -0.57863965144551011, ('1.790.71', 2): -0.12330631962987953, ('2.451.11', 0): -0.48609496835673305, ('1.570.45', 1): -0.18001230027145004, ('1.190.19', 1): -0.0096560403271942676, ('2.010.71', 0): -0.47673963809320602, ('2.411.16', 1): -0.32895046492196672, ('1.770.55', 2): -0.34685886661231669, ('1.860.59', 1): -0.43367157594191325, ('2.090.74', 0): -0.4985539660550487, ('1.960.78', 1): -0.19831247825195006, ('2.620.96', 0): -1.0894801354086929, ('2.451.01', 1): -0.66443906671216502, ('1.860.64', 1): -0.4493003326460952, ('2.00.6', 0): -0.61822763605971243, ('2.671.38', 0): -0.32884611616833054, ('2.921.32', 1): -0.86070739216130654, ('2.461.01', 0): -0.69403316555814232, ('2.841.44', 0): -0.5126284878062628, ('1.860.76', 2): -0.12898612706053908, ('2.971.21', 1): 0, ('1.660.45', 2): -0.23285218922376369, ('2.040.68', 1): -0.5244157243914328, ('2.821.49', 1): -0.427073120821366, ('2.771.48', 1): -0.32779126106639633, ('1.950.84', 0): -0.16850662372551445, ('2.961.51', 0): -0.51316689695664186, ('2.170.72', 2): -0.67025947311973799, ('1.80.56', 2): -0.36679740551943185, ('2.180.85', 0): -0.35637751263766687, ('2.851.23', 2): -0.98552364746822196, ('1.990.83', 1): -0.20403300248860137, ('2.370.97', 1): -0.74770091989873833, ('1.460.32', 2): -0.20572824044947571, ('1.310.27', 0): -0.16270474678423377, ('2.621.07', 1): -0.77581376420590631, ('2.370.83', 0): -0.80373260986976713, ('2.331.07', 2): -0.34278656631569154, ('2.651.01', 2): -0.92643439994780064, ('2.580.89', 1): -1.0550921435269494, ('1.950.8', 1): -0.30422019510034848, ('2.610.92', 2): -1.0554924036132141, ('2.730.83', 1): -1.3011368854551781, ('2.620.87', 2): -1.18114407584972, ('2.110.76', 2): -0.4496272817377836, ('1.60.52', 1): -0.092849689560743562, ('1.790.71', 0): -0.093535070043045399, ('1.950.67', 0): -0.44328901961979306, ('2.651.38', 2): -0.35447901029971102, ('3.01.33', 0): 0, ('2.040.7', 2): -0.4687253392096391, ('2.580.92', 1): -1.0299274356827202, ('1.980.64', 1): -0.46311696638060912, ('2.721.13', 1): -0.8794423080947783, ('2.581.22', 1): -0.67505812012547306, ('1.690.58', 1): -0.14526114737809512, ('2.311.07', 0): -0.45834002431082133, ('2.71.15', 0): -0.81680736049375813, ('2.120.81', 0): -0.49833887795253923, ('2.341.16', 1): -0.20148228004911747, ('1.550.5', 2): -0.10429637805814224, ('2.861.37', 2): -0.86250469853416134, ('2.591.01', 0): -0.91899172957778608, ('1.40.3', 1): -0.27644840388779246, ('2.120.91', 1): -0.28214462140528146, ('2.71.3', 2): -0.66430959602151329, ('2.210.68', 1): -0.80966322949855896, ('2.741.35', 1): -0.75900800489525921, <text:soft-page-break/>('1.020.03', 1): -0.019394248402449341, ('1.430.26', 0): -0.2460357972957101, ('2.451.08', 1): -0.44585267715188537, ('1.670.55', 1): -0.35115506321227546, ('1.370.25', 2): -0.163640061933328, ('1.970.57', 0): -0.63263936348397887, ('2.490.84', 1): -0.99679204812960154, ('2.551.24', 2): -0.54926994784814975, ('1.70.46', 0): -0.38799359541991063, ('1.860.67', 2): -0.4362804270919281, ('2.651.25', 0): -0.80705416330308755, ('1.990.72', 0): -0.38854297464164245, ('2.41.07', 1): -0.64453081066892537, ('1.640.45', 0): -0.30933803313047736, ('2.531.27', 1): -0.38256103529738006, ('2.921.26', 2): -1.0278276307007514, ('1.360.28', 2): -0.15287039342572259, ('2.91.43', 1): -0.48830605416361589, ('1.420.32', 2): -0.16535558765571931, ('2.771.52', 1): -0.25130210985911272, ('2.641.06', 1): -1.0539880436205757, ('2.350.53', 1): -1.1223759698522315, ('2.551.1', 1): -0.6935841184581808, ('2.851.33', 1): -0.67378064346646649, ('2.070.82', 1): -0.6058719789864222, ('2.771.24', 0): -0.82179788735845805, ('2.51.03', 2): -0.71578754151360036, ('2.311.0', 1): -0.67568103304464699, ('2.81.34', 2): -0.90816069736290472, ('2.270.91', 2): -0.5542215695192807, ('1.770.69', 2): -0.084536189944317344, ('1.710.46', 0): -0.35506088623042548, ('1.840.61', 1): -0.26002616508279619, ('2.981.52', 0): 0.0, ('2.441.14', 0): -0.55012684224629149, ('2.871.32', 0): -0.7200074681731925, ('2.20.91', 2): -0.34677876534252078, ('2.260.91', 0): -0.52895326907460216, ('2.280.74', 0): -0.8485227816879447, ('2.260.86', 0): -0.5949500640564116, ('1.940.66', 1): -0.37717069425615374, ('3.01.59', 0): 0, ('2.31.0', 2): -0.3782264622975538, ('2.961.34', 0): -0.85041799356705239, ('2.481.08', 0): -0.5214023197769283, ('1.990.77', 1): -0.27857486194046871, ('1.970.79', 0): -0.33913324805690137, ('2.511.18', 1): -0.33676936786143075, ('2.20.83', 2): -0.54715526905297152, ('2.340.33', 0): -1.3331671729121117, ('2.81.4', 1): -0.76926313586667683, ('1.930.77', 1): -0.17123776772925339, ('2.591.27', 1): -0.61114950108293242, ('2.070.8', 0): -0.56894294143445701, ('1.670.61', 2): -0.083481809184093481, ('2.230.84', 0): -0.5644837191718014, ('2.641.05', 2): -0.79542740078205776, ('2.050.78', 1): -0.30759883217656553, ('1.760.61', 0): -0.41607308288906625, ('2.861.26', 2): -0.86056581502020291, ('1.280.25', 2): -0.13051916171250039, ('2.740.66', 0): -1.4772646392372708, ('2.931.59', 1): -0.43793514556300245, ('2.360.9', 0): -0.68318584216953238, ('2.190.92', 1): -0.63132975912927702, ('2.471.09', 0): -0.67727477254772495, ('2.551.14', 1): -0.68564771512700495, ('1.950.58', 2): -0.56876158251411491, ('2.10.69', 0): -0.62313895505477035, ('2.841.25', 1): -0.71194138522306405, ('2.991.56', 2): 0.0, ('2.461.08', 2): -0.70280183630833204, ('2.851.02', 0): -1.2240224676344995, ('1.550.38', 2): -0.26521697901966074, ('2.370.9', 1): -0.82003664384146258, ('1.60.47', 1): -0.16697720056044793, ('2.761.2', 0): -0.84210135248031592, ('2.891.45', 1): -0.86531359387379048, ('2.551.23', 1): -0.5180004325515023, ('2.831.28', 1): -0.98388352973382909, ('1.520.32', 1): -0.26027014505193397, ('1.710.61', 0): -0.16125111985157761, ('2.891.38', 1): -0.905278779898257, ('2.851.45', 1): -0.59593407085371475, ('2.050.87', 0): -0.20998519121495443, ('1.770.46', 2): -0.45297358290683082, ('2.710.97', 1): -1.0705880383817521, ('2.971.38', 2): -0.084273814278012782, ('2.941.37', 1): -0.83781689298034645, ('2.160.76', 2): -0.59452461305488291, ('1.950.79', 0): -0.35197296578029102, ('2.250.75', 1): -0.78544969469233039, ('2.551.2', 2): -0.66021414551296331, ('2.070.72', 2): -0.53279682278657137, ('2.070.81', 2): -0.5977464238342175, ('1.390.31', 2): -0.17319742438307353, ('2.881.43', 2): -0.59206272859456621, ('2.831.56', 0): -0.31333277812185811, ('1.520.48', 1): -0.062207135139170346, ('2.431.22', 2): -0.23912603125394022, ('2.170.9', 2): -0.39358653221923723, ('2.431.17', 1): -0.4184686343338484, ('2.431.02', 1): -0.67076554550942813, ('2.710.84', 1): -1.3051685135354152, ('2.090.67', 0): -0.69721045786563718, ('2.491.1', 1): -0.68265682814224149, ('2.00.78', 1): -0.42386476961242309, ('2.110.8', 2): -0.36693553054839534, ('2.951.35', 2): -0.80952621781174694, ('2.250.89', 0): -0.62013890356760715, ('2.611.05', 0): -0.7758875672936506, ('2.610.81', 0): -1.1586140630761774, ('1.920.77', 1): -0.31092918616756293, ('2.150.82', 0): -0.48790679388941288, ('2.880.85', 1): -1.4400127639198326, ('2.250.99', 1): -0.63249187853832634, ('2.471.25', 2): -0.31577645148323724, ('2.430.87', 0): -0.80690944715951074, ('2.321.0', 0): -0.46645787108304798, ('2.931.42', 0): -0.72511951912762351, ('2.821.25',</text:p>
      <text:p text:style-name="P1"><text:soft-page-break/><text:s/>0): -0.92271132937172051, ('2.740.82', 2): -1.3593768764537451, ('2.61.13', 2): -0.6046829936758884, ('2.951.5', 2): -0.58582852663477702, ('2.880.93', 2): -1.3380703552137176, ('2.621.24', 0): -0.71374478739872771, ('2.661.33', 1): -0.3731967644750695, ('2.190.74', 0): -0.73602099493247464, ('2.771.43', 0): -0.57899923217567972, ('2.441.04', 0): -0.65379627063723811, ('2.451.12', 1): -0.38383785308663199, ('2.571.27', 0): -0.32382441591779165, ('1.80.65', 0): -0.35782962724791828, ('2.180.98', 2): -0.22877977576431716, ('2.31.01', 1): -0.35233997572214532, ('2.991.45', 0): 0, ('1.710.63', 0): -0.085664283611675593, ('2.340.89', 1): -0.70936448596548518, ('2.230.93', 2): -0.40636401607279038, ('2.050.9', 2): -0.16874681853023077, ('2.591.28', 1): -0.49549464317795272, ('2.340.99', 0): -0.65117835511286815, ('1.490.37', 1): -0.33808977801363188, ('2.110.93', 0): -0.20840353891781177, ('1.30.28', 1): -0.062911443336070849, ('2.440.89', 0): -0.77975316606178913, ('2.40.97', 0): -0.72696927744027295, ('2.110.87', 1): -0.30915089173471733, ('2.310.81', 0): -0.76609149471263627, ('2.791.25', 0): -0.69391993675465924, ('2.261.0', 2): -0.35051221617921602, ('1.420.33', 0): -0.16550787686038093, ('1.830.67', 1): -0.38422770857912819, ('2.210.94', 0): -0.38796660787455878, ('2.981.2', 0): 0.0, ('2.541.16', 2): -0.54587788612605515, ('2.981.54', 1): 0.0, ('2.371.14', 1): -0.31727090435214256, ('2.070.63', 2): -0.65175307562821327, ('1.690.55', 2): -0.1990886623141149, ('2.311.08', 1): -0.4143310344857955, ('2.761.24', 1): -0.70501327367985223, ('2.711.23', 0): -0.81208370173253996, ('2.980.97', 0): 0, ('1.480.34', 1): -0.17270207476259775, ('2.341.06', 0): -0.59609134976661671, ('2.050.71', 2): -0.44782718592477389, ('1.820.61', 2): -0.41469199257132383, ('1.80.45', 1): -0.55835825963887786, ('1.530.47', 1): -0.090531655774363937, ('2.741.29', 0): -0.80818607769731032, ('2.421.04', 0): -0.46672779940944153, ('2.981.61', 1): 0.0, ('2.911.12', 2): -1.2456646226042274, ('1.990.8', 1): -0.25047801955358517, ('2.471.22', 1): -0.37013972213058405, ('2.671.1', 2): -0.94932610238196868, ('2.270.9', 0): -0.55237713642728847, ('2.291.01', 0): -0.4754821114988606, ('1.310.19', 0): -0.15288952214703416, ('1.50.35', 1): -0.19997872223025701, ('2.10.85', 0): -0.62779979967128496, ('1.820.53', 1): -0.44156716796822787, ('1.480.31', 0): -0.21991492033860446, ('1.280.17', 0): -0.13936584188093251, ('2.861.14', 0): -1.1468429001905707, ('1.910.76', 0): -0.30399152494770515, ('2.590.93', 2): -0.93852802816487846, ('1.640.58', 2): -0.099226567301563665, ('2.731.07', 1): -0.98000869650715972, ('2.961.62', 1): -0.35823729976673352, ('2.230.79', 2): -0.73335978358716558, ('1.440.35', 1): -0.11749407067107603, ('1.560.45', 1): -0.18452864404158725, ('2.581.37', 1): -0.22624346824008418, ('1.50.38', 0): -0.16378666076435824, ('2.621.16', 1): -0.76996566661754839, ('1.680.43', 1): -0.40999550724961581, ('2.140.46', 2): -0.94233264347610279, ('2.40.8', 2): -0.9130106866367077, ('1.740.56', 2): -0.3238287076945795, ('2.130.72', 1): -0.60247537501981663, ('1.610.53', 1): -0.22531557104697086, ('2.080.69', 1): -0.58541524280704116, ('2.951.04', 1): -1.2638797433696674, ('2.00.73', 1): -0.43118321611027366, ('2.00.85', 1): -0.1994911322726462, ('2.280.87', 2): -0.5657679763943978, ('2.971.51', 0): 0.0, ('1.730.43', 0): -0.43824157676370745, ('2.110.84', 2): -0.28572755897365693, ('2.00.61', 2): -0.53164483973270082, ('2.651.13', 2): -0.77866177683969473, ('2.741.05', 2): -1.0007617317707855, ('2.250.96', 2): -0.584011941073451, ('2.921.4', 2): -0.90206368929714964, ('2.980.86', 1): 0, ('2.361.12', 0): -0.36705232004487182, ('3.01.53', 1): 0, ('2.821.14', 2): -1.0367897129973522, ('2.940.77', 2): -1.6557773244193283, ('2.830.92', 0): -1.330230744949088, ('2.890.99', 2): -1.3547383684726344, ('2.611.29', 1): -0.54907851689489462, ('1.350.33', 1): -0.024752385687747267, ('2.291.02', 0): -0.40014262986031524, ('2.961.4', 0): -0.73681781130671853, ('2.921.01', 1): -1.1574712406337713, ('1.870.69', 1): -0.20610961933151278, ('2.961.58', 0): -0.37459882994490634, ('2.531.07', 0): -0.78822394105471094, ('1.70.55', 2): -0.43735276302693099, ('2.920.96', 2): -1.2793491079959993, ('2.921.58', 2): -0.4447224346021787, ('2.671.21', 0): -0.69101523858068004, ('1.930.7', 1): -0.26988458255051068, ('2.350.7', 1): -0.93574135953011695, ('2.821.33', 2): -0.70149389035953025, ('2.00.77', 2): -0.3706462555694201, ('2.741.16', 0): -0.92218401630995084, ('2.490.78', 0): -1.022205976799085, ('2.771.09', 0): -0.99849333216296565, ('2.941.19', 1): -1.1720625026942608, ('2.71.33', 2): -0.5951940639700164, ('2.791.28', 1): -0.77143231245499788, ('2.941.06', 1): -1.3011842285840349, ('2.981.39', 1): 0, ('2.871.12', 1): -1.1561478293638772, ('2.50.94', 0): -0.79589657342742792, ('2.671.41', 2): <text:soft-page-break/>-0.2956993978905742, ('2.221.0', 2): -0.47002283252404464, ('2.30.81', 2): -0.73714831355004795, ('2.771.3', 0): -0.80268168527915851, ('2.010.79', 1): -0.57249085066151206, ('2.441.05', 1): -0.64168696557779303, ('1.440.36', 2): -0.10165395262052121, ('2.30.97', 1): -0.41110397645840108, ('2.080.9', 2): -0.20304262624462713, ('2.431.09', 0): -0.64098727672313527, ('1.560.46', 2): -0.17532341907173715, ('1.920.8', 2): -0.17667699061421835, ('2.611.16', 0): -0.69586189128105802, ('1.770.61', 0): -0.32877976274383397, ('2.220.44', 2): -1.0736393816869418, ('2.511.14', 2): -0.52744546081141663, ('2.921.45', 0): -0.73591729085734092, ('1.430.4', 2): -0.065348553840729337, ('2.250.82', 1): -0.68307329468825551, ('2.20.99', 0): -0.29492156185295793, ('2.981.28', 0): 0.0, ('2.260.99', 2): -0.41209556340432851, ('2.290.75', 1): -0.71600718543285735, ('1.60.38', 1): -0.349838067042756, ('2.250.94', 2): -0.68285768916279288, ('2.971.39', 1): -0.066484649520696756, ('2.541.24', 0): -0.33698802492487528, ('1.450.33', 2): -0.17054323399645366, ('2.831.17', 0): -1.0077332873550322, ('2.460.98', 2): -0.75601802036686205, ('2.81.31', 2): -0.83964587368497512, ('2.640.93', 1): -1.1297719226793539, ('1.00.01', 2): -0.020806754528421338, ('2.741.02', 1): -1.1829221649071773, ('2.490.91', 1): -0.87383727826913293, ('2.21.03', 1): -0.20375056042989578, ('2.070.93', 1): -0.18021936318374507, ('2.951.31', 1): -0.8159819410778556, ('2.090.83', 1): -0.3788113243416309, ('2.671.34', 1): -0.46660990370612127, ('2.70.95', 2): -1.1814876190883354, ('2.481.08', 2): -0.43524705638353089, ('1.740.61', 0): -0.2822177951808818, ('1.480.4', 1): -0.15216292066910461, ('2.691.34', 1): -0.38399025309365747, ('2.981.43', 0): 0.0, ('2.10.61', 2): -0.74501395454806785, ('1.980.67', 0): -0.42191975124512388, ('1.30.25', 2): -0.14400252515231154, ('1.710.54', 1): -0.29632856915811084, ('2.381.05', 0): -0.51835455592931889, ('2.821.34', 1): -0.70596830686324896, ('2.461.23', 2): -0.33208148271803589, ('1.810.55', 1): -0.34661656776005784, ('2.991.28', 1): 0, ('2.030.89', 2): -0.21431440044827185, ('2.460.85', 0): -0.93073596725370245, ('1.390.29', 0): -0.16056056690192533, ('2.551.07', 1): -0.62140468440395158, ('2.41.19', 2): -0.27141634775168327, ('1.00.0', 0): -0.022833247996165283, ('2.580.88', 0): -1.0594280856514215, ('2.980.76', 2): 0, ('2.781.31', 1): -0.72543313006259214, ('1.430.38', 0): -0.17374655857796845, ('2.551.13', 0): -0.68638360321406555, ('2.791.06', 1): -1.1605327583544691, ('1.820.52', 0): -0.40296522098788545, ('3.01.6', 1): 0, ('1.890.7', 0): -0.44943071240022781, ('2.20.79', 2): -0.64009971219812523, ('2.731.04', 1): -1.0616866003558947, ('1.720.52', 2): -0.32392520384063095, ('1.920.57', 0): -0.51434975844003239, ('2.461.05', 2): -0.57104324924435446, ('1.50.42', 2): -0.11729392294365543, ('2.530.69', 2): -1.2191795544980473, ('1.860.52', 1): -0.52383811816911574, ('1.920.43', 1): -0.70496584966004106, ('1.620.49', 2): -0.23104694109380086, ('1.960.73', 1): -0.26902791058467568, ('2.341.09', 1): -0.41424075338722038, ('2.681.31', 0): -0.72230035003893711, ('2.831.48', 1): -0.61369041203541963, ('2.120.81', 2): -0.40804491793999964, ('2.381.05', 2): -0.53330261587121841, ('2.250.81', 2): -0.62826501060353057, ('2.741.13', 0): -0.86996685162313314, ('2.540.95', 0): -0.88755632625755432, ('2.421.12', 1): -0.3172006348409605, ('2.861.53', 1): -0.45274604351669517, ('1.330.23', 1): -0.15362030988912051, ('2.971.23', 1): 0, ('2.991.35', 1): 0.0, ('1.460.27', 0): -0.27121989682039843, ('1.390.34', 2): -0.11787909684870437, ('1.790.67', 2): -0.27339146048057816, ('2.731.36', 1): -0.59128578800642295, ('1.650.42', 1): -0.37913250620044336, ('2.51.19', 2): -0.63349043409994921, ('1.880.67', 0): -0.40868316472762095, ('1.370.3', 2): -0.2412944506572281, ('2.771.17', 0): -0.92015397497926044, ('2.910.35', 2): -2.0272324663088606, ('2.751.42', 2): -0.33972802592633544, ('1.980.7', 1): -0.47614814690895657, ('1.880.73', 1): -0.31688673990284039, ('2.130.66', 1): -0.67412868220241351, ('2.160.87', 0): -0.64433271514935586, ('2.220.82', 1): -0.66709723514920083, ('2.81.04', 2): -1.0878354069567246, ('1.090.07', 2): -0.086579944967134656, ('1.450.3', 2): -0.21606422442287573, ('1.50.37', 1): -0.19634758289306567, ('2.761.18', 1): -0.77452849985343752, ('2.190.79', 1): -0.57429228468081706, ('2.290.96', 0): -0.53220073433073756, ('2.951.0', 2): -1.4299145637341271, ('2.030.8', 1): -0.38356569478185243, ('1.310.3', 1): -0.026727976522199898, ('1.210.2', 2): -0.056151157520301746, ('2.351.08', 1): -0.47328641025740509, ('1.790.67', 0): -0.27884957600102284, ('2.791.03', 1): -1.1560717935009857, ('2.951.12', 2): -1.1829585223913448, ('1.810.64', 1): -0.18180810665457958, ('2.711.36', 0): -0.65808619623832598, ('2.481.14', 1): -0.44193440297707776, <text:soft-page-break/>('2.380.98', 0): -0.46970813641596543, ('2.581.3', 0): -0.3119385287811422, ('2.310.89', 2): -0.61813420074464465, ('1.90.58', 2): -0.46762501734885253, ('1.460.43', 2): -0.071993370575345536, ('2.980.67', 2): 0, ('2.211.01', 2): -0.22761481772521469, ('1.760.69', 1): -0.082933881208202498,</text:p>
      <text:p text:style-name="P1"><text:s/>('2.881.11', 1): -1.1246885479637172, ('2.791.29', 0): -0.56063211127704649, ('2.611.36', 1): -0.31165502183153421, ('2.711.07', 1): -0.93547013939345669, ('2.410.97', 0): -0.6215354477203916, ('1.890.72', 1): -0.42016086066967184, ('1.760.55', 2): -0.37631525057150811, ('2.441.1', 2): -0.62111742685977211, ('1.940.81', 2): -0.16873183273872197, ('1.870.72', 1): -0.15417338062025396, ('1.730.66', 0): -0.091128478236249227, ('2.291.09', 1): -0.23300188732404398, ('2.911.38', 0): -0.60160573868604561, ('1.980.81', 0): -0.38181842132470267, ('2.391.08', 1): -0.46329813068205561, ('2.190.85', 2): -0.5208566432917725, ('2.961.45', 2): -0.84909765489536992, ('1.820.69', 0): -0.27951765874223822, ('1.40.27', 2): -0.19966271555466827, ('1.970.69', 0): -0.35331002792042854, ('2.731.27', 0): -0.60450135238091507, ('2.521.07', 1): -0.81140731863548732, ('2.381.02', 1): -0.52812933742775092, ('2.470.87', 0): -0.86094406286380132, ('2.271.07', 0): -0.20553182322739058, ('2.81.1', 2): -1.0260982341759342, ('1.950.71', 1): -0.52033181438670628, ('2.41.17', 2): -0.33247880507660499, ('2.831.22', 0): -0.79143281350289929, ('2.070.89', 1): -0.38718615165563985, ('2.431.15', 0): -0.52200285177716377, ('2.581.03', 1): -0.84519327169159808, ('2.250.79', 2): -0.69471408096556131, ('1.480.39', 2): -0.15483014440946091, ('1.680.42', 1): -0.38361167550452469, ('2.981.01', 1): 0, ('2.451.16', 2): -0.42952612430289278, ('2.41.2', 2): -0.21604140861529708, ('2.91.36', 2): -0.62299375798121748, ('1.770.58', 0): -0.34183484798936337, ('2.090.73', 2): -0.55959387166927854, ('2.210.89', 2): -0.41759248015202616, ('2.30.98', 0): -0.38953063715420466, ('2.931.38', 0): -0.64359394664707281, ('2.30.78', 1): -0.62225232739534309, ('2.680.75', 1): -1.3059647429861787, ('2.31.09', 1): -0.22613448567002828, ('2.981.37', 0): 0.0, ('2.220.7', 1): -0.7870556010409846, ('2.950.8', 1): -1.6525885737122141, ('2.971.26', 1): 0, ('2.681.39', 1): -0.3672008487724881, ('2.140.96', 0): -0.21151786164625122, ('2.010.56', 2): -0.68274637959533335, ('2.581.21', 0): -0.62885393803389211, ('1.610.47', 2): -0.40031434779093245, ('1.920.68', 0): -0.45436846522055668, ('2.491.21', 2): -0.4545796239863491, ('2.230.74', 2): -0.72145698593824581, ('2.370.94', 1): -0.69426535525247601, ('2.341.14', 0): -0.26927432693912184, ('2.00.69', 0): -0.43608849427163843, ('2.91.33', 0): -0.71262111844443099, ('1.450.3', 0): -0.22585632609566833, ('2.471.15', 2): -0.55039168156573526, ('1.90.73', 0): -0.24690832546873245, ('2.370.86', 2): -0.78926014373532272, ('2.331.04', 0): -0.35208290333812908, ('1.570.39', 2): -0.2408300099485767, ('2.751.15', 2): -0.89378468540743927, ('1.740.53', 2): -0.29405626759558884, ('2.471.02', 2): -0.72231561960331436, ('2.440.91', 0): -0.80782286380462553, ('2.090.88', 0): -0.34063065233914519, ('1.870.71', 2): -0.23311587182437563, ('2.890.91', 0): -1.2532223208961715, ('2.521.16', 2): -0.65137054376640113, ('2.680.76', 0): -1.2531549430754614, ('2.381.13', 0): -0.34360251373074319, ('1.550.42', 2): -0.38684842309295259, ('2.280.82', 2): -0.65044418535914184, ('2.410.98', 1): -0.70005679879226901, ('2.621.21', 1): -0.67583374077248604, ('1.120.1', 1): -0.092320882513131225, ('1.980.74', 0): -0.54287039374619872, ('1.380.33', 2): -0.052015051655459721, ('2.561.27', 0): -0.47237527671629764, ('1.650.58', 1): -0.10501415733090913, ('2.621.31', 0): -0.52838200060938911, ('2.580.91', 1): -1.0253436277443913, ('2.671.29', 2): -0.67700457168194306, ('2.711.2', 2): -0.74946829265333814, ('2.030.76', 0): -0.44836861500784608, ('1.950.73', 1): -0.48470325660497948, ('2.821.06', 0): -1.050300976127946, ('2.761.37', 0): -0.62979541466177424, ('2.880.77', 1): -1.5835146749560931, ('2.71.18', 2): -0.68806004642049334, ('1.530.4', 0): -0.16465690359060717, ('3.01.26', 2): 0, ('2.921.61', 1): -0.47164595436044271, ('2.991.66', 2): 0, ('2.71.07', 2): -0.85454240580894192, ('2.240.74', 1): -0.71137554376374401, ('2.250.76', 1): -0.74939089385575208, ('2.430.9', 2): -0.75299046806374603, ('2.330.95', 1): -0.59027412175020089, ('2.741.36', 1): -0.72604814706498733, ('2.591.15', 2): -0.77735675937969295, ('2.981.02', 2): 0, ('1.710.5', 0): -0.27117497124474638, ('2.860.82', 2): -1.3817351176118708, ('2.30.76', 0): -0.76278855788118438, ('1.670.56', 1): -0.33882228082005128, ('2.231.04', 1): -0.22284205537624532, ('1.860.59', 0): -0.41250239213994638, ('2.090.74', 1): -0.43533305991327736, ('2.491.08', 0): -0.66068303011152985, ('1.960.78', 0): -0.25788389230651321, <text:soft-page-break/>('2.451.01', 0): -0.54698489285369079, ('1.70.43', 2): -0.39437990006485024, ('1.860.64', 0): -0.430896218482618, ('2.871.0', 1): -1.0603332930295024, ('2.140.85', 0): -0.35269502710429401, ('2.921.32', 0): -0.89507637282704589, ('2.931.49', 2): -0.53006248685688728, ('2.531.24', 1): -0.44671033898010593, ('2.921.25', 0): -1.2071560974521525, ('2.881.23', 1): -0.98329463583917331, ('2.741.18', 1): -0.96296780556223072, ('2.040.68', 2): -0.54873665004301075, ('2.681.19', 2): -0.73870138085877812, ('2.821.47', 0): -0.41836509831810015, ('2.51.28', 2): -0.23764547608845635, ('1.660.55', 2): -0.14430143013736915, ('2.10.72', 2): -0.60599170318037143, ('1.50.44', 2): -0.08350269835564425, ('2.370.97', 2): -0.77360649545740812, ('2.541.12', 1): -0.56216418587655193, ('2.640.74', 1): -1.0767438795878905, ('2.620.37', 1): -1.5710757016297581, ('1.310.27', 1): -0.16438245237788285, ('2.220.9', 0): -0.64347676225611639, ('2.10.71', 2): -0.58443034014866102, ('1.290.26', 1): -0.025901252154251275, ('2.210.87', 2): -0.37123726017151437, ('2.580.89', 2): -1.0385824592129564, ('2.971.49', 0): -0.62242545499401469, ('1.790.58', 0): -0.40107887437990447, ('1.760.4', 1): -0.53538311652576709, ('1.940.65', 1): -0.41142002021300311, ('1.750.57', 0): -0.20785207535841321, ('2.440.82', 2): -0.97217001935966074, ('2.641.26', 2): -0.68577459385341921, ('2.971.59', 1): 0, ('1.950.67', 1): -0.42575381580837252, ('2.511.19', 2): -0.40052756415727631, ('2.321.05', 2): -0.42425495962474785, ('2.330.95', 2): -0.46840078732879442, ('1.670.52', 0): -0.41494633321132057, ('2.380.93', 1): -0.71913089842297617, ('2.641.35', 2): -0.3614746009893462, ('2.560.93', 1): -0.94349525651891408, ('2.530.9', 2): -0.90163834619427663, ('2.251.05', 2): -0.33224216089072306, ('1.760.64', 2): -0.28539284879041937, ('2.861.23', 0): -0.95801125443824431, ('2.311.07', 1): -0.43061541056849961, ('2.921.09', 2): -1.132294554120072, ('2.520.74', 1): -1.1638336846541342, ('2.861.37', 1): -0.88468407819138761, ('2.591.01', 1): -0.88833146629210646, ('2.410.89', 2): -0.73290014051574803, ('2.120.91', 0): -0.27821499765325097, ('2.10.64', 2): -0.67957973788677906, ('2.741.35', 2): -0.7350964286151318, ('2.971.16', 1): 0, ('1.670.55', 2): -0.35146928227839525, ('2.891.61', 1): -0.32296926537674914, ('2.551.24', 1): -0.55110033661820401, ('2.681.39', 2): -0.37022224423734112, ('2.770.72', 1): -1.4999719696210949, ('2.41.07', 0): -0.63289975773556151, ('2.40.99', 1): -0.67941636416253759, ('1.640.45', 1): -0.30879696173722282, ('2.531.27', 2): -0.4031636697528781, ('1.860.73', 2): -0.27239347246715384, ('2.941.34', 1): -0.88972737313511341, ('1.10.1', 0): -0.0053944676153437942, ('2.91.43', 2): -0.47480262907119175, ('2.681.38', 0): -0.46623276881928932, ('2.681.16', 1): -0.89172230770691729, ('1.550.49', 1): -0.16474379994999033, ('2.551.1', 0): -0.67117889268119735, ('2.070.82', 0): -0.59674530511805457, ('1.550.4', 1): -0.30841523237722152, ('2.831.53', 2): -0.32207331917672033, ('1.520.47', 1): -0.12474533771032575, ('2.430.73', 2): -0.93835776063641674, ('1.850.59', 0): -0.47375752118011327, ('2.811.24', 0): -0.85073723201604057, ('2.431.01', 1): -0.72996432671324285, ('2.441.02', 2): -0.59721029400163683, ('2.850.69', 2): -1.6598850571347881, ('2.651.3', 0): -0.67253729262975126, ('2.891.61', 2): -0.32011931447924907, ('2.951.38', 0): -0.82142160364108274, ('2.441.14', 1): -0.56234100550810473, ('1.880.57', 1): -0.45626965945102416, ('2.20.91', 1): -0.3765096629330541, ('2.931.33', 1): -0.84349002219339986, ('2.260.91', 1): -0.60788663950359956, ('1.920.74', 1): -0.46386468919671414, ('2.150.85', 2): -0.54939999071576739, ('1.530.41', 0): -0.14771780127167458, ('2.260.86', 1): -0.59860117732632245, ('1.940.66', 2): -0.38042804035900701, ('2.931.47', 2): -0.58880717689421558, ('2.290.9', 2): -0.63863437965051828, ('2.991.35', 0): 0, ('2.130.79', 2): -0.56365542890279885, ('2.761.19', 2): -0.63176374700148763, ('2.511.18', 2): -0.45175756047129834, ('2.71.17', 0): -0.69729063601809183, ('1.920.63', 1): -0.42966299522243567, ('2.490.99', 2): -0.74512862510511002, ('2.391.13', 1): -0.3176544592023044, ('2.120.83', 0): -0.38628004904795682, ('2.070.8', 1): -0.57020401335367632, ('1.470.37', 1): -0.11508172333717322, ('2.771.39', 1): -0.77436820427158659, ('1.730.55', 2): -0.4253301271329788, ('2.31.02', 1): -0.29717888732264186, ('2.381.19', 2): -0.2063956698236161, ('1.340.22', 0): -0.17371682264641278, ('2.71.42', 2): -0.32627675491198993, ('2.521.27', 2): -0.26913681871603501, ('2.230.96', 0): -0.42153183311224074, ('2.190.92', 0): -0.62928855684124874, ('2.250.68', 0): -0.822086472324004, ('1.890.59', 0): -0.4827265569421022, ('2.771.51', 0): -0.34699332924767545, ('2.91.05', 1): -1.1971790704622627, ('1.490.34', 1): -0.23500455482827126, <text:soft-page-break/>('2.981.28', 2): 0.0, ('1.230.2', 1): -0.036286038064947138, ('2.771.43', 1): -0.60754009538386844, ('2.981.16', 2): 0.0, ('1.370.28', 2): -0.25836127656713759, ('2.681.15', 1): -0.8166381706976894, ('1.60.47', 0): -0.19203392103925054, ('2.891.45', 0): -0.8736013574310163, ('1.180.17', 0): -0.051482789684327283, ('2.831.28', 2): -0.77849460246231328, ('1.520.32', 0): -0.26556033865038003, ('2.371.03', 0): -0.6628595110713682, ('2.891.38', 0): -0.84683640137582772, ('2.210.93', 2): -0.37193642866739707, ('2.851.45', 0): -0.56778637812668353, ('1.650.49', 1): -0.24771458286534734, ('1.880.7', 2): -0.4191382141190379, ('2.390.93', 0):</text:p>
      <text:p text:style-name="P1"><text:s/>-0.6407565897949391, ('2.240.82', 2): -0.55116720930598406, ('2.941.37', 2): -0.83067469253408821, ('2.060.87', 2): -0.26507933470288858, ('2.020.85', 2): -0.17572695368080396, ('2.281.07', 0): -0.36550925672100953, ('2.761.27', 1): -0.70839777143457261, ('2.080.77', 0): -0.42274178979770199, ('2.931.22', 2): -1.0387788773024162, ('2.341.01', 2): -0.6382120789036857, ('2.431.02', 2): -0.65799489692548785, ('1.780.53', 2): -0.32063180828417637, ('1.950.6', 2): -0.51097344673402456, ('2.250.89', 1): -0.62087160828592469, ('1.880.54', 2): -0.51906419986229468, ('2.491.03', 1): -0.74981918101735201, ('2.881.27', 2): -0.8097619643101116, ('1.810.66', 0): -0.18264893411900135, ('1.920.77', 2): -0.32117711704071089, ('2.150.82', 1): -0.46021810811817865, ('1.480.41', 2): -0.12199158228266604, ('2.250.99', 0): -0.61779673182467987, ('2.471.25', 1): -0.22863540697628942, ('2.430.87', 1): -0.85158522257181701, ('1.470.42', 2): -0.069121974044112633, ('1.460.43', 1): -0.070764496903750168, ('1.480.34', 2): -0.16862813291190756, ('1.970.83', 0): -0.14514952170429041, ('1.910.79', 2): -0.18640931762842791, ('2.220.95', 0): -0.65371262483243087, ('1.670.53', 1): -0.420494475742545, ('2.080.82', 0): -0.27278287273747331, ('2.030.63', 0): -0.60439726472999888, ('2.680.83', 1): -1.2750790108810988, ('1.330.3', 1): -0.097718744669966218, ('2.581.34', 1): -0.29568792849997266, ('2.280.95', 0): -0.61259176135840376, ('2.831.01', 2): -1.1354466288769345, ('2.621.15', 1): -0.77946982467332204, ('2.191.02', 2): -0.22064540391011053, ('1.790.47', 0): -0.47650817614604685, ('2.731.43', 0): -0.33115148541757439, ('2.971.42', 1): -0.63910040861818207, ('1.490.37', 2): -0.31992080451492311, ('1.790.53', 1): -0.34337930426799729, ('1.160.1', 0): -0.063659226900736332, ('2.791.11', 2): -0.99750139511701563, ('1.610.42', 2): -0.26427075942346223, ('1.30.28', 0): -0.055402821326383862, ('2.640.69', 2): -1.3926572495682112, ('2.971.54', 2): 0, ('1.730.44', 2): -0.38291775283560375, ('2.860.78', 0): -1.5179884293991808, ('2.110.87', 0): -0.31841271156921869, ('2.321.08', 1): -0.38558253323163594, ('2.590.88', 0): -1.019772314394972, ('2.520.97', 1): -0.66860599993600844, ('2.921.1', 0): -1.3200674636300813, ('2.210.94', 1): -0.38752722364433712, ('1.970.86', 1): -0.14381162725522456, ('2.931.54', 0): -0.48841877796282124, ('2.821.17', 0): -0.86051873900017495, ('2.371.14', 2): -0.32690464974673794, ('1.690.49', 2): -0.20903587466681689, ('1.730.65', 2): -0.13413983682347086, ('2.311.08', 0): -0.39907984078007946, ('2.641.36', 2): -0.33778630500815782, ('2.761.24', 2): -0.73986085544135471, ('2.070.77', 2): -0.52756797863018812, ('2.931.25', 1): -0.9736249624197052, ('2.531.08', 2): -0.65782991047352646, ('1.70.58', 0): -0.35951265291539525, ('2.150.93', 0): -0.29105773100895005, ('2.341.06', 1): -0.62099318564996697, ('2.441.17', 1): -0.43368699178558362, ('1.680.48', 2): -0.2372869721300391, ('2.671.24', 2): -0.68022409407858442, ('2.251.06', 2): -0.27830749134171529, ('2.991.47', 0): 0.0, ('2.580.76', 1): -1.1847790807408096, ('2.271.0', 1): -0.39733851338259341, ('2.861.43', 0): -0.84271432215596254, ('2.71.36', 0): -0.4922349848471535, ('2.651.28', 0): -0.71702913151394765, ('1.060.07', 0): -0.0052310478868693227, ('1.840.65', 2): -0.19860580172942283, ('2.410.73', 2): -0.97975874775534699, ('1.360.27', 2): -0.16650380809962262, ('2.861.14', 1): -1.0720968341614703, ('1.910.76', 1): -0.30561478399881453, ('2.731.07', 2): -0.99123579656376315, ('1.570.42', 2): -0.16170705041411768, ('2.351.0', 1): -0.54408078880105681, ('2.10.96', 0): -0.20051054978732147, ('1.440.35', 0): -0.10476643945439088, ('2.941.36', 2): -0.90160393124645866, ('2.781.3', 0): -0.66156524998411292, ('1.560.45', 0): -0.16831319215715362, ('2.530.92', 2): -1.012080601984253, ('1.50.38', 1): -0.14401596760351651, ('2.440.93', 0): -0.75657169988758621, ('2.621.16', 2): -0.72824220762065539, ('2.441.09', 0): -0.53729446406208814, ('1.580.31', 2): -0.39513458934463702, ('1.610.53', 2): -0.22381458559236911, ('1.320.29', 1): -0.035648244586456011, ('2.951.04', 0): -1.4044252568688333, <text:soft-page-break/>('2.590.62', 0): -1.3485586373190812, ('2.861.6', 1): -0.26819433109947816, ('2.170.96', 0): -0.28157939632868867, ('2.950.99', 1): -1.294091339817796, ('1.370.32', 2): -0.1947570516104517, ('2.00.73', 0): -0.43645821711946597, ('2.00.85', 2): -0.18979365830390343, ('1.540.4', 2): -0.15638128025412942, ('2.220.77', 0): -0.72460454154237697, ('1.930.71', 1): -0.23487247644773629, ('2.310.69', 2): -0.93078218303386417, ('2.871.5', 1): -0.58533907573385457, ('1.650.5', 2): -0.23438733564719855, ('2.520.94', 2): -0.88778211635971804, ('2.20.88', 2): -0.36176823718375428, ('2.921.64', 2): -0.28745814008826615, ('2.621.08', 2): -0.84649646208198215, ('2.860.94', 2): -1.2052999719282245, ('2.610.89', 0): -1.0893643149957337, ('2.890.82', 1): -1.4476301949905066, ('2.981.24', 0): 0, ('3.01.53', 0): 0, ('1.970.77', 0): -0.40733559683712389, ('2.611.29', 0): -0.56935116979165123, ('2.010.81', 2): -0.46668361743924031, ('2.361.04', 0): -0.33205848355372591, ('1.190.16', 0): -0.11263861004725748, ('2.291.02', 1): -0.40637778232971306, ('2.911.35', 2): -0.88755584344960403, ('2.761.47', 2): -0.31978726169937649, ('1.510.43', 1): -0.13851817641669562, ('2.911.01', 1): -1.1509738091749282, ('2.641.04', 0): -0.86512608562012849, ('1.820.64', 2): -0.4463516230713212, ('2.340.71', 1): -0.95838340137495004, ('2.991.59', 2): 0.0, ('1.930.7', 0): -0.27026914477235853, ('1.710.57', 1): -0.29507311779058609, ('2.640.98', 0): -0.91241953435195688, ('2.821.33', 1): -0.63260316060105182, ('2.771.48', 0): -0.33441429013695634, ('2.661.21', 1): -0.48459299329815553, ('2.771.09', 1): -1.0137159236925337, ('1.910.67', 0): -0.44678555157709671, ('2.581.25', 2): -0.58718978689004042, ('2.941.19', 2): -1.1460186748651415, ('2.251.08', 2): -0.18299690199400548, ('2.551.04', 1): -0.82786120205460922, ('2.020.75', 1): -0.32809181217370642, ('1.470.41', 1): -0.071795475797787597, ('2.110.89', 2): -0.27329472616603295, ('2.551.16', 2): -0.6440782330193382, ('2.911.52', 1): -0.50931454753008054, ('1.640.55', 2): -0.25591095429975586, ('2.451.19', 0): -0.27792969306384502, ('2.010.79', 0): -0.59072315028535571, ('2.351.11', 2): -0.30524752004233108, ('1.860.51', 1): -0.50032278739032521, ('2.561.25', 0): -0.56378050734443919, ('2.521.0', 1): -0.79212569929966437, ('2.451.09', 1): -0.38214536572489616, ('1.240.22', 0): -0.080360867967253141, ('2.891.04', 0): -1.3176875045800789, ('2.290.91', 0): -0.54207327082675472, ('1.770.61', 1): -0.32663431410030425, ('1.370.28', 1): -0.25966976958305049, ('1.720.6', 2): -0.1518742652580588, ('1.530.45', 2): -0.10311567472505048, ('2.461.18', 0): -0.49830757038335022, ('2.250.82', 0): -0.70227575960865041, ('2.811.41', 0): -0.5219204407738911, ('1.650.44', 1): -0.3002876066138524, ('2.621.33', 0): -0.50375516710041701, ('2.180.78', 0): -0.60073189162530982, ('2.921.19', 2): -0.99352062179561029, ('2.81.23', 0): -0.87420843011040961, ('2.971.39', 0): -0.76896722257418271, ('2.541.24', 1): -0.31741099751324209, ('2.731.35', 1): -0.59867233530919262, ('2.831.17', 1): -1.0160968785063778, ('1.60.52', 2): -0.11257818196220076, ('2.130.71', 0): -0.71751442716328673, ('2.791.41', 0): -0.52479076447433681, ('2.651.16', 2): -0.85329414454409758, ('2.080.89', 1): -0.28384201471478943, ('2.651.09', 2): -0.87432404348151405, ('2.220.81', 1): -0.62814697983791923, ('2.21.03', 0): -0.19300175276404682, ('2.671.15', 1): -0.7976459729537223, ('2.340.64', 2): -1.0434664915126517, ('2.090.83', 2): -0.42294715016441231, ('2.671.34', 0): -0.46379446445299621, ('2.481.08', 1): -0.51091785001319312, ('2.671.05', 0): -0.91295103525754928, ('2.691.34', 0): -0.40336956233582721, ('2.950.86', 0): -1.5952297040269949, ('1.580.4', 2): -0.26591140566574933, ('2.441.21', 2): -0.31033052002609507, ('1.690.6', 2): -0.11188402062746078, ('1.450.41', 2): -0.083300454727236684, ('1.950.56', 1): -0.58129230592731995, ('1.810.67', 1): -0.18711966542427091, ('2.711.39', 2): -0.5511933151162991, ('1.710.54', 2): -0.28878457235397226, ('2.591.28', 2): -0.50512105356661219, ('2.530.79', 0): -0.98246817871698167, ('2.530.89', 0): -0.9989086695662055, ('2.70.7', 0): -1.4638891966458998, ('1.730.58', 2): -0.42302812329179296, ('2.10.59', 1): -0.78679847804399283, ('1.390.29', 1): -0.16806665724611586, ('2.551.07', 2): -0.69494148714692505, ('2.881.32', 1): -0.82754128931944626, ('2.120.89', 0): -0.34698190651327054, ('2.070.68', 2): -0.6723560438058851, ('3.01.6', 2): 0, ('1.890.7', 1): -0.45153385467820334, ('1.720.52', 1): -0.28470700766403323, ('1.920.57', 1): -0.51514674202701227, ('1.50.42', 1): -0.10887807471938837, ('1.750.6', 0): -0.14779619267444302, ('2.751.14', 2): -0.87634233773874248, ('2.91.29', 0): -0.81058702033992469, ('1.860.52', 2): -0.5222717545072374, ('1.920.43', 0): -0.71584822810634618, ('2.240.92', 0): -0.47336597821174048, <text:soft-page-break/>('2.341.09', 0): -0.44581792016497029, ('2.440.78', 2): -0.87198597857873539, ('2.580.69', 1): -1.3180132204691721, ('2.160.76', 0): -0.614206630353894, ('2.951.58', 1): -0.4060447502064069, ('1.40.31', 0): -0.28235630509886428, ('2.710.98', 2): -1.0461422989358735, ('2.681.05', 0): -0.86462844545803053, ('2.580.79', 0): -1.1876567409905163, ('2.060.82', 2): -0.39668643777098017, ('2.81.2', 0): -0.90156210962841432, ('2.861.48', 1): -0.66733439332469813, ('1.330.23', 2): -0.15176204869158572, ('1.420.28', 0): -0.20577021293065137, ('2.991.61', 0): 0.0, ('2.250.91', 2): -0.73192156448085677, ('2.611.0', 2): -0.97664049645811635, ('2.731.36', 2): -0.55722195674593267, ('1.150.15', 2): -0.031362206977214341, ('2.51.19', 1): -0.59914066329855231, ('1.880.67', 1): -0.41587613034347004, ('2.91.45', 2): -0.51378824659806466, ('2.641.0', 0): -0.9369449895680495, ('1.880.73', 0): -0.31001544469974235, ('2.060.72', 1): -0.38259316745960625, ('2.160.87', 1): -0.66017702255349886, ('2.220.82', 2): -0.60459646807966549,</text:p>
      <text:p text:style-name="P1"><text:s/>('2.221.06', 2): -0.21739245291715631, ('1.090.07', 1): -0.08787758668342438, ('2.770.99', 2): -1.1693357950394614, ('2.51.05', 0): -0.70360583849212766, ('1.50.37', 0): -0.151743895270542, ('1.870.7', 0): -0.18106789928897232, ('2.761.18', 0): -0.75463434473063196, ('2.460.69', 1): -1.1632891116483788, ('1.710.62', 2): -0.14142932764946603, ('1.610.5', 2): -0.35280927328893247, ('2.131.0', 1): -0.14988734064645429, ('2.030.8', 2): -0.38084412717991373, ('1.310.3', 0): -0.025067959383694972, ('2.881.23', 0): -1.1051394397779948, ('1.210.2', 1): -0.052761277155402436, ('2.351.08', 0): -0.47957459282727571, ('2.950.31', 0): -2.0437551519258035, ('2.560.85', 2): -1.1230980210572283, ('1.810.64', 2): -0.30720651894376172, ('2.711.36', 1): -0.67023676194438453, ('2.380.98', 1): -0.46366487973995596, ('2.290.93', 0): -0.55143983247374695, ('2.850.77', 0): -1.5412826470302432, ('2.341.11', 2): -0.34380907350747542, ('2.951.64', 2): -0.3995836596614919, ('2.831.04', 2): -1.1418575574717114, ('2.950.62', 1): -1.7592020516137328, ('2.471.16', 0): -0.59659578188902751, ('2.611.36', 0): -0.33013200567224132, ('2.331.09', 2): -0.3434967348915508, ('1.890.72', 0): -0.40970771966359548, ('2.740.79', 0): -1.275778825037301, ('1.470.37', 0): -0.11973790896179101, ('2.71.23', 1): -0.65656420555262895, ('2.951.45', 0): -0.62022503157968201, ('2.710.65', 1): -1.4454482675716858, ('2.291.09', 0): -0.24183555308866958, ('2.911.38', 1): -0.60956318692600664, ('2.640.64', 2): -1.3834274998719429, ('2.961.55', 0): -0.42262304925399663, ('2.391.08', 0): -0.35818086897302148, ('2.610.98', 1): -0.79566970774952606, ('2.190.85', 1): -0.54657077473120341, ('1.620.44', 2): -0.26535819300485919, ('2.961.45', 1): -0.53296579455334347, ('1.820.69', 1): -0.28973464730575049, ('1.970.69', 1): -0.34522103828034933, ('2.731.27', 1): -0.5295530703438881, ('2.030.79', 2): -0.38448739557844602, ('2.61.08', 0): -0.76454360632574492, ('2.61.27', 2): -0.35982281326367732, ('2.771.06', 0): -1.0849434523072374, ('2.890.46', 2): -1.8784135718372426, ('1.250.18', 1): -0.16348840949332843, ('2.961.43', 2): -0.73631470078056294, ('1.950.71', 0): -0.53180621378891924, ('2.91.51', 1): -0.51450315821838222, ('2.991.36', 1): 0, ('2.070.89', 2): -0.40118704802774741, ('2.431.15', 1): -0.49766098580508217, ('1.790.62', 2): -0.44041874163849731, ('2.711.16', 0): -0.82489407679939097, ('2.250.79', 1): -0.70905697272368662, ('2.561.02', 1): -0.63026001155748179, ('1.530.44', 2): -0.15624201331011603, ('2.470.94', 1): -0.69964608483311463, ('2.631.18', 1): -0.59364598299744264, ('2.981.01', 0): 0.0, ('1.460.35', 2): -0.31492659372923215, ('2.511.1', 1): -0.45256702638617563, ('2.381.1', 0): -0.4788636029186924, ('1.770.58', 1): -0.35800926862760507, ('2.090.73', 1): -0.5645716208723407, ('1.570.51', 0): -0.069894990454834327, ('2.711.27', 0): -0.78146135936846761, ('2.921.37', 2): -0.86799318270419723, ('2.981.37', 1): 0, ('2.821.38', 1): -0.58980320191459845, ('1.630.45', 2): -0.23621396939596923, ('2.921.48', 0): -0.79603076817973639, ('2.560.96', 1): -0.90765402607211487, ('2.981.51', 1): 0.0, ('1.540.35', 0): -0.29922040205400641, ('1.890.49', 1): -0.5698832525681139, ('1.760.47', 0): -0.44303931741169644, ('1.80.53', 1): -0.36865647450654604, ('2.71.23', 0): -0.67446109470082194, ('1.920.68', 1): -0.44940439769762569, ('2.10.77', 0): -0.49301630215094522, ('2.370.94', 0): -0.66256879927001266, ('2.00.69', 1): -0.46952965503692506, ('2.911.25', 0): -1.0368189193578401, ('1.040.04', 2): -0.0037592258066413428, ('2.891.11', 0): -1.1268259729884877, ('2.340.81', 1): -0.79983290295934473, ('2.521.28', 0): -0.29822497032363043, ('2.470.9', 0): -0.78301921460840618, ('2.40.82', 0): -0.86014692409571569, ('2.340.66', 2): -<text:soft-page-break/>0.91645285791241071, ('1.820.56', 0): -0.31274446767672259, ('2.440.91', 1): -0.81553492814507578, ('2.340.91', 0): -0.63285531459745425, ('2.521.16', 1): -0.6915270128534301, ('2.631.24', 0): -0.52517660485610684, ('2.381.13', 1): -0.44007266603888939, ('1.750.52', 2): -0.32438697563714775, ('2.641.23', 0): -0.6108425416561426, ('1.120.1', 2): -0.09274371862171521, ('1.950.64', 1): -0.47459219186530133, ('1.850.75', 2): -0.14906698724375164, ('2.550.78', 2): -1.1573663929185569, ('1.820.56', 1): -0.41132763358857133, ('2.20.85', 2): -0.35898681954918155, ('2.580.91', 0): -0.99474773362500279, ('2.060.86', 0): -0.32356181149154428, ('2.030.76', 1): -0.41204929761264653, ('2.561.13', 0): -0.76202059372930364, ('2.70.8', 1): -1.3262888899706662, ('2.761.37', 1): -0.62959885310651975, ('2.030.82', 2): -0.34936628525705138, ('2.460.88', 0): -0.90132850890638239, ('2.320.98', 0): -0.55889070829461329, ('2.41.12', 2): -0.5253763499356926, ('1.60.53', 1): -0.082100813162741454, ('1.530.4', 1): -0.18096590546759009, ('2.920.47', 2): -1.9105504298906346, ('2.860.86', 2): -1.4872052090899828, ('2.610.91', 2): -1.0212806034649973, ('2.880.34', 1): -1.9997513895913492, ('2.430.9', 1): -0.80731879768020542, ('2.40.9', 2): -0.68324262569876559, ('2.741.36', 0): -0.7851696166120925, ('2.591.15', 1): -0.75130397087241207, ('2.311.13', 0): -0.19245416739454188, ('2.971.15', 1): 0, ('1.670.56', 0): -0.34468580338001131, ('2.511.2', 2): -0.48130349111503579, ('2.010.71', 2): -0.4553418529084366, ('2.70.82', 2): -1.246840136920798, ('2.990.97', 0): 0, ('2.491.08', 1): -0.67946968352892756, ('2.791.19', 2): -0.93544876941152788, ('2.620.96', 2): -1.0508452380983653, ('2.811.45', 2): -0.37002792464851075, ('2.010.45', 1): -0.80470749235329397, ('2.140.85', 1): -0.35383122025334296, ('2.650.98', 0): -1.0591898688437826, ('1.640.46', 1): -0.3572527449212185, ('2.531.24', 0): -0.42866032194737214, ('1.860.76', 0): -0.12740875495414614, ('1.060.07', 2): -0.0075206165959532806, ('2.741.18', 0): -0.90438201853802858, ('2.951.5', 0): -0.52223043639592159, ('2.70.88', 1): -1.2707374192916012, ('2.681.19', 1): -0.7337057182109028, ('2.61.35', 2): -0.2888658882884213, ('2.821.47', 1): -0.4123673873387107, ('2.51.28', 1): -0.23663680279356653, ('2.010.53', 2): -0.65837380309709448, ('2.070.87', 2): -0.48097646567071273, ('1.660.55', 1): -0.15657403008973358, ('2.351.14', 2): -0.2561844599559206, ('1.940.83', 0): -0.13817559861095838, ('2.431.12', 0): -0.60159100583247949, ('2.851.23', 0): -0.83533433479211405, ('2.911.09', 2): -1.1265733941418514, ('2.251.0', 0): -0.56650352263753279, ('1.460.32', 0): -0.21933481191592108, ('2.651.4', 2): -0.30358303042489798, ('2.170.98', 0): -0.29134432379759712, ('1.210.17', 0): -0.1353355058047242, ('2.220.9', 1): -0.64796460197783057, ('1.640.39', 0): -0.38219996879982421, ('2.181.0', 1): -0.26793169302285613, ('2.260.92', 1): -0.49940435740948858, ('2.971.49', 1): -0.48349533745803286, ('2.541.2', 1): -0.34680243794555521, ('1.790.58', 1): -0.42290195352020843, ('2.950.91', 0): -1.508310984629031, ('1.940.65', 0): -0.43448944353726382, ('1.450.38', 1): -0.13534065485955715, ('2.381.17', 2): -0.24088516216465122, ('1.950.67', 2): -0.45687846403359406, ('2.691.27', 2): -0.47280779623788943, ('2.881.28', 1): -0.78349030992260882, ('2.040.87', 2): -0.34070457904881357, ('2.040.7', 0): -0.56278682838723559, ('2.851.21', 1): -0.95729950808619801, ('2.380.93', 0): -0.68668116784685629, ('1.670.5', 0): -0.41086560205411499, ('2.560.93', 0): -1.0859145657806197, ('2.861.23', 1): -0.81781251018696632, ('1.340.25', 2): -0.23750974904267189, ('2.71.15', 2): -0.86575571562351594, ('2.861.37', 0): -0.89813638419519792, ('2.651.35', 2): -0.4793336759918409, ('2.160.91', 2): -0.64128584509882303, ('1.650.56', 2): -0.13098797317791136, ('2.371.19', 1): -0.19532810925264596, ('1.430.26', 2): -0.25598532549463821, ('2.070.93', 0): -0.17037139693792813, ('2.180.93', 0): -0.41301206467415424, ('1.940.56', 2): -0.61053513036508056, ('1.370.25', 0): -0.17264982910033966, ('2.941.45', 1): -0.55206019750155699, ('2.551.24', 0): -0.54836600979597738, ('1.680.46', 0): -0.24990434098982736, ('1.70.46', 2): -0.38443679678939346, ('2.790.9', 1): -1.3293225979565204, ('1.640.45', 2): -0.32753721407478403, ('2.470.88', 0): -0.90811255365659094, ('1.990.79', 0): -0.25850632294943221, ('1.360.28', 0): -0.16193832349048917, ('2.981.56', 2): 0.0, ('2.120.79', 1): -0.44362584381011255, ('2.170.94', 0): -0.2866518201694862, ('2.641.14', 0): -0.65596611085714662, ('1.850.59', 1): -0.44668242503889793, ('2.431.01', 0): -0.75521914331387163, ('2.851.43', 1): -0.62239199971930004, ('2.831.47', 2): -0.67259463444897472, ('1.770.69', 0): -0.10272535006519011, ('2.651.3', 1): -0.6903640797066124, ('2.991.14', 2): 0, ('1.70.63', 0): -<text:soft-page-break/>0.13706577472202147, ('2.81.07', 2): -1.0369692054940798, ('2.790.84', 1): -1.3442999316382134, ('2.951.38', 1): -0.82304193093003308, ('1.380.31', 2): -0.064649907549588173, ('2.20.91', 0): -0.40673464430623102, ('2.931.33', 0): -0.82989865829763065, ('2.260.91', 2): -0.53448886334228118, ('1.920.74', 0): -0.4550163025191401, ('2.150.85', 1): -0.39434797386367809, ('2.260.86', 2): -0.57790779793712288, ('1.860.73', 1): -0.2470886615612938, ('2.770.97', 0): -1.2056783853012027, ('2.730.78', 1): -1.3850147572911014, ('1.820.51', 2): -0.48253891094341522, ('2.621.34', 2): -0.38823910650411125, ('1.920.63', 0): -0.45293146670189455, ('2.490.99', 1): -0.74741905703142364, ('2.221.03', 2): -0.28422880577813919, ('2.070.8', 2): -0.58111668192889143, ('1.670.61', 0): -0.078086221862298355, ('2.571.24', 1): -0.40721685031364413, ('2.771.39', 0): -0.76902379771164264, ('2.230.84', 2): -0.53652631697104025, ('2.31.02', 0): -0.30857476879033285, ('2.991.42', 1): 0.0, ('1.760.61', 2): -0.41366243813261433, ('1.540.43', 1): -0.18365657588030532, ('1.280.25', 0): -0.12612373916703862, ('1.340.22', 1): -0.16128613675254189, ('2.71.18', 0): -0.73048424669277368, ('2.941.58', 2): -0.36999592299720296, ('2.521.27', 1): -0.3289447342355053, ('2.230.96', 1): -0.4382347272867379, ('2.471.09', 2): -0.67068861103725907, ('1.890.59', 1): -0.43950160642720276, ('1.490.34', 0): -0.23786900086808085,</text:p>
      <text:p text:style-name="P1"><text:s/>('2.10.69', 2): -0.66248414606290773, ('2.520.86', 0): -1.0028375769314328, ('2.991.56', 0): 0.0, ('2.490.94', 1): -0.74779250058369262, ('2.771.43', 2): -0.5883494852274308, ('1.940.59', 1): -0.446734542928301, ('1.950.69', 2): -0.45712475048279022, ('2.941.46', 2): -0.6876734929385967, ('2.761.2', 2): -0.86671277844338845, ('1.180.17', 1): -0.063710425978184687, ('2.371.03', 1): -0.67024049398526564, ('2.210.93', 1): -0.38766648750549321, ('2.781.39', 1): -0.51364105353516698, ('1.880.7', 1): -0.40799295741052743, ('2.371.17', 0): -0.24357535220328586, ('2.891.26', 0): -0.90528746278785055, ('2.460.94', 2): -0.88039591079582125, ('2.281.07', 1): -0.37184997544907539, ('2.711.1', 1): -0.77347238960962239, ('2.761.27', 0): -0.55097880533991783, ('2.070.72', 0): -0.50579632744693281, ('2.080.77', 1): -0.44476055989957719, ('2.881.43', 0): -0.57672560897313863, ('2.71.08', 2): -0.94325780654792679, ('2.431.13', 1): -0.57509918215555611, ('2.620.78', 1): -1.2419716220965951, ('2.341.01', 1): -0.64921016208188476, ('2.050.74', 1): -0.32446226822161156, ('2.020.82', 2): -0.28321046352562324, ('2.591.35', 2): -0.27734880046809679, ('2.581.05', 0): -0.83942446189589781, ('2.250.89', 2): -0.60135239662073481, ('2.611.05', 2): -0.86716174437296845, ('1.670.46', 0): -0.31882054263650883, ('2.491.03', 0): -0.76498903546035124, ('2.81.14', 0): -1.0397821545316484, ('2.620.67', 1): -1.2672962627474575, ('2.471.25', 0): -0.25210670306877558, ('1.30.2', 2): -0.12610639620821004, ('2.931.42', 2): -0.63878099322415871, ('1.770.6', 2): -0.35649283606933102, ('2.51.11', 2): -0.66207179234204105, ('2.880.93', 0): -1.3881225101648893, ('2.861.17', 1): -0.9801655247818134, ('1.910.79', 1): -0.18232519471811875, ('1.270.21', 0): -0.15923222390380021, ('2.350.96', 0): -0.45160699642549451, ('2.080.82', 1): -0.27282976237135842, ('2.460.77', 1): -0.98865406055059657, ('2.71.24', 1): -0.60459166505247852, ('1.330.3', 0): -0.088600739464579081, ('2.581.34', 0): -0.32310534439466254, ('2.180.98', 0): -0.25521667314106733, ('2.280.95', 1): -0.62064758156338107, ('1.60.44', 0): -0.16944235749128417, ('2.621.15', 0): -0.61182436922961247, ('2.191.02', 1): -0.22055940299318244, ('2.530.94', 2): -0.88643300575039863, ('1.790.47', 1): -0.50720101723745425, ('2.731.43', 1): -0.34907149556965777, ('2.951.01', 2): -1.1758641754247052, ('2.861.5', 1): -0.56764097525665558, ('1.790.53', 0): -0.32490116544535463, ('2.110.93', 2): -0.21347275771347279, ('2.00.76', 2): -0.40786587125104656, ('2.00.86', 0): -0.15583034200106202, ('2.440.89', 2): -0.75693976355500137, ('1.460.33', 0): -0.2746941443684508, ('2.430.96', 0): -0.79524924234626848, ('2.310.81', 2): -0.75860662568765036, ('2.411.04', 0): -0.49761950728157522, ('2.520.97', 0): -0.86042032537760105, ('1.680.47', 1): -0.27633079879823047, ('1.420.33', 2): -0.16315318888045585, ('2.860.99', 0): -1.3154434897215348, ('2.921.1', 1): -1.1245978982155551, ('2.471.0', 0): -0.75601019503802658, ('2.981.2', 2): 0.0, ('2.291.11', 0): -0.18195672394681811, ('1.690.55', 0): -0.16958638894112826, ('1.220.22', 0): -0.0024960776158273234, ('2.291.01', 1): -0.45159255128223641, ('1.210.16', 0): -0.14022386951177557, ('1.760.6', 2): -0.42606802181132541, ('2.531.08', 1): -0.68476339715178969, ('1.70.58', 1): -0.36174504697920573, ('1.70.43', 0): -0.43288418893420177, <text:soft-page-break/>('2.150.93', 1): -0.28362836939710356, ('2.911.06', 1): -1.2379685341861117, ('1.820.61', 0): -0.46955314048950103, ('2.851.42', 0): -0.71367326389193009, ('2.710.75', 2): -1.3420570163934331, ('2.741.29', 2): -0.85744711876637481, ('2.110.83', 2): -0.35929855763490259, ('2.651.02', 0): -0.83876568822490671, ('2.941.48', 2): -0.4987104986554442, ('2.271.0', 0): -0.31599282703999054, ('2.881.51', 2): -0.45012646362401371, ('1.570.38', 2): -0.2627203604092252, ('2.861.43', 1): -0.85057308551375643, ('2.911.12', 0): -1.1501503981812347, ('2.71.36', 1): -0.48881871262542703, ('2.791.38', 0): -0.64740881642213988, ('2.651.28', 1): -0.69589421562673404, ('2.911.11', 1): -1.2094461064974968, ('2.631.26', 2): -0.38342434402892517, ('2.671.1', 0): -0.90107111756425584, ('2.270.9', 2): -0.59225838671758901, ('2.120.62', 1): -0.78115214959811796, ('1.360.27', 1): -0.17922964558841484, ('2.080.71', 2): -0.49728614181779701, ('2.861.14', 2): -1.0203192009640807, ('2.260.89', 1): -0.62243173384360806, ('1.640.58', 0): -0.097927947934905821, ('2.811.37', 1): -0.55279025216572886, ('2.10.97', 1): -0.15459500958668404, ('1.570.42', 1): -0.16163558144059526, ('2.010.74', 2): -0.63045107906404851, ('2.120.31', 0): -1.0658509504234115, ('2.821.53', 2): -0.32939077796638816, ('2.620.93', 2): -1.0036795548036419, ('2.040.77', 0): -0.58994140778536863, ('2.050.8', 1): -0.27960827607279087, ('2.510.75', 1): -1.0579115640308205, ('1.650.47', 1): -0.21172238385568309, ('1.320.29', 0): -0.044711308663462311, ('1.810.69', 2): -0.16610025107894733, ('2.81.26', 2): -0.8152923966573028, ('2.310.79', 0): -0.7652214887937806, ('2.911.59', 0): -0.32471925764362175, ('2.851.07', 0): -1.0880669355733736, ('2.971.51', 2): -0.041918633015908445, ('2.90.77', 2): -1.5331210981427543, ('2.220.77', 1): -0.70144914876098474, ('1.990.84', 1): -0.16884041222785393, ('2.530.43', 0): -1.5294080295844097, ('2.621.0', 1): -0.82808574770470489, ('2.00.61', 0): -0.56836865559472671, ('2.881.0', 0): -1.2929804390660888, ('2.651.13', 0): -0.80352062347076869, ('1.820.48', 0): -0.50530489618316443, ('2.170.83', 2): -0.34752693697469345, ('2.621.08', 1): -0.73675829215799293, ('2.610.89', 1): -1.1394217836954852, ('1.240.17', 0): -0.13592847957617338, ('2.361.12', 2): -0.28258226966264155, ('2.671.12', 1): -0.85157207565881188, ('1.460.41', 0): -0.15255485198864099, ('2.941.21', 2): -1.2115114078321956, ('2.30.7', 1): -0.83651187558905116, ('2.890.99', 0): -1.3192483759854077, ('2.610.99', 0): -0.84274303890970015, ('2.361.04', 1): -0.41481885497585624, ('1.190.16', 1): -0.1117717931870994, ('2.291.02', 2): -0.4092973491439128, ('2.761.47', 1): -0.38874000553554622, ('2.961.58', 2): -0.40365491900355749, ('2.740.97', 1): -1.1201017703998291, ('2.490.77', 0): -1.0758821428398115, ('2.170.99', 0): -0.19590074166351992, ('2.130.32', 1): -1.0448012423970781, ('2.340.71', 0): -0.87454319441551809, ('2.991.59', 1): 0, ('2.671.21', 2): -0.53244698296501225, ('1.30.29', 2): -0.018531681646929227, ('1.710.57', 0): -0.29060917971558914, ('2.821.33', 0): -0.61713279177065239, ('2.650.7', 1): -1.3129461183657372, ('1.910.67', 1): -0.45333643624688569, ('2.581.25', 1): -0.55125230580549822, ('2.551.04', 0): -0.7861584847678641, ('2.891.35', 0): -0.94744406776448808, ('2.120.86', 2): -0.37600543391957547, ('2.190.72', 0): -0.73924136968754395, ('2.741.44', 0): -0.40557541831787713, ('2.781.32', 0): -0.50100141438737589, ('1.190.12', 1): -0.077929210338861854, ('2.090.8', 0): -0.44694703845093986, ('2.591.06', 2): -0.78342832117014449, ('2.560.79', 0): -1.1383688936222212, ('2.921.55', 2): -0.54302610113597249, ('2.881.05', 1): -1.2361115508884382, ('1.730.63', 0): -0.22272087148555011, ('2.880.68', 1): -1.6980460001933522, ('2.961.63', 2): -0.32824643156801359, ('2.521.0', 0): -0.72451875554498246, ('2.431.09', 2): -0.67187661914952612, ('2.531.16', 0): -0.71862558016619527, ('2.891.04', 1): -1.3437941601636219, ('2.611.16', 2): -0.67080924386466567, ('2.811.23', 1): -0.86927750850458241, ('1.720.6', 1): -0.16001301388568634, ('2.170.94', 1): -0.31754745308731686, ('2.461.18', 1): -0.48404979666491599, ('2.911.47', 0): -0.64735371256986329, ('2.491.12', 0): -0.60534831785209531, ('2.681.11', 2): -0.86581957057016445, ('2.250.94', 0): -0.64431523590976081, ('2.541.24', 2): -0.31760502898718146, ('2.731.35', 0): -0.62893388134647332, ('2.81.31', 0): -0.80946617125633535, ('2.130.71', 1): -0.68706806710881119, ('2.791.41', 1): -0.52396111814104274, ('2.71.03', 1): -0.98904364387041721, ('1.160.15', 0): -0.043501568481343657, ('2.080.89', 0): -0.28200023299379118, ('2.130.61', 0): -0.78994278521211869, ('2.160.84', 1): -0.69425171723932155, ('2.550.97', 1): -0.72135154840578719, ('1.940.75', 0): -0.40283043366073973, ('1.830.53', 1): -<text:soft-page-break/>0.4489993181489349, ('2.340.64', 1): -0.99754201228254968, ('2.771.31', 2): -0.81635558085671822, ('1.730.66', 1): -0.096409067541916624, ('2.010.84', 2): -0.34100243202320379, ('1.130.12', 2): -0.046734448849565943, ('2.950.7', 1): -1.6665650346591974, ('2.791.0', 0): -1.3368712810486749, ('2.991.17', 0): 0, ('2.841.3', 1): -0.70103601855086628, ('2.380.87', 0): -0.76778501118066023, ('1.230.18', 2): -0.068947445957287676, ('2.590.97', 1): -0.94551116611294828, ('1.30.25', 0): -0.14465118582424794, ('1.80.7', 2): -0.1483421525076917, ('2.461.23', 0): -0.31769890085221442, ('2.00.57', 1): -0.66264929027349473, ('2.571.17', 2): -0.51375291770952658, ('2.281.1', 1): -0.2232771906354325, ('1.390.29', 2): -0.15540141361921148, ('2.280.75', 1): -0.83346859498914949, ('2.120.89', 1): -0.35225036941312304, ('2.821.16', 2): -1.1706699681717327, ('2.740.74', 2): -1.3852354941437204, ('2.50.84', 1): -1.0185270600498559, ('2.551.13', 2): -0.64211718181453536, ('2.210.87', 0): -0.52726628862937808, ('2.461.05', 0): -0.68680170297386356, ('1.50.42', 0): -0.11197009729331349, ('2.831.37', 0): -0.97816994535753254, ('1.550.33', 0): -0.34599701647411124, ('2.190.97', 2): -0.44868161778381188, ('1.620.49', 0): -0.22283745865471544, ('2.831.23', 1): -0.88039737055200651, ('2.120.7', 2): -0.59925181690626539, ('2.841.19', 2): -0.96651813006243237, ('2.681.31', 2): -0.73290993164754359, ('2.350.76', 1): -0.78262097538692943, ('2.521.02', 2): -0.73517617331405749, ('2.951.58', 2): -0.44462408675361115, ('1.40.31', 1): -0.284352379790281, ('1.660.49', 2): -0.18534002196446733, ('2.681.05', 1): -0.9834308246340332, ('1.920.71', 2): -0.47310069416752676, ('1.550.45', 1): -0.32716463942409302, ('2.741.13', 2): -0.87117451977446436, ('2.861.48', 0): -0.65590015776179011, ('1.930.77', 0): -0.17939145003452631, ('2.791.33',</text:p>
      <text:p text:style-name="P1"><text:s/>1): -0.75504871778724858, ('2.991.61', 1): 0.0, ('2.40.69', 2): -1.0862171846997095, ('1.390.34', 0): -0.12215450569102433, ('2.431.16', 1): -0.44678002971361347, ('2.920.95', 1): -1.4731856009105762, ('1.850.51', 0): -0.53279745853043103, ('2.060.63', 2): -0.66358185522075563, ('2.561.05', 1): -0.7105538914039915, ('2.51.19', 0): -0.61178941566633593, ('2.951.21', 0): -1.0508343463868846, ('2.920.89', 0): -1.5245140919357085, ('2.771.17', 2): -1.0604344758114868, ('1.270.22', 2): -0.15460476700713821, ('2.290.74', 0): -0.85276193377527909, ('2.611.27', 2): -0.58798869832790635, ('2.641.0', 1): -0.82835173143772056, ('2.160.87', 2): -0.65134158363733596, ('2.611.08', 2): -0.83268722513216276, ('1.440.38', 0): -0.066440428589370146, ('1.090.07', 0): -0.085631911903418997, ('1.70.52', 2): -0.4100289947307566, ('2.681.18', 1): -0.71025949295737423, ('2.51.05', 1): -0.55803304884637395, ('1.870.7', 1): -0.24622817997870552, ('2.991.37', 0): 0, ('2.981.34', 1): 0.0, ('2.941.4', 2): -0.62371674830151325, ('2.590.79', 1): -1.0600520746177085, ('2.381.15', 1): -0.28874680879086828, ('2.981.19', 1): 0, ('2.841.0', 2): -1.0205462718253684, ('2.981.26', 2): 0.0, ('1.790.49', 0): -0.47058370599413618, ('1.210.2', 0): -0.053921299536430614, ('2.040.88', 0): -0.33492703474607516, ('2.951.12', 0): -1.3418813156410945, ('2.550.93', 1): -1.0019010129103636, ('2.10.78', 2): -0.55130757804045649, ('2.380.98', 2): -0.61219379800854412, ('2.491.24', 1): -0.34411571731021395, ('1.50.4', 2): -0.14380719109661386, ('2.370.99', 2): -0.73927665768452155, ('2.681.29', 0): -0.68131093245580554, ('2.190.73', 1): -0.66096877141608845, ('2.410.97', 2): -0.60021674639938627, ('1.760.55', 0): -0.37262265600809669, ('2.441.1', 0): -0.61658324056754144, ('1.420.29', 2): -0.18944291759377613, ('1.960.83', 1): -0.14012993237506566, ('2.611.24', 0): -0.66651861957580616, ('2.951.45', 1): -0.62157020888402559, ('1.940.7', 0): -0.45358613873013803, ('2.81.49', 0): -0.38026181432043454, ('2.961.55', 1): -0.43292120670311751, ('2.761.05', 1): -0.98678597242233312, ('2.851.22', 2): -0.88775800588251985, ('2.791.22', 2): -0.79249175015339868, ('2.190.85', 0): -0.52841139557929462, ('2.631.17', 1): -0.62229905345504333, ('2.961.45', 0): -0.56957195623833223, ('1.420.36', 2): -0.1547963280157878, ('2.670.99', 2): -1.0661888724220536, ('1.970.69', 2): -0.35849664980800194, ('2.481.1', 2): -0.40333112074796912, ('2.030.79', 1): -0.39961217703548357, ('2.271.07', 2): -0.31401550901266256, ('2.761.34', 1): -0.65598719715587506, ('2.41.17', 0): -0.32614761775510503, ('3.01.23', 1): 0, ('2.270.87', 0): -0.54088647101146892, ('2.431.15', 2): -0.49048087219275371, ('2.861.57', 2): -0.4321741860746785, ('2.711.16', 1): -0.82538965917972174, ('2.250.79', 0): -0.72545117888352673, ('2.751.33', 1): -0.59160001034886334, ('2.841.31', 0): -0.73289445881975257, ('2.491.17', 0): -0.6747351404973525, ('2.371.08', 2): -0.63843067649219964, <text:soft-page-break/>('2.451.16', 0): -0.30805269319818634, ('2.91.52', 2): -0.49200753019956694, ('2.511.1', 0): -0.54159537924094703, ('2.190.89', 2): -0.64172424319230736, ('2.381.1', 1): -0.49899816341821068, ('2.421.09', 2): -0.46396029295935798, ('2.641.37', 0): -0.28783422577452805, ('2.241.0', 2): -0.27223579049772501, ('2.711.27', 1): -0.78188322917251252, ('2.951.66', 2): -0.2989472981335578, ('2.140.86', 1): -0.36067552940271635, ('2.981.37', 2): 0, ('2.81.23', 2): -0.88340234101045245, ('2.180.95', 1): -0.3068593386805073, ('2.921.48', 1): -0.77014904777350901, ('2.841.41', 0): -0.48636511232743623, ('2.150.74', 0): -0.59701425032212641, ('2.370.31', 0): -1.3561566713425643, ('1.660.42', 2): -0.31409278213192987, ('2.611.09', 2): -0.81546927579893624, ('1.370.33', 1): -0.1433814808987724, ('1.910.71', 2): -0.43594074978535235, ('2.650.99', 1): -0.97695509345708542, ('2.821.44', 1): -0.45755161750880463, ('2.010.56', 0): -0.67170050317552876, ('2.971.34', 0): 0, ('2.180.86', 0): -0.40095052929757724, ('1.920.68', 2): -0.44705175296061916, ('2.10.77', 1): -0.502295609379662, ('1.580.48', 0): -0.32154522999065993, ('2.341.14', 2): -0.29860035185273848, ('2.250.8', 0): -0.64640123968916463, ('2.441.08', 2): -0.6717338990449393, ('2.691.08', 0): -0.8991411402812296, ('2.010.89', 2): -0.14535568076268837, ('2.370.86', 0): -0.78105903237145835, ('2.521.28', 1): -0.30864826551602781, ('1.740.53', 0): -0.31038782810436466, ('2.631.1', 1): -0.77854651722341917, ('2.240.93', 1): -0.34895632194055942, ('2.440.91', 2): -0.80422098879199055, ('2.090.88', 2): -0.33154684900714521, ('2.671.39', 0): -0.29226467294155234, ('2.190.81', 1): -0.52375476340860527, ('2.521.16', 0): -0.67226246118418165, ('2.950.96', 2): -1.5002765076868256, ('2.381.13', 2): -0.36088920728852159, ('2.511.12', 2): -0.42393855560821364, ('1.940.68', 2): -0.42514400177187028, ('1.880.78', 1): -0.12675258973440839, ('2.280.82', 0): -0.6682386187682422, ('2.641.23', 1): -0.60347450950783177, ('1.910.8', 0): -0.14159975921098733, ('2.761.06', 2): -1.1285708875426186, ('1.950.64', 0): -0.5132164446228491, ('1.750.63', 0): -0.15649192137796364, ('2.561.13', 1): -0.72566120694072977, ('2.721.34', 1): -0.55910716409266037, ('1.260.22', 0): -0.042711577577827849, ('1.620.55', 0): -0.082520135375043102, ('2.761.37', 2): -0.63058231727552705, ('2.460.88', 1): -0.82531440698023484, ('2.320.98', 1): -0.60587146163769312, ('2.721.26', 2): -0.4707583637309764, ('2.680.88', 1): -1.159283699224525, ('1.360.29', 0): -0.15867764011956537, ('1.650.57', 2): -0.11333367086937104, ('1.510.44', 2): -0.12065824787032028, ('2.430.9', 0): -0.80919315485437537, ('1.640.38', 1): -0.39485880694201592, ('2.591.15', 0): -0.77227933498518586, ('2.761.22', 1): -0.73550417948203695, ('1.220.14', 0): -0.086331754006258782, ('2.971.15', 0): -1.2654924624954422, ('1.860.59', 2): -0.43920812596871855, ('2.941.12', 1): -1.3100192171823626, ('2.491.08', 2): -0.65129259397443751, ('1.960.78', 2): -0.20733625607748374, ('2.680.8', 1): -1.3037100795473358, ('2.341.0', 2): -0.61421241293185269, ('2.811.45', 1): -0.39234119592319688, ('1.860.64', 2): -0.44410625256332398, ('2.140.85', 2): -0.37947820381915193, ('2.921.32', 2): -0.91340418776653209, ('2.130.45', 1): -0.96541137517175968, ('1.640.46', 0): -0.38783346275217634, ('2.921.25', 2): -1.0245202458740681, ('2.941.31', 2): -0.83311001448876887, ('2.290.85', 0): -0.66017278838512727, ('2.681.19', 0): -0.71735786774059229, ('2.060.78', 2): -0.38271450162044962, ('2.821.47', 2): -0.39017145168291156, ('2.51.28', 0): -0.23891982892505711, ('2.830.98', 0): -1.341064271187197, ('1.660.55', 0): -0.14378157489475385, ('2.771.29', 0): -0.88953633398353771, ('2.71.13', 2): -0.81312014398854005, ('1.460.3', 0): -0.21123651037306379, ('2.431.04', 2): -0.60943206938305461, ('2.821.2', 1): -1.0602516412687883, ('1.460.32', 1): -0.22900355040633663, ('2.611.13', 2): -0.69222501495511912, ('1.770.66', 2): -0.20685965190890668, ('2.651.4', 1): -0.28839746941136823, ('1.210.17', 1): -0.13218908777427479, ('1.580.39', 2): -0.29457298143572591, ('2.220.99', 1): -0.45821790903546766, ('2.831.52', 1): -0.4296507025679619, ('1.860.54', 0): -0.45878274181850548, ('2.260.92', 0): -0.477871004321197, ('2.971.49', 2): -0.048197601579979654, ('2.240.8', 2): -0.65933209453106767, ('2.341.04', 0): -0.64571807790838265, ('2.541.2', 0): -0.40046449103609705, ('1.790.58', 2): -0.39605129826023983, ('2.170.97', 0): -0.23589121765703458, ('1.990.79', 2): -0.26390667015147501, ('1.750.57', 2): -0.19288711803061515, ('1.450.38', 0): -0.1325225505702621, ('2.960.25', 2): -2.1994332738079976, ('2.881.28', 0): -0.89643407533891684, ('2.260.66', 1): -0.86238044264309677, ('2.760.89', 0): -1.2581469085856436, ('2.040.87', 1): -0.31467196858962126, <text:soft-page-break/>('2.040.7', 1): -0.47836344722299345, ('1.970.67', 2): -0.43056010817243301, ('1.670.5', 1): -0.43008559827978543, ('2.721.37', 2): -0.39540615267308654, ('2.771.34', 2): -0.77388024935085631, ('2.811.07', 1): -1.0476391940897776, ('1.690.58', 2): -0.13631641496823255, ('2.681.22', 1): -0.806085624276354, ('1.760.64', 0): -0.27734838860472516, ('1.340.25', 1): -0.23187794284383859, ('2.921.09', 0): -1.2404043832276483, ('2.270.95', 1): -0.47049842809348291, ('1.920.7', 2): -0.48670332527582416, ('2.641.38', 2): -0.35053689052404235, ('2.160.91', 1): -0.63732683409103441, ('2.751.32', 0): -0.60790286550718642, ('2.260.5', 1): -1.0457531884785549, ('2.10.64', 0): -0.72530234583122843, ('2.611.11', 0): -0.67525725553347893, ('2.991.51', 2): 0.0, ('2.60.94', 2): -0.99339505690417429, ('1.370.25', 1): -0.1876738128846191, ('2.180.67', 2): -0.71353799126663131, ('2.941.45', 0): -0.54455172127861728, ('1.180.14', 1): -0.13168604268597581, ('1.730.43', 2): -0.450631652898346, ('2.881.35', 2): -0.59356365462904448, ('2.370.73', 1): -0.94812353356768153, ('2.611.39', 2): -0.23451162344242868, ('2.130.6', 2): -0.81847502541423256, ('2.371.12', 2): -0.44759132794303785, ('2.160.75', 2): -0.64756118768199733, ('2.931.13', 2): -1.2173179873351045, ('2.281.04', 1): -0.45434614774389892, ('2.120.79', 0): -0.50224133147375238, ('2.551.1', 2): -0.62924029757292177, ('2.771.37', 1): -0.7681633360315363, ('2.070.82', 2): -0.60057000029442809, ('2.190.8', 1): -0.66495744022472425, ('2.881.44', 2): -0.60775213954301921, ('2.831.53', 0): -0.34180975590468937, ('2.330.99', 1): -0.45001432202303576, ('2.641.14', 1): -0.74886013411733676, ('1.850.59', 2): -0.46145936021498329, ('2.230.8', 2): -0.6647038117598425, ('2.881.03', 0): -1.3355316225694556, ('2.681.34', 2): -0.66317820668426153, ('1.850.46', 2): -0.56528210220000907, ('2.170.82', 0): -0.5044978892500005, ('2.31.04', 1): -0.26726647362045791, ('2.81.07', 1): -1.1202314414353272, ('2.930.71', 2): -1.6944680551191234, ('1.330.28', 1): -0.13213610501100281, ('2.150.85', 0): -0.51824188101760427, ('2.50.77', 2): -1.0192117828148151, ('3.01.47', 1): 0.0, ('2.430.88', 0): -0.85893539004710118, ('2.931.47', 0): -0.60184130408860648, ('2.941.3', 1): -0.98400701569216242,</text:p>
      <text:p text:style-name="P1"><text:s/>('2.770.97', 1): -1.1736319623071321, ('2.080.91', 0): -0.24785407267855794, ('1.880.68', 2): -0.47137164192071274, ('2.130.79', 0): -0.56758259085913665, ('2.791.49', 0): -0.39395031329225383, ('2.811.13', 1): -0.89217644723815648, ('2.680.97', 0): -0.96352466555627836, ('2.080.81', 1): -0.3293247152374113, ('2.130.69', 1): -0.61667100925411833, ('2.490.99', 0): -0.77401053409506915, ('2.220.89', 1): -0.74983275098484492, ('1.950.8', 2): -0.31813398671720888, ('1.580.43', 1): -0.35216214662605783, ('2.860.73', 1): -1.6153398338484077, ('2.581.31', 2): -0.30581778272456933, ('2.631.37', 0): -0.29341758731238038, ('2.791.04', 0): -1.1297238921035841, ('1.540.43', 0): -0.18885236327033642, ('1.280.25', 1): -0.12855310872145453, ('1.580.37', 2): -0.30654923957083485, ('2.370.67', 0): -1.0440864752373973, ('2.761.48', 1): -0.36327105940957927, ('2.010.64', 1): -0.56934448115529357, ('2.731.13', 0): -0.94970897178800162, ('1.610.55', 2): -0.11379100642414669, ('1.680.5', 2): -0.24488825170924977, ('1.890.59', 2): -0.42947739742362695, ('2.941.63', 0): -0.32778526791604357, ('2.971.46', 0): 0.0, ('1.790.56', 2): -0.38186667776480138, ('1.950.55', 0): -0.61618109230397733, ('2.991.56', 1): 0.0, ('2.711.31', 2): -0.7841248297104616, ('2.520.88', 1): -0.97753774340206168, ('1.60.47', 2): -0.18995539774502712, ('1.790.7', 2): -0.12928832424738854, ('1.180.17', 2): -0.066317818706805226, ('2.861.36', 2): -0.89641510158290372, ('2.371.03', 2): -0.66394426791876615, ('1.550.5', 1): -0.10212424011393877, ('2.651.36', 0): -0.38675833209931559, ('2.210.93', 0): -0.38097592736921221, ('2.781.39', 2): -0.51492934381759858, ('1.880.7', 0): -0.41051847426750399, ('2.721.39', 2): -0.32771434890291917, ('2.490.84', 2): -0.93788165195024165, ('2.891.26', 1): -1.0384890470544432, ('2.51.0', 2): -0.75408831544174137, ('2.281.07', 2): -0.36738958124011312, ('2.670.82', 1): -1.2138759203146503, ('2.070.72', 1): -0.53253875183978983, ('1.510.43', 2): -0.16341062079311, ('2.080.74', 0): -0.49542075207091812, ('2.881.43', 1): -0.60161102931836985, ('2.770.75', 0): -1.3900130757987019, ('2.71.08', 1): -0.92390049859415846, ('2.431.22', 1): -0.22449091955192055, ('1.620.5', 1): -0.23420766141636748, ('2.440.76', 0): -0.93755758745017115, ('2.341.01', 0): -0.64153389138958472, ('2.591.09', 0): -0.67180255856121929, ('2.240.85', 2): -0.58983420929423447, ('2.991.19', 1): 0, ('2.731.28', 2): -0.58044483958905613, ('1.780.53', 0): -0.32973755383512454, ('1.620.51', 2): -0.20744989894133248, ('1.950.6', 0): -0.54488471079072831, <text:soft-page-break/>('2.130.78', 1): -0.53048878059297999, ('2.580.71', 0): -1.2946576697009915, ('2.271.02', 2): -0.26125946571832342, ('1.670.46', 1): -0.30509594116102268, ('2.581.18', 2): -0.58727790586143402, ('3.01.49', 1): 0.0, ('1.480.41', 0): -0.11946031307267922, ('2.250.99', 2): -0.60883920881166598, ('2.571.3', 1): -0.28678248560769659, ('2.841.26', 2): -0.78795971540102272, ('2.861.52', 2): -0.46757116671704113, ('2.10.5', 1): -0.91602702882020948, ('2.10.88', 0): -0.54740024943742105, ('2.51.11', 1): -0.65659566390429303, ('2.880.93', 1): -1.408500928332665, ('1.070.06', 2): -0.039669597242318042, ('2.470.93', 2): -0.83852210831186125, ('1.910.53', 2): -0.59450058664307392, ('2.661.33', 2): -0.3470676855239499, ('2.811.38', 1): -0.4790069040894353, ('1.970.64', 1): -0.52345914174514907, ('2.080.82', 2): -0.31741964754077928, ('1.770.57', 2): -0.34072398523695596, ('2.831.2', 1): -1.0060588725532815, ('2.10.57', 1): -0.75015349727882819, ('2.180.98', 1): -0.32177469085919158, ('2.191.02', 0): -0.2264550415336864, ('2.820.99', 2): -1.215956348399222, ('2.310.8', 1): -0.77558269942697911, ('2.731.43', 2): -0.34454624856495636, ('2.861.5', 0): -0.56098300934957368, ('2.831.47', 1): -0.61437758361253758, ('1.80.54', 2): -0.37655806167389883, ('1.610.42', 0): -0.25524507720792056, ('1.30.28', 2): -0.053781833117687528, ('2.71.22', 1): -0.7532988778817068, ('2.971.54', 0): -0.043871445169894267, ('2.430.96', 1): -0.73040393722690422, ('2.110.87', 2): -0.32989550944930168, ('2.621.3', 1): -0.57158189421246197, ('2.410.86', 2): -0.8512494282769929, ('2.440.9', 2): -0.7781379009374545, ('2.411.04', 1): -0.55542222333005498, ('2.180.3', 0): -1.1575471997352023, ('2.220.66', 2): -0.78989100176992577, ('2.860.99', 1): -1.2846179864227809, ('2.331.01', 2): -0.35931092282709426, ('2.651.03', 2): -1.0162246581285639, ('2.291.11', 1): -0.24658124898153908, ('2.830.82', 0): -1.341725377419893, ('1.690.55', 1): -0.18583254680101211, ('2.980.87', 2): 0, ('1.190.15', 1): -0.12563035049535615, ('2.010.69', 1): -0.46017980632745176, ('1.220.2', 2): -0.089673128744377897, ('2.110.74', 2): -0.42465202832964805, ('1.760.6', 1): -0.42122724664922667, ('2.550.76', 1): -1.1383295903856372, ('2.531.08', 0): -0.68057994384416254, ('2.981.39', 2): 0.0, ('2.710.41', 0): -1.7006033283798367, ('2.150.93', 2): -0.30081422273152741, ('2.090.93', 1): -0.23138894029739637, ('2.910.93', 2): -1.4366848948184008, ('1.820.61', 1): -0.42903392311697847, ('2.340.74', 2): -0.91371178050077873, ('2.671.24', 0): -0.70278863616150933, ('2.030.71', 2): -0.45309138842586522, ('2.31.05', 0): -0.33048468739412373, ('1.640.59', 2): -0.057540555384764075, ('1.910.64', 1): -0.40638084732170654, ('2.861.43', 2): -0.84094599222389776, ('2.911.12', 1): -1.157930223092688, ('2.551.09', 2): -0.72606179122629955, ('2.791.38', 1): -0.67687377252404679, ('2.651.28', 2): -0.71358721283187465, ('2.020.76', 0): -0.41286735179328582, ('2.671.1', 1): -0.95000108502348268, ('1.360.27', 0): -0.161780011633403, ('2.71.1', 2): -0.84935533732035839, ('2.20.73', 1): -0.69567007443482687, ('2.421.1', 1): -0.38274638899310542, ('1.640.58', 1): -0.098443475904380559, ('2.10.97', 2): -0.14509940596638354, ('1.570.42', 0): -0.18430064819508227, ('2.080.79', 2): -0.3455367932914436, ('2.220.49', 2): -0.99464249742755373, ('2.610.81', 1): -1.1958820866229272, ('2.831.1', 2): -1.0550868799307642, ('1.440.35', 2): -0.10095450526657422, ('1.960.75', 2): -0.23365316188416763, ('1.560.45', 2): -0.16838844502056985, ('1.860.61', 2): -0.40898273462016543, ('1.650.53', 1): -0.24953822286747196, ('2.921.28', 2): -0.90359166619550679, ('2.190.91', 1): -0.62723380079281466, ('1.650.47', 0): -0.20507446881775326, ('2.951.04', 2): -1.3464835907303898, ('1.330.25', 2): -0.1661613820827379, ('2.280.7', 1): -0.82291565922928456, ('2.00.73', 2): -0.46781685829940278, ('2.541.27', 0): -0.28097291590984536, ('2.310.74', 2): -0.83467245377106114, ('2.220.77', 2): -0.67479368687295826, ('2.81.36', 2): -0.77990267759376974, ('2.621.0', 2): -0.94113989959569755, ('2.310.69', 0): -0.96748537200037388, ('2.791.42', 1): -0.48326509147927182, ('2.40.92', 1): -0.65263416332865987, ('1.650.5', 0): -0.23346461611334487, ('2.651.13', 1): -0.76597361829192101, ('1.830.62', 0): -0.43045009721090755, ('2.751.48', 1): -0.28753784947431554, ('2.621.08', 0): -0.78062515945542732, ('2.980.86', 2): 0, ('2.220.84', 2): -0.59899561552485336, ('2.290.9', 0): -0.57457195116013549, ('2.950.88', 1): -1.5789757495855923, ('2.440.99', 1): -0.71539358695787825, ('2.620.81', 0): -1.2032617299776787, ('2.010.81', 0): -0.48225560316392313, ('2.550.86', 2): -1.1008080834416885, ('1.190.16', 2): -0.11064888877172818, ('2.761.47', 0): -0.33131117421680012, ('1.490.29', 1): -0.29872501283103714, ('2.980.8', 1): 0.0, ('1.70.54', 1): -0.41577446644253169, ('2.981.46', <text:soft-page-break/>0): 0.0, ('2.040.55', 1): -0.68192157209845017, ('2.991.59', 0): 0.0, ('1.980.62', 0): -0.53695087870148928, ('2.221.0', 0): -0.44277771225876345, ('2.771.48', 2): -0.31244468116996116, ('2.920.69', 2): -1.6463476893612814, ('1.910.67', 2): -0.44853898455592978, ('2.581.25', 0): -0.55698266060326762, ('1.20.18', 2): -0.027319092750575764, ('2.251.08', 0): -0.19515413631832049, ('2.861.24', 2): -0.97483120962168213, ('2.771.12', 2): -0.92613306310468535, ('2.891.35', 1): -0.91483655471309921, ('2.120.86', 1): -0.39028758953223908, ('2.170.95', 2): -0.30619772482114105, ('2.741.44', 1): -0.4006996135883702, ('1.430.35', 0): -0.28186254925956788, ('2.551.16', 0): -0.63090735414007981, ('2.740.74', 0): -1.4578364915312507, ('2.891.16', 2): -1.1362638282505539, ('2.421.2', 2): -0.26216718115781928, ('2.120.71', 2): -0.60870401415702546, ('1.730.63', 1): -0.2238268228042942, ('2.220.96', 1): -0.61991754525759446, ('2.010.79', 2): -0.57740862277112559, ('2.40.78', 0): -0.95925064330180443, ('2.351.11', 1): -0.33271328479940054, ('2.950.48', 0): -1.9338066630443025, ('2.531.16', 1): -0.70739466361112824, ('2.891.04', 2): -1.2618188142045654, ('1.720.6', 0): -0.1454354203931611, ('1.40.36', 1): -0.13944708849951559, ('2.851.24', 1): -0.82014817635155624, ('1.920.39', 1): -0.74628296114324177, ('1.550.46', 1): -0.304780076673283, ('2.911.47', 1): -0.64108521311594058, ('2.130.86', 0): -0.63295027552602479, ('2.650.92', 1): -1.0925566962200397, ('2.180.78', 2): -0.54459779477152936, ('2.991.62', 1): 0.0, ('2.921.19', 0): -1.137395477105799, ('2.250.94', 1): -0.65759375118227814, ('1.390.33', 2): -0.15534694294932974, ('2.91.53', 2): -0.44180244452825224, ('1.790.68', 2): -0.22025278311701932, ('2.430.76', 0): -0.95237446907862922, ('2.771.49', 2): -0.33270883164533693, ('2.81.31', 1): -0.77569812119435533, ('1.280.19', 1): -0.12958330386631262, ('2.441.07', 0): -0.59594117734152274, ('2.50.99', 1): -0.77792744380131063, ('2.731.09', 0): -0.96774139384054714, ('1.160.15', 1): -0.043554740253189568, ('2.951.37', 2): -0.8651926501881303, ('2.441.13', 1): -0.53446965830706261, ('2.180.96', 2): -0.22794887703942568, ('2.211.0', 2): -0.23262621778761122, ('2.270.91', 1): -0.45284434189467521, ('2.340.64', 0): -0.96673890255807549, ('2.841.37', 1): -0.54897225701441843, ('1.450.4', 2): -0.087774386022293593, ('2.830.83', 1): -1.4186173739851535, ('2.981.68', 0): 0, ('2.791.0', 1): -1.1562409603366142, ('2.691.34', 2): -0.36423294915241317, ('2.050.87', 1): -0.21435005183352679, ('2.441.21', 0): -0.32246071086521932, ('1.650.56',</text:p>
      <text:p text:style-name="P1"><text:s/>1): -0.13934612152528603, ('2.380.87', 1): -0.72872117700885286, ('2.590.97', 2): -0.90689438722325766, ('2.711.39', 0): -0.54910814905068539, ('2.871.46', 0): -0.56714432802433035, ('2.721.31', 1): -0.57284527470283397, ('2.591.28', 0): -0.51627684828427567, ('2.681.21', 2): -0.72642648110151098, ('1.730.58', 0): -0.42556845828245854, ('2.281.1', 0): -0.22074486103185567, ('2.961.32', 2): -0.96694711705212011, ('2.280.75', 2): -0.84845491775554105, ('2.931.09', 0): -1.2519061557422455, ('2.230.91', 2): -0.3759803716024081, ('2.980.76', 1): 0, ('1.760.52', 2): -0.35641209924349959, ('2.160.99', 2): -0.27500160789225664, ('1.430.4', 0): -0.06803765280278827, ('2.450.95', 0): -0.69708534415307566, ('2.740.42', 2): -1.7333218891445556, ('2.461.05', 1): -0.58891773373696732, ('2.220.7', 2): -0.70407748306297702, ('2.831.37', 1): -0.92448590972660527, ('1.750.6', 2): -0.16590198925146973, ('2.030.31', 0): -0.95197029035833836, ('2.911.54', 1): -0.38092664756576478, ('2.540.76', 1): -1.0855758414423566, ('1.620.49', 1): -0.22701971142487956, ('2.831.23', 0): -0.91737022981047089, ('2.120.7', 1): -0.60969089791409525, ('2.521.27', 0): -0.27826690491434869, ('2.330.99', 2): -0.40818766766735637, ('2.591.2', 0): -0.72141408756263736, ('2.541.14', 2): -0.58500113344548965, ('2.710.98', 0): -1.0446382315537661, ('1.550.45', 2): -0.32987710682387061, ('2.81.2', 2): -0.9484658183846878, ('2.951.07', 0): -1.3053984071356544, ('2.791.33', 0): -0.71305576015787264, ('2.991.61', 2): 0.0, ('2.71.01', 0): -0.89616948342508596, ('1.390.34', 1): -0.11954682880525916, ('2.751.34', 1): -0.46996572047954749, ('2.431.16', 0): -0.43310504429861096, ('1.790.67', 1): -0.28263753194596641, ('2.871.13', 2): -1.1518664517812172, ('1.850.51', 1): -0.48028621813725997, ('2.060.63', 1): -0.63765572393475212, ('2.561.05', 0): -0.74380773959132485, ('1.360.23', 1): -0.16175069153802252, ('2.190.99', 2): -0.33639584351872132, ('1.440.38', 1): -0.094969703116097343, ('2.881.52', 1): -0.39510330172585029, ('1.920.36', 1): -0.7500991974011314, ('2.711.24', 1): -0.85277393375790211, ('2.290.89', 1): -0.61629505291283826, ('2.981.34', 0): 0.0, ('2.531.05', 0): -0.78621983113483151, ('1.610.5', <text:soft-page-break/>0): -0.3563515773726621, ('1.250.2', 2): -0.16983231820687178, ('2.180.76', 2): -0.47586956514018414, ('2.040.88', 1): -0.31772981193462635, ('2.951.12', 1): -1.1986885661577875, ('2.180.83', 2): -0.46368541891838361, ('2.10.78', 1): -0.59161192294718312, ('2.610.99', 1): -0.83912691550767815, ('1.980.83', 0): -0.29208344361670746, ('2.341.11', 0): -0.36639669153658494, ('1.990.8', 2): -0.26860787461624364, ('1.70.61', 2): -0.18997073298343345, ('2.40.99', 0): -0.66663582333283, ('2.831.04', 0): -1.1783606667945854, ('1.760.69', 2): -0.088101686516605091, ('1.830.69', 1): -0.34819156067048473, ('2.471.16', 2): -0.58754411786362015, ('1.90.76', 0): -0.16669843191620337, ('2.370.89', 2): -0.69222325472796065, ('2.331.09', 0): -0.33621167879365926, ('2.681.18', 2): -0.73647247539269234, ('2.550.99', 2): -0.85561564849698701, ('1.740.54', 2): -0.28936133924410368, ('1.760.55', 1): -0.37646980288489262, ('1.820.55', 1): -0.35113077962031952, ('2.440.92', 0): -0.74222715034829267, ('1.870.72', 2): -0.17278480845710631, ('2.611.24', 1): -0.68085944101136542, ('2.610.94', 0): -1.0364700719337967, ('1.940.7', 1): -0.46617980037686646, ('2.340.73', 2): -0.85760059469655703, ('2.291.09', 2): -0.21829871162290035, ('2.280.85', 2): -0.62109331591039385, ('2.761.05', 0): -1.0159136163589895, ('1.950.61', 2): -0.47914980451840794, ('2.650.9', 2): -1.1128083302857503, ('2.791.22', 1): -0.80373619995416945, ('2.561.22', 0): -0.60153548032581938, ('2.631.17', 2): -0.71071060071529601, ('2.670.99', 1): -0.94658910226078607, ('1.980.69', 1): -0.42713558065494256, ('2.711.08', 2): -0.90809579993119793, ('2.481.1', 1): -0.42043711123282895, ('2.030.79', 0): -0.39321566720987944, ('2.61.27', 0): -0.34342002349437567, ('2.821.12', 2): -1.0505482530505446, ('2.831.5', 1): -0.44166165576036431, ('2.731.04', 0): -1.104954586076399, ('2.761.34', 0): -0.59496497818673355, ('2.371.07', 2): -0.60043752716311016, ('2.41.17', 1): -0.31876436642293254, ('2.951.25', 0): -1.1180317626382101, ('2.270.87', 1): -0.55103699420269925, ('2.730.69', 0): -1.5075779133678493, ('1.70.57', 2): -0.36588708894784233, ('2.711.16', 2): -0.77101881475982037, ('2.030.61', 0): -0.67796303348412579, ('2.580.87', 2): -1.0311072644274279, ('2.40.97', 1): -0.68232805771924643, ('2.451.14', 0): -0.34700053582082852, ('2.491.17', 1): -0.6496888282521871, ('2.751.37', 1): -0.45548608365634713, ('2.811.52', 2): -0.31147786637263536, ('2.751.0', 2): -0.91139394650720074, ('2.81.08', 1): -1.1537972924000701, ('2.40.73', 1): -0.99148798092083434, ('2.841.36', 0): -0.52532289051169301, ('2.71.31', 2): -0.62936327921695112, ('1.860.69', 0): -0.41280981552110096, ('1.40.38', 1): -0.05451428992587945, ('2.140.86', 0): -0.35178290627803233, ('2.921.37', 0): -0.89903267407239162, ('2.130.95', 0): -0.32691052690992461, ('2.921.48', 2): -0.76977413662281802, ('1.640.43', 2): -0.30465496003362275, ('2.841.41', 1): -0.54693391289319737, ('2.370.67', 2): -0.94300130755656231, ('2.690.78', 2): -1.3485038584898368, ('1.650.57', 0): -0.1353404693399945, ('1.370.33', 0): -0.14482933844821894, ('1.910.71', 1): -0.44169397255570375, ('2.581.32', 1): -0.3511095005232181, ('2.821.44', 0): -0.5006480849911632, ('2.921.16', 1): -1.0693956093069226, ('1.760.47', 2): -0.46938656189909184, ('2.971.34', 1): 0, ('2.71.23', 2): -0.61458297603813472, ('2.981.67', 1): 0, ('1.580.48', 1): -0.3260224237600779, ('2.370.94', 2): -0.69597588094975715, ('2.821.1', 1): -1.0709269745585335, ('2.250.8', 1): -0.66671224858095557, ('2.441.08', 1): -0.65177464696762988, ('2.090.78', 1): -0.4849457657220218, ('1.210.14', 1): -0.10483065432342589, ('2.370.86', 1): -0.76671300575290124, ('1.740.53', 1): -0.29465573173642556, ('2.40.98', 2): -0.76003889726859275, ('2.721.3', 0): -0.61415856036203587, ('1.960.71', 2): -0.31222574605395731, ('2.260.97', 2): -0.44110912473393021, ('2.30.87', 0): -0.56452586323769249, ('2.481.05', 0): -0.46437153960258604, ('2.80.98', 2): -1.232120452216976, ('2.280.82', 1): -0.67651093981609545, ('1.450.35', 2): -0.16394331081346253, ('1.910.8', 1): -0.12984714040175027, ('2.990.28', 1): 0, ('2.920.81', 0): -1.5401577910477922, ('2.050.84', 2): -0.29906533111332279, ('1.750.63', 1): -0.1662232527767287, ('2.561.13', 2): -0.7453702982995476, ('2.861.03', 1): -1.2264731283512724, ('3.01.56', 2): 0, ('2.721.34', 0): -0.39315882842196609, ('2.641.11', 1): -0.83379627485478958, ('2.460.88', 2): -0.89661817619083639, ('2.010.61', 0): -0.62375412118492179, ('2.990.69', 0): 0, ('2.71.18', 1): -0.75674657919892174, ('2.921.61', 2): -0.38769119693705778, ('1.510.44', 1): -0.12474271482082269, ('2.71.07', 1): -0.9160322207551802, ('1.490.45', 1): -0.082594840156665836, ('2.821.28', 2): -0.84494517330117958, ('2.10.63', 2): -0.68377386344840085, ('1.980.48', 2): -0.76660284748651875, <text:soft-page-break/>('2.741.36', 2): -0.74179985681891536, ('1.220.14', 1): -0.092703722375157463, ('2.741.21', 2): -0.7605777662704063, ('2.731.19', 1): -0.84660180175178223, ('1.70.43', 1): -0.3667361654555209, ('1.820.71', 1): -0.19112747100739419, ('2.41.02', 0): -0.63844509422579365, ('2.531.24', 2): -0.44578011806365003, ('2.691.15', 0): -0.80549010722393877, ('2.160.78', 0): -0.54623274525839183, ('2.741.18', 2): -0.84981433659666794, ('2.541.23', 1): -0.32632432112765297, ('2.290.85', 1): -0.4979200960562884, ('2.120.74', 2): -0.59091078634593108, ('2.060.78', 1): -0.4742714851609135, ('2.51.12', 2): -0.65005676996050921, ('2.070.87', 0): -0.48943899771184612, ('2.830.98', 1): -1.2840896589993891, ('2.080.77', 2): -0.38841540433180888, ('2.771.29', 1): -0.86143990180290364, ('2.351.14', 0): -0.24085532592277967, ('1.940.83', 2): -0.13197821837803744, ('2.711.18', 2): -0.93713192075530261, ('2.811.23', 0): -0.6982412903180355, ('2.851.54', 1): -0.42647208618190602, ('2.821.2', 2): -0.8369439148708685, ('2.531.2', 2): -0.62052104941474562, ('1.770.66', 1): -0.20454565058689328, ('2.651.4', 0): -0.36078402073927179, ('1.210.17', 2): -0.13531787245525789, ('2.00.57', 0): -0.65941906340503165, ('2.250.87', 2): -0.59571421278841585, ('2.210.87', 1): -0.43958382172340926, ('2.771.5', 0): -0.30343085090783917, ('3.01.44', 1): 0, ('1.990.79', 1): -0.27509869743365223, ('1.940.65', 2): -0.41163353402954578, ('2.941.4', 1): -0.57862450539124977, ('2.971.59', 2): 0, ('2.350.91', 0): -0.66130845821565243, ('2.61.15', 0): -0.602656969788263, ('2.130.76', 2): -0.6231395412888453, ('2.671.22', 1): -0.69398702730464323, ('1.270.17', 2): -0.11479986329173412, ('2.040.87', 0): -0.35344977137185724, ('1.310.28', 2): -0.11639276608333445, ('2.170.92', 0): -0.32868634576427413, ('2.380.93', 2): -0.68331918442335027, ('2.390.73', 0): -0.92517424170321005, ('1.670.5', 2): -0.41569226700571321, ('2.330.85', 0): -0.72384964400420204, ('2.571.21', 2): -0.49946022893972841, ('2.941.29', 2): -0.8981857185194706, ('2.571.16', 0): -0.45602706900880086, ('2.681.22', 0): -0.83590789470129412, ('2.20.81', 0): -0.58504870854315527, ('1.760.64', 1): -0.28322538866868346, ('1.540.46', 2): -0.11497260026389808, ('2.511.17', 2): -0.36698375798225236, ('1.340.25', 0): -0.23290397744618632, ('2.30.95', 1): -0.57706618944271104, ('2.921.35', 2): -0.85811466048557006, ('2.891.57', 0): -0.4362671681691106, ('2.651.35', 0): -0.48933257639973982, ('2.160.91', 0): -0.63213322441270259, ('2.571.12', 2): -0.57958115881928929, ('2.991.51', 1): 0.0, ('2.620.28', 0): -1.7132930160871975, ('2.070.56', 2): -0.72839066080320591, ('1.940.56', 0): -0.60040908152378525, ('2.290.91', 1): -0.58317308167118787, ('1.60.42', 0): -0.19149996922122242, ('1.120.09', 1): -0.10948179653875859, ('1.180.14', 0): -0.13091838141367335, ('2.881.35', 1): -0.66886682569052602, ('2.651.08', 0): -0.85497053345049223, ('2.941.34', 2): -0.80569980663201901, ('2.891.25',</text:p>
      <text:p text:style-name="P1"><text:s/>1): -0.93476320019601489, ('2.931.13', 1): -1.1401332124737367, ('2.281.04', 0): -0.45672479542847688, ('2.190.8', 0): -0.66891008587360212, ('2.881.44', 1): -0.55888504208187206, ('2.831.53', 1): -0.32874223953601789, ('2.670.83', 0): -1.1910768713733346, ('2.641.14', 2): -0.77184868244594373, ('2.431.01', 2): -0.75676402876249338, ('1.40.25', 2): -0.20123149086526212, ('2.791.02', 2): -1.1625910037329312, ('2.831.47', 0): -0.59829602332167975, ('2.170.82', 1): -0.39834130162487141, ('2.160.75', 0): -0.60743769067392062, ('2.951.53', 1): -0.50493889000412362, ('2.81.07', 0): -1.1002318553553871, ('2.681.02', 2): -0.8915271030217784, ('2.711.42', 0): -0.39963069466893986, ('1.670.45', 1): -0.30056142344201114, ('1.330.28', 0): -0.13498421846268965, ('2.471.07', 2): -0.69051004514900494, ('1.920.74', 2): -0.44619468512720017, ('3.01.47', 2): 0.0, ('2.911.15', 2): -1.1353894670775204, ('2.931.47', 1): -0.57134013296555164, ('2.330.9', 2): -0.59892037723489822, ('2.770.97', 2): -1.1131150868131603, ('2.150.79', 0): -0.49898260695692503, ('2.080.91', 1): -0.19236524524598572, ('1.880.68', 1): -0.47640802111391373, ('2.130.79', 1): -0.54074703807525226, ('2.560.9', 1): -1.0100363429730281, ('2.791.49', 1): -0.33953500231653927, ('2.220.96', 0): -0.60763371913676834, ('2.20.97', 0): -0.32254858470438841, ('2.41.0', 2): -0.64262231481445786, ('2.130.69', 0): -0.72841188548243707, ('2.220.89', 0): -0.73142710282446088, ('2.221.03', 0): -0.28300044734270829, ('1.580.43', 0): -0.35808786359972017, ('2.771.39', 2): -0.777619192555425, ('2.31.02', 2): -0.33731970253964871, ('1.410.33', 0): -0.10917813114801228, ('2.721.27', 2): -0.58294518928759465, ('2.941.58', 0): -0.38988314366798965, ('1.790.44', 0): -0.47840679823740334, ('1.680.5', 1): -0.2433610107706595, ('2.580.87', 1): -1.0568699389443819, ('1.490.34', 2): -<text:soft-page-break/>0.23780743915857511, ('2.381.18', 2): -0.25537264899526418, ('1.610.45', 2): -0.36864377866550996, ('2.711.31', 1): -0.78217984125507711, ('2.411.13', 0): -0.5350834138055045, ('2.491.23', 2): -0.39559940772990287, ('1.970.84', 0): -0.19095371289610075, ('2.651.1', 1): -0.70040594489258212, ('2.891.53', 0): -0.56682384479271253, ('1.950.69', 0): -0.45553601835968616, ('2.230.89', 2): -0.51537065519675584, ('1.790.7', 1): -0.14058496591572328, ('2.411.07', 1): -0.57427794335068605, ('2.471.13', 2): -0.62212354123340097, ('2.931.53', 0): -0.47326069108844637, ('2.471.04', 2): -0.53467811345395944, ('2.80.77', 1): -1.5184323857156563, ('1.840.64', 1): -0.2161714083144507, ('2.891.26', 2): -0.83214550432741208, ('2.951.42', 2): -0.68988408412954549, ('2.291.04', 2): -0.45365578405137541, ('2.721.29', 2): -0.49210236822610787, ('2.761.27', 2): -0.63156725171138794, ('1.480.34', 0): -0.23695911830827357, ('2.961.52', 2): -0.49158597281624172, ('2.790.92', 2): -1.3377443739304407, ('2.20.77', 2): -0.57285728091430488, ('1.620.41', 0): -0.34551208993926491, ('1.720.58', 1): -0.21447095203069061, ('2.730.97', 1): -1.2162160775410606, ('2.240.85', 1): -0.51149504731448103, ('2.591.18', 0): -0.74150999310795984, ('1.80.48', 0): -0.43301682242541178, ('2.00.89', 0): -0.15198570591574573, ('1.620.51', 1): -0.21693950900043935, ('1.950.6', 1): -0.53666228688373852, ('2.421.01', 1): -0.43400903827189041, ('1.60.5', 0): -0.16390815072506959, ('2.491.03', 2): -0.76223026817638895, ('2.581.18', 1): -0.55718686453691624, ('2.250.66', 2): -0.87528090737750575, ('2.891.11', 1): -1.157127734036201, ('1.480.41', 1): -0.12833961114925521, ('2.41.09', 1): -0.64329521282960778, ('1.580.52', 1): -0.12497502989095979, ('2.930.94', 2): -1.3922715458178272, ('2.961.16', 0): -1.1888902304010813, ('2.220.95', 2): -0.64395062677478809, ('2.10.88', 1): -0.55446541481703937, ('1.770.6', 0): -0.36501121270506076, ('2.51.11', 0): -0.64951168632551426, ('2.821.52', 2): -0.38229220208324333, ('2.470.93', 1): -0.83400473920015394, ('1.680.61', 1): -0.079161917241730662, ('2.641.08', 1): -0.89138082288342813, ('2.811.38', 0): -0.64254898008634598, ('2.10.94', 1): -0.25110115556101675, ('2.10.94', 0): -0.24630707188228945, ('2.961.61', 2): -0.45115276227151452, ('1.770.57', 1): -0.34805045554861497, ('2.831.2', 0): -0.93238415800029129, ('1.330.3', 2): -0.095704543566753938, ('2.311.07', 2): -0.43530651894625239, ('2.581.34', 2): -0.30151867735288568, ('2.781.02', 2): -1.1348773317811545, ('2.621.15', 2): -0.64786137097798624, ('2.040.74', 1): -0.48663845987392007, ('1.590.52', 1): -0.097401524893284464, ('2.530.94', 0): -0.84496669881901532, ('2.310.91', 0): -0.60189101725139471, ('2.321.09', 2): -0.31620770967559148, ('2.310.8', 0): -0.78384748629362211, ('1.990.66', 1): -0.45226866517051151, ('2.040.66', 2): -0.58630004689052417, ('2.951.01', 0): -1.4486847022165552, ('2.971.42', 2): 0, ('2.721.32', 1): -0.58952709408492432, ('1.790.53', 2): -0.34183210805682207, ('3.01.49', 2): 0.0, ('2.00.76', 0): -0.40413111173665278, ('1.610.42', 1): -0.29646353784785368, ('1.970.31', 0): -0.87151458323024988, ('2.971.54', 1): -0.50835270334862004, ('1.980.62', 1): -0.53054655441294218, ('2.430.96', 2): -0.74887048233911568, ('2.370.91', 2): -0.62980649415180012, ('2.621.3', 0): -0.56994997143991633, ('2.00.66', 1): -0.50977650232027949, ('2.881.3', 1): -0.77070774997910019, ('2.621.38', 2): -0.36186611319099982, ('2.411.04', 2): -0.49257361865364008, ('2.520.97', 2): -0.86552874372654776, ('2.651.03', 1): -0.90625679890153865, ('2.40.87', 2): -0.79797134417595594, ('2.291.11', 2): -0.18939948536560594, ('2.461.0', 2): -0.78446789387367422, ('2.21.01', 1): -0.22014475084839263, ('1.890.68', 0): -0.47186446569231527, ('2.81.41', 0): -0.76646874121006081, ('2.010.69', 2): -0.36694363101206012, ('2.921.04', 0): -1.3299295880484443, ('2.641.24', 2): -0.6580170667698706, ('2.110.74', 1): -0.4915622013044264, ('1.760.6', 0): -0.43440728946097129, ('2.560.75', 1): -1.1221013898199534, ('2.321.07', 2): -0.38847183627495635, ('2.090.93', 0): -0.17430677515982118, ('2.271.01', 1): -0.39469410278783529, ('2.770.77', 0): -1.3792394564314756, ('2.671.24', 1): -0.67450342025113352, ('2.310.74', 0): -0.8445408315337849, ('2.030.71', 1): -0.46095707362326854, ('2.741.4', 0): -0.56417696046732813, ('1.680.56', 0): -0.24858801688346172, ('1.910.64', 0): -0.38490962629218456, ('2.941.48', 0): -0.52543836129466359, ('2.271.0', 2): -0.344202447642735, ('2.251.07', 2): -0.23574734530487593, ('2.030.87', 0): -0.19347470184016125, ('1.590.52', 0): -0.10125138469642861, ('1.840.64', 2): -0.30716460044961402, ('2.791.38', 2): -0.6438645529096183, ('2.250.61', 1): -0.9427672704833181, ('2.891.36', 1): -0.91289253519128966, ('2.741.47', 1): -<text:soft-page-break/>0.30377449881222568, ('2.010.86', 0): -0.2874138721970802, ('2.551.19', 2): -0.65743476513486931, ('2.250.71', 0): -0.76898607742024416, ('2.891.28', 2): -0.90209012503148023, ('2.71.1', 1): -1.0375390323394116, ('2.741.33', 2): -0.82778745062062864, ('2.421.1', 0): -0.36097185749815403, ('2.50.97', 0): -0.82861541775021341, ('2.741.24', 2): -0.80478867399794074, ('2.010.74', 0): -0.62658782212661823, ('2.91.51', 0): -0.49701806092799811, ('2.561.33', 0): -0.25086890423720243, ('1.990.75', 1): -0.39281309757596128, ('2.620.93', 0): -0.98630219916033357, ('2.531.15', 1): -0.62627276046559044, ('1.830.6', 2): -0.40383841200338583, ('1.650.53', 2): -0.2448688899083499, ('1.530.42', 2): -0.16680173238288154, ('2.531.21', 2): -0.65032527067555135, ('1.860.71', 2): -0.36683694409709122, ('1.970.83', 1): -0.16777219998062459, ('2.911.44', 1): -0.6890444221761205, ('2.070.69', 0): -0.57738145961592435, ('1.950.81', 0): -0.26094170024949243, ('2.81.26', 0): -0.87487682296868152, ('1.970.85', 1): -0.14390449817338591, ('2.81.36', 1): -0.75259836768909849, ('2.010.58', 0): -0.58848061865168377, ('2.791.42', 0): -0.52078664764054206, ('2.40.92', 2): -0.70658679656026901, ('1.650.5', 1): -0.22324453875342357, ('1.830.62', 1): -0.42154043165758392, ('2.921.05', 2): -1.339050625445662, ('1.460.38', 0): -0.27786420733450151, ('1.160.16', 1): -0.011643305383711156, ('2.911.18', 1): -1.0982775130121865, ('2.490.94', 0): -0.8385369993014985, ('1.780.64', 1): -0.15886657734558859, ('2.030.9', 2): -0.15806024927316395, ('1.940.76', 1): -0.3341680802801027, ('2.440.99', 2): -0.63267965294568163, ('2.671.31', 0): -0.48669443929701417, ('2.010.81', 1): -0.47877500730118033, ('1.760.5', 2): -0.33730888100656536, ('1.740.64', 1): -0.14763538537357312, ('2.571.32', 0): -0.28884755801082684, ('2.791.3', 1): -0.61341524761917321, ('2.380.89', 2): -0.70382648800574965, ('2.560.76', 2): -1.0799634956552169, ('2.050.84', 1): -0.22281517654006452, ('2.691.22', 0): -0.62361676524082221, ('2.981.46', 1): 0.0, ('2.70.74', 0): -1.1498855747530199, ('1.710.57', 2): -0.29381877278940377, ('2.411.18', 1): -0.29474893301540761, ('2.461.24', 1): -0.24830744331472379, ('2.560.96', 2): -0.91646391121518134, ('1.730.57', 2): -0.44421475073781175, ('1.910.78', 1): -0.17528502988655095, ('2.251.08', 1): -0.29469794690437645, ('2.861.24', 1): -0.86163172987477055, ('2.551.04', 2): -0.75179716590514123, ('2.280.76', 0): -0.77880091968839615, ('2.891.35', 2): -0.91851682064191054, ('2.120.86', 0): -0.363461404047425, ('2.741.44', 2): -0.39202822611123816, ('2.781.32', 2): -0.65417208446578567, ('2.851.4', 1): -0.57064898998947344, ('1.430.35', 1): -0.27834083178448299, ('2.130.74', 0): -0.59266865587612483, ('2.551.16', 1): -0.62667021969950742, ('3.01.5', 2): 0, ('2.890.95', 1): -1.2526604215553427, ('2.921.55', 0): -0.5643604750859984, ('1.730.63', 2): -0.21979048792369588, ('2.831.34', 1): -0.8538988366623621, ('2.40.78', 1): -0.96970423860362664, ('1.860.51', 2): -0.49271375576570448, ('2.831.26', 2): -0.73740779643540189, ('2.260.73', 1): -0.81815707235284019, ('2.531.16', 2): -0.72085564102461952, ('1.350.32', 1): -0.040084600534854645, ('2.040.85', 2): -0.43478547935643608, ('1.40.36', 0): -0.13218391616358524, ('2.00.66', 2): -0.45166202811518763, ('1.550.46', 0): -0.29830715885349979, ('2.911.47',</text:p>
      <text:p text:style-name="P1"><text:s/>2): -0.65107498988367807, ('2.751.3', 1): -0.45848280591639201, ('2.130.86', 1): -0.62823957083626403, ('2.650.92', 2): -1.1425852497644908, ('2.681.11', 0): -0.85885256744902083, ('2.791.36', 2): -0.65910971865685319, ('2.991.62', 0): 0.0, ('2.921.19', 1): -0.96513083478900208, ('1.390.33', 1): -0.14205052373698998, ('2.431.13', 2): -0.59270520076652189, ('1.790.68', 1): -0.20759075553247128, ('2.731.35', 2): -0.60230416066377002, ('1.850.52', 1): -0.49291727152315873, ('1.280.19', 0): -0.1305774852994501, ('2.441.07', 1): -0.61484971514789244, ('2.681.39', 0): -0.37390323083076982, ('2.731.09', 1): -0.95802963524415352, ('2.851.17', 0): -1.0703538787291085, ('1.160.15', 2): -0.04204940869454378, ('2.080.89', 2): -0.2181230215599757, ('1.880.76', 0): -0.18078170987607353, ('2.951.37', 1): -0.70534933382404896, ('2.441.13', 0): -0.54771256374720467, ('2.871.37', 0): -0.6189181239932926, ('1.840.6', 1): -0.25010680255324058, ('2.211.0', 1): -0.32361486796333883, ('2.270.91', 0): -0.5129123226424922, ('2.881.51', 1): -0.46543926104502614, ('1.890.55', 0): -0.48746108458293369, ('1.450.4', 1): -0.093763942971349643, ('1.920.79', 2): -0.21293582230656657, ('1.130.12', 0): -0.041594342773395153, ('2.791.0', 2): -1.1900478131409924, ('2.230.87', 1): -0.50918634912424732, ('2.961.39', 0): -0.83250318652432853, ('2.831.18', 2): -0.96847193722373226, <text:soft-page-break/>('2.460.95', 0): -0.67342536545647558, ('2.441.21', 1): -0.31731378228439222, ('2.380.87', 2): -0.71941770233019275, ('2.280.9', 2): -0.58447128133720083, ('2.560.82', 2): -1.1127814679040395, ('1.920.66', 2): -0.4192278987784539, ('1.70.35', 2): -0.50157457822010654, ('1.80.7', 0): -0.13674888117361964, ('1.720.45', 0): -0.35492015544598055, ('1.730.58', 1): -0.42026547172056772, ('2.831.03', 2): -1.2513449141569906, ('2.410.69', 0): -1.0704632047527056, ('1.280.22', 2): -0.19230960843112807, ('2.681.06', 2): -0.8794265555980274, ('2.230.91', 1): -0.42543631775775265, ('1.890.77', 0): -0.20148575330041324, ('1.760.52', 1): -0.34584285267244685, ('2.530.95', 0): -0.82421134192249845, ('2.160.99', 1): -0.28341062625735014, ('1.490.31', 2): -0.26409437931083501, ('1.890.63', 1): -0.4257265896726104, ('2.791.13', 2): -1.0316338739149606, ('2.831.37', 2): -0.88808113213715589, ('2.560.78', 2): -1.1385066098367356, ('1.890.37', 2): -0.70906115051256158, ('2.291.1', 2): -0.20308388592740145, ('2.371.08', 1): -0.61827542441135408, ('2.710.99', 2): -1.0197976062029885, ('2.521.02', 0): -0.83023574858804328, ('2.591.2', 1): -0.6999445367109276, ('2.541.14', 1): -0.44566313266801089, ('2.060.82', 1): -0.38573630456622854, ('2.861.48', 2): -0.64463946093710134, ('2.060.77', 1): -0.40296615051395535, ('1.850.63', 1): -0.45224069471486594, ('2.070.75', 2): -0.52447277057159858, ('2.931.4', 2): -0.73191298266102123, ('2.81.41', 1): -0.75377956997654838, ('2.290.96', 2): -0.53571021250806361, ('2.581.06', 0): -0.92348313423785677, ('2.711.15', 0): -0.96470169885685275, ('1.850.51', 2): -0.52149960841053722, ('2.060.63', 0): -0.58992443351267054, ('2.620.8', 1): -1.0937216193728239, ('1.980.39', 1): -0.82220940223963046, ('2.491.14', 1): -0.67742614934299339, ('2.290.74', 2): -0.77078633719276857, ('2.751.3', 0): -0.64260674650301741, ('2.611.08', 0): -0.85602999590474105, ('2.811.0', 2): -0.98232238625986712, ('2.491.06', 2): -0.60590723682684988, ('2.881.52', 2): -0.4162940120465069, ('2.711.24', 0): -0.86126274250462997, ('2.680.76', 2): -1.2718029059220692, ('2.621.26', 1): -0.68649705253128068, ('2.921.38', 2): -0.98134445527807868, ('2.871.28', 2): -0.87742214966208409, ('1.610.5', 1): -0.35041996697842065, ('2.50.44', 0): -1.4780200117765312, ('2.030.55', 1): -0.70725489639992145, ('2.951.19', 0): -1.1264615958308988, ('2.971.37', 1): -0.71264826315830476, ('2.971.59', 0): 0, ('2.10.78', 0): -0.58615619865032964, ('2.070.78', 0): -0.63174734745830108, ('1.50.4', 0): -0.13986666488936569, ('2.370.99', 0): -0.69099206516467504, ('2.341.11', 1): -0.34003848122935382, ('2.570.77', 0): -1.1114555306394356, ('2.180.97', 2): -0.25664286683317955, ('2.280.92', 1): -0.65246630303508901, ('2.831.04', 1): -0.98671259619193685, ('1.830.69', 0): -0.33920440482206371, ('1.90.76', 1): -0.15354486393107161, ('2.370.89', 1): -0.71625569149570689, ('2.880.98', 1): -1.3610261104834807, ('1.740.54', 1): -0.288993099040737, ('1.820.55', 0): -0.3556264319299407, ('1.420.29', 0): -0.18425673288254554, ('2.340.94', 0): -0.68526673793994586, ('2.611.24', 2): -0.6669494876487706, ('2.550.89', 2): -0.98278164618820651, ('1.940.7', 2): -0.46050824302003429, ('2.791.14', 1): -1.0397205365835402, ('2.00.83', 2): -0.23768794025310952, ('2.280.85', 1): -0.6732957716640432, ('2.511.01', 2): -0.72285296432419521, ('2.310.84', 0): -0.64347995859650808, ('2.791.22', 0): -0.98687887535549079, ('2.561.22', 1): -0.62563001970824472, ('1.680.48', 0): -0.22355025264885284, ('3.01.35', 1): 0, ('1.420.36', 0): -0.13446121218614562, ('1.980.69', 0): -0.45155914389625279, ('2.711.08', 1): -0.90049601822869019, ('2.481.1', 0): -0.41082521832882746, ('2.381.14', 1): -0.33116231154568238, ('2.010.7', 2): -0.42744918280015071, ('2.721.31', 2): -0.44696249407403227, ('2.581.28', 0): -0.51680270632515646, ('1.690.52', 2): -0.20971426242882352, ('2.951.25', 1): -1.074251745282812, ('2.680.95', 2): -1.1063406680489651, ('2.350.92', 0): -0.6585325396784657, ('2.921.64', 0): -0.33057647343652025, ('1.70.57', 1): -0.36886059949640354, ('1.820.66', 2): -0.40863678149414517, ('2.661.28', 1): -0.41203934188773428, ('2.491.17', 2): -0.6270816185711694, ('1.220.17', 1): -0.15030445795203445, ('2.751.37', 0): -0.46915740873431311, ('2.91.52', 0): -0.47440933649388162, ('2.741.4', 1): -0.58023084111562095, ('2.40.73', 0): -0.90167790910352419, ('2.421.09', 0): -0.34674347851486248, ('2.360.79', 2): -0.88187411386333092, ('2.71.31', 1): -0.62644751931577702, ('1.860.69', 1): -0.4041668469800303, ('2.651.23', 1): -0.67369925500325833, ('2.921.37', 1): -0.8989159434690781, ('2.130.95', 1): -0.32046979835514672, ('2.841.41', 2): -0.50817433864990669, ('2.91.45', 0): -0.51508096993198027, ('1.610.39', 0): -0.34333789633728906, ('1.910.71', 0): -<text:soft-page-break/>0.44055302448230621, ('1.640.57', 2): -0.14183999554178814, ('2.921.16', 0): -1.0201822686601714, ('2.971.34', 2): 0.0, ('2.180.86', 2): -0.33321955339666331, ('1.780.66', 2): -0.15565301482111929, ('2.351.13', 2): -0.27567223850558364, ('2.971.57', 2): 0.0, ('2.851.26', 0): -0.82826519734236181, ('1.580.48', 2): -0.31675040177941371, ('1.590.45', 0): -0.19964302801780107, ('2.040.76', 0): -0.62898471000398526, ('2.441.08', 0): -0.66839951003458464, ('2.640.71', 0): -1.3665303276331813, ('2.760.83', 2): -1.3365164461387131, ('1.710.48', 1): -0.31815151759789057, ('1.210.14', 0): -0.093502226832096233, ('2.430.81', 2): -0.92810514349210738, ('2.440.62', 0): -1.1471517859317379, ('2.721.3', 1): -0.42773651307304772, ('1.880.48', 1): -0.55075824169462329, ('2.671.39', 2): -0.32114819817293411, ('2.160.85', 1): -0.64981435622748629, ('2.50.4', 1): -1.4040024969143521, ('2.781.4', 0): -0.41270379115542055, ('1.940.68', 0): -0.43970879181466238, ('1.910.8', 2): -0.13197473343982391, ('2.020.83', 1): -0.26489267450581727, ('1.950.64', 2): -0.53345707557402633, ('2.140.76', 2): -0.60314772901430591, ('2.871.55', 1): -0.34793306772759047, ('1.850.75', 1): -0.16435467557933417, ('2.651.14', 2): -0.88082702137246383, ('2.330.92', 1): -0.54852576671027442, ('2.961.24', 2): -1.0654313018882304, ('2.350.85', 2): -0.71670431511923638, ('1.670.6', 0): -0.1430965157937541, ('2.340.8', 0): -0.79478684217502016, ('1.930.63', 2): -0.43420585696171643, ('2.871.33', 2): -0.56080053770591132, ('2.911.4', 0): -0.66927798186105192, ('2.681.27', 2): -0.79751289972123307, ('2.361.03', 1): -0.3681882245107459, ('2.551.3', 1): -0.2601725924813868, ('2.280.78', 1): -0.74429314963529747, ('2.231.0', 0): -0.34209292889945353, ('2.451.16', 1): -0.29964660777771801, ('2.831.52', 0): -0.38439592763250618, ('1.510.44', 0): -0.12872760769034775, ('2.651.32', 2): -0.60361029226979035, ('2.821.28', 1): -0.8181172514493622, ('2.740.98', 2): -1.0990446738961104, ('2.851.39', 0): -0.5851592642235498, ('1.710.52', 2): -0.31643180424561906, ('2.921.03', 0): -1.3640372902171214, ('2.90.95', 2): -1.3542346484667716, ('2.150.66', 0): -0.76158681005849982, ('2.160.77', 1): -0.54633159482748628, ('2.551.01', 2): -0.81510879281225423, ('2.40.64', 2): -1.047002884713971, ('2.41.02', 1): -0.65245617052652449, ('2.841.29', 1): -0.67355877659614538, ('2.781.37', 2): -0.48294361589741597, ('2.040.59', 1): -0.69572954805771881, ('1.640.46', 2): -0.35413273552697111, ('2.731.01', 2): -1.0338154185116084, ('2.941.31', 0): -0.81167719237557734, ('1.060.07', 1): -0.005463694115506409, ('2.290.85', 2): -0.58407893367457941, ('2.281.01', 2): -0.62973457934344501, ('2.641.03', 1): -0.99893179627610951, ('2.890.8', 1): -1.6103405017594183, ('2.060.78', 0): -0.43021243162937339, ('2.951.18', 1): -1.1207594157116318, ('2.070.87', 1): -0.47982822881531301, ('1.120.11', 0): -0.06027462133273731, ('2.771.29', 2): -0.87265074347994331, ('2.351.14', 1): -0.28694441194922715, ('1.520.42', 0): -0.32951651036341939, ('2.641.17', 0): -0.71608737650110643, ('2.851.54', 0): -0.32900897504641574, ('2.431.04', 0): -0.64398838158074168, ('2.891.4', 0): -0.95121731691191691, ('2.611.13', 0): -0.58743938706035836, ('1.770.66', 0): -0.20442292119895811, ('2.170.81', 1): -0.48899608700852282, ('2.991.17', 2): 0, ('2.340.29', 1): -1.3601803481059875, ('2.461.13', 1): -0.59444103555174177, ('1.880.52', 0): -0.5250550788654349, ('2.20.94', 0): -0.36753865445785178, ('1.570.5', 0): -0.08323620038186047, ('2.260.92', 2): -0.48417066767280215, ('2.430.69', 2): -1.1224821554783477, ('1.920.71', 0): -0.48123135911898668, ('2.541.2', 2): -0.46723673271313459, ('2.250.93', 2): -0.60763404916416242, ('2.310.71', 1): -0.83559813593341425, ('1.450.38', 2): -0.13455102184089049, ('2.711.35', 1): -0.71375399108494431,</text:p>
      <text:p text:style-name="P1"><text:s/>('2.160.78', 2): -0.67239459250205846, ('2.61.15', 1): -0.69146766990473807, ('2.991.42', 0): 0, ('2.130.76', 1): -0.59391954643695322, ('2.881.28', 2): -0.78094060506433305, ('2.580.97', 2): -0.91303195001440218, ('2.220.93', 2): -0.68711124007421964, ('1.310.28', 1): -0.11308833325994344, ('2.491.27', 2): -0.24153534517141337, ('2.030.65', 2): -0.63747032615930332, ('2.221.04', 2): -0.26529384676405648, ('2.680.94', 2): -1.1611929549486935, ('2.070.9', 1): -0.33164202987431485, ('1.830.58', 1): -0.31618925038339007, ('2.771.34', 0): -0.79755896371861967, ('2.250.6', 2): -0.92533794391533342, ('2.571.16', 1): -0.60133156080092487, ('2.31.07', 0): -0.26051014218934926, ('2.951.62', 1): -0.36848762717224276, ('2.881.1', 0): -1.0165085334323305, ('2.350.9', 2): -0.55716790224650481, ('2.891.57', 1): -0.38611040657678442, ('1.920.7', 0): -0.4931250052922958, ('2.731.45', 2): -0.35702928499872161, ('2.651.35', 1): -0.52210149875842327, ('1.40.27', 0): -0.18753992767723027, <text:soft-page-break/>('2.821.31', 1): -0.56439850418360227, ('2.641.39', 2): -0.33792979715819427, ('2.991.51', 0): 0.0, ('2.770.26', 0): -1.9362706009259789, ('1.30.22', 2): -0.1565460312630759, ('1.910.6', 2): -0.46139453447694073, ('2.981.58', 1): 0.0, ('2.731.12', 0): -0.91003731407102062, ('2.641.38', 0): -0.31399009005711831, ('2.941.45', 2): -0.5722922664417921, ('2.220.64', 0): -0.81550398618139153, ('2.190.88', 1): -0.6287770468371765, ('2.881.35', 0): -0.55778915912255111, ('2.91.39', 1): -0.71810346910743328, ('1.670.37', 1): -0.4179437323682838, ('2.690.99', 0): -0.84096935285373864, ('2.411.03', 1): -0.67867900180483809, ('2.371.12', 0): -0.44255623986091602, ('2.280.68', 2): -0.94600742856347808, ('2.891.25', 0): -0.81647186056855048, ('1.620.56', 2): -0.061804832319035719, ('2.120.79', 2): -0.36512004763699657, ('2.461.02', 2): -0.72187987649325169, ('2.561.0', 1): -0.73697576999568037, ('2.881.44', 0): -0.59328777060243709, ('1.550.36', 2): -0.27588232159241105, ('2.150.95', 2): -0.27231337386824656, ('1.620.46', 2): -0.26218464852771906, ('2.230.8', 0): -0.67283747587188136, ('2.040.77', 1): -0.5813374604983742, ('2.170.82', 2): -0.54121786121336146, ('2.951.53', 0): -0.4870581284118306, ('2.690.98', 0): -1.0674632615103485, ('2.40.9', 1): -0.6580028639223966, ('1.670.45', 0): -0.31112415093589318, ('2.861.45', 2): -0.79438059552973683, ('2.81.11', 0): -1.0576964179482078, ('2.140.96', 1): -0.27023654055491736, ('2.150.79', 1): -0.50262605985016939, ('2.080.91', 2): -0.19745301543245744, ('1.880.68', 0): -0.47068554718583605, ('2.560.9', 0): -0.89997252704929409, ('2.791.49', 2): -0.33020500400255254, ('2.350.93', 0): -0.59075927556972341, ('2.41.0', 1): -0.70778759756213072, ('2.070.96', 2): -0.12432002667406204, ('2.221.03', 1): -0.2783925078564598, ('2.270.99', 1): -0.36662535853173928, ('2.571.24', 2): -0.36262730293715117, ('2.330.77', 2): -0.78661002479509645, ('2.581.31', 0): -0.30652886950932862, ('1.860.7', 1): -0.38723241115349588, ('1.540.43', 2): -0.18105546282314489, ('1.590.51', 1): -0.15313485259480764, ('1.630.47', 2): -0.17388983717155562, ('1.580.37', 0): -0.31522628110716899, ('2.831.43', 0): -0.74912393569052704, ('2.040.63', 0): -0.53379354825021874, ('2.981.12', 1): 0, ('1.610.55', 0): -0.12538924261848264, ('1.680.5', 0): -0.25720528468634118, ('2.490.29', 1): -1.558226271546145, ('2.450.99', 2): -0.73577458555247466, ('2.770.9', 2): -1.315024644042863, ('1.790.56', 0): -0.38034817940754279, ('2.00.79', 2): -0.3909756871001478, ('1.610.45', 1): -0.37312728051943334, ('2.711.31', 0): -0.78081037869473824, ('2.411.13', 1): -0.53682815458229871, ('2.491.23', 1): -0.39170302147444774, ('2.220.79', 2): -0.64582827847671398, ('2.430.95', 0): -0.71702389149286239, ('2.841.32', 1): -0.69760852988991306, ('1.950.69', 1): -0.46685662046664406, ('1.790.7', 0): -0.13094748207079071, ('2.550.75', 0): -1.0648471927629102, ('2.411.07', 0): -0.57225620186220838, ('2.70.97', 2): -0.99155929794186681, ('2.610.87', 2): -1.0879136209430949, ('2.230.99', 2): -0.37089877187360343, ('2.410.92', 0): -0.75893863833446384, ('2.751.39', 0): -0.53249129637916826, ('3.01.59', 2): 0.0, ('2.721.39', 0): -0.36130250494272542, ('2.460.65', 1): -1.1463882118736337, ('2.951.42', 1): -0.67510850967099112, ('2.860.94', 1): -1.2246579904473105, ('1.190.18', 2): -0.04978349816567141, ('1.980.84', 0): -0.22550698052029897, ('1.870.63', 2): -0.31212235530574489, ('2.961.52', 1): -0.53443273467134678, ('2.81.11', 2): -1.0266080445724735, ('2.080.88', 0): -0.23733787961380451, ('1.510.42', 2): -0.15858750466126501, ('2.961.15', 1): -1.2436454991943007, ('2.730.97', 2): -1.1521465019096597, ('2.240.85', 0): -0.40425955530435831, ('2.740.75', 2): -1.3470516837884392, ('2.591.18', 1): -0.74718219979509182, ('2.731.28', 0): -0.68086910516294141, ('2.640.92', 2): -1.0815105506990779, ('1.620.51', 0): -0.19984576599098341, ('2.741.1', 2): -0.91254771245343436, ('1.910.69', 2): -0.42962792118021315, ('2.271.02', 0): -0.31892315879634148, ('1.60.5', 1): -0.15030033462750214, ('2.940.95', 1): -1.4527456964081664, ('2.581.18', 0): -0.57888627718826569, ('2.770.79', 1): -1.3078517091905082, ('2.41.09', 0): -0.67604769485692595, ('1.30.2', 1): -0.1260803873897271, ('2.861.52', 0): -0.43003161879129026, ('2.10.88', 2): -0.54809697813037805, ('1.770.6', 1): -0.34579807279118424, ('1.070.06', 0): -0.034955262267256579, ('2.920.81', 1): -1.6398241335517276, ('2.641.08', 0): -0.902684926647634, ('1.740.65', 0): -0.12553282101959096, ('2.891.18', 1): -1.0000945650747737, ('2.010.73', 2): -0.45885026428272369, ('1.770.57', 0): -0.34665119760940294, ('1.620.45', 0): -0.1931826920861196, ('1.410.33', 2): -0.1079251546259805, ('2.451.1', 1): -0.41186713184411522, ('2.620.94', 2): -0.92557207580349643, ('2.770.68', 0): -1.4571201449965292, ('1.540.4', 1): -<text:soft-page-break/>0.17745426281190402, ('2.040.74', 0): -0.48155492681528073, ('1.590.52', 2): -0.096017622940780159, ('2.921.43', 1): -0.84905477083043468, ('2.310.91', 1): -0.55325173178465814, ('2.590.71', 2): -1.1984299792636237, ('2.640.81', 2): -1.1823651885479505, ('2.951.01', 1): -1.2815804420472636, ('1.40.26', 1): -0.20067479632186561, ('2.861.5', 2): -0.55199549790355251, ('2.81.29', 2): -0.88911873896677807, ('1.80.54', 0): -0.39025811147390455, ('2.911.54', 0): -0.41068497865368531, ('2.230.73', 2): -0.78953991175640503, ('2.981.59', 0): 0.0, ('2.920.67', 0): -1.6627116399887061, ('2.00.66', 0): -0.52847856343848354, ('2.40.91', 0): -0.73666150849954337, ('1.830.61', 1): -0.38581702272339902, ('1.230.21', 1): -0.036224578817080438, ('2.220.66', 0): -0.88063415492587538, ('2.370.81', 2): -0.83510024438945007, ('2.331.01', 0): -0.35756014410627973, ('2.980.83', 1): 0, ('2.550.91', 2): -0.9874767263534886, ('1.860.62', 1): -0.38088041525619176, ('2.890.94', 0): -1.4441108642532647, ('2.991.3', 1): 0, ('1.890.68', 1): -0.47527130679777541, ('2.291.01', 2): -0.44959356472708223, ('2.921.04', 1): -1.2452731867082976, ('2.641.24', 1): -0.65707112319753547, ('2.110.74', 0): -0.56634483347498943, ('2.881.57', 1): -0.38839626622398277, ('2.560.75', 0): -1.1855355529368601, ('1.980.71', 0): -0.46483137491029519, ('2.321.07', 1): -0.39644993635040265, ('1.870.59', 1): -0.38804252180490484, ('2.981.45', 1): 0.0, ('2.711.17', 1): -0.78778894620202899, ('2.621.34', 0): -0.35390628675657443, ('2.981.38', 2): 0.0, ('1.980.61', 1): -0.56653805718190597, ('2.521.32', 0): -0.2146653881605351, ('2.030.71', 0): -0.4912476061981057, ('2.561.18', 1): -0.69823514079548177, ('1.590.48', 2): -0.20721058571368517, ('1.680.56', 1): -0.26036831566954866, ('2.641.37', 1): -0.28917665224540007, ('2.941.48', 1): -0.51576536548438467, ('2.821.03', 0): -1.2301794015894909, ('2.251.07', 1): -0.24226436535974941, ('2.030.87', 1): -0.19815009400400913, ('2.460.83', 1): -0.94701775733344518, ('2.320.97', 1): -0.51946598001824962, ('2.541.07', 0): -0.70403387135919449, ('2.280.73', 2): -0.80674217008041571, ('1.850.68', 1): -0.4093422646019188, ('2.020.76', 2): -0.28829551096198042, ('2.040.91', 2): -0.17555500744772873, ('2.741.47', 0): -0.30243110425590314, ('1.430.36', 1): -0.25312350036129699, ('2.551.19', 1): -0.65406286075795528, ('2.610.79', 2): -1.2249791633934837, ('1.640.33', 1): -0.44875548045912644, ('2.921.52', 2): -0.66481656593620386, ('2.590.38', 1): -1.5325935903633587, ('2.981.09', 2): 0, ('2.671.44', 0): -0.23976461607463539, ('2.50.97', 1): -0.77414303525141592, ('2.971.18', 2): -1.1866823429972488, ('2.080.79', 0): -0.34119148884802358, ('2.010.74', 1): -0.60634064469716598, ('2.911.19', 1): -1.1928902104958212, ('1.970.55', 2): -0.63488536416603714, ('1.960.75', 0): -0.2243353524165472, ('1.560.39', 0): -0.21090558401165063, ('1.70.44', 2): -0.39942772381812652, ('1.860.61', 0): -0.36425520426600949, ('1.740.64', 0): -0.15992560387997351, ('1.830.6', 1): -0.37850080639017813, ('1.530.42', 1): -0.15655321226393415, ('2.931.57', 0): -0.45875446876488718, ('2.921.28', 0): -0.81486756147250938, ('2.81.42', 2): -0.72592099412940525, ('2.911.44', 0): -0.72072542410658125, ('2.951.35', 1): -0.7716227199332043, ('2.130.85', 1): -0.66264657495007206, ('2.650.91', 0): -1.0893814227149852, ('1.330.25', 0): -0.1685840375355297, ('1.950.81', 1): -0.25751900683812756, ('2.81.26', 1): -0.86574571432947267, ('2.881.53', 1): -0.37237471585008203, ('2.631.29', 2): -0.35275263774454763, ('2.650.82', 1): -1.2218111194149044, ('2.591.05', 2): -0.79510320406848889, ('2.81.36', 0): -0.76618831688899902, ('1.560.48', 2): -0.13494273164048337, ('2.360.79', 1): -0.84817612883242066, ('1.830.62', 2): -0.42417915197853151, ('1.160.16', 0): -0.0036720886267912955, ('2.761.44', 2): -0.34448333632422423, ('2.220.84', 0): -0.55947552436087911, ('1.940.76', 0): -0.32404381350683209, ('2.740.97', 0): -1.13508960104504, ('1.510.38', 0): -0.14843134812213257, ('2.671.31', 1): -0.59707983574514856, ('2.81.25', 0): -0.79544952561733251, ('1.740.64', 2): -0.15856187778112041, ('2.260.88', 2): -0.45683364689355743,</text:p>
      <text:p text:style-name="P1"><text:s/>('2.791.3', 0): -0.58778491269154354, ('2.941.55', 0): -0.43361359444418501, ('2.740.97', 2): -1.0781977498649951, ('2.231.02', 2): -0.27566949840451382, ('2.050.84', 0): -0.28420542627807793, ('2.380.84', 0): -0.74565198602912253, ('2.981.46', 2): 0.0, ('1.380.29', 2): -0.10064447789243031, ('2.160.9', 1): -0.64243161191846387, ('1.690.42', 1): -0.42820677904919119, ('1.980.62', 2): -0.55974951285240393, ('2.871.45', 1): -0.69679368765868721, ('1.270.26', 0): -0.02268674805079594, ('1.480.38', 1): -0.19032734602742729, ('2.461.24', 0): -0.23660997658428365, ('1.340.32', 2): -0.057978409934152181, ('2.481.23', 0): -0.2536606020230297, ('2.230.86', 2): -0.58098604883916138, ('1.730.57', 1): -<text:soft-page-break/>0.44986324891677859, ('1.760.63', 2): -0.34719455921158182, ('2.861.24', 0): -0.91735921598996428, ('1.80.53', 2): -0.39822128136710316, ('1.610.47', 0): -0.40634461484127621, ('2.851.4', 0): -0.64141986802144424, ('1.430.35', 2): -0.28540117213340693, ('2.531.29', 2): -0.32067958192741564, ('2.120.94', 0): -0.20614780749832667, ('2.921.55', 1): -0.54623080729428752, ('1.720.57', 0): -0.25032324102479392, ('2.831.34', 0): -0.87392028822949697, ('2.350.75', 2): -0.83264500365740923, ('2.771.45', 2): -0.45079433790665363, ('2.961.06', 1): -1.264987833902975, ('1.820.72', 2): -0.15423329989604959, ('2.631.19', 2): -0.53888848670163469, ('2.260.73', 2): -0.74137208705378876, ('2.70.74', 1): -1.4308952035299665, ('2.370.74', 1): -0.99147339329751516, ('2.891.58', 0): -0.36358315470123714, ('2.591.1', 1): -0.79139012388051821, ('2.711.01', 0): -1.1320428224926526, ('2.060.85', 1): -0.35339571961593802, ('2.91.48', 2): -0.60087458093467638, ('2.130.86', 2): -0.62159464495660244, ('1.930.72', 0): -0.22081639344312873, ('1.610.38', 1): -0.35784573916145279, ('1.390.33', 0): -0.13951557355056965, ('2.741.04', 2): -1.0779604270636327, ('1.10.07', 1): -0.061152820669916161, ('1.790.68', 0): -0.21581007048359341, ('2.00.69', 2): -0.48493133986263809, ('2.180.7', 0): -0.7431512752782693, ('2.960.98', 2): -1.3462311753721501, ('2.981.35', 2): 0.0, ('2.990.23', 1): 0, ('1.270.25', 2): -0.075448163797448967, ('2.851.17', 1): -0.89200280603470739, ('2.781.17', 0): -0.90784789259128984, ('1.880.76', 1): -0.1854646261342392, ('2.531.17', 0): -0.60046656646495511, ('2.160.84', 2): -0.69126714633733177, ('2.611.07', 2): -0.84478484268314424, ('2.211.0', 0): -0.21354079279279964, ('1.040.04', 1): -0.0021813734954860779, ('2.881.51', 0): -0.44993543786859691, ('1.450.4', 0): -0.084275901097692035, ('2.711.29', 2): -0.80229172840427254, ('1.130.12', 1): -0.044012288882943909, ('2.530.99', 0): -0.83685299948827974, ('2.380.75', 0): -0.86611732982405565, ('2.961.39', 1): -0.74294376957487662, ('2.831.18', 1): -0.95529404293110298, ('2.460.95', 1): -0.76597444639993861, ('2.550.95', 0): -0.81679922094500979, ('2.860.45', 2): -1.8511622269407513, ('2.530.86', 1): -1.0412404293043527, ('2.340.81', 2): -0.80539820086409664, ('2.090.8', 2): -0.42003315140459863, ('2.560.82', 1): -1.0802478852892119, ('2.810.31', 2): -1.9714628959890486, ('2.71.25', 2): -0.71659913009262666, ('2.391.1', 1): -0.35428312724725169, ('1.80.7', 1): -0.1400221108666414, ('1.70.5', 2): -0.35503328596766381, ('2.671.13', 1): -0.7794842026704043, ('2.230.81', 1): -0.48709916215366278, ('2.831.03', 1): -1.1245394541321556, ('2.281.1', 2): -0.18392984981838725, ('1.40.35', 2): -0.18277716983544023, ('1.280.22', 1): -0.19438707770162267, ('1.90.75', 1): -0.16289725295617291, ('2.230.91', 0): -0.39761810249148505, ('2.190.97', 0): -0.48347161876979367, ('2.40.88', 2): -0.76149709698890522, ('1.760.52', 0): -0.35631649981143476, ('1.970.6', 1): -0.52925270230576749, ('2.480.75', 1): -1.0283698311608558, ('2.611.27', 0): -0.55034273687379731, ('1.890.63', 0): -0.38103316565584477, ('2.321.14', 1): -0.18589342313324977, ('2.581.15', 0): -0.69693370031244473, ('2.310.83', 2): -0.70726949310642706, ('2.561.21', 1): -0.67866694818143547, ('2.831.23', 2): -0.95831910754241123, ('1.520.37', 0): -0.27334120020015945, ('1.420.31', 2): -0.16934723831529322, ('2.830.86', 1): -1.4253243339735162, ('2.991.38', 0): 0.0, ('2.81.47', 2): -0.47052366010898417, ('2.521.02', 1): -0.78824583384286051, ('2.561.15', 2): -0.65769954149736221, ('2.981.0', 2): 0, ('2.591.2', 2): -0.70403021749300443, ('2.541.14', 0): -0.43441731142237044, ('2.070.65', 0): -0.63993735289595277, ('2.821.08', 1): -1.0166174812480786, ('2.791.33', 2): -0.72838843290316435, ('2.951.26', 1): -0.91874066348732975, ('1.850.63', 0): -0.47399236198914402, ('2.070.75', 1): -0.50765118197250836, ('2.270.84', 0): -0.5588171056233745, ('2.431.16', 2): -0.44458989999535992, ('1.270.19', 0): -0.14056566126893283, ('2.581.06', 1): -0.76544102133367253, ('2.591.06', 1): -0.74818662230586896, ('1.960.7', 2): -0.38514557663123666, ('1.270.22', 1): -0.14385356987929629, ('2.491.14', 0): -0.67691007994329166, ('1.030.03', 1): -0.028494136670995394, ('2.91.55', 2): -0.40512461103080266, ('2.421.06', 2): -0.50437885513506875, ('2.411.21', 0): -0.2181404500365004, ('2.611.08', 1): -0.72861690846714344, ('2.810.97', 1): -1.2353043035429143, ('2.740.96', 1): -1.0789645430861645, ('2.451.07', 1): -0.5595996659945417, ('2.81.24', 1): -0.87897238869360239, ('2.921.38', 1): -0.95776661976969124, ('2.261.08', 0): -0.21849342587824447, ('2.130.96', 1): -0.26554962431335521, ('2.841.42', 0): -0.45495383090257457, ('2.490.76', 2): -1.0604382939816948, ('1.480.33', 2): -0.21329503507649797, ('2.981.26', 1): 0.0, ('2.691.42', 0): -0.27586592657259018, ('2.180.76', <text:soft-page-break/>0): -0.61755357417088785, ('2.971.56', 2): 0, ('2.190.71', 1): -0.75309076380316398, ('2.360.96', 0): -0.60716383954194197, ('2.971.37', 0): 0, ('2.180.83', 0): -0.55306563634810901, ('2.770.93', 2): -1.2223322151813623, ('1.50.4', 1): -0.14955312093685502, ('2.821.51', 2): -0.40451127946269461, ('2.370.99', 1): -0.68627838358046211, ('2.440.9', 0): -0.77003989679129148, ('2.180.97', 1): -0.30513180246561988, ('2.40.99', 2): -0.65586991720508492, ('1.210.19', 2): -0.097134236221104148, ('2.971.62', 0): 0.0, ('1.90.76', 2): -0.19737554019830469, ('2.370.89', 0): -0.72792429987609031, ('2.550.99', 0): -0.88653785619990111, ('1.740.54', 0): -0.29814483706096634, ('2.90.99', 2): -1.1016147469349096, ('2.440.92', 2): -0.77622927760285632, ('2.340.94', 1): -0.61100645295548417, ('2.521.13', 0): -0.65523888486367354, ('2.550.89', 1): -1.0481062207607372, ('2.280.85', 0): -0.59223211827749944, ('2.971.53', 2): -0.15271518340450038, ('2.761.05', 2): -0.94444365942786745, ('1.950.61', 0): -0.51958165454232164, ('2.310.84', 1): -0.69554993932037568, ('2.961.13', 2): -1.2452863247965249, ('2.561.22', 2): -0.58221759764277958, ('3.01.67', 2): 0, ('1.420.36', 1): -0.13873832437992517, ('2.921.6', 0): -0.33707832111339375, ('2.871.48', 2): -0.45022269958228078, ('2.441.0', 2): -0.58929065641295664, ('1.620.38', 2): -0.36544931950896797, ('1.470.38', 2): -0.11550838730478707, ('2.821.12', 0): -0.99133454132937182, ('2.481.11', 1): -0.42414708354921449, ('2.560.99', 2): -0.830878507280708, ('1.690.52', 1): -0.22666426225637226, ('2.761.34', 2): -0.67022395657374345, ('2.010.62', 1): -0.62624819055683467, ('1.670.39', 0): -0.42791086714024007, ('2.911.37', 1): -0.59926176695130473, ('2.731.08', 1): -0.87331935495116753, ('1.70.57', 0): -0.36440455213358064, ('2.240.79', 1): -0.67968264728787897, ('1.820.66', 1): -0.4091363132333744, ('1.850.7', 2): -0.33861875642205963, ('2.671.23', 2): -0.61118396686913345, ('1.220.17', 0): -0.15169110587157691, ('2.91.52', 1): -0.60072263885024391, ('2.030.76', 2): -0.44595943574953273, ('2.651.01', 0): -0.85923002854413699, ('2.71.31', 0): -0.63138527788243903, ('2.651.23', 0): -0.74431966392417392, ('2.140.86', 2): -0.34069892674613039, ('2.41.01', 1): -0.65905955847446585, ('2.130.95', 2): -0.32604495134393496, ('1.640.43', 0): -0.27506777325055309, ('2.91.45', 1): -0.51200474790031392, ('1.610.39', 1): -0.34756104935380799, ('2.650.99', 2): -0.81227544770018123, ('2.350.95', 0): -0.60731765940860882, ('2.821.44', 2): -0.55850559691429758, ('2.51.25', 0): -0.30734336260362749, ('2.170.77', 1): -0.6152154514306597, ('1.520.29', 0): -0.33140140217187464, ('2.771.01', 0): -1.1137940908594866, ('2.351.13', 1): -0.26772476023911596, ('2.641.12', 2): -0.86318763998909753, ('2.851.26', 1): -0.81751233175627336, ('2.671.14', 2): -0.77173968676670446, ('1.250.18', 2): -0.16280415412523314, ('1.590.45', 1): -0.20811572215528668, ('2.891.1', 2): -1.1856637937571528, ('2.611.14', 2): -0.63503150284624632, ('1.530.45', 0): -0.1156684894777156, ('1.710.48', 0): -0.31593496543095045, ('1.630.48', 0): -0.21194000076793279, ('2.621.06', 2): -0.79342978853836033, ('2.310.99', 0): -0.62721072803148725, ('1.880.48', 0): -0.59001295488554817, ('2.260.97', 0): -0.41903503614747328, ('2.761.15', 2): -0.82146837051016675, ('2.010.88', 0): -0.18699333724173414, ('2.320.74', 1): -0.80099359212735799, ('2.80.98', 0): -1.2097527246473043, ('1.940.68', 1): -0.42082345335565041, ('2.541.22', 2): -0.3904282405799071, ('1.450.35', 0): -0.16903561009204437, ('2.020.83', 0): -0.23984924217106671, ('2.250.82', 2): -0.6393904668455872, ('2.781.42', 2): -0.54446407493724647, ('2.660.96', 0): -1.042620768732784, ('2.871.55', 2): -0.33321643160914527, ('2.680.88', 0): -1.2149135796055903, ('2.651.14', 1): -0.91485322492228238, ('2.610.95', 1): -1.0347126255682308, ('2.91.48', 0): -0.71941099248667106, ('2.390.88', 2): -0.77626262593842577, ('2.340.8', 1): -0.79672396621533126, ('1.970.72', 0): -0.42089611113758041, ('2.771.33', 2): -0.89962149887981246, ('2.040.71', 1): -0.51689955051928671, ('2.571.15', 1): -0.52842791775719844, ('2.31.08', 2): -0.2619148280693202, ('2.751.26', 0): -0.64411008299796724, ('2.431.1', 0): -0.64494887336021356, ('2.010.61', 2): -0.4928598884533103, ('2.721.26', 1): -0.63708923415533236, ('2.891.54', 1): -0.43824738129011331, ('2.681.11', 1): -0.86509900785108429, ('2.651.32', 1): -0.60175782050307791,</text:p>
      <text:p text:style-name="P1"><text:s/>('2.821.28', 0): -0.69794995866210008, ('2.941.53', 0): -0.44203814665588709, ('2.911.17', 2): -1.1495283063853623, ('2.040.69', 1): -0.57247647278724056, ('2.861.17', 0): -1.1413705773452492, ('2.891.43', 1): -0.79598028780498653, ('2.680.8', 2): -1.156076167650163, ('1.390.27', 2): -0.1630228051370877, ('2.851.34', 0): -0.59069991254226362, ('1.470.39', 0): -0.10995920221181192, <text:soft-page-break/>('2.41.02', 2): -0.64658069105144567, ('1.670.34', 1): -0.47474347897378655, ('2.040.59', 2): -0.62459201235164385, ('2.551.11', 2): -0.59943874774423311, ('2.830.99', 2): -1.208604264690831, ('2.641.03', 2): -0.95975553985706641, ('2.850.91', 0): -1.3183430327392083, ('2.961.51', 1): -0.5169285633482037, ('2.050.68', 0): -0.55373285926188764, ('1.120.11', 1): -0.066934285039814079, ('1.520.42', 1): -0.33106885418668724, ('2.711.18', 0): -0.86925754312471204, ('2.431.04', 1): -0.66365483728993868, ('2.681.33', 2): -0.65432569975101962, ('2.531.2', 0): -0.57320682645127086, ('2.611.13', 1): -0.54507149484487682, ('2.791.1', 0): -1.0634037989349443, ('2.951.56', 2): -0.48675384183194681, ('2.591.04', 1): -0.8242082522018167, ('2.610.72', 2): -1.3304119225730096, ('2.461.13', 0): -0.6301255763552801, ('2.250.87', 0): -0.5562222377786481, ('2.960.98', 0): -1.1858056113264752, ('2.20.94', 1): -0.36899778815971451, ('2.681.42', 1): -0.27198431986517962, ('1.920.71', 1): -0.47268325461939742, ('2.250.93', 1): -0.59516948469525399, ('2.140.95', 1): -0.2254335202520763, ('2.430.79', 2): -0.96352060506817272, ('1.60.52', 0): -0.10278340727004616, ('2.080.92', 0): -0.18599365075941088, ('2.130.76', 0): -0.57333240532417062, ('1.310.28', 0): -0.11120803719318827, ('1.810.68', 0): -0.15807576632649153, ('2.160.81', 2): -0.58066146451757483, ('2.221.04', 1): -0.26047955512813392, ('2.190.81', 0): -0.534190798561479, ('1.830.58', 0): -0.36025094665028079, ('2.571.21', 0): -0.38191658950419688, ('2.771.34', 1): -0.79541884249116979, ('2.871.47', 1): -0.49212239810697539, ('2.571.16', 2): -0.53900555856129739, ('2.681.22', 2): -0.82337991076468764, ('2.791.09', 0): -1.0152749963567982, ('1.540.46', 0): -0.11546242209775075, ('2.671.08', 0): -0.86064373264943006, ('2.871.44', 2): -0.50337115660888476, ('2.891.57', 2): -0.39752901416911407, ('1.920.7', 1): -0.49218235086392764, ('2.521.18', 1): -0.59948197100614786, ('2.040.8', 2): -0.57614013527719465, ('1.30.22', 1): -0.14873008612677718, ('2.451.08', 2): -0.52859442301744575, ('2.531.19', 2): -0.65176584070190724, ('2.641.38', 1): -0.33691481363205422, ('2.030.75', 1): -0.40689014562610987, ('2.190.88', 2): -0.65756576866312022, ('1.180.14', 2): -0.13294368017925981, ('2.411.02', 2): -0.61064032139453062, ('2.670.94', 0): -1.1227793958230823, ('2.371.06', 1): -0.68026431183679559, ('2.680.83', 2): -1.1422324585484627, ('2.410.95', 2): -0.79594173054190465, ('1.380.36', 1): -0.030521416585386606, ('2.160.84', 0): -0.6821972291988847, ('2.371.12', 1): -0.42980303575104334, ('2.281.04', 2): -0.45052509095292853, ('2.270.86', 2): -0.53799364812238126, ('2.461.02', 1): -0.72139791628781214, ('2.080.74', 2): -0.433508075316476, ('2.770.76', 0): -1.4883915968733725, ('2.981.32', 0): 0.0, ('1.620.46', 1): -0.21978436241108151, ('2.230.8', 1): -0.57324604463424356, ('2.610.87', 1): -1.0924613375375447, ('2.681.34', 1): -0.65195608174351993, ('1.40.37', 0): -0.074198399009082816, ('2.60.89', 1): -1.0446105717761545, ('2.320.92', 2): -0.5903561627406676, ('1.660.59', 2): -0.081649786464346688, ('2.391.18', 1): -0.25534140483815954, ('1.330.28', 2): -0.13340233022754858, ('2.561.1', 2): -0.63280883349188366, ('2.81.11', 1): -0.96483409715283242, ('1.160.1', 1): -0.063074269655321424, ('2.140.96', 2): -0.21818907682534572, ('2.060.7', 2): -0.49194256521195079, ('2.771.12', 1): -1.0521830881880376, ('2.330.78', 1): -0.88162808857515484, ('2.740.85', 1): -1.3364939799310431, ('2.220.96', 2): -0.62044707979351676, ('2.81.4', 0): -0.74080773859825966, ('2.41.0', 0): -0.66824486271152939, ('2.541.03', 1): -0.73049249561455987, ('2.220.89', 2): -0.75798679343157338, ('2.841.37', 2): -0.54466577410888339, ('2.581.31', 1): -0.37622168124051875, ('2.650.77', 1): -1.1788021778214668, ('1.860.7', 0): -0.38982946078134267, ('2.490.65', 2): -1.1824975839742051, ('2.040.79', 2): -0.56917690039125302, ('1.590.51', 0): -0.10439641970620411, ('1.630.47', 1): -0.2300566969237082, ('1.580.37', 1): -0.31579445512425275, ('2.310.92', 1): -0.68685666690088176, ('1.610.55', 1): -0.11565809587516875, ('2.351.05', 0): -0.53245159238331474, ('2.20.47', 1): -0.99524420134469038, ('1.790.56', 1): -0.39722757557181615, ('1.670.38', 1): -0.45084011383714456, ('2.951.15', 1): -1.2053667255059672, ('1.610.45', 0): -0.36578392583180408, ('2.411.13', 2): -0.5317568955621822, ('2.491.23', 0): -0.40793796295179502, ('2.70.88', 2): -1.1964366385949372, ('2.341.16', 2): -0.23744253535730878, ('2.230.89', 0): -0.45595572489973668, ('2.40.94', 2): -0.67551874086484798, ('2.550.75', 1): -0.95285139520331907, ('2.851.35', 1): -0.66966284098104556, ('2.611.33', 0): -0.29707071755015596, ('2.841.21', 0): -0.76839295239500915, ('2.230.99', 1): -0.38058962218082443, ('2.410.92', 1): -<text:soft-page-break/>0.69793450656769018, ('2.471.04', 0): -0.585229488465415, ('1.970.79', 1): -0.32295922580404596, ('2.150.64', 1): -0.77239558253830587, ('1.490.39', 2): -0.33591073522883025, ('2.550.26', 2): -1.6326874088911956, ('2.951.42', 0): -0.65938128205137003, ('2.291.04', 0): -0.4392971519485715, ('2.921.07', 1): -1.2668731721113562, ('1.980.84', 1): -0.23711276242748974, ('1.870.63', 1): -0.26125912207589364, ('2.961.52', 0): -0.47540197245423127, ('2.540.85', 0): -0.99628876393958987, ('2.180.65', 1): -0.82709363719140938, ('1.590.49', 2): -0.16986232823220401, ('2.591.18', 2): -0.76155256232805091, ('1.950.44', 1): -0.73724835846938352, ('2.851.09', 2): -1.0985498542931655, ('2.640.92', 1): -1.0895938064880191, ('1.990.76', 0): -0.26021769694238339, ('1.980.72', 0): -0.5900997933162675, ('2.771.03', 0): -1.1355973581805165, ('2.271.02', 1): -0.25708328166617084, ('2.761.31', 2): -0.73611732183172818, ('1.950.74', 0): -0.524705125683399, ('2.881.07', 0): -1.1274077479220257, ('2.941.08', 1): -1.2000260463067418, ('1.670.39', 2): -0.41213841118461592, ('2.861.52', 1): -0.43238551123704216, ('2.561.29', 0): -0.41505454734760128, ('2.860.85', 0): -1.4112932029510239, ('1.730.64', 1): -0.14865525828701762, ('1.070.06', 1): -0.036340531348950836, ('2.981.04', 0): 0.0, ('2.090.68', 0): -0.59406709435620941, ('2.50.94', 1): -0.79712125735348827, ('2.10.94', 2): -0.25724982749383191, ('1.570.47', 0): -0.16535017425898257, ('2.891.18', 0): -1.0190764753885366, ('2.010.73', 1): -0.45784338182315115, ('1.30.25', 1): -0.14452309725552825, ('2.831.2', 2): -0.99006889704324075, ('1.990.83', 0): -0.20533605080010919, ('2.971.16', 2): -1.1748268359472573, ('1.860.66', 2): -0.44666749774603376, ('2.140.83', 2): -0.36042715510145062, ('2.781.43', 1): -0.38234405225999646, ('2.370.97', 0): -0.74327109482796683, ('2.921.43', 0): -0.84604136014128228, ('2.310.91', 2): -0.4925123024901284, ('2.921.27', 2): -1.0136377319932706, ('2.341.17', 1): -0.23548611019404903, ('2.911.41', 2): -0.72917986090300324, ('1.650.42', 0): -0.3355886764391835, ('1.950.82', 1): -0.20247514945795866, ('2.571.13', 1): -0.67825886184512352, ('2.81.29', 1): -0.9090856314887662, ('1.990.74', 0): -0.25054197862434235, ('2.71.28', 0): -0.66211142114050026, ('1.560.5', 0): -0.07332115392267477, ('2.881.02', 1): -1.1093616108814357, ('1.990.81', 0): -0.23060383152736186, ('2.370.91', 0): -0.74302771977530635, ('2.621.3', 2): -0.58217948755301552, ('1.80.68', 0): -0.23642334275203838, ('2.51.0', 1): -0.7150019442041875, ('2.621.18', 2): -0.65376431670668611, ('1.830.61', 0): -0.36639898949134819, ('2.791.08', 0): -0.98602839158904998, ('2.220.66', 1): -0.84990667570647427, ('1.160.13', 2): -0.1006573250525714, ('2.91.34', 1): -0.72957487212380567, ('2.331.01', 1): -0.41189656138073028, ('2.490.97', 1): -0.81865660788819805, ('1.780.67', 0): -0.11734628321115387, ('2.40.87', 0): -0.75365305540014749, ('1.940.73', 2): -0.45050782364454028, ('2.240.98', 0): -0.36582839019548907, ('2.461.0', 0): -0.73222468839301802, ('2.671.32', 1): -0.57899279657386871, ('2.551.3', 2): -0.28399877586887806, ('1.740.67', 0): -0.080052779674341268, ('1.890.68', 2): -0.47735105357202801, ('1.190.15', 2): -0.12661952311410699, ('2.671.03', 1): -1.0193478275157739, ('2.921.04', 2): -1.2919940753363348, ('2.641.24', 0): -0.66395689994499418, ('2.511.09', 2): -0.64058220966862955, ('1.980.71', 1): -0.49077730047565471, ('2.321.07', 0): -0.39322969578126737, ('2.981.45', 0): 0.0, ('1.550.5', 0): -0.10482627395816894, ('2.20.82', 2): -0.55153191629009879, ('2.580.94', 0): -0.9289015195444138, ('2.340.74', 1): -0.8805254639974891, ('1.980.61', 0): -0.53088039846924784, ('2.381.06', 0): -0.48077768399248888, ('2.561.18', 0): -0.6897898556624531, ('2.931.35', 2): -0.78183354719934739, ('2.741.4', 2): -0.55204917509442497, ('1.680.56', 2): -0.26520075565643053, ('1.910.64', 2): -0.41060033327568823, ('2.761.31', 0): -0.70979234403539637, ('2.251.07', 0): -0.23585401855071839, ('2.460.83', 0): -0.95157680022666336, ('2.551.09', 1): -0.70159296306169783, ('2.881.38', 0): -0.69343677126725889, ('1.850.68', 2): -0.41742152600911736, ('1.430.36', 0): -0.25164307860625174, ('2.551.19', 0): -0.65274597580359983, ('2.280.67', 2): -0.90120844408592404, ('2.891.28', 0): -0.91299263955648535, ('2.341.13', 2): -0.29858457446749909, ('2.741.33', 0): -0.82334213760892061, ('2.060.83', 1): -0.42243279630192809, ('2.50.97', 2): -0.85642219847411316, ('2.831.39', 2): -0.79141166941452878, ('1.670.53', 0): -0.43067062786570554, ('2.190.5', 1): -0.94298292822567564, ('1.550.39', 2): -0.26851258147710755, ('1.970.55', 1): -0.6563916956635697, ('2.941.17', 2): -1.152694282563675, ('1.960.75', 1): -0.24942677836858368, ('2.531.25', 2): -0.42631912700867047, ('1.70.44', 1): -0.4464271578192795,</text:p>
      <text:p text:style-name="P1"><text:soft-page-break/><text:s/>('1.860.61', 1): -0.37106688625063644, ('1.830.6', 0): -0.38370470845838717, ('1.530.42', 0): -0.16423506571239566, ('2.531.21', 0): -0.64298981356796814, ('2.921.28', 1): -0.87030292049629121, ('2.160.77', 2): -0.62103303635775775, ('2.741.15', 0): -0.83882229394226759, ('2.130.85', 0): -0.63278523319833424, ('1.330.25', 1): -0.16617164715567989, ('2.91.41', 2): -0.6634343311456028, ('2.490.86', 2): -0.87997896430291089, ('1.950.81', 2): -0.26109726304933889, ('2.851.31', 0): -0.83808695450320547, ('2.830.97', 1): -1.1811061712353881, ('2.771.22', 1): -0.85230012899402274, ('2.170.8', 2): -0.5376720368402883, ('2.791.42', 2): -0.49810124627392516, ('2.130.64', 2): -0.74352220632643007, ('2.851.14', 1): -1.0627959617580092, ('2.830.66', 0): -1.5546690450369625, ('1.880.75', 1): -0.21767773887991146, ('2.490.94', 2): -0.74297449721172493, ('2.220.84', 1): -0.61691732953053779, ('2.020.69', 1): -0.43424360532844997, ('1.510.38', 1): -0.17240580804215486, ('2.671.31', 2): -0.5658668816975283, ('2.550.86', 1): -1.0176701830517707, ('2.881.11', 0): -1.1164829195975747, ('2.450.98', 2): -0.70197662379345338, ('2.821.48', 1): -0.40830897136165184, ('2.941.55', 1): -0.43238278606686437, ('2.460.92', 1): -0.78223691719529764, ('1.620.55', 1): -0.09310254498786194, ('2.541.04', 0): -0.71640319183656198, ('1.790.66', 0): -0.30520681028156244, ('2.160.9', 0): -0.63377845423097068, ('2.590.94', 2): -1.0652496771357434, ('2.871.45', 0): -0.45229598581841468, ('2.380.96', 0): -0.60198570805854257, ('2.591.25', 0): -0.64536143726790252, ('1.340.32', 1): -0.058754864668859014, ('2.230.86', 1): -0.44243202354926692, ('1.730.57', 0): -0.43873956530527536, ('1.760.63', 1): -0.34989988114732917, ('2.791.28', 0): -0.7726653714188525, ('2.280.76', 2): -0.80966726501579367, ('2.661.25', 2): -0.58579610744321942, ('1.890.74', 1): -0.34696571505075735, ('1.710.61', 2): -0.15644245688050665, ('2.50.87', 2): -0.93871744954379122, ('1.890.57', 2): -0.48420340014255925, ('2.680.37', 2): -1.6419939855399412, ('2.821.22', 2): -0.85357375645624411, ('2.120.94', 1): -0.21581626229469286, ('2.91.12', 1): -1.0157479908042011, ('1.890.66', 2): -0.46156019194903053, ('1.720.57', 1): -0.17794982537890497, ('2.661.23', 2): -0.60770077348667517, ('2.410.47', 1): -1.3430940138282936, ('2.240.89', 2): -0.53995835450547125, ('2.391.06', 1): -0.38029242717312639, ('2.441.05', 2): -0.6423558500117198, ('1.60.45', 2): -0.20484498652838054, ('2.711.38', 1): -0.55002076389575705, ('2.551.21', 0): -0.65982475863726575, ('2.831.26', 0): -0.82552302545968692, ('2.371.05', 2): -0.68372893187860972, ('1.420.38', 0): -0.078057741959899368, ('2.551.31', 1): -0.29478045568538697, ('2.591.1', 0): -0.82714090618224434, ('1.460.28', 1): -0.27322652286840382, ('1.840.57', 2): -0.36480938795821016, ('2.060.85', 0): -0.33163156053928727, ('2.281.09', 2): -0.2662031032920491, ('1.930.72', 1): -0.25744129524642945, ('2.791.36', 0): -0.61094771551584415, ('2.991.62', 2): 0.0, ('2.680.28', 0): -1.7984496262331304, ('2.331.0', 2): -0.41448195725835218, ('2.431.13', 0): -0.58281388885994001, ('2.881.4', 2): -0.67155266098156363, ('1.280.19', 2): -0.13486714812470144, ('1.270.25', 1): -0.081224123356662792, ('2.491.11', 2): -0.65738347074886483, ('2.851.17', 2): -0.91395378708036823, ('1.880.76', 2): -0.18104520667509238, ('2.871.37', 2): -0.69786394389999717, ('2.931.36', 0): -0.84320008285116044, ('2.240.73', 1): -0.81491913642257152, ('1.920.79', 0): -0.20681376429887061, ('2.731.38', 2): -0.51497880015972264, ('2.831.18', 0): -1.0131591864520741, ('2.320.85', 2): -0.63101840255823261, ('2.661.31', 2): -0.3928344944431324, ('1.770.49', 2): -0.41166536092649975, ('2.190.72', 1): -0.69545492502199491, ('2.280.9', 0): -0.57313410014802424, ('1.80.59', 0): -0.32771490851192409, ('1.920.66', 0): -0.41682733543422579, ('2.391.1', 0): -0.37490398800992492, ('2.681.0', 2): -1.0151026135623811, ('1.70.5', 1): -0.3496927754542869, ('1.580.46', 2): -0.36724657801530469, ('1.80.63', 1): -0.37545106176204285, ('2.831.03', 0): -1.2167535225876309, ('2.520.29', 1): -1.5977078514079917, ('1.280.22', 0): -0.19586462927748768, ('1.90.75', 0): -0.19658388732748708, ('1.790.41', 2): -0.56762404555878576, ('2.190.97', 1): -0.44470681401993484, ('1.890.77', 2): -0.20115778087631497, ('1.970.6', 2): -0.50519919273237535, ('2.340.97', 1): -0.77035065009285608, ('1.490.31', 0): -0.24512659729553393, ('2.381.15', 0): -0.30611916777481879, ('2.321.14', 0): -0.25074497860684936, ('2.060.82', 0): -0.36956233494878477, ('2.520.85', 2): -1.0246228840277762, ('2.391.05', 2): -0.37610192762408223, ('2.110.85', 2): -0.35394780868752079, ('2.310.83', 1): -0.70504587727745571, ('2.561.21', 0): -0.69493382238900625, ('2.631.14', 2): -0.63432022107884867, ('3.01.38', 2): 0, ('1.520.37', 1): -<text:soft-page-break/>0.28110266405442291, ('1.420.31', 1): -0.15914688209531633, ('2.740.77', 0): -1.3271455778074608, ('2.551.32', 2): -0.25937821807245776, ('2.821.08', 0): -1.0715835124629236, ('2.860.82', 1): -1.4578589085555371, ('2.380.44', 1): -1.2228425902930509, ('2.911.41', 0): -0.73678116444119612, ('2.951.26', 0): -1.0264570806793329, ('2.761.22', 0): -0.70151305054378799, ('2.070.75', 0): -0.51121145110037458, ('2.320.61', 2): -0.99522975080322107, ('2.240.68', 0): -0.87926059883023977, ('2.060.77', 0): -0.44932074499170044, ('1.270.19', 1): -0.13833627124952522, ('2.581.06', 2): -0.74172330664292618, ('2.711.15', 2): -0.98262882818985442, ('1.80.47', 2): -0.47949621112461654, ('1.030.03', 0): -0.025617050326546792, ('2.91.55', 1): -0.39624004276562658, ('2.421.06', 1): -0.46832945461832393, ('2.491.06', 0): -0.64988728560767828, ('2.771.49', 0): -0.38312943881744899, ('1.680.48', 1): -0.31046189803301166, ('2.911.21', 1): -0.93932575355048153, ('2.711.24', 2): -0.82057473049695784, ('2.81.19', 0): -1.0204120885430696, ('2.790.89', 0): -1.2978231032880354, ('2.921.38', 0): -0.96820655728031169, ('2.190.58', 1): -0.85933394804590146, ('2.130.96', 0): -0.26897947572282405, ('1.350.24', 0): -0.13106046965449014, ('2.821.49', 0): -0.378120089917382, ('2.290.96', 1): -0.54527430425548518, ('2.10.83', 1): -0.60492671758533545, ('2.150.71', 1): -0.62828792075421847, ('1.480.33', 1): -0.18519203278442609, ('2.691.42', 1): -0.29787367046784902, ('2.591.36', 1): -0.25288840054962075, ('1.540.36', 2): -0.24587254778826653, ('2.190.71', 2): -0.82779333100129215, ('2.10.91', 2): -0.41992966764532313, ('2.180.83', 1): -0.44753348994729947, ('1.10.09', 2): -0.040998876661593443, ('2.851.25', 1): -0.91947100746825572, ('1.440.37', 2): -0.083158244716459218, ('2.821.51', 1): -0.32630524200919009, ('1.590.46', 1): -0.16233060865130194, ('1.560.47', 2): -0.140899381818157, ('2.911.26', 2): -0.89238849254364017, ('1.830.69', 2): -0.34228661199247717, ('2.851.19', 2): -1.0442947294757785, ('2.791.29', 1): -0.61546743308872853, ('2.550.99', 1): -0.82271502447330358, ('2.311.1', 1): -0.3318044205454363, ('2.260.98', 2): -0.4416001738251672, ('2.971.47', 0): -0.10365126251572089, ('1.10.1', 1): -0.0085277468811428229, ('2.521.13', 1): -0.64124118374177452, ('2.550.89', 0): -1.0420542766068339, ('2.00.71', 2): -0.40719328843522307, ('2.00.83', 0): -0.25432621520557464, ('2.550.82', 2): -1.1538862073975023, ('1.450.32', 2): -0.1715839201575787, ('2.971.53', 1): -0.052176453721291677, ('2.220.71', 2): -0.72639779745123467, ('1.950.61', 1): -0.51326573892040595, ('2.650.28', 1): -1.7564191684356567, ('1.850.72', 0): -0.25623888173644022, ('2.230.85', 2): -0.40043106431864545, ('1.670.55', 0): -0.3523968756789857, ('1.980.69', 2): -0.44727622876741208, ('1.680.46', 2): -0.32509468078314629, ('3.01.51', 2): 0, ('1.470.38', 1): -0.12174393044686233, ('2.821.12', 1): -1.032121579122883, ('2.581.28', 2): -0.50971674621494834, ('1.690.52', 0): -0.20328128742265233, ('1.560.5', 1): -0.081826387957766047, ('2.861.29', 0): -0.87733299969799705, ('2.010.62', 0): -0.58747318847520513, ('2.961.6', 1): -0.41493348251230677, ('2.311.12', 1): -0.2506572675639, ('2.861.39', 1): -0.95223435943763413, ('2.980.92', 2): 0, ('1.740.49', 1): -0.34869448376360834, ('1.820.66', 0): -0.4083478296560501, ('1.910.55', 1): -0.53678831458406895, ('2.671.23', 1): -0.66228922793396305, ('2.751.37', 2): -0.47989762164652872, ('1.890.39', 0): -0.70461906428144661, ('1.910.61', 2): -0.50985269505174236, ('1.710.45', 2): -0.36681957526981751, ('2.030.88', 2): -0.17962603001329513, ('2.41.18', 2): -0.32096281570334045, ('2.871.5', 2): -0.39127886490117408, ('2.41.01', 0): -0.6409601153754253, ('2.621.05', 2): -0.91800828756148156, ('1.640.43', 1): -0.27720170028217123, ('2.030.59', 1): -0.68607068751737388, ('1.610.39', 2): -0.33480145880083351, ('2.120.73', 2): -0.57514770063656517, ('1.640.57', 0): -0.14671368362061538, ('2.481.07', 1): -0.65144166456421693, ('2.51.25', 1): -0.32667287146662705, ('2.170.77', 2): -0.52640833962244016, ('1.120.12', 1): -0.042731165592124559, ('2.351.13', 0): -0.29000081763445579, ('1.520.41', 1): -0.35565985273380718, ('2.851.26', 2): -0.95541518275324222, ('1.590.45', 2): -0.21027118986993709, ('2.821.1', 2): -1.0624029118940197, ('2.761.33', 2): -0.60311838063468826, ('2.611.14', 1): -0.67617515223842006, ('1.180.18', 2): -0.012789437260323246, ('1.210.14', 2): -0.094688518462544738, ('1.440.4', 2): -0.057033830526504223, ('2.310.99', 1): -0.64410551189639653, ('2.771.04', 0): -1.1479943137522493, ('2.461.16', 2): -0.58861847545822477, ('2.20.97', 1): -0.3343379971537972, ('2.521.3', 2): -0.26366840301867539, ('2.260.97', 1): -0.43839624261298349, ('2.781.4', 2): -0.4212063858632869, ('1.870.7', 2): -0.17720722180697437, ('2.81.21', <text:soft-page-break/>2): -0.83487806694873823, ('2.320.74', 2): -0.89569734320463434, ('2.311.04', 0): -0.59316436020390462, ('1.450.35', 1): -0.17912165534458155, ('2.80.84', 0): -1.4152868589436289, ('2.791.47', 2): -0.45143693840542781, ('1.650.58', 0): -0.098067309416128137, ('2.651.14', 0): -0.92627702689236235, ('2.531.27', 0): -0.37656649769065337,</text:p>
      <text:p text:style-name="P1"><text:s/>('2.090.7', 2): -0.58388386506812262, ('2.71.14', 0): -0.81364143756577967, ('1.860.73', 0): -0.24566147317093939, ('2.21.01', 2): -0.20173460495263645, ('3.01.56', 1): 0, ('1.830.55', 2): -0.39236805433979799, ('1.970.72', 1): -0.43139540221967543, ('2.771.33', 1): -0.88109230304641173, ('2.681.27', 0): -0.80740583601364968, ('2.811.19', 2): -0.75007845719207189, ('2.431.1', 1): -0.63449424348354766, ('1.340.28', 0): -0.21486561388271203, ('2.991.34', 1): 0, ('2.350.89', 0): -0.65110627368138851, ('1.980.79', 0): -0.45284861541512605, ('2.821.11', 1): -0.95317450328049602, ('2.651.32', 0): -0.59875195523985236, ('2.160.94', 0): -0.53770507878282037, ('1.910.56', 2): -0.49792779477702903, ('2.590.91', 2): -1.0467916214023687, ('2.991.15', 2): 0, ('2.821.36', 0): -0.62413102655294683, ('1.940.53', 0): -0.61361069487035358, ('2.891.43', 0): -0.78303883472885971, ('1.180.11', 0): -0.079808764488033007, ('2.551.01', 0): -0.865178852868562, ('2.510.94', 0): -0.86254237882094009, ('1.310.2', 2): -0.14370573018178401, ('2.781.37', 0): -0.45270930889512745, ('2.390.99', 0): -0.42206295157168472, ('2.551.11', 1): -0.62446997961343731, ('2.661.4', 2): -0.29548959557928711, ('2.020.86', 2): -0.20338053027116401, ('2.680.99', 2): -1.1252927350803086, ('2.281.01', 0): -0.64556375123235832, ('1.430.28', 2): -0.1902242413021584, ('2.530.8', 2): -1.0619836589690324, ('1.540.36', 1): -0.24573907549064589, ('1.120.11', 2): -0.071316545087882183, ('2.170.91', 2): -0.38185543190611182, ('2.711.18', 1): -0.92088226657770622, ('2.891.48', 1): -0.70839851628801553, ('2.851.54', 2): -0.31233585768665489, ('2.260.78', 1): -0.68552140279004403, ('2.681.33', 1): -0.67626117696660282, ('2.531.2', 1): -0.59914410497667736, ('2.90.25', 0): -2.1064771985347921, ('2.61.07', 1): -0.84149613711316174, ('2.250.87', 1): -0.55995907880258089, ('1.550.43', 2): -0.36692523204512295, ('2.20.94', 2): -0.36337609626914213, ('2.430.69', 0): -1.1239560842618388, ('2.681.42', 0): -0.27966199980394957, ('2.81.12', 1): -0.9679811317139666, ('2.250.93', 0): -0.62496624884122864, ('2.140.95', 0): -0.24994829117516207, ('2.430.79', 1): -0.99545183489029732, ('2.960.93', 1): -1.4297863753583893, ('1.950.85', 1): -0.11178811663714695, ('1.830.75', 2): -0.11546872855819215, ('1.820.3', 2): -0.68341194928559235, ('2.771.15', 1): -0.85401890455169471, ('2.661.39', 0): -0.27581410777340171, ('2.791.21', 2): -0.86793857451699563, ('2.220.93', 0): -0.67236575790570907, ('2.41.22', 2): -0.22262650635488601, ('2.981.58', 2): 0.0, ('2.221.04', 0): -0.26479805451672089, ('2.561.23', 1): -0.6640936074027417, ('2.210.88', 2): -0.40688550046074523, ('2.571.21', 1): -0.48827544076131152, ('2.981.63', 1): 0.0, ('2.791.09', 1): -1.0322242859244515, ('1.540.46', 1): -0.12470113480262372, ('2.671.08', 1): -0.81429290017105471, ('2.530.39', 1): -1.4469487383374151, ('2.451.14', 1): -0.38532060830346837, ('2.731.45', 0): -0.31417527165910031, ('2.961.46', 0): -0.56353900474417262, ('2.010.85', 2): -0.30786507564533139, ('2.521.18', 0): -0.58891689890329724, ('2.040.8', 1): -0.6019459341424005, ('2.721.11', 2): -0.85157298956081373, ('2.861.03', 2): -1.3146237618569903, ('1.30.22', 0): -0.15266942321958613, ('2.481.16', 0): -0.43020693811113597, ('1.910.6', 0): -0.48058969289689624, ('2.070.6', 2): -0.68918217209761856, ('2.591.26', 1): -0.64504068923807378, ('2.951.64', 0): -0.31066541577194207, ('1.120.09', 2): -0.11164162649620925, ('1.740.5', 0): -0.33300801249861001, ('2.471.14', 2): -0.55836719064027163, ('2.711.05', 0): -0.96526551795733007, ('2.821.27', 0): -0.74290074452293142, ('2.280.92', 2): -0.65939861982841996, ('2.980.71', 0): 0, ('2.481.2', 2): -0.33461979417755872, ('2.471.03', 2): -0.60653934646376662, ('1.70.47', 0): -0.29049479267969419, ('2.280.68', 0): -0.90247995413776516, ('2.891.25', 2): -0.85887290897038759, ('2.461.02', 0): -0.75456470765980055, ('1.980.87', 1): -0.11761058553776517, ('1.090.06', 2): -0.096454552298930921, ('1.550.36', 0): -0.29303388432915556, ('2.951.38', 2): -0.79032799899674311, ('2.150.8', 0): -0.46962402742664489, ('2.150.95', 0): -0.25473444152007185, ('1.620.46', 0): -0.21650119367080273, ('2.140.81', 2): -0.49532874049392983, ('2.541.12', 0): -0.64487402937069549, ('1.910.58', 2): -0.483290642040619, ('2.381.03', 1): -0.55443397474004341, ('2.791.46', 2): -0.34070532450584473, ('2.521.05', 2): -0.70690799176447683, ('2.951.53', 2): -0.47567447306177285, <text:soft-page-break/>('2.771.05', 1): -1.1003705485374462, ('2.461.25', 0): -0.25167360080851087, ('1.670.45', 2): -0.31366921564423333, ('2.861.45', 0): -0.81130025676847417, ('2.490.89', 0): -0.86634268200424502, ('1.590.38', 1): -0.33182347723555561, ('2.51.14', 0): -0.76044512997037894, ('2.631.23', 2): -0.56052387822955663, ('2.820.69', 2): -1.6238254009594695, ('2.981.03', 2): 0, ('2.130.97', 2): -0.23524272408608454, ('2.921.29', 2): -0.8814438877194104, ('2.520.76', 1): -1.1339415565429583, ('2.250.74', 0): -0.68073261368559856, ('1.950.72', 1): -0.50082987653938116, ('2.711.21', 2): -0.82226229013132857, ('1.630.47', 0): -0.19502523779864991, ('1.660.52', 2): -0.18531095034531839, ('2.310.92', 0): -0.68394763250379242, ('2.90.91', 1): -1.4855228463538028, ('2.951.24', 1): -1.0809540081627853, ('2.040.69', 2): -0.52972691151483386, ('2.290.81', 0): -0.64716210814930542, ('2.351.05', 1): -0.52799324769220612, ('2.231.03', 2): -0.25958212469962677, ('2.00.79', 0): -0.39428010920266027, ('2.50.82', 1): -1.0403626562527128, ('1.730.49', 1): -0.31208785829656749, ('2.220.79', 0): -0.58854959049224631, ('2.430.95', 2): -0.59755752146495578, ('2.370.96', 2): -0.66246768256773536, ('2.681.15', 0): -0.82367066199525341, ('2.230.89', 1): -0.467157067537466, ('2.911.23', 2): -1.0827749726903233, ('2.411.07', 2): -0.55329551471801586, ('1.830.64', 2): -0.42696426178747754, ('2.471.13', 1): -0.61665591337884917, ('2.611.33', 1): -0.3556792163938623, ('2.331.06', 1): -0.33173651770305695, ('2.230.99', 0): -0.36743294378387886, ('1.780.62', 2): -0.17706934690882645, ('1.650.49', 0): -0.23404628832413485, ('2.471.04', 1): -0.7059073747096295, ('2.240.95', 2): -0.41396948735569283, ('2.580.88', 2): -1.1209269704259555, ('2.610.93', 1): -1.0612254413823401, ('2.961.34', 1): -0.91967158678237582, ('1.190.18', 0): -0.050402091726168052, ('2.291.04', 1): -0.43730232151650772, ('1.980.84', 2): -0.22953099619348732, ('1.870.63', 0): -0.30293130012928626, ('2.621.23', 0): -0.71381027752738646, ('1.980.72', 1): -0.58361896914396949, ('2.561.29', 1): -0.42348715154452971, ('2.851.29', 2): -0.79864216640780938, ('2.621.37', 1): -0.27318293495461221, ('1.420.39', 2): -0.039591450779823019, ('2.841.05', 0): -1.1217129258745324, ('2.851.09', 1): -1.0111560310925345, ('2.640.92', 0): -1.04363866634855, ('2.851.48', 0): -0.4682427696801571, ('2.741.1', 0): -0.89355080414263865, ('2.230.87', 2): -0.37117502499966837, ('1.680.55', 0): -0.2749227507829709, ('1.910.69', 0): -0.44518823466406299, ('1.530.43', 0): -0.13447348366106496, ('1.950.74', 1): -0.52321230136834851, ('2.811.48', 2): -0.45220187005217671, ('2.41.09', 2): -0.65555965815289152, ('2.921.63', 2): -0.3290232433359046, ('1.430.33', 2): -0.29834211326694215, ('1.350.27', 2): -0.090897610614161156, ('2.741.34', 2): -0.73293191737373531, ('2.641.08', 2): -0.87737099915576278, ('2.420.89', 2): -0.79862192981541424, ('2.451.13', 0): -0.32962802474691744, ('1.670.54', 2): -0.38166742090266492, ('2.010.73', 0): -0.44934832860953661, ('2.40.76', 2): -0.93862468251011411, ('2.711.42', 1): -0.37014342792742, ('2.090.76', 0): -0.50256103488084636, ('2.620.94', 0): -1.0112758163656264, ('1.860.66', 1): -0.46231580120606314, ('2.850.9', 0): -1.3718488358630603, ('2.040.74', 2): -0.52111525416338078, ('2.531.26', 2): -0.39155031243867844, ('2.921.27', 1): -0.93571996756351028, ('2.451.15', 0): -0.45413650419428025, ('2.91.42', 2): -0.54499816075399676, ('2.040.66', 1): -0.58257718865401542, ('1.950.82', 0): -0.19091245871891424, ('2.81.29', 0): -0.93240358080863406, ('2.911.54', 2): -0.38511699708605929, ('2.311.1', 2): -0.31310441590151961, ('2.230.73', 0): -0.78064239028139082, ('1.990.81', 1): -0.25718468079412571, ('2.370.91', 1): -0.6687676403470052, ('2.821.4', 2): -0.64854097029107405, ('1.80.68', 1): -0.22912224853737823, ('2.881.3', 2): -0.90683636297313441, ('2.680.99', 0): -1.0752635654954414, ('1.310.25', 0): -0.21268037605722245, ('2.621.05', 1): -0.80310179894275535, ('2.921.6', 2): -0.38049977587864592, ('2.490.97', 0): -0.78695418005210249, ('2.550.91', 0): -0.99681387252968401, ('2.40.87', 1): -0.79240179493488738, ('2.461.0', 1): -0.73836081601865045, ('2.671.32', 0): -0.52573932254418454, ('2.521.07', 2): -0.77406845344608122, ('2.550.81', 1): -1.0589489835946306, ('1.940.67', 2): -0.32399344445976053, ('1.750.55', 1): -0.22608683240131042, ('2.440.84', 1): -0.86820738923907059, ('2.941.56', 1): -0.38693028500390747, ('2.740.92', 1): -1.20152320586756, ('1.980.71', 2): -0.45200294314559014, ('2.00.53', 1): -0.68720457669799673, ('2.130.37', 1): -1.0282537492263188, ('2.441.17', 0): -0.42976776137533468, ('2.580.94', 1): -1.029017411414211, ('2.340.87', 1): -0.76753918540105004, ('1.750.64', 0): -0.12880512570640892, ('1.980.54', 1): -<text:soft-page-break/>0.62741302687551082, ('2.380.91', 2): -0.5708985652198415, ('1.840.64', 0): -0.24255259359799475, ('1.660.5', 1): -0.19506358874735807, ('2.210.83', 0): -0.48830476005319179, ('2.311.05', 0): -0.51165244438478985, ('2.881.38', 1): -0.6630757688985669, ('2.280.73', 0): -0.84042494558727177, ('2.891.36', 2): -0.91664153727661479, ('2.520.76', 0): -0.94407055880220769, ('2.741.47', 2): -0.3388381633033194, ('2.020.66', 0): -0.52043868336966159, ('2.591.03', 0): -0.67066738646068425, ('2.891.28', 1): -0.88584131174132696, ('1.730.38', 0): -0.49660376518064303, ('2.921.52', 0): -0.66576076019997155, ('1.720.54', 1): -0.23460483375419591, ('2.741.24', 1): -0.78673125687721313, ('2.130.94', 1): -0.35106160787995605, ('1.550.39', 1): -0.28167251742940369,</text:p>
      <text:p text:style-name="P1"><text:s/>('1.970.55', 0): -0.64805712561652795, ('2.240.91', 0): -0.4146044503297911, ('2.831.29', 2): -0.93502140390059785, ('2.531.15', 2): -0.64332545919355044, ('2.40.69', 0): -1.0824926374769792, ('2.650.81', 2): -1.1274071270639234, ('2.731.11', 2): -1.0021936284562458, ('2.531.21', 1): -0.62825370624501997, ('2.711.0', 0): -1.1095723477616015, ('2.951.32', 1): -0.93928933939492476, ('2.340.93', 0): -0.66033331962367869, ('2.911.44', 2): -0.7420210803082733, ('2.681.14', 0): -0.86510259542243773, ('2.490.86', 1): -1.0005538920572217, ('2.851.31', 1): -0.63729987692260082, ('2.771.22', 0): -0.90772930414660724, ('2.91.37', 1): -0.74840814980604808, ('2.521.14', 1): -0.57351424719188893, ('2.851.51', 2): -0.4404384634220318, ('2.431.03', 2): -0.600555215094291, ('1.560.48', 0): -0.12799634294383455, ('2.591.04', 2): -0.72387382423468294, ('2.851.14', 0): -1.1578673075261892, ('1.160.16', 2): -0.012189144859140457, ('1.50.45', 0): -0.069745045007130774, ('1.880.75', 0): -0.20736924315713265, ('1.940.8', 2): -0.2028000338905962, ('2.441.16', 0): -0.4810013120641039, ('1.880.55', 2): -0.48136892894396538, ('2.981.24', 1): 0.0, ('1.940.76', 2): -0.32773273376314593, ('1.090.09', 1): -0.047547613191424622, ('1.510.38', 2): -0.14676350913671085, ('1.920.76', 2): -0.38806952618010193, ('1.410.38', 2): -0.038034692140996626, ('2.020.84', 0): -0.19754949222364604, ('2.310.76', 1): -0.82637907431092616, ('2.791.3', 2): -0.58580237972334925, ('1.710.65', 2): -0.071572399687724969, ('2.941.55', 2): -0.40459923523096808, ('1.910.72', 2): -0.43597509454413297, ('2.231.02', 0): -0.28743018505109846, ('2.460.92', 0): -0.81567747766762388, ('1.820.6', 2): -0.40143822149796521, ('2.320.86', 0): -0.67779871315959395, ('1.380.29', 0): -0.10319593482167436, ('1.920.61', 2): -0.45392396743960028, ('2.380.96', 1): -0.53080722778590839, ('2.591.25', 1): -0.65215601684971358, ('1.340.32', 0): -0.055704607419918645, ('2.230.86', 0): -0.387283262883857, ('2.420.97', 0): -0.71670187603196267, ('2.281.08', 1): -0.30350295276308403, ('1.760.63', 0): -0.36129010494623964, ('2.190.94', 1): -0.61484197026770482, ('1.890.74', 0): -0.35302111177190265, ('1.470.41', 0): -0.084082509394272864, ('2.851.4', 2): -0.69702093967681511, ('1.950.62', 1): -0.48571232509260104, ('2.861.32', 1): -0.9466152378476751, ('2.91.37', 0): -0.71135304833847957, ('2.91.07', 0): -1.2381202485647784, ('1.490.36', 2): -0.30757732732714205, ('2.120.94', 2): -0.20292711779469855, ('2.980.83', 0): 0, ('1.720.57', 2): -0.22782295829295551, ('2.791.23', 0): -0.71130551456894797, ('2.831.34', 2): -0.88609313886001828, ('2.621.28', 1): -0.67634230735385392, ('2.391.06', 0): -0.34214971129763289, ('2.771.45', 0): -0.43589967475111951, ('1.60.45', 1): -0.18161501953922765, ('2.761.0', 0): -1.2143827444980613, ('2.190.83', 1): -0.59619267154724498, ('2.551.21', 1): -0.63214125693641987, ('2.831.26', 1): -0.7797973512128481, ('1.520.34', 1): -0.25279970569432691, ('2.661.3', 0): -0.40147086565578788, ('1.370.28', 0): -0.25710005141394254, ('1.430.3', 2): -0.19613746579325589, ('2.551.31', 0): -0.31865334880181934, ('2.381.08', 2): -0.46872046072140083, ('2.371.15', 2): -0.33597913769354049, ('1.450.3', 1): -0.18993154454368097, ('2.791.36', 1): -0.63380573209415425, ('2.951.23', 2): -1.0194483105570162, ('2.761.25', 2): -0.8370180077281697, ('2.290.95', 2): -0.50105014509938139, ('1.990.75', 0): -0.27276119129385612, ('2.170.99', 1): -0.24337342354806313, ('2.060.66', 0): -0.6655669424012568, ('1.290.22', 2): -0.084158047440997169, ('2.00.68', 2): -0.35854708081727721, ('1.270.25', 0): -0.078249848194371585, ('2.090.65', 0): -0.68526517782187901, ('2.170.89', 0): -0.41193890541556483, ('2.360.72', 2): -0.89428425929135358, ('2.781.17', 2): -0.90917479735443441, ('2.611.07', 0): -0.81987588659894994, ('1.670.48', 2): -0.35904960762445293, ('2.491.01', 2): -0.76053282868729233, ('2.931.36', 1): -0.76368740530726442, ('1.70.45', 2): -0.3630068672428936, ('2.531.07', 1): -0.67029399915740617, <text:soft-page-break/>('2.711.29', 0): -0.81835210498391442, ('1.920.79', 1): -0.19803658059646848, ('2.80.73', 1): -1.4633523756655991, ('2.491.24', 0): -0.34829906187175075, ('2.561.11', 0): -0.72900149672421022, ('2.530.99', 2): -0.70965556140156727, ('2.560.95', 2): -0.88573040573592177, ('2.981.4', 0): 0.0, ('2.150.72', 1): -0.62722568576283821, ('2.370.76', 0): -0.86634256670165932, ('2.881.5', 2): -0.46759468878684252, ('2.661.31', 1): -0.42994910634264405, ('2.731.06', 2): -1.0017400650599988, ('2.250.88', 2): -0.55543291135892703, ('2.280.9', 1): -0.57092969237344526, ('2.410.78', 2): -0.84151190596352721, ('1.80.59', 1): -0.3453290727834909, ('2.71.25', 0): -0.65470273097708631, ('1.920.66', 1): -0.39686015912311712, ('2.160.89', 2): -0.5930268334340596, ('1.70.5', 0): -0.35169669910696133, ('2.91.25', 1): -0.97151687606592574, ('2.711.27', 2): -0.73928979690758023, ('1.80.63', 0): -0.37207537543150809, ('2.791.01', 0): -1.2107016274014213, ('2.621.17', 2): -0.81822556027848248, ('1.470.41', 2): -0.074247928131411151, ('2.521.22', 0): -0.57238132375693984, ('2.731.14', 2): -0.8203120223353797, ('2.40.88', 0): -0.73270637990888177, ('1.610.52', 2): -0.28568664630995938, ('2.440.97', 1): -0.68895666396127053, ('2.340.97', 0): -0.73171551869782692, ('1.490.31', 1): -0.24463913191348546, ('2.81.55', 0): -0.25581627276987556, ('1.790.51', 2): -0.40896777070279011, ('2.110.95', 0): -0.18782812189179335, ('1.890.63', 2): -0.42709060900924273, ('2.00.84', 2): -0.23204788585516772, ('2.891.51', 1): -0.67940394225823086, ('2.430.98', 2): -0.72073891102098819, ('2.110.85', 1): -0.34026657805956756, ('2.310.83', 0): -0.73091907915263776, ('2.791.27', 0): -0.74415161975686084, ('2.891.48', 2): -0.76808191728992103, ('2.520.95', 2): -0.77700459486406925, ('1.520.37', 2): -0.28239126252465319, ('1.420.31', 0): -0.1709098264244196, ('2.210.96', 0): -0.30802055292029645, ('2.561.15', 0): -0.72411534094041874, ('2.160.96', 0): -0.39353299953875737, ('2.010.67', 2): -0.60010772828335979, ('2.260.88', 1): -0.55740078273218074, ('1.850.63', 2): -0.46793947758876697, ('1.710.62', 0): -0.13460566629302345, ('2.931.27', 0): -0.93795660959234395, ('1.270.19', 2): -0.13303678952723347, ('2.610.96', 2): -1.0007121874169884, ('2.430.7', 1): -1.0901948835008144, ('2.741.15', 1): -0.8783242623836045, ('2.591.13', 1): -0.79631944414998801, ('2.491.14', 2): -0.67288047601666379, ('2.941.26', 2): -0.95713294083003186, ('2.91.55', 0): -0.35210902465327626, ('2.060.72', 0): -0.46807437936986784, ('2.421.06', 0): -0.46815629656945151, ('2.280.61', 2): -0.96360691237479768, ('2.491.06', 1): -0.61579280213823984, ('2.321.11', 2): -0.26026272694736885, ('2.81.19', 1): -0.95538609346617198, ('2.50.89', 1): -0.88749686231128377, ('2.420.76', 0): -1.0005662181387682, ('2.650.99', 0): -0.99107598146374121, ('1.750.53', 1): -0.229513920740647, ('2.841.42', 2): -0.53416005318640858, ('1.540.35', 2): -0.24941844855293688, ('2.10.83', 0): -0.63585799457061709, ('2.720.99', 2): -0.87741149381105965, ('1.480.33', 0): -0.16994071634885505, ('2.920.86', 1): -1.4937622169116258, ('1.910.74', 0): -0.34028430254259812, ('2.821.41', 1): -0.57773362481052437, ('2.51.26', 1): -0.32323731176257808, ('2.170.74', 0): -0.66046840947988383, ('2.360.96', 2): -0.60933011173453822, ('2.961.64', 1): -0.45374461549678735, ('1.660.53', 1): -0.13808140018760218, ('2.931.31', 0): -0.94405598546524017, ('2.30.83', 2): -0.70225473163748042, ('2.851.25', 0): -0.69409697733425346, ('1.440.37', 1): -0.094021588176820631, ('2.821.51', 0): -0.3449097957088853, ('1.590.46', 0): -0.17671241460612327, ('1.560.47', 1): -0.14415152970567355, ('2.441.13', 2): -0.53825717338469348, ('1.650.55', 2): -0.17846516787965508, ('1.210.19', 0): -0.086902760777180427, ('2.961.53', 2): -0.51253840920397964, ('1.950.63', 0): -0.53439246854502498, ('2.71.17', 2): -0.79096359938230065, ('2.260.98', 1): -0.4523377397526947, ('2.971.47', 1): 0.0, ('2.521.13', 2): -0.63212523492241257, ('2.190.77', 2): -0.5549440543881381, ('2.320.77', 0): -0.8694718909663105, ('2.00.71', 1): -0.34547384865277114, ('2.00.83', 1): -0.24313927242050054, ('1.450.32', 1): -0.20378876149659989, ('2.971.53', 0): -0.4160118760299702, ('1.730.41', 0): -0.48987767498943369, ('1.850.74', 1): -0.14382969489424025, ('2.830.26', 2): -2.0198271664829259, ('2.020.87', 1): -0.15612373714709682, ('2.941.13', 1): -1.2676778504889437, ('2.871.48', 0): -0.47509211041339944, ('2.550.65', 0): -1.2651845677005862, ('3.01.51', 1): 0.0, ('1.470.38', 0): -0.12288464309426415, ('1.970.71', 1): -0.47117088129772888, ('2.090.82', 2): -0.40907209595906069, ('2.560.99', 0): -0.88499216636797184, ('1.80.56', 1): -0.26695374359840007, ('1.250.18', 0): -0.1608485927204302, ('1.70.39', 1): -0.47137416616864114, ('2.431.2', 1): -0.33964762557188183, ('2.861.29', 1): -0.93074983078868356, <text:soft-page-break/>('1.970.83', 2): -0.16755306836739825, ('2.961.6', 0): -0.36163331990190267, ('2.941.15', 2): -1.1457636519679539, ('2.891.51', 2): -0.69711905881018144, ('2.311.12', 2): -0.28353169522458621, ('1.510.41', 0): -0.15660287618188568, ('2.861.39', 0): -0.94312473123951313, ('1.740.49', 0): -0.34169043632928153, ('2.40.72', 0): -1.0156816452824331, ('1.910.55', 0): -0.57510814882430461, ('1.850.7', 0): -0.34592246319281267, ('2.671.23', 0): -0.607122256916522, ('1.710.55', 2): -0.3236555910853513, ('1.220.17', 2): -0.15001496847900131, ('1.460.35', 1): -0.31874963354241981, ('2.470.43', 0): -1.396277149981846, ('2.761.39', 2): -0.54549205164862291, ('1.570.37', 1): -0.26532189223536129, ('1.520.39', 2): -0.34318591343331467, ('2.551.06', 2): -0.82513683112178382, ('2.41.18', 1): -0.3187792379368406, ('2.651.23', 2): -0.73875481691671818, ('2.891.33', 2): -0.94317390076384922, ('1.860.48', 2): -0.53797603309196318, ('2.020.73', 0): -0.402512699221869, ('1.940.31', 0): -0.82744517325915212, ('2.290.86', 2): -0.62143105875321836, ('2.241.01', 2): -0.31257336769648014, ('2.120.73', 1):</text:p>
      <text:p text:style-name="P1"><text:s/>-0.52494987466935261, ('1.630.48', 2): -0.21307366329595498, ('2.51.25', 2): -0.32019789412990596, ('1.120.12', 0): -0.039552555225518614, ('1.610.29', 2): -0.42459279786431992, ('2.611.05', 1): -0.82805985165110874, ('1.520.41', 0): -0.3600441456896466, ('2.641.12', 0): -0.85695738436254454, ('2.521.2', 2): -0.57324174162485109, ('2.531.18', 2): -0.63738843245547583, ('2.910.77', 0): -1.6245194949617405, ('2.611.14', 0): -0.72219851852930694, ('1.770.63', 0): -0.31246508183976723, ('1.710.48', 2): -0.34741124780277355, ('2.310.99', 2): -0.63803321266940138, ('2.911.49', 2): -0.56833032982046061, ('1.790.38', 2): -0.57495917982333922, ('2.650.94', 2): -1.0335906752519675, ('1.330.22', 2): -0.15046013118386628, ('2.81.21', 1): -0.86867804544159932, ('1.710.5', 1): -0.28028198728331361, ('2.731.37', 2): -0.5802877911060581, ('2.020.83', 2): -0.23315569860178237, ('2.831.15', 0): -1.0945287925583316, ('2.781.42', 0): -0.39464385564803572, ('1.820.53', 0): -0.39107891113722681, ('2.240.93', 2): -0.39638649043605156, ('2.961.24', 1): -0.96601210062737586, ('1.980.6', 2): -0.56342091775000991, ('2.160.71', 2): -0.67514447259677146, ('1.70.38', 0): -0.45405761017060559, ('2.220.83', 2): -0.5719104539458566, ('2.731.17', 0): -0.75630713377135494, ('2.671.17', 0): -0.62703614019463594, ('1.970.72', 2): -0.44428987403555747, ('2.771.33', 0): -0.86581827301486636, ('2.671.39', 1): -0.2964490669187051, ('2.681.27', 1): -0.82616659662242098, ('1.410.35', 2): -0.073348679397733957, ('2.431.1', 2): -0.64197545537228695, ('2.410.62', 2): -1.1078168830158048, ('1.340.28', 1): -0.21612719680447345, ('2.761.42', 0): -0.40681968111107614, ('2.050.81', 2): -0.30329245117803916, ('1.980.79', 1): -0.46429668015600162, ('2.781.4', 1): -0.42761316926913323, ('2.160.94', 1): -0.53400073754572797, ('1.890.57', 0): -0.48500552247897805, ('2.381.14', 0): -0.35867528317155151, ('1.610.56', 1): -0.085830759048625652, ('1.710.52', 1): -0.2798417262722423, ('2.680.69', 1): -1.3553513471877312, ('2.821.36', 1): -0.64771975046632335, ('1.180.11', 1): -0.083661343577048297, ('2.721.09', 1): -0.93130436509121151, ('2.91.29', 2): -0.73763052833343723, ('1.390.27', 0): -0.17444721696103274, ('2.551.01', 1): -0.80630997806644333, ('2.670.97', 1): -0.97712196231143345, ('2.650.98', 1): -1.1405244397336194, ('2.781.37', 1): -0.43555794944127885, ('2.71.06', 0): -0.93763149013358094, ('2.551.11', 0): -0.65704164422218636, ('2.641.01', 2): -0.94963204047947825, ('2.251.0', 2): -0.54220151858534305, ('1.950.57', 2): -0.5572728302280241, ('2.281.01', 1): -0.61867161843486373, ('2.911.57', 0): -0.37680783539281965, ('2.831.31', 2): -0.93360344243406412, ('2.881.49', 0): -0.50147552624763647, ('2.281.11', 0): -0.20564620942079614, ('2.681.33', 0): -0.6476724524698394, ('2.341.1', 2): -0.45412905110644897, ('2.170.81', 2): -0.54900494400094157, ('2.61.07', 0): -0.71486830674561508, ('2.951.56', 0): -0.50331519695751237, ('2.531.29', 0): -0.35664795349436673, ('2.461.13', 2): -0.62596472407161119, ('2.851.07', 2): -1.1817366269090377, ('1.910.57', 2): -0.42106529977056928, ('2.691.3', 2): -0.40831624698618563, ('2.620.9', 0): -1.0594551689793483, ('2.070.88', 2): -0.4144408870516666, ('2.620.41', 2): -1.600792889347098, ('2.290.98', 2): -0.4620184856332753, ('2.430.79', 0): -0.89940240725314691, ('1.850.57', 2): -0.43698296732239567, ('2.320.68', 0): -0.91166169004489339, ('2.080.92', 2): -0.18083746496089029, ('1.880.65', 0): -0.44877910551551736, ('2.771.15', 0): -0.91240996406761354, ('1.850.75', 0): -0.11108346263453656, ('2.220.93', 1): -0.65423751595662905, <text:soft-page-break/>('2.160.81', 0): -0.57710099654015434, ('2.210.88', 1): -0.39225758001996169, ('1.830.58', 2): -0.31895494992685852, ('2.981.63', 0): 0, ('2.761.16', 1): -0.89554032022235763, ('2.671.08', 2): -0.96381264556054058, ('2.310.97', 2): -0.62654838380356137, ('2.731.45', 1): -0.3117305750066916, ('2.491.29', 2): -0.23013755794491716, ('2.351.06', 1): -0.43104648584009092, ('2.040.8', 0): -0.57211343761418754, ('1.810.62', 1): -0.27782165820953519, ('2.711.34', 0): -0.69842652930691884, ('2.481.16', 1): -0.34895873001862315, ('1.910.6', 1): -0.46626888672265365, ('2.581.1', 0): -0.81059360124087176, ('2.830.86', 0): -1.4465013423060984, ('2.411.02', 0): -0.60949158997239172, ('2.471.14', 1): -0.58872264025166487, ('2.711.05', 1): -1.0397496979424747, ('2.410.95', 0): -0.66898502946879379, ('2.471.03', 1): -0.62888120503685485, ('2.411.0', 1): -0.49953299452159028, ('2.611.22', 2): -0.70473258351894597, ('1.670.6', 1): -0.14305556096482941, ('1.980.87', 0): -0.11048762195583613, ('2.31.01', 0): -0.33647535076425017, ('1.550.36', 1): -0.27139117642614369, ('2.150.95', 1): -0.32433473912183353, ('2.551.29', 0): -0.34163436664449398, ('2.731.25', 0): -0.65044033036166327, ('2.521.05', 1): -0.78888421915374374, ('1.620.54', 0): -0.11432211767808137, ('2.271.05', 0): -0.3147839933381909, ('2.861.45', 1): -0.80435214277068268, ('1.950.77', 1): -0.43467619716655559, ('2.561.1', 0): -0.76222828139852505, ('1.850.66', 2): -0.46378693726787396, ('2.270.89', 2): -0.51522596004161114, ('2.040.57', 0): -0.71442089060326419, ('2.861.55', 0): -0.34813435866707804, ('2.371.15', 1): -0.34445662223239476, ('1.250.24', 2): -0.035127226823519729, ('2.51.14', 1): -0.67751334649636785, ('2.470.96', 0): -0.85156309947143149, ('2.981.03', 1): 0.0, ('2.491.19', 2): -0.53164335555161246, ('1.570.44', 1): -0.19324535406931115, ('2.630.99', 1): -0.99506199476420187, ('2.450.77', 1): -1.0400893898992587, ('2.770.67', 0): -1.4810515624674732, ('2.280.78', 2): -0.7406003258478342, ('1.980.64', 0): -0.49463150086398677, ('1.860.7', 2): -0.38396787850517805, ('2.040.79', 0): -0.55566692450334232, ('1.590.51', 2): -0.11544514872069232, ('2.721.34', 2): -0.39687363182617513, ('2.931.48', 1): -0.56099400356315277, ('2.590.72', 2): -1.2218311491164355, ('2.841.47', 2): -0.58927697791024347, ('2.981.12', 2): 0, ('2.981.21', 1): 0.0, ('2.351.05', 2): -0.52182826533343174, ('2.160.79', 1): -0.57427946417495201, ('2.971.63', 1): -0.35574712982913659, ('1.80.51', 0): -0.4304253812851539, ('2.180.84', 2): -0.4077639659465383, ('1.610.38', 2): -0.32223150136137879, ('1.730.49', 2): -0.29995750942115107, ('2.220.79', 1): -0.72525156096989973, ('1.990.82', 1): -0.16943070998500404, ('2.370.96', 1): -0.70234844533684215, ('2.341.16', 0): -0.1971463181630928, ('2.951.61', 0): -0.36196976958172078, ('2.210.68', 0): -0.74650192867490495, ('2.40.94', 0): -0.5834268133734557, ('2.91.35', 0): -0.57596820948945904, ('2.70.97', 1): -1.0948562507372681, ('2.621.06', 1): -0.82750549168354293, ('2.611.33', 2): -0.29349688933281076, ('2.331.06', 0): -0.32031598014890444, ('2.651.06', 0): -0.94594247146954791, ('2.40.82', 2): -0.85052312317196332, ('2.580.88', 1): -1.0685823190834687, ('1.490.39', 0): -0.33605506446758598, ('2.610.93', 0): -1.0047656136258443, ('2.380.72', 1): -0.95855380594788087, ('1.190.18', 1): -0.04987102467284716, ('2.270.81', 0): -0.68111170131214105, ('2.81.28', 2): -0.93963965625246793, ('2.621.23', 1): -0.68800343621943905, ('2.761.08', 0): -1.0083930959011607, ('1.950.66', 2): -0.40863890214285925, ('2.821.25', 1): -0.88845410560835592, ('2.231.04', 2): -0.21342050197096346, ('2.621.37', 0): -0.27676868379505054, ('1.420.39', 1): -0.043076084073215795, ('2.851.09', 0): -1.0535542384610177, ('2.030.74', 0): -0.43660081218301622, ('2.851.48', 1): -0.46966692168010071, ('2.950.82', 0): -1.4981044436646545, ('2.741.1', 1): -0.91867360570271006, ('2.771.03', 2): -1.0880701764380276, ('1.910.69', 1): -0.41146248430732996, ('2.581.23', 1): -0.6220606970208391, ('2.891.12', 2): -1.1900559006936171, ('1.950.74', 2): -0.54110501870049921, ('2.541.02', 0): -0.69508268078290347, ('2.350.97', 2): -0.48824432712584631, ('2.741.42', 0): -0.55165863023347717, ('2.040.63', 2): -0.62303636444319743, ('2.980.99', 1): 0, ('2.71.4', 0): -0.40849304436440764, ('2.741.34', 1): -0.72813898927942122, ('1.020.02', 1): -0.049474825506358858, ('1.430.27', 2): -0.22237620782672191, ('1.730.65', 0): -0.13681092603783446, ('2.451.13', 1): -0.37318095570539123, ('1.670.54', 1): -0.39123281210419997, ('2.891.18', 2): -0.96669849587255441, ('2.080.85', 1): -0.34324480745427161, ('2.371.0', 2): -0.63800459887152061, ('2.090.76', 1): -0.43956468266743898, ('1.860.66', 0): -0.45136175394955796, ('2.651.26', 2): -0.71759104825959785, ('2.40.66', 2): -1.1016387079214027, <text:soft-page-break/>('2.140.83', 0): -0.3296183378160743, ('1.670.56', 2): -0.34408160033398577, ('2.921.43', 2): -0.83124746443652819, ('1.640.44', 2): -0.27650295715582979, ('2.531.26', 1): -0.39814678574821211, ('2.921.27', 0): -0.88645361673679024, ('2.270.75', 1): -0.73762973161493151, ('2.91.42', 1): -0.54272188987201941, ('2.50.99', 0): -0.57652638030057968, ('2.620.71', 0): -1.2654036744344446, ('2.190.79', 2): -0.61594284864250626, ('2.851.32', 1): -0.79415886047370832, ('1.990.74', 2): -0.30510886107666674, ('2.71.28', 2): -0.63911492237995216, ('2.771.27', 2): -0.84558321809899128, ('1.940.81', 1): -0.1581134809363301, ('1.590.5', 1): -0.17241874962491205, ('1.990.81', 2): -0.21864926070582574, ('1.80.68', 2): -0.2321006007688633, ('2.621.18', 0): -0.68879940898825986, ('2.680.99', 1): -1.0931197950872891, ('2.490.8', 2): -1.0645507487267922, ('1.310.25', 1): -0.21055286818387628, ('1.160.13', 0): -0.10040194867072122, ('1.940.73', 0): -0.44753803867278891, ('2.240.98', 2): -0.33330793037490908, ('2.140.77', 2): -0.46760713338300014, ('2.50.9', 2): -0.86670912651937637, ('2.811.11', 1): -1.0920930220860066, ('2.140.8', 0): -0.5247522347481387, ('2.260.87', 2): -0.58083279002582222, ('1.940.67', 1): -0.3437394084217445, ('2.941.56', 0): -0.38568516407938069, ('2.961.37', 2): -0.78751379352359885, ('2.320.83', 2): -0.66687431231594552, ('2.811.45', 0): -0.55476733427330061, ('2.981.45', 2): 0.0, ('2.511.19', 1): -0.37022873437429965, ('1.980.61', 2): -0.56133414631097012, ('2.491.01', 1): -0.81660056221316291, ('2.380.91',</text:p>
      <text:p text:style-name="P1"><text:s/>1): -0.66573865697781653, ('2.561.18', 2): -0.71983537706860279, ('2.931.54', 2): -0.4516684254371805, ('2.070.9', 2): -0.33282302128823232, ('2.641.09', 0): -0.79410023609258817, ('1.660.5', 0): -0.2559140412924405, ('2.560.91', 1): -0.94064988632456903, ('2.460.83', 2): -0.97166289848091125, ('2.861.21', 0): -1.063001708662985, ('2.311.05', 1): -0.48425594296420771, ('2.881.38', 2): -0.64187361895286865, ('2.280.73', 1): -0.81136585074646594, ('2.120.83', 1): -0.42578138604109333, ('1.430.36', 2): -0.25080479114859905, ('2.861.31', 1): -0.82787913193994256, ('2.370.44', 1): -1.2663434182045759, ('2.120.97', 0): -0.25735247640991382, ('2.20.95', 2): -0.42392268360984497, ('1.720.54', 0): -0.24040822880636345, ('1.020.01', 2): -0.022411299481050698, ('2.831.39', 0): -0.81283519306515806, ('2.391.03', 2): -0.46612838825261932, ('2.771.42', 2): -0.60041626029998441, ('1.550.39', 0): -0.31858882674561284, ('2.370.8', 1): -0.90304301810288445, ('2.941.47', 2): -0.53277342832723096, ('2.551.22', 1): -0.60837451533784426, ('2.831.29', 1): -0.84205344351655964, ('2.261.05', 0): -0.25764132479864776, ('2.710.96', 1): -1.045840947800039, ('2.711.0', 1): -1.1001027726862251, ('2.941.36', 1): -0.84525478401995524, ('2.160.77', 0): -0.5848511321740183, ('2.890.33', 2): -1.9280678819160861, ('2.130.85', 2): -0.60476677181503757, ('1.930.71', 0): -0.24220803183590561, ('2.490.86', 0): -0.9593676352465984, ('1.890.55', 2): -0.49549981891513217, ('2.851.31', 2): -0.77777446099844394, ('2.350.88', 2): -0.65829298327882457, ('2.150.31', 0): -1.111098194509359, ('1.290.21', 0): -0.075511915186815229, ('2.431.03', 1): -0.67224884143525077, ('1.560.48', 1): -0.12958481997512902, ('2.710.85', 1): -1.1548228770800375, ('2.491.0', 1): -0.77199845491523478, ('2.991.12', 1): 0, ('2.640.81', 1): -1.1710826533568728, ('2.760.99', 1): -1.1549170465099936, ('2.441.16', 1): -0.48203481692511596, ('2.090.85', 1): -0.38257926418499111, ('1.090.09', 0): -0.043429822710068816, ('1.320.24', 0): -0.095401101749023109, ('2.641.03', 0): -1.0125545614022233, ('1.920.76', 1): -0.39013010796410463, ('2.871.26', 0): -0.82484595780342773, ('2.310.76', 0): -0.86332218835587304, ('2.740.37', 0): -1.7189176510021429, ('2.741.07', 2): -0.98517064156587753, ('2.731.06', 1): -1.0965705786086315, ('2.231.02', 1): -0.28436280612457399, ('2.831.55', 2): -0.37809124514447973, ('2.040.82', 0): -0.57594386903069528, ('2.160.9', 2): -0.62872928165994102, ('1.920.61', 1): -0.48012582463309861, ('2.871.45', 2): -0.56517004362925749, ('2.591.25', 2): -0.69525249245224396, ('1.880.31', 2): -0.75085275115890404, ('2.440.88', 0): -0.92225100274633687, ('2.571.26', 2): -0.37048672316167486, ('1.80.66', 2): -0.32574357741956156, ('2.420.97', 1): -0.60233249626117402, ('1.540.41', 2): -0.18080882844871549, ('2.340.88', 1): -0.72135585126141788, ('2.230.94', 0): -0.44658132762631608, ('2.190.94', 0): -0.60069056944319432, ('1.920.8', 1): -0.18539641446474114, ('2.861.32', 2): -0.94594066277628364, ('2.941.61', 2): -0.346306230010274, ('1.490.36', 1): -0.31303675231056444, ('2.460.68', 1): -1.1625588570949119, ('2.110.92', 2): -0.29971667386924505, ('1.890.66', 0): -0.4461658180505042, ('2.590.99', 2): -<text:soft-page-break/>0.81654816409679576, ('1.590.48', 1): -0.20854552311645622, ('2.851.05', 2): -1.2030672653228438, ('2.641.17', 1): -0.73857589938450874, ('2.621.28', 0): -0.65852965589693269, ('2.80.18', 0): -2.0096377662366125, ('2.771.45', 1): -0.43832111840548049, ('2.080.84', 0): -0.33114944687497011, ('1.60.45', 0): -0.16433278185158542, ('2.610.24', 1): -1.7246312396824737, ('2.190.83', 0): -0.52012491615915257, ('2.551.21', 2): -0.63258455468714359, ('1.520.34', 0): -0.25955633840853143, ('2.371.05', 0): -0.68051080943572517, ('1.870.69', 2): -0.18951650799299899, ('1.270.24', 2): -0.11166409325737281, ('2.851.43', 0): -0.58389457566740632, ('2.591.1', 2): -0.81596486493125675, ('2.61.29', 1): -0.3501704951710895, ('1.680.58', 0): -0.18329285105402474, ('2.210.7', 0): -0.79849160806187303, ('2.281.09', 0): -0.29526625307018739, ('2.761.25', 1): -0.75913219415204858, ('1.830.4', 0): -0.6146308740775398, ('2.331.0', 0): -0.45952776923224564, ('2.170.99', 2): -0.17760290220977715, ('2.891.4', 1): -0.89083121188214798, ('2.320.69', 1): -0.95419306164457129, ('2.91.25', 2): -0.80578754916546702, ('2.831.42', 0): -0.78306657643300759, ('2.491.11', 0): -0.68868192848920884, ('2.580.98', 0): -0.95903670212297465, ('2.81.02', 0): -1.1505158228234109, ('2.190.69', 1): -0.67054316395908342, ('2.771.42', 1): -0.62007822093432208, ('1.180.12', 2): -0.099591376324752234, ('1.530.39', 0): -0.17735281009041493, ('2.711.29', 1): -0.79870494375241041, ('2.50.78', 1): -1.039054802656012, ('2.471.23', 1): -0.2866622191441397, ('2.921.2', 1): -1.0381497564920408, ('2.731.38', 0): -0.50069519567400933, ('2.10.86', 2): -0.60845786778439503, ('1.460.41', 1): -0.15303183756691638, ('2.190.68', 0): -0.75520035848003741, ('2.811.44', 1): -0.48293703659269027, ('2.350.94', 1): -0.61266485456360886, ('2.090.8', 1): -0.40834428964459979, ('2.170.79', 2): -0.49485205453794556, ('2.360.95', 0): -0.56692274203358617, ('1.80.59', 2): -0.35945325265018802, ('2.71.25', 1): -0.65772715519944713, ('2.640.83', 1): -1.1549501818401631, ('2.681.0', 0): -1.0499423988797014, ('2.931.57', 1): -0.43580027594112897, ('1.580.46', 0): -0.3680196392192181, ('1.590.43', 2): -0.22100529861462037, ('2.280.97', 0): -0.67187745384069752, ('2.991.47', 1): 0, ('2.621.17', 1): -0.82905110447724006, ('2.590.77', 2): -1.206922134481957, ('2.521.22', 1): -0.56870307059884073, ('2.40.9', 0): -0.78490701879081082, ('1.740.59', 0): -0.3114042819729641, ('1.610.52', 1): -0.29674359812191553, ('2.980.98', 0): 0.0, ('1.790.51', 1): -0.36364628272340055, ('2.110.95', 1): -0.21151233391568777, ('1.270.26', 1): -0.02424503190715149, ('2.00.84', 1): -0.23916047499961698, ('2.280.88', 0): -0.51886809672471002, ('2.520.85', 0): -0.97651329660047215, ('2.110.85', 0): -0.3231930745783238, ('2.50.79', 0): -0.94078063563184633, ('2.80.8', 1): -1.4317143446911125, ('2.561.21', 2): -0.67544978237033348, ('2.520.95', 1): -0.91870287866615163, ('2.890.87', 2): -1.516559235517132, ('2.921.3', 0): -0.93591244912931504, ('2.210.96', 1): -0.28887537166644239, ('2.561.15', 1): -0.63554278451289004, ('2.931.56', 0): -0.39643626314065783, ('2.430.82', 2): -0.95323828128397592, ('2.130.68', 0): -0.69740257136402739, ('2.821.08', 2): -1.1769459761840053, ('2.291.03', 2): -0.39669037489442804, ('2.951.26', 2): -1.0487686942645016, ('2.311.11', 0): -0.28495268910918836, ('2.731.1', 1): -0.9512647207484054, ('2.591.08', 0): -0.79973209250928412, ('1.740.44', 2): -0.42890539419737805, ('2.341.04', 1): -0.65994828915318304, ('2.591.13', 0): -0.68003308545733177, ('2.310.71', 0): -0.84244638147067974, ('1.030.03', 2): -0.028593180595811785, ('2.441.23', 0): -0.22388449191211265, ('2.10.85', 1): -0.62668677427537867, ('2.990.91', 1): 0, ('2.451.07', 2): -0.50152451358095351, ('1.70.49', 0): -0.3391224732849375, ('2.81.19', 2): -0.92892399992681818, ('2.020.74', 2): -0.35875774559111678, ('2.130.96', 2): -0.26769680360167486, ('2.851.06', 0): -1.2499794440548246, ('2.740.87', 2): -1.1661847554543052, ('2.971.1', 2): -1.270463568249703, ('2.550.97', 0): -0.89535000106930129, ('1.910.74', 1): -0.35972393578138478, ('2.51.26', 0): -0.30838276940787607, ('2.10.91', 0): -0.41440902528456836, ('2.891.15', 2): -1.04428959627284, ('1.660.53', 0): -0.13906705195179481, ('1.10.09', 0): -0.039867566671110591, ('1.440.37', 0): -0.074230594434338174, ('2.631.08', 0): -0.87377179498648228, ('1.560.47', 0): -0.14096798502413338, ('2.560.65', 1): -1.2099658908439148, ('2.851.19', 0): -1.0447248709058572, ('1.210.19', 1): -0.092094589169776572, ('2.921.46', 2): -0.78243639937861786, ('2.811.37', 2): -0.56023441796513784, ('2.431.18', 0): -0.39107954586395111, ('1.650.45', 2): -0.2483033985268816, ('2.951.06', 0): -1.3558088319783326, ('2.861.0', 1): -1.1739801783420427, ('1.860.57', 2): -0.39329777817572675, ('2.00.71', 0): -<text:soft-page-break/>0.36165567198250431, ('1.450.32', 0): -0.16024649551415304, ('2.641.16', 0): -0.75044892393643248, ('2.220.71', 0): -0.7497625269109619, ('2.961.62', 0): -0.37526526240286034, ('2.781.45', 2): -0.37606059380101214, ('2.741.03', 1): -1.0100983705409443, ('2.220.61', 1): -0.86809339028423793, ('2.791.27', 1): -0.70764939000427884, ('2.871.48', 1): -0.61743507839051726, ('2.870.96', 2): -1.3152900512930035, ('2.110.88', 1): -0.34888933588024335, ('1.820.58', 2): -0.39603338336538091, ('1.970.71', 0): -0.4599744589253193, ('2.090.82', 1): -0.42387087716306665, ('1.740.62', 2): -0.24516361579870194, ('2.431.2', 0): -0.31569218386427533, ('2.81.44', 0): -0.61065391978061745, ('2.010.62', 2): -0.59293664987133932, ('2.740.95', 2): -1.1828861855979094, ('1.350.3', 0): -0.073018140527610548, ('2.531.05', 1): -0.79290219099472037, ('1.250.2', 1): -0.16695642707001479, ('2.891.5', 0): -0.61593424326557444, ('2.961.48', 0): -0.50535987692680628, ('2.340.73', 1): -0.8975625397448419, ('1.850.7', 1): -0.35764714245336898, ('2.971.6', 2): 0, ('1.710.55', 1): -0.30060042656876967, ('2.710.72', 0): -1.4132814863540606, ('2.821.35', 1): -0.67918210666001877, ('2.190.89', 1): -0.63678531662175997, ('1.910.61', 0): -0.48611641462504074, ('2.030.88', 0): -0.16604388210364143, ('1.390.28', 2): -0.15968156744313552, ('2.551.06', 1): -0.87928539961684438, ('2.41.18', 0): -0.31137426456367856, ('1.360.33', 2): -0.069555979436007387, ('2.41.01', 2): -0.62639966292002969, ('2.770.84', 0): -1.3601670111121986, ('2.120.73', 0): -0.57884331800158439, ('1.860.53', 1): -0.49653853650246094, ('2.641.12', 1): -0.85877995807659424, ('1.630.55', 0): -0.090971552960747742, ('1.960.72', 1): -0.28508439702275051, ('2.260.75', 2): -0.75375705682428307, ('2.891.02', 0): -1.3052574745700123, ('2.831.49', 1): -0.49088263260837944, ('1.770.63', 1): -0.29991704029572958, ('2.170.84', 0): -0.54296437261530461, ('2.951.59',</text:p>
      <text:p text:style-name="P1"><text:s/>2): -0.39576851152501757, ('1.440.4', 0): -0.044345495631624057, ('2.461.16', 0): -0.59797311951773746, ('1.70.48', 1): -0.31781977402325057, ('2.741.12', 2): -0.93017330804095089, ('2.130.88', 2): -0.61981503372473712, ('2.81.21', 0): -0.89970699757502837, ('2.581.01', 1): -0.89208148093640627, ('2.731.37', 1): -0.59698480876269067, ('2.831.15', 1): -1.0204676830993857, ('2.781.42', 1): -0.38799237448611618, ('2.130.73', 0): -0.64416508716068521, ('2.791.47', 0): -0.37524971766908721, ('2.981.65', 1): 0, ('1.980.6', 1): -0.56212849560719558, ('2.130.67', 1): -0.59672877608221986, ('1.70.38', 1): -0.44455391557952117, ('2.220.83', 1): -0.53214702150660897, ('2.21.01', 0): -0.28460777066203036, ('2.671.17', 1): -0.68944247131455672, ('1.830.55', 0): -0.42184687292730288, ('1.470.4', 2): -0.088717543710629218, ('1.510.33', 1): -0.23384157154728388, ('2.571.15', 2): -0.55807759154656322, ('1.780.64', 0): -0.16082864333685287, ('1.340.28', 2): -0.21477910898933114, ('2.330.71', 2): -0.86559562856793115, ('2.761.42', 1): -0.38924483572429375, ('2.350.89', 2): -0.52638423696164005, ('2.490.72', 2): -1.1365990326069764, ('2.160.94', 2): -0.52602988881259538, ('3.01.54', 0): 0, ('1.810.65', 1): -0.21412750393736499, ('2.481.15', 1): -0.35741728506307924, ('2.380.99', 2): -0.5481211519712389, ('2.821.36', 2): -0.64216449890630112, ('2.590.8', 2): -1.1716669852609964, ('1.920.81', 1): -0.15362624573380065, ('2.991.26', 0): 0, ('2.81.52', 2): -0.28945393433560151, ('2.891.43', 2): -0.81774779476165738, ('1.740.6', 1): -0.30569979030678895, ('1.830.48', 2): -0.50790689758308449, ('1.390.27', 1): -0.16805171271799532, ('2.670.97', 0): -1.063070982951835, ('2.510.94', 2): -0.8675627101172203, ('2.50.42', 2): -1.440587318242325, ('2.790.96', 2): -1.2641700345566651, ('2.981.62', 2): 0.0, ('1.430.28', 0): -0.22393839948393035, ('1.980.82', 2): -0.32693736839631082, ('2.070.78', 1): -0.64808088296167188, ('2.961.36', 2): -0.7496384007842064, ('2.881.49', 1): -0.52503454106277547, ('2.831.21', 2): -1.0949773079257512, ('1.970.68', 2): -0.36778630946312513, ('1.780.59', 0): -0.20092254448621708, ('2.340.79', 0): -0.85933216952975156, ('2.951.56', 1): -0.44194536823467684, ('1.40.33', 0): -0.25073775624886041, ('2.531.29', 1): -0.3222855741131303, ('2.220.99', 2): -0.45231053020242645, ('1.550.43', 0): -0.35414423242466975, ('2.81.0', 0): -1.0880954238131058, ('2.350.95', 1): -0.45172254769893289, ('1.930.79', 1): -0.15472018012930555, ('2.991.37', 2): 0.0, ('2.430.7', 0): -0.99047778036521983, ('2.851.39', 1): -0.58530422688331474, ('2.070.88', 1): -0.40906702373082382, ('2.431.14', 2): -0.57172794763197166, ('2.140.95', 2): -0.22084362615762332, ('2.591.05', 0): -0.80691414789887972, ('2.51.17', 1): -0.54365921751369317, ('1.880.65', 1): -0.43163169454390282, ('2.010.6', 0): -0.56855976967479527, ('2.641.2', 0): -0.64253126317642284, ('2.41.22', 0): -<text:soft-page-break/>0.25114419642436941, ('2.160.81', 1): -0.5787419166046498, ('2.270.94', 0): -0.56551087704639413, ('2.340.69', 1): -1.0046940399130369, ('2.51.07', 0): -0.69513972304256499, ('2.981.36', 2): 0.0, ('2.530.92', 1): -0.78112189501432172, ('2.410.85', 0): -0.78234683651927484, ('2.381.16', 1): -0.2879069531207592, ('2.430.75', 0): -0.98479572899583345, ('2.981.17', 0): 0, ('2.971.5', 2): -0.10560528995589651, ('2.351.06', 0): -0.44579085367560645, ('2.751.32', 1): -0.62990442215561904, ('2.521.18', 2): -0.58834008207498745, ('2.631.09', 1): -0.72549599725632419, ('1.610.48', 0): -0.37803855788839857, ('1.920.69', 2): -0.50271529405929138, ('2.481.16', 2): -0.34609418607637621, ('2.491.26', 0): -0.29945578479279361, ('2.581.1', 1): -0.74171179878100335, ('1.920.82', 2): -0.10875528632221491, ('2.190.88', 0): -0.64692492307716509, ('2.170.83', 0): -0.42646413052094168, ('1.840.72', 0): -0.1277514959480833, ('1.740.5', 2): -0.35375734112976637, ('2.411.02', 1): -0.57812487297675852, ('2.471.14', 0): -0.5517731562502769, ('2.711.05', 2): -1.060270811867984, ('2.471.03', 0): -0.64437692140150982, ('1.470.35', 0): -0.13093680472770119, ('2.411.0', 0): -0.48647191451219191, ('2.891.47', 2): -0.80080976979108809, ('2.951.47', 0): -0.53199834079594588, ('2.381.12', 2): -0.43805110271601005, ('2.961.57', 0): -0.41575408317819729, ('1.980.77', 2): -0.56629781612905239, ('2.150.8', 2): -0.52276485360468872, ('2.561.24', 2): -0.6266007276543456, ('2.551.29', 1): -0.33467277658728323, ('2.961.43', 1): -0.8447199143224926, ('2.461.11', 0): -0.65073834840778677, ('1.580.52', 2): -0.12982938792898785, ('2.731.25', 1): -0.58852815108191026, ('2.140.62', 1): -0.74553045805487306, ('2.521.05', 0): -0.82873057823883489, ('2.821.38', 2): -0.60102548080938867, ('1.620.54', 1): -0.11030591922815665, ('2.31.04', 0): -0.26292434601475934, ('2.951.24', 2): -1.1275016424355031, ('2.71.34', 0): -0.53736161663463966, ('2.761.36', 2): -0.65478213665236962, ('2.880.76', 1): -1.3650151114792899, ('2.721.33', 1): -0.46524956653053468, ('1.950.77', 0): -0.43594191579469954, ('2.991.38', 1): 0, ('2.120.68', 0): -0.68559941647746625, ('2.250.77', 1): -0.70692361206178655, ('2.51.14', 2): -0.65548802262414818, ('2.470.96', 1): -0.83028278900051189, ('2.240.91', 2): -0.35955984373485134, ('2.831.51', 2): -0.43866091891924014, ('1.570.44', 0): -0.18731155082529885, ('2.491.09', 2): -0.66843169084105614, ('2.861.08', 2): -1.0736503266908477, ('2.711.21', 0): -0.85369650652894868, ('2.150.88', 0): -0.41879267367852324, ('2.140.84', 2): -0.50023555580997769, ('2.040.79', 1): -0.57046173714471138, ('2.130.93', 2): -0.42665619385137393, ('2.310.92', 2): -0.66560577086882211, ('1.970.81', 1): -0.24203490097496355, ('2.040.69', 0): -0.56508579457097041, ('2.730.75', 0): -1.4654153927212554, ('1.370.31', 2): -0.22540691994603759, ('2.60.78', 2): -1.2289274110601158, ('2.821.46', 2): -0.46459605868974385, ('2.921.01', 2): -1.3267479975789946, ('1.760.45', 0): -0.47311944991195309, ('2.350.81', 1): -0.76379145312813679, ('1.990.77', 0): -0.25625690407212898, ('2.180.84', 1): -0.4683904396753531, ('2.10.75', 0): -0.56956920579181258, ('1.990.82', 0): -0.19084198362314236, ('2.370.96', 0): -0.66709143182191943, ('2.951.61', 1): -0.38415984675849218, ('2.120.8', 0): -0.40283934277100042, ('1.830.64', 0): -0.43130702573276181, ('1.310.26', 1): -0.19157518496295059, ('1.580.38', 2): -0.3204873446058778, ('2.530.75', 2): -1.0620097348247708, ('1.130.09', 2): -0.074682111960308634, ('2.651.06', 1): -0.92451562054794401, ('1.780.62', 0): -0.28414091234526551, ('2.240.95', 0): -0.44277626172347656, ('1.970.79', 2): -0.31835608347485445, ('2.971.48', 2): 0.0, ('1.490.39', 1): -0.33313499406407471, ('1.790.59', 2): -0.44618107147134667, ('1.950.58', 0): -0.56050269334053726, ('2.921.07', 2): -1.1915716473068652, ('2.641.21', 0): -0.67993338902444067, ('2.110.79', 1): -0.40429245077560066, ('2.621.23', 2): -0.70759268529569352, ('2.761.08', 1): -0.98205058643971577, ('1.950.66', 1): -0.45464278014958287, ('2.321.02', 0): -0.47739811442247498, ('1.620.5', 0): -0.22485526702238751, ('2.350.88', 1): -0.67701370069772537, ('1.420.39', 0): -0.076248333745634972, ('2.841.05', 2): -1.1715709362709761, ('2.030.74', 1): -0.43829068096868812, ('2.851.48', 2): -0.4556296050409272, ('2.950.82', 1): -1.6700118026882929, ('2.520.87', 2): -1.0183385489225369, ('2.61.22', 1): -0.52600796424381602, ('1.680.55', 2): -0.28419084818740903, ('2.481.25', 2): -0.27299409029908717, ('2.581.23', 0): -0.61697156481730664, ('2.761.31', 1): -0.7394477652069974, ('2.251.02', 0): -0.47163559631616947, ('2.311.06', 1): -0.49416382015277299, ('2.520.75', 1): -1.0321190530180762, ('2.711.41', 2): -0.37114040424473277, ('2.741.42', 1): -0.53775621991685196, ('1.430.33', 0): -0.30117584200664055, ('2.250.74', 2): -0.72692873132546532, <text:soft-page-break/>('2.120.92', 2): -0.2764080010628101, ('2.71.4', 1): -0.30962104617595726, ('2.741.34', 0): -0.67193712302591246, ('1.020.02', 0): -0.045688532980153261, ('1.430.27', 1): -0.24180215685897755, ('2.50.94', 2): -0.86161326289740792, ('2.670.29', 0): -1.7737342561070417, ('2.640.29', 0): -1.7381694784591308, ('1.970.64', 0): -0.50627318937822918, ('1.670.54', 0): -0.38659346957727758, ('2.40.76', 0): -0.90906120852410199, ('2.090.76', 2): -0.3510255389994113, ('2.861.07', 0): -1.2415409599078842, ('2.321.12', 0): -0.21243117226080852, ('2.140.83', 1): -0.34682580529404222, ('2.41.04', 2): -0.66077400914504292, ('1.640.44', 1): -0.26841271128977401, ('2.531.26', 0): -0.38926661800476892, ('2.711.3', 1): -0.81697655598953822, ('2.911.41', 1): -0.63584522462413751, ('1.660.47', 0): -0.28191728927361032, ('1.370.36', 1): -0.033273906131029124, ('2.681.17', 1): -0.8285039888930219, ('1.410.31', 2): -0.12021775654716468, ('1.950.82', 2): -0.19892372309098966, ('2.921.13', 0): -1.2097293709673687, ('2.851.32', 0): -0.61897422971378135, ('2.640.88', 1): -1.10635828388264, ('2.140.98', 1): -0.19164606258018488, ('1.850.58', 2): -0.43540764597010617, ('2.821.4', 0): -0.63707610001512061, ('2.21.04', 0): -0.16321575226271748, ('1.850.47', 2): -0.5252142198376536, ('2.621.18', 1): -0.69356671527800506, ('2.00.56', 0): -0.68107899561587859, ('1.310.25', 2): -0.2082709081049226, ('1.160.13', 1): -0.10120157669248266, ('2.490.97', 2): -0.79654472356391604, ('2.441.15', 1): -0.53799502080029049, ('2.250.36', 0): -1.1950644209081451, ('1.940.73', 1): -0.45152217702355951, ('2.671.32', 2): -0.53721944649097098, ('2.140.8', 1): -0.47052986590662188, ('1.940.67', 0): -0.34377477057875255, ('2.511.09', 1): -0.64603302863788614, ('2.670.93', 1): -1.1748903292159627, ('2.891.16', 0): -1.0564673604843038, ('2.641.05', 1): -0.85696182183412395, ('2.511.19', 0): -0.38572754246979024, ('2.380.91', 0): -0.76789977549747512, ('2.591.26', 0): -0.64926609006096103, ('2.31.05', 1): -0.26507342178038706, ('2.560.91', 0): -0.9283838964294262, ('1.730.52', 0): -0.37582886567228097, ('1.930.67', 2): -0.27440091674163497, ('2.861.21', 1): -1.0647190415454355, ('2.311.05', 2): -0.50925316193875447,</text:p>
      <text:p text:style-name="P1"><text:s/>('2.520.76', 2): -1.1366323448368525, ('2.350.84', 2): -0.80370699586377958, ('2.861.31', 0): -0.79441303599625612, ('2.060.68', 0): -0.53782967449828256, ('2.831.39', 1): -0.79054105385221274, ('2.421.15', 2): -0.29909136500149142, ('1.370.27', 0): -0.24824205644249542, ('2.941.47', 1): -0.48692709522579336, ('2.891.46', 2): -0.82788922874005544, ('1.180.16', 2): -0.096811449078943984, ('2.831.29', 0): -0.87454675776006352, ('2.120.9', 1): -0.30429334159725774, ('2.371.02', 2): -0.66146126066245803, ('1.250.22', 0): -0.12807075647885235, ('2.781.38', 2): -0.47712363863304269, ('2.891.24', 0): -0.9497047917279785, ('2.710.96', 0): -1.0895414930519867, ('2.711.0', 2): -1.1516936375310656, ('2.941.36', 0): -0.8184683601419207, ('2.921.31', 1): -0.88224394580607635, ('2.260.98', 0): -0.43730088102563014, ('2.281.06', 2): -0.38197468395988904, ('2.681.14', 2): -0.73970448892100482, ('1.780.6', 0): -0.21178350043584787, ('2.771.22', 2): -0.95866894576242856, ('2.920.93', 0): -1.4733448781104628, ('2.851.51', 0): -0.42008619338919634, ('2.431.03', 0): -0.63025315755411748, ('2.491.0', 0): -0.82366617244817786, ('2.290.72', 1): -0.8320003458267452, ('1.880.75', 2): -0.20169619476804423, ('2.760.99', 0): -1.1905751496406485, ('2.441.16', 2): -0.47571444869839413, ('2.871.34', 2): -0.61075943520076315, ('2.090.78', 2): -0.40784732072359969, ('2.020.69', 2): -0.42960855068630438, ('1.920.76', 0): -0.38602832239549978, ('2.150.83', 1): -0.41190036288134713, ('2.920.7', 1): -1.6181808254415921, ('2.770.99', 0): -1.1266905553835713, ('1.460.42', 1): -0.098052209630318354, ('1.820.6', 0): -0.37799041031841379, ('2.320.86', 2): -0.60829659320713203, ('2.060.9', 2): -0.18080373552202214, ('2.280.29', 0): -1.2861363315336201, ('2.040.82', 1): -0.55580579987037693, ('2.961.3', 0): -0.94302446765057113, ('2.080.83', 2): -0.33151125557973682, ('2.080.75', 1): -0.49765267233882882, ('1.920.61', 0): -0.47680001941481215, ('2.030.62', 2): -0.64046991005229326, ('1.640.55', 0): -0.24957061154038079, ('1.580.41', 2): -0.29935806717779384, ('2.571.26', 1): -0.34110554839254037, ('2.80.72', 1): -1.536606859498409, ('2.861.12', 2): -1.0843677917582841, ('1.540.41', 1): -0.1903214556229742, ('1.280.27', 0): -0.035222221233742759, ('2.340.88', 0): -0.74264328756735143, ('2.521.21', 1): -0.51261783992299303, ('2.230.94', 1): -0.43898946240759273, ('1.890.74', 2): -0.34201724011543566, ('2.40.32', 2): -1.4301123498020565, ('2.731.42', 2): -0.38518735844600271, ('1.890.57', 1): -0.48080317846230347, <text:soft-page-break/>('1.830.73', 2): -0.14872713224296918, ('1.490.36', 0): -0.31930389411163596, ('2.771.3', 1): -0.82516686471478884, ('2.650.38', 0): -1.7218092752293161, ('1.950.57', 1): -0.52130753802189689, ('1.890.66', 1): -0.46043460337813708, ('2.991.54', 0): 0.0, ('1.920.49', 2): -0.60310844683741072, ('2.411.15', 2): -0.41884607674170082, ('1.970.65', 1): -0.44899388615547781, ('2.391.06', 2): -0.35401206098792154, ('2.330.94', 0): -0.39782509614685585, ('2.791.24', 1): -0.67082791859051438, ('2.371.05', 1): -0.73212405080611487, ('2.370.32', 1): -1.378342457939383, ('2.551.31', 2): -0.2734572495469545, ('2.390.91', 1): -0.65130948841181113, ('2.080.81', 0): -0.33058705751930001, ('2.371.15', 0): -0.33073296623618609, ('1.950.68', 1): -0.46866277301838122, ('2.281.09', 1): -0.27512177205101868, ('1.970.85', 2): -0.12959874346100891, ('2.390.81', 0): -0.83766852234262079, ('1.920.63', 2): -0.45962064901346722, ('2.761.25', 0): -0.75751817646057584, ('2.320.95', 1): -0.39185782073959308, ('2.331.0', 1): -0.44693720665172887, ('2.881.41', 0): -0.67501541566548784, ('2.581.05', 2): -0.78404182531586386, ('2.150.92', 2): -0.33424733937025514, ('2.060.66', 2): -0.57608982426300903, ('2.341.07', 1): -0.51687356473073265, ('2.050.76', 1): -0.31088448030741772, ('2.831.42', 1): -0.77889835009978425, ('1.560.46', 1): -0.1753553049979259, ('2.491.11', 1): -0.68978104881031121, ('2.730.81', 2): -1.3622397323721132, ('2.190.69', 0): -0.72385909935445814, ('1.670.48', 0): -0.34834489301594929, ('2.491.01', 0): -0.75538091180742661, ('2.751.39', 1): -0.45200450446207996, ('2.861.42', 2): -0.86481777096238721, ('2.270.99', 2): -0.4032091016770461, ('2.651.29', 2): -0.72526791893638154, ('2.261.05', 1): -0.25167527176284343, ('2.731.38', 1): -0.49694869626186861, ('2.10.7', 0): -0.65383568096332723, ('1.460.41', 2): -0.15611902160686517, ('2.861.15', 1): -0.91748903588618191, ('2.371.11', 2): -0.47423108649953111, ('2.350.94', 0): -0.48893055382576195, ('2.51.23', 2): -0.39899146514586337, ('2.10.96', 2): -0.17702048595140751, ('2.620.39', 0): -1.6718181457922148, ('2.080.84', 1): -0.34513752815150212, ('2.160.89', 0): -0.58802113643700149, ('1.580.46', 1): -0.37421288513856088, ('1.80.63', 2): -0.36720682563931401, ('1.50.39', 1): -0.1368757792870276, ('2.280.97', 1): -0.66674000154458957, ('2.991.47', 2): 0.0, ('2.621.17', 0): -0.81847926718407704, ('1.930.64', 1): -0.388518963857163, ('1.880.78', 2): -0.11065394296792717, ('2.521.22', 2): -0.57428682077645532, ('1.740.59', 1): -0.30995724396306257, ('1.610.52', 0): -0.28055933030900143, ('2.070.49', 1): -0.88140967033396245, ('2.340.97', 2): -0.7267548739179146, ('1.790.51', 0): -0.38556428998137759, ('2.950.98', 1): -1.3317986362295648, ('2.00.84', 0): -0.22824820190660547, ('1.750.58', 0): -0.20159096909178453, ('2.280.88', 1): -0.48897354141877014, ('2.520.85', 1): -1.0218242282318757, ('1.730.42', 1): -0.42771573278036967, ('2.220.76', 2): -0.70246484459652203, ('2.430.98', 0): -0.67778248958335718, ('2.020.7', 0): -0.47261552529186385, ('2.791.27', 2): -0.76567099080244272, ('2.361.06', 0): -0.37186880897453506, ('2.220.31', 0): -1.1650743602133729, ('2.520.95', 0): -0.75388084039751635, ('1.280.2', 2): -0.1802056431777469, ('2.921.3', 1): -0.82402728995043151, ('2.210.96', 2): -0.30183806476699904, ('2.00.68', 0): -0.47274305128708283, ('2.861.29', 2): -0.8665923992836525, ('2.931.56', 1): -0.40654051358997395, ('1.970.74', 2): -0.42655805495943044, ('1.690.57', 0): -0.13590042258994023, ('2.770.43', 0): -1.7639065079016591, ('2.260.99', 1): -0.443885951979685, ('1.190.17', 2): -0.076692941307821408, ('2.010.67', 0): -0.58684798213735356, ('2.911.32', 0): -0.78811954893353464, ('2.931.27', 2): -0.98814504400068182, ('1.510.42', 1): -0.15564893495382368, ('2.731.1', 0): -0.93185129522789911, ('1.570.4', 2): -0.19388380859524953, ('2.090.91', 2): -0.22851993400021134, ('2.341.04', 2): -0.64883437176511916, ('2.910.95', 1): -1.3638186611551164, ('1.820.63', 0): -0.44177651745784352, ('1.970.67', 0): -0.413834629761196, ('2.771.08', 1): -1.0679759762439593, ('1.910.66', 2): -0.38952494751761935, ('2.71.34', 1): -0.61164660500902068, ('2.160.68', 1): -0.69521427889178888, ('1.90.7', 1): -0.22218825939574569, ('2.020.74', 1): -0.30009815076317331, ('2.671.3', 0): -0.72176820374691475, ('1.510.41', 1): -0.17404809974477525, ('2.10.83', 2): -0.60751888101187446, ('2.561.08', 0): -0.72155419423759604, ('2.791.41', 2): -0.5556227750189362, ('1.910.74', 2): -0.33612761146251974, ('2.380.69', 0): -1.0272693488236717, ('2.811.35', 1): -0.66760979145520971, ('2.10.91', 1): -0.42007452918214716, ('1.690.44', 1): -0.3326536940478998, ('1.10.09', 1): -0.045416523095017147, ('2.160.97', 1): -0.34673564010347913, ('2.851.25', 2): -0.79136129409802314, ('2.30.96', 0): -0.44229816406213707, <text:soft-page-break/>('1.590.46', 2): -0.17227636161697554, ('1.240.21', 2): -0.12160519243493878, ('2.891.05', 2): -1.0696575401026454, ('1.650.55', 0): -0.18332639169224646, ('2.740.9', 1): -1.3091886078726094, ('2.461.19', 2): -0.42988103953141399, ('2.971.28', 1): 0, ('1.650.45', 1): -0.23149617742375919, ('2.891.17', 0): -1.0074088870598086, ('2.320.8', 2): -0.73454572944274998, ('2.160.98', 0): -0.30473496912249698, ('2.520.88', 0): -1.0103555964715694, ('2.961.14', 1): -1.2428841769152035, ('2.220.97', 1): -0.60390453712491798, ('2.220.71', 1): -0.68302771271664053, ('2.831.16', 1): -0.95051970582503154, ('1.980.64', 2): -0.48780108190046467, ('2.791.44', 1): -0.37210992420177041, ('2.651.11', 0): -0.79165505356006471, ('2.741.03', 0): -1.0202975378172616, ('2.430.95', 1): -0.69096572671378287, ('2.730.96', 0): -1.1823684129623271, ('2.550.96', 2): -0.80484612334083416, ('2.671.14', 1): -0.78195773717213857, ('2.090.82', 0): -0.42701026748169957, ('1.630.54', 1): -0.11024636956889326, ('2.571.18', 0): -0.56479611262021068, ('2.991.49', 2): 0.0, ('2.361.06', 1): -0.43297634731603818, ('2.81.44', 1): -0.63014992606789666, ('2.671.06', 2): -0.88257479890994905, ('2.640.87', 0): -1.1231985614255848, ('2.761.41', 1): -0.47688636952362962, ('2.891.51', 0): -0.64850063486014675, ('2.490.98', 2): -0.81563997971563174, ('1.510.41', 2): -0.16956754635536359, ('2.861.39', 2): -0.94704821600593259, ('2.160.97', 0): -0.34303509889662648, ('1.740.49', 2): -0.37190557251215695, ('2.961.48', 1): -0.61134595672365621, ('1.910.55', 2): -0.586934791308518, ('2.590.96', 2): -0.93945839924365615, ('2.681.02', 0): -0.95056181987022337, ('1.710.55', 0): -0.30096980815870972, ('2.821.35', 0): -0.708447112612545, ('1.910.61', 1): -0.49227025364603222, ('2.761.39', 0): -0.55909292166320523, ('2.751.38', 0): -0.42266314088810675, ('1.390.28', 1): -0.15551414828645443, ('2.551.06', 0): -0.79856735536168744, ('2.881.33', 1): -0.87848805176077305, ('2.280.74', 2): -0.87618359146677327, ('2.891.33', 0): -0.95111471283076909, ('2.210.98', 2): -0.28625718052379423, ('2.440.42', 2): -1.3127436737792502, ('1.890.6', 1): -0.42074398186745399, ('2.20.76', 1): -0.67428385625827714, ('1.650.57', 1): -0.10956209033903037, ('2.581.32', 0): -0.32380649112911741, ('1.120.12', 2): -0.035968907741930185, ('2.170.92', 2): -0.32561459687873023, ('2.890.63', 2): -1.6571564221863078, ('1.630.55', 1): -0.11268652927982784, ('2.521.2', 0): -0.55633839540179175, ('2.531.18', 0): -0.64805349169444149, ('2.891.02', 1): -1.2407176987944255, ('2.831.49', 0): -0.48894109340082559, ('1.770.63', 2): -0.30776156571030522,</text:p>
      <text:p text:style-name="P1"><text:s/>('2.170.84', 1): -0.37304503916422976, ('2.771.31', 1): -0.81598101570274073, ('2.951.59', 1): -0.38716047813879095, ('1.440.4', 1): -0.058614887499726098, ('2.461.16', 1): -0.6025716874698599, ('1.550.44', 2): -0.35541408921579515, ('2.911.49', 0): -0.50233314130144335, ('2.20.97', 2): -0.32670398851089577, ('1.330.22', 0): -0.14038242377239077, ('2.410.76', 2): -0.90243086045024978, ('2.250.96', 0): -0.5639119432733336, ('2.981.24', 2): 0, ('2.731.37', 0): -0.57180163264655293, ('1.150.12', 0): -0.11183445385910384, ('2.831.15', 2): -0.99466196828255293, ('1.880.66', 1): -0.45486578915462839, ('2.130.73', 1): -0.62519501008249678, ('2.371.17', 2): -0.22689382570360411, ('2.791.47', 1): -0.40790932712395439, ('2.531.31', 0): -0.29361956040016612, ('1.980.6', 0): -0.57311951323448462, ('2.160.86', 1): -0.66892404669788763, ('2.220.83', 0): -0.56570985662285234, ('2.871.39', 2): -0.67453709432146636, ('2.681.1', 0): -0.83667554383904685, ('2.671.17', 2): -0.79013864082224194, ('1.830.55', 1): -0.43575603223253112, ('1.510.33', 0): -0.27245103717964364, ('2.811.19', 1): -0.92529384600661724, ('2.80.97', 2): -1.2438445140177621, ('2.761.42', 2): -0.42835337699200576, ('2.981.18', 2): 0, ('2.050.81', 0): -0.30867830037471045, ('2.030.9', 0): -0.17304982620826109, ('2.881.22', 2): -0.98882635861745893, ('2.380.89', 0): -0.69964007867671074, ('2.590.91', 1): -1.0428108493588546, ('2.711.37', 1): -0.59615615445500636, ('2.481.15', 0): -0.33883211571086469, ('2.380.99', 1): -0.50815917456063908, ('2.581.2', 1): -0.64171668322000353, ('1.920.81', 0): -0.13536939795351294, ('2.891.52', 0): -0.5968519095851007, ('1.740.6', 0): -0.32031788691386676, ('2.950.63', 1): -1.7277308199760248, ('2.611.35', 2): -0.3226245461172354, ('2.711.06', 0): -0.87124711975923608, ('2.80.99', 2): -1.1064710275871059, ('1.890.71', 2): -0.47210898356079839, ('1.490.4', 2): -0.30596785227361084, ('2.851.1', 0): -1.0828917459597178, ('1.970.8', 2): -0.30119021676907215, ('2.740.81', 1): -1.222228098027496, ('2.931.16', 2): -1.1914142634388023, ('2.91.15', 0): -1.1940697407828889, ('1.430.28', 1): -0.22214328610689979, ('2.461.07', 0): -0.58313035430541882, <text:soft-page-break/>('1.50.44', 0): -0.091642001665757172, ('2.831.31', 0): -0.94410779476797291, ('1.910.49', 0): -0.57805437464556919, ('2.881.49', 2): -0.51996071373813724, ('1.90.61', 0): -0.37517639243568851, ('2.71.01', 2): -1.0231588663359381, ('2.831.21', 1): -1.1073309956698072, ('1.820.68', 1): -0.32908257490449111, ('2.341.1', 0): -0.42093707916830408, ('2.731.26', 1): -0.7234989672390183, ('2.810.9', 2): -1.3837572069901674, ('2.380.8', 1): -0.9230325033998491, ('1.40.33', 1): -0.24901231677798297, ('2.680.93', 1): -1.1677097061521351, ('2.771.05', 2): -1.0552146403045375, ('2.681.07', 1): -0.89808519425048938, ('1.550.43', 1): -0.35976445061678886, ('2.20.8', 0): -0.63881336955256252, ('2.581.16', 1): -0.7172151773143931, ('1.930.79', 0): -0.15677921762907673, ('2.791.31', 1): -0.69709844409981192, ('2.81.12', 2): -0.9299175157786832, ('2.851.39', 2): -0.67388471961781127, ('2.070.88', 0): -0.40290442276625588, ('1.390.36', 0): -0.056627978812335993, ('2.290.98', 0): -0.45448844373127234, ('1.790.65', 0): -0.3659229705957282, ('2.711.17', 2): -0.78957279659598689, ('1.850.57', 0): -0.41388365245006942, ('2.561.03', 1): -0.80608010346826986, ('2.51.17', 0): -0.55015707413367998, ('1.880.65', 2): -0.44728413579693665, ('2.971.5', 1): 0.0, ('2.010.6', 1): -0.59232840824068089, ('2.110.7', 0): -0.61505657038895289, ('2.641.2', 1): -0.64994271106934365, ('2.080.8', 2): -0.41954115308497564, ('2.41.22', 1): -0.2026763748939219, ('1.770.59', 1): -0.36993268948606456, ('1.570.52', 2): -0.069539412494970004, ('1.550.3', 0): -0.36398784133563072, ('2.340.69', 2): -1.0076292290949918, ('2.711.26', 2): -0.82346896252513413, ('2.981.63', 2): 0.0, ('2.180.89', 2): -0.43542684451608199, ('2.981.36', 1): 0, ('2.881.19', 2): -1.0821192257831986, ('2.530.92', 0): -0.91709807598319515, ('2.310.97', 0): -0.62731645405511327, ('2.521.2', 1): -0.59084673596226955, ('2.981.17', 1): 0.0, ('2.951.2', 0): -1.0259511315735432, ('2.881.25', 1): -0.89466779746713976, ('2.731.28', 1): -0.63375956234165942, ('2.691.1', 1): -0.86814424625164976, ('1.610.48', 1): -0.39054800981266069, ('2.711.34', 2): -0.70949324518777646, ('2.491.26', 1): -0.27142873738142359, ('2.581.1', 2): -0.77292978307718818, ('2.070.6', 1): -0.71907504145685763, ('2.410.88', 1): -0.73070098640434256, ('2.911.24', 2): -0.9923049491599033, ('1.040.03', 0): -0.015576830269223746, ('2.621.03', 2): -0.94383973063936766, ('2.651.08', 1): -0.80096747218126507, ('2.651.05', 1): -0.94711854919969352, ('1.760.57', 0): -0.43875634033623584, ('1.820.57', 2): -0.42579484953915236, ('2.340.92', 2): -0.67927348667436349, ('2.611.22', 0): -0.66965326588391427, ('2.951.47', 1): -0.5306212092767385, ('2.381.12', 1): -0.44048391450518398, ('2.731.04', 2): -0.9573934373350288, ('2.470.79', 2): -0.90472091977473645, ('1.980.87', 2): -0.1189658903077275, ('2.961.57', 1): -0.47239488915063188, ('2.761.07', 1): -0.94362403731850175, ('2.370.3', 2): -1.3967701179253935, ('2.821.26', 0): -0.67165010692326654, ('1.820.72', 0): -0.14630295767993662, ('2.961.43', 0): -0.75187966518555249, ('1.910.58', 1): -0.50305841744864788, ('1.820.56', 2): -0.32946734123179894, ('2.731.25', 2): -0.54331164806125298, ('2.030.77', 1): -0.42695812243254921, ('2.561.12', 2): -0.65964989622437586, ('1.620.54', 2): -0.11376018110553358, ('2.61.21', 1): -0.45405573413285294, ('1.770.51', 2): -0.35847878549619816, ('2.761.36', 1): -0.69306204887449685, ('2.581.15', 2): -0.72738939280375525, ('1.880.6', 2): -0.45789763973995234, ('1.850.66', 0): -0.45588722020262268, ('1.30.19', 2): -0.13045483355173526, ('2.240.77', 2): -0.54034891654095518, ('2.730.99', 2): -1.1833617823150344, ('1.640.39', 2): -0.32757972243513933, ('2.470.96', 2): -0.78499190113123651, ('1.80.72', 2): -0.10680058597953075, ('2.491.19', 0): -0.53974985810595433, ('2.320.89', 2): -0.64503868817567112, ('2.40.71', 2): -1.0409242057604511, ('2.090.75', 0): -0.44716139131685323, ('2.491.09', 1): -0.65530367210761276, ('2.620.99', 0): -0.91491596683230414, ('2.711.21', 1): -0.87310453955225653, ('2.010.44', 1): -0.81710652235461445, ('2.00.7', 0): -0.40902621563227448, ('2.140.84', 1): -0.36730862904021994, ('2.841.47', 0): -0.36585559899835285, ('1.30.2', 0): -0.12933611588144153, ('1.370.31', 1): -0.22519145621796757, ('1.930.64', 0): -0.39412881230805497, ('2.821.46', 1): -0.40309072748852254, ('2.010.54', 0): -0.66176422144555469, ('2.971.32', 0): 0.0, ('2.180.84', 0): -0.48271436896102904, ('2.10.75', 1): -0.59996947457043104, ('2.731.18', 1): -0.78640689726399493, ('2.81.38', 1): -0.78842286757131874, ('2.821.3', 2): -0.73187777320677216, ('2.951.61', 2): -0.42583691542710816, ('2.911.23', 1): -1.0183846805731338, ('1.830.64', 1): -0.42976201831410277, ('1.210.16', 2): -0.14189717116473594, ('2.220.8', 1): -0.63430629076907696, ('2.651.06', 2): -<text:soft-page-break/>0.95088580340237006, ('1.780.62', 1): -0.24303194745374126, ('1.740.51', 0): -0.3076676283225237, ('2.250.31', 2): -1.2041316582352319, ('2.240.95', 1): -0.38506214037804309, ('2.280.31', 2): -1.2398458429552768, ('2.971.48', 1): -0.58778489611602958, ('1.790.59', 1): -0.43735301697831463, ('2.641.21', 1): -0.67769520370457037, ('2.110.79', 2): -0.46494988589595793, ('2.960.24', 1): -2.1855279497941402, ('1.980.72', 2): -0.58179044468915619, ('2.691.28', 0): -0.46916646018882929, ('2.321.02', 1): -0.45067168098096011, ('2.561.29', 2): -0.42767784923773189, ('2.621.37', 2): -0.3186934218593927, ('1.80.57', 2): -0.35251635369878032, ('2.010.69', 0): -0.48077494549577726, ('1.750.61', 0): -0.16006019666742541, ('2.030.74', 2): -0.42283286498566436, ('2.591.23', 2): -0.6596991568667625, ('1.670.4', 2): -0.37135995948628636, ('2.61.22', 2): -0.42918805010362782, ('2.251.02', 1): -0.45671706330181999, ('2.861.22', 1): -1.0817339083958948, ('2.311.06', 0): -0.49471221927524778, ('1.430.33', 1): -0.30201994607074528, ('1.70.52', 0): -0.42212040887927349, ('2.350.96', 2): -0.51298341084858423, ('1.350.27', 1): -0.087783078143651702, ('2.71.4', 2): -0.34428041866035208, ('1.640.36', 1): -0.38940553266362754, ('2.971.4', 0): -0.7599728094284961, ('2.470.31', 2): -1.5101141527951476, ('2.661.25', 0): -0.46962037174318888, ('1.430.27', 0): -0.21444806723571733, ('2.651.38', 1): -0.34572603351269349, ('2.40.76', 1): -1.0170879045537851, ('2.371.0', 0): -0.65502104565055719, ('2.551.27', 2): -0.3670175566484708, ('1.70.41', 0): -0.42666170975185752, ('2.651.26', 0): -0.74389536268554834, ('2.160.69', 0): -0.72600461718324993, ('1.640.44', 0): -0.33194476509466431, ('2.410.85', 2): -0.81068149073289175, ('2.711.3', 0): -0.84530638514769341, ('1.660.47', 1): -0.24880714660681452, ('2.681.17', 0): -0.8589608405910133, ('2.681.12', 2): -0.76110566592296791, ('1.120.13', 2): -0.0014261563904143834, ('2.921.13', 1): -1.2676822392834239, ('2.771.27', 0): -0.80411690362651145, ('1.520.44', 2): -0.27123419902144802, ('2.641.15', 2): -0.61451617772564937, ('1.850.58', 1): -0.44142646358057197, ('1.00.01', 1): -0.012173381743977205, ('2.821.4', 1): -0.62617318234150454, ('2.891.6', 2): -0.45340400196348762, ('2.741.09', 2): -0.8875176459994033, ('2.651.2', 1): -0.68378132052413998, ('2.991.15', 0): 0.0, ('2.611.15', 2): -0.75536629101133701, ('2.160.73', 2): -0.67208171820949036, ('2.160.86', 2): -0.66239456049674372, ('1.430.3', 0): -0.18803007932536819, ('2.441.15', 0): -0.54238160302184235, ('1.770.64', 2): -0.28420645998784888, ('2.20.92', 2): -0.42240600050971494, ('1.480.4', 2): -0.15011939104187735, ('2.50.9', 0): -0.98302008795527973, ('2.541.0', 0): -0.78293742567592628, ('3.01.46', 2): 0, ('2.140.8', 2): -0.39214943904075317, ('2.881.14', 1): -1.1187491813484558, ('2.941.56', 2): -0.41025765740471026, ('2.770.96', 2): -1.2526163157901022, ('2.020.86', 0): -0.1772065075544261, ('2.040.81', 1): -0.61885568146890058,</text:p>
      <text:p text:style-name="P1"><text:s/>('2.271.01', 0): -0.29807884185760558, ('2.070.9', 0): -0.33310462576254884, ('1.670.62', 2): -0.066511544193665617, ('1.660.5', 2): -0.26880645279896992, ('1.730.52', 1): -0.37565241920899023, ('1.760.66', 0): -0.18438273907332201, ('2.861.21', 2): -1.0020782519732416, ('1.340.23', 1): -0.17243924407126784, ('2.230.97', 1): -0.4143231634026403, ('1.790.49', 2): -0.45353149887569177, ('1.890.58', 1): -0.49946583568693215, ('2.981.48', 2): 0.0, ('2.10.66', 0): -0.66886186694010152, ('1.720.54', 2): -0.2179877510995645, ('1.380.32', 2): -0.063606826404918368, ('2.391.03', 0): -0.44299654028077518, ('2.771.42', 0): -0.62470539399520975, ('1.940.58', 1): -0.51255079135775083, ('1.370.27', 1): -0.2493021473662716, ('2.941.47', 0): -0.47533670113802529, ('2.590.4', 2): -1.6283658533426513, ('1.180.16', 1): -0.094924175021267196, ('2.410.56', 1): -1.1761038597868614, ('2.120.9', 0): -0.29087599482085597, ('2.371.02', 1): -0.64307489098308146, ('2.711.45', 0): -0.34310686713367644, ('2.220.94', 2): -0.62129246526323023, ('2.521.08', 0): -0.68703585730724503, ('1.250.22', 1): -0.12908822805440837, ('2.781.38', 1): -0.44122075473769962, ('1.330.23', 0): -0.15123470860964974, ('1.460.27', 2): -0.27837182664997789, ('2.891.27', 2): -0.89750052088395982, ('1.910.81', 1): -0.12180972421205843, ('2.281.06', 1): -0.3917183697004139, ('1.930.71', 2): -0.26044913158482896, ('2.971.01', 2): -1.3995464307506165, ('2.080.76', 1): -0.47238831344560317, ('2.831.51', 0): -0.44921258641685258, ('2.210.8', 1): -0.5429500942580977, ('2.060.65', 0): -0.63144930397921883, ('2.891.54', 2): -0.43693750766544448, ('2.851.51', 1): -0.38056164718539159, ('2.050.75', 1): -0.4125803820376529, ('2.831.41', 1): -0.77474989495710211, ('2.651.1', 2): -0.86323623213606371, <text:soft-page-break/>('2.951.51', 2): -0.56436953648747679, ('2.781.14', 2): -0.85482511369035696, ('2.81.01', 1): -1.0964974803189953, ('2.250.88', 0): -0.50060370310422853, ('1.980.79', 2): -0.46276108001558147, ('1.670.47', 2): -0.30827545396800515, ('1.090.09', 2): -0.045201219457449517, ('2.110.77', 2): -0.50031932346064589, ('2.691.24', 2): -0.6224919043650583, ('2.81.17', 2): -0.89900934720986769, ('2.00.7', 1): -0.45874342547907332, ('2.471.26', 2): -0.22693185822314785, ('2.861.02', 2): -1.1597704273823173, ('2.971.66', 0): 0, ('2.931.45', 0): -0.56233879608990056, ('2.770.99', 1): -1.0901965890925285, ('2.740.81', 2): -1.338994438925359, ('1.460.42', 0): -0.10196202016711668, ('1.820.6', 1): -0.38914398860908289, ('2.310.64', 1): -0.96031874792564598, ('2.220.94', 1): -0.60496829314166467, ('1.760.48', 0): -0.40095483991769942, ('2.080.83', 1): -0.31841714266797699, ('2.81.14', 1): -0.94126336880228278, ('2.640.86', 2): -1.224874227787963, ('2.030.62', 1): -0.55983433241291869, ('1.90.69', 2): -0.25184879412827277, ('2.841.35', 1): -0.55393692286698382, ('2.571.26', 0): -0.32367277083998142, ('2.860.71', 1): -1.5535959145713649, ('1.80.66', 0): -0.32172789399197488, ('2.280.94', 1): -0.66070076428176849, ('2.791.02', 0): -1.1403434111017758, ('1.540.41', 0): -0.18766819369170154, ('1.280.27', 1): -0.03658901766174659, ('2.521.21', 0): -0.48604053307769957, ('2.230.94', 2): -0.45194271587704882, ('2.190.94', 2): -0.61112981427325219, ('2.731.42', 1): -0.33418823114414542, ('2.470.61', 1): -1.1912214686555171, ('2.640.91', 1): -1.1095983607740358, ('2.521.04', 2): -0.75002721240643044, ('1.950.57', 0): -0.55326995556884428, ('2.590.91', 0): -0.99208295685895542, ('2.991.54', 1): 0.0, ('2.590.99', 0): -0.86689091653355121, ('2.470.71', 0): -1.0509564700945948, ('2.621.28', 2): -0.66743957582931523, ('2.430.97', 2): -0.67215377121170539, ('2.791.24', 0): -0.6751409505617344, ('2.590.89', 1): -0.98648773216427943, ('2.190.83', 2): -0.47903844995134537, ('2.411.05', 2): -0.5854198546896483, ('2.841.26', 1): -0.8636027315601853, ('1.520.34', 2): -0.24797609927819025, ('2.31.06', 1): -0.25992538137923632, ('2.931.07', 2): -1.2879430338261051, ('2.210.95', 0): -0.39296877485468479, ('2.851.43', 2): -0.6291944050886531, ('2.931.55', 1): -0.42940853521054984, ('2.680.58', 0): -1.4815807434412875, ('2.60.98', 1): -0.96047628098542459, ('2.511.21', 0): -0.31855886688844898, ('2.070.78', 2): -0.63433006888355126, ('2.931.61', 2): -0.4381310593074737, ('2.180.68', 0): -0.78030036957857263, ('2.951.23', 1): -1.0484073015669335, ('2.40.91', 1): -0.67221092533519311, ('2.881.41', 1): -0.64206220978794626, ('2.670.88', 2): -1.1433405902406606, ('1.70.59', 1): -0.28786048707381889, ('2.150.92', 1): -0.31796756440556706, ('2.341.07', 0): -0.52729933147814301, ('2.050.76', 2): -0.33983127918208228, ('2.831.42', 2): -0.79443865597415841, ('1.430.3', 1): -0.19609101492953029, ('2.821.52', 0): -0.31008115305112383, ('2.81.02', 2): -1.2120090752981301, ('2.421.03', 0): -0.40648098519872577, ('1.670.48', 1): -0.34535461142137885, ('2.861.42', 1): -0.85355574376537202, ('1.530.39', 2): -0.15846872907569018, ('2.71.37', 1): -0.46966616261647481, ('2.791.39', 2): -0.6235920272849429, ('2.651.29', 1): -0.70013114713099944, ('1.480.43', 0): -0.082989541473752398, ('2.261.05', 2): -0.25333056513620239, ('2.861.05', 1): -1.1452022389796161, ('2.10.7', 1): -0.72960974588311212, ('2.10.86', 0): -0.61384182262295406, ('1.480.36', 0): -0.16177087422072667, ('2.861.15', 0): -1.1615143057577724, ('2.530.95', 2): -0.95098910058240882, ('1.910.77', 0): -0.22299085328833088, ('2.671.16', 0): -0.77182306234790021, ('2.811.36', 1): -0.47845644935897008, ('2.060.88', 1): -0.27491730198566589, ('2.360.95', 2): -0.51869088698928523, ('2.160.89', 1): -0.59067105041817669, ('2.460.75', 2): -1.0774105467046884, ('2.30.93', 2): -0.57145015886124995, ('2.581.03', 0): -0.79791107171894904, ('1.590.43', 0): -0.18166984065203534, ('2.00.67', 2): -0.50032741342106724, ('1.650.51', 0): -0.23626957046349312, ('1.50.39', 0): -0.15689442116566835, ('2.280.97', 2): -0.66527270182495835, ('1.650.52', 2): -0.24037665171826655, ('2.681.06', 1): -0.99095100886158272, ('2.561.31', 0): -0.31418313508229112, ('1.740.59', 2): -0.31506561000251687, ('1.410.36', 0): -0.066385001991372664, ('2.040.92', 0): -0.13444225193699152, ('1.750.58', 1): -0.20876839813127129, ('2.280.88', 2): -0.68917771172358266, ('2.971.56', 0): -0.42412005240191397, ('2.220.76', 1): -0.71173622143874304, ('2.430.98', 1): -0.69245496007715346, ('2.020.7', 1): -0.45478795387474702, ('2.621.1', 1): -0.67397848601159283, ('2.40.93', 2): -0.70388423251328092, ('3.01.68', 0): 0, ('2.060.94', 1): -0.1701112489218341, ('2.381.16', 0): -0.30024590188040723, ('1.280.28', 2): -0.011366842140583373, ('2.611.38', 0): -0.28828087522385942, <text:soft-page-break/>('2.921.3', 2): -0.75138958956646096, ('2.931.56', 2): -0.37662203780402587, ('2.421.11', 1): -0.3200995944438243, ('2.940.36', 2): -2.0535828971881944, ('1.690.57', 1): -0.13132168433759425, ('2.361.05', 1): -0.33916405666988375, ('2.81.43', 1): -0.67156554625250708, ('2.291.03', 0): -0.38639117924469391, ('2.911.32', 1): -0.73156358599877835, ('2.980.9', 2): 0, ('1.190.15', 0): -0.12440933560620543, ('2.311.11', 2): -0.26956570754409759, ('2.531.06', 0): -0.69148175834982195, ('2.591.08', 2): -0.71970667797873711, ('2.090.91', 1): -0.24146043765790334, ('1.820.63', 1): -0.42682690463314693, ('1.970.67', 1): -0.4043953317283191, ('2.581.08', 0): -0.78002149532329978, ('2.440.84', 2): -0.89287051074542745, ('1.910.66', 1): -0.40576858490639583, ('2.811.08', 0): -1.1171318379997908, ('2.680.37', 1): -1.769943560093679, ('2.71.34', 2): -0.54312642399489153, ('1.70.62', 1): -0.16889161086887894, ('2.891.34', 2): -0.98563971489012825, ('2.621.26', 0): -0.68951168339676805, ('2.911.1', 2): -1.2898001325502142, ('2.671.3', 1): -0.68962539798794209, ('2.561.08', 1): -0.71972070516633213, ('2.140.92', 1): -0.30121038123961902, ('2.470.98', 0): -0.75430243760252114, ('1.620.5', 2): -0.2345035952567032, ('1.730.62', 2): -0.25674112732415433, ('2.51.26', 2): -0.30765713113539089, ('1.80.55', 0): -0.3827281693829121, ('2.891.15', 0): -1.0926423435303716, ('1.660.53', 2): -0.13500986584553185, ('1.770.52', 1): -0.37785839153596323, ('1.630.56', 1): -0.071468928329163656, ('2.631.08', 2): -0.79367023717685248, ('2.531.17', 2): -0.63326494003807654, ('2.891.05', 1): -1.245478676387213, ('2.611.19', 0): -0.69997450263220307, ('2.461.18', 2): -0.47881881024746331, ('2.740.9', 0): -1.278410654477582, ('2.921.46', 0): -0.770880824394646, ('2.461.19', 1): -0.44000394597699594, ('2.350.83', 1): -0.82273779639114197, ('1.880.58', 0): -0.43002402077138002, ('2.911.46', 2): -0.56958266576273786, ('1.650.45', 0): -0.25088168050678178, ('2.650.93', 2): -1.0947842408468014, ('2.180.79', 1): -0.59777936716654545, ('2.220.75', 1): -0.68747723843543107, ('2.541.25', 0): -0.30924944950026745, ('2.771.16', 0): -0.86680060492766253, ('2.561.3', 2): -0.30408007398381159, ('2.831.16', 0): -1.0166790343790177, ('1.830.73', 0): -0.14321506751659815, ('2.651.11', 1): -0.73136866693739533, ('2.751.46', 1): -0.31021939210134603, ('1.160.14', 2): -0.080997168549013746, ('2.550.96', 1): -0.93943830578369336, ('2.671.14', 0): -0.78897373464760012, ('1.820.58', 0): -0.37404794538491193, ('1.970.71', 2): -0.46055019712576073, ('2.941.27', 1): -1.0290995962161107, ('2.010.83', 0): -0.40651562691952675, ('1.740.62', 0): -0.25782541809534004, ('2.431.2', 2): -0.32250340162588598, ('2.791.1', 2): -1.1209504159616324, ('2.881.18', 2): -1.2203293853826056, ('2.941.53', 2): -0.42477183328812262, ('2.761.41', 0): -0.48367105179783199, ('2.190.99', 1): -0.35343257687833035, ('2.190.64', 2): -0.82416658171773238, ('2.050.86', 2): -0.20705321224770087, ('2.560.92', 2): -0.91512805588537327, ('2.961.48', 2): -0.54658663095246474, ('2.941.26', 0): -1.021141513905758, ('2.590.96', 1): -0.89678590175650919, ('2.641.32', 0): -0.51632849562896732, ('2.761.39', 1): -0.56656332839032397, ('1.520.39', 1): -0.34389711404851292, ('1.840.61', 0): -0.26783388682277515, ('2.881.33', 0): -0.87397247325690641, ('2.280.74', 1): -0.71961266240547828,</text:p>
      <text:p text:style-name="P1"><text:s/>('2.891.33', 1): -0.97791163684676319, ('2.120.88', 1): -0.39699604500689578, ('2.931.58', 2): -0.3834599712537014, ('1.270.2', 1): -0.1428716332450321, ('2.641.37', 2): -0.28400183915872945, ('1.890.6', 0): -0.4288021026264065, ('2.241.01', 1): -0.2740732758160267, ('1.830.57', 2): -0.41725230454984724, ('1.920.56', 0): -0.53414404884233369, ('1.50.41', 2): -0.12048782068886896, ('2.831.36', 2): -0.91381376594208774, ('1.270.17', 1): -0.11396741950388962, ('1.630.55', 2): -0.092529228738150143, ('2.291.0', 2): -0.4789139647557169, ('2.531.18', 1): -0.61408755123578251, ('1.570.38', 0): -0.26332693782080258, ('2.951.59', 0): -0.38380586389934052, ('2.381.06', 2): -0.54234995722344914, ('2.610.75', 0): -1.0354669144461224, ('2.681.04', 1): -0.9457018055897819, ('1.550.44', 1): -0.35838109823129843, ('2.911.49', 1): -0.52702723072949331, ('2.391.12', 0): -0.29869892890469485, ('2.70.82', 1): -1.2660385673828991, ('2.130.88', 0): -0.61376093042454893, ('2.991.5', 2): 0.0, ('1.930.74', 2): -0.25112239045082396, ('2.320.97', 2): -0.50607559267783042, ('2.250.96', 1): -0.54592210291553922, ('2.040.93', 1): -0.11503392936431436, ('2.290.97', 2): -0.42232632416078175, ('1.380.34', 0): -0.047984808770302936, ('1.150.12', 1): -0.11385192459693207, ('2.941.05', 2): -1.3934315813107667, ('1.250.15', 1): -0.12330690998099089, ('1.880.66', 0): -0.44534179382024086, ('2.130.73', 2): -<text:soft-page-break/>0.57813683305829866, ('2.441.05', 0): -0.66482839422803941, ('2.350.99', 0): -0.6122225493861867, ('2.641.1', 1): -0.81186595309252041, ('2.160.86', 0): -0.65727821990227497, ('2.070.95', 2): -0.14474927266825141, ('2.270.97', 1): -0.42576362510573418, ('2.941.24', 2): -1.1088386394898251, ('2.51.04', 1): -0.71154381986909176, ('2.791.31', 2): -0.59774789233296666, ('1.410.35', 1): -0.082815093050821367, ('2.871.29', 2): -0.80580374548598177, ('2.80.97', 1): -1.2766386335343445, ('2.590.78', 1): -1.0961780944305897, ('2.970.95', 0): 0, ('2.981.18', 1): 0, ('2.050.81', 1): -0.3108170632839487, ('2.040.51', 2): -0.75087437371112442, ('2.380.89', 1): -0.68986616857424299, ('1.920.82', 0): -0.10850063461727548, ('2.620.9', 1): -1.116819814989672, ('1.30.27', 1): -0.10875468140303479, ('2.380.99', 0): -0.52523741279145697, ('2.491.25', 1): -0.32319227151936664, ('2.461.21', 1): -0.33253522239930444, ('2.951.3', 2): -1.0108439412755557, ('2.951.14', 1): -1.1229168003916912, ('2.991.26', 2): 0, ('1.840.71', 1): -0.16023276920725091, ('2.681.28', 2): -0.79733369447339597, ('2.81.51', 1): -0.34797565497111954, ('1.810.65', 2): -0.17484867112554633, ('2.441.14', 2): -0.57228501898594386, ('2.410.98', 0): -0.58697843028552599, ('1.380.33', 1): -0.059158100928377338, ('1.490.4', 1): -0.30530668001833905, ('1.470.36', 1): -0.14824355202289557, ('2.611.25', 2): -0.6774145186695657, ('2.951.44', 1): -0.63429908840224247, ('1.890.61', 2): -0.46171644603202872, ('2.890.72', 1): -1.6535879855049662, ('2.461.07', 1): -0.65813712933719715, ('1.980.82', 0): -0.33133253063497026, ('2.831.31', 1): -0.98310232570958112, ('2.00.74', 2): -0.42282361244119621, ('1.910.49', 1): -0.6172871370664671, ('2.241.04', 1): -0.24345454371066932, ('2.190.86', 2): -0.67179404526923914, ('2.831.21', 0): -1.0863268810990938, ('2.961.46', 2): -0.51965755112462408, ('1.820.68', 0): -0.32884054397872303, ('2.341.1', 1): -0.43557669935463772, ('2.731.26', 0): -0.67457106695480451, ('1.40.33', 2): -0.2500352132874149, ('2.681.07', 2): -0.96849755069692656, ('2.370.69', 1): -1.0191204318469198, ('2.581.16', 0): -0.7105858298893909, ('2.791.31', 0): -0.5984961646917023, ('2.060.75', 0): -0.48513202570639868, ('1.850.61', 2): -0.36037671723252784, ('2.010.38', 2): -0.86063576125877961, ('1.390.36', 1): -0.054198733025153961, ('2.431.14', 0): -0.58975095595287763, ('2.861.58', 0): -0.31775572571783367, ('1.790.65', 1): -0.35415849982872527, ('1.30.21', 1): -0.13122817634028591, ('2.561.03', 0): -0.7427105804060764, ('1.670.53', 2): -0.41879229753526082, ('2.580.97', 1): -0.75895122198780751, ('2.491.16', 2): -0.55693611482592487, ('2.370.93', 0): -0.65137212416401302, ('2.641.2', 2): -0.66634760623950051, ('2.381.0', 1): -0.57571784249629288, ('1.770.59', 0): -0.36561296496916551, ('2.841.34', 1): -0.66920780242307321, ('2.270.94', 2): -0.36362606180427648, ('2.881.54', 1): -0.35696071016472164, ('1.430.41', 1): -0.060390529881360649, ('2.51.07', 2): -0.70726038621457499, ('2.761.16', 2): -0.87444119415261823, ('2.351.0', 0): -0.53133443364889454, ('2.921.49', 1): -0.77052366599280508, ('2.310.97', 1): -0.59858840691335191, ('2.951.2', 1): -1.024617918147025, ('2.351.06', 2): -0.45209605727929381, ('2.360.98', 2): -0.47627136771102041, ('2.971.35', 2): 0, ('1.610.48', 2): -0.39116248395217834, ('1.920.69', 0): -0.52694175762908468, ('2.10.76', 1): -0.49812109466527937, ('2.491.26', 2): -0.25691602102781996, ('1.580.49', 2): -0.28990303701030018, ('2.981.58', 0): 0.0, ('2.341.13', 0): -0.30592102152181122, ('2.250.9', 2): -0.72717341188906526, ('2.831.06', 0): -1.0850512706320556, ('1.040.03', 1): -0.018943619022772539, ('2.521.29', 1): -0.29259706781164985, ('2.651.05', 0): -0.86811207538291713, ('1.760.57', 1): -0.44172134514343797, ('1.820.57', 1): -0.41451036101801964, ('2.411.0', 2): -0.48294700998140239, ('2.060.59', 2): -0.73525770567413318, ('2.671.38', 2): -0.32993891249984425, ('2.890.92', 0): -1.4203207111994107, ('2.611.22', 1): -0.68121409413567668, ('2.521.15', 2): -0.68153229041372676, ('2.951.47', 2): -0.5415278802631518, ('2.381.12', 0): -0.42941618179730534, ('2.321.11', 0): -0.27978532996163574, ('1.190.13', 0): -0.11317521010123772, ('2.641.22', 1): -0.70349275014041546, ('2.931.39', 2): -0.58334833840915601, ('2.761.07', 0): -1.0178300848807682, ('1.980.77', 0): -0.5612715776393975, ('2.321.01', 1): -0.51778273685231091, ('2.561.24', 0): -0.6450254754447533, ('1.820.72', 1): -0.15314783833778897, ('2.40.85', 0): -0.80455461020021612, ('2.621.32', 0): -0.43723270965092825, ('2.040.77', 2): -0.59533206513746439, ('2.030.77', 0): -0.44759518377754703, ('2.821.38', 0): -0.67460642458513675, ('2.671.11', 0): -0.80706664935247019, ('2.251.0', 1): -0.55610416290618081, ('2.761.36', 0): -0.67147178504218286, <text:soft-page-break/>('2.251.01', 1): -0.46299602647940569, ('1.960.65', 2): -0.45973954408549822, ('1.950.77', 2): -0.44548884846885678, ('2.311.03', 2): -0.65240775646283, ('2.41.15', 1): -0.34997734631863164, ('1.850.66', 1): -0.4506577355605712, ('2.270.89', 1): -0.52366751362245689, ('2.761.16', 0): -0.82798612263374483, ('2.550.69', 1): -1.2796317884637196, ('2.460.29', 2): -1.4935621958754872, ('2.591.16', 2): -0.71866617245991726, ('2.851.3', 1): -0.75665069423752618, ('2.491.19', 1): -0.53906278561394338, ('1.220.15', 2): -0.11740477869463324, ('2.751.35', 1): -0.46500791346083653, ('1.570.44', 2): -0.18975915298359936, ('2.730.89', 2): -1.2280089228064586, ('2.40.71', 1): -0.96822075242900496, ('2.990.69', 1): 0, ('2.190.61', 0): -0.8814577498270989, ('2.71.02', 0): -0.85551240751085267, ('2.491.09', 0): -0.6790644250091965, ('2.30.9', 2): -0.55382146601966342, ('2.240.92', 1): -0.41516977381773151, ('2.741.15', 2): -0.94243853294956659, ('2.651.21', 2): -0.79728551347370169, ('2.150.88', 2): -0.37667005117896724, ('2.611.27', 1): -0.53703503054629298, ('2.911.4', 2): -0.63201938084674314, ('2.130.93', 0): -0.41218220528435867, ('2.451.13', 2): -0.33877809721220337, ('2.430.43', 2): -1.3543326530555129, ('2.841.47', 1): -0.38122040156195586, ('2.921.22', 0): -1.100468901097801, ('1.660.44', 1): -0.31356624121777515, ('2.290.84', 2): -0.71644629188420561, ('1.370.31', 0): -0.22397708263453867, ('2.60.78', 0): -1.1430872010453366, ('2.821.46', 0): -0.38332033439231894, ('2.650.91', 1): -0.94561955954416743, ('1.990.77', 2): -0.28948447849165848, ('2.671.01', 0): -0.98482335497208029, ('2.771.28', 2): -0.8805754528215104, ('2.10.75', 2): -0.58287444062210869, ('2.561.28', 2): -0.44385654268983682, ('2.81.38', 0): -0.80494678242735018, ('2.821.3', 1): -0.69591200946658094, ('1.460.33', 1): -0.28094099088658153, ('2.761.44', 0): -0.44500003454941345, ('2.490.7', 2): -1.1994934316775225, ('1.210.16', 1): -0.14158037496451492, ('2.220.8', 0): -0.6607808528955732, ('2.370.84', 1): -0.81745649123599828, ('1.130.09', 0): -0.076507894437097684, ('1.790.49', 1): -0.48621301675373185, ('2.441.18', 2): -0.38743438253914586, ('2.631.26', 1): -0.56021785562119064, ('2.631.3', 2): -0.37113056780643344, ('2.971.48', 0): -0.65313119591534496, ('2.280.7', 2): -0.76986126529600463, ('2.50.6', 2): -1.263821091195245, ('2.581.03', 2): -0.81600669038640339, ('1.790.59', 0): -0.43691458719848769, ('2.530.6', 2): -1.2925338446062882, ('2.641.21', 2): -0.63266835032964808, ('2.020.81', 2): -0.22521552024327149, ('2.290.69', 1): -0.91948285436889277, ('2.231.04', 0): -0.20767449160409951, ('2.691.28', 1): -0.59417132573358589, ('2.321.02', 2): -0.47403545023427851, ('2.750.99', 0): -1.1504225003378723, ('2.760.88', 2): -1.3044562524022816, ('2.20.87', 0): -0.39189796215151235, ('1.750.61', 1): -0.15047970036018446, ('2.481.18', 0): -0.30987236607553198, ('2.471.1', 0): -0.60401123319792827, ('2.721.36', 0): -0.38851071077569382, ('2.581.23', 2): -0.62687149662778263, ('1.730.51', 1): -0.32663319897894405, ('2.251.02', 2): -0.45442405177809619, ('2.861.22', 0): -1.0752521509586248, ('1.840.69', 2): -0.16251482288052632, ('2.150.66', 2): -0.79192427639369312, ('2.911.52', 2): -0.44525040133980792, ('1.240.16', 0): -0.10955311949366753, ('1.70.52', 1): -0.42116482599835714, ('2.711.34', 1): -0.73779270641154093, ('2.980.99', 2): 0, ('2.120.92', 0): -0.33404210761421887, ('2.741.27', 1): -0.86328460262878537, ('1.720.59', 0): -0.1372829161889246, ('1.020.02', 2): -0.047095055639000336, ('2.71.39', 2): -0.35626011153609599, ('1.370.24', 1): -0.19314118956244561, ('2.551.28', 0): -0.33079704700324569, ('2.371.0', 1): -0.63089881545436954, ('1.70.41', 1): -0.39914796634317906, ('1.980.63', 0): -0.50918726350682841, ('2.651.26',</text:p>
      <text:p text:style-name="P1"><text:s/>1): -0.70946529163909522, ('2.070.6', 0): -0.73061043447572405, ('2.41.04', 0): -0.68365516760154099, ('1.250.21', 1): -0.15731475026573147, ('1.860.74', 2): -0.18453740657001916, ('2.270.75', 2): -0.83695247125515582, ('1.360.29', 1): -0.16256391727878464, ('1.520.47', 2): -0.12652756461992973, ('1.660.47', 2): -0.21076740205055552, ('2.290.83', 1): -0.60547880733269566, ('2.641.05', 0): -0.8758056935608115, ('1.640.52', 0): -0.36125818963501755, ('2.921.13', 2): -1.0918860980921845, ('2.851.32', 2): -0.73379345695679776, ('2.070.85', 0): -0.54324734716728018, ('2.771.27', 1): -0.79876322265011657, ('2.461.27', 2): -0.26733905402416858, ('2.641.15', 1): -0.58950296518246004, ('1.850.58', 0): -0.43104811759109862, ('2.851.24', 0): -0.87452238613285349, ('1.770.68', 1): -0.10228663896480371, ('2.651.2', 0): -0.64789056169917814, ('2.490.8', 1): -0.99531747972826501, ('2.610.69', 0): -1.3546772307207537, ('2.461.11', 2): -0.68435737452130785, ('2.210.85', 1): -<text:soft-page-break/>0.49689364832381805, ('2.891.06', 1): -1.1680954101833652, ('2.210.89', 1): -0.34272897057297164, ('2.50.9', 1): -0.89268531020806186, ('2.150.86', 2): -0.39791775128222839, ('3.01.46', 1): 0, ('2.310.73', 0): -0.87829307301327419, ('2.770.96', 1): -1.2480373480423672, ('2.961.37', 1): -0.66415913280931005, ('2.61.17', 0): -0.58247175147001906, ('2.320.83', 1): -0.72878760742513904, ('2.181.02', 1): -0.20254510189749148, ('2.651.19', 0): -0.78032993112300297, ('2.040.81', 0): -0.60451836078830179, ('2.591.26', 2): -0.62857271756855049, ('2.00.31', 1): -0.91301706518332748, ('1.730.52', 2): -0.37269456694681447, ('2.791.07', 2): -1.0734595155963165, ('1.760.66', 1): -0.19876174813181394, ('1.280.24', 1): -0.16218006280326336, ('1.340.23', 0): -0.1807429422050483, ('2.891.02', 2): -1.3544491083033185, ('2.521.24', 2): -0.46219572872298464, ('2.230.97', 0): -0.42099069476214906, ('2.350.84', 0): -0.67808384437955083, ('1.890.58', 0): -0.46818035209068409, ('2.651.37', 0): -0.36043815979960769, ('2.451.15', 2): -0.40977322475549177, ('2.991.57', 1): 0.0, ('2.740.99', 0): -1.0823940169867814, ('2.391.03', 1): -0.46575011849481152, ('2.610.99', 2): -0.93324502262117326, ('2.370.8', 2): -0.86221243111235812, ('2.891.46', 0): -0.85199704946880783, ('2.551.22', 2): -0.60315003448797211, ('2.310.94', 0): -0.66176166283421678, ('2.371.02', 0): -0.65446918166386159, ('2.741.16', 1): -0.95091985323415162, ('2.711.45', 1): -0.30617420177035187, ('2.370.71', 2): -0.92113204234408963, ('2.831.54', 2): -0.38897244351409715, ('2.521.08', 1): -0.72626183719810899, ('2.851.46', 0): -0.56627700212347287, ('2.781.38', 0): -0.49024666040876447, ('2.710.96', 2): -1.1367603217945697, ('2.891.27', 1): -0.91554910542670986, ('1.910.81', 2): -0.14824972964255109, ('2.281.06', 0): -0.39696927460115983, ('2.791.2', 2): -0.94272757818632669, ('2.080.76', 0): -0.48445837599233516, ('2.881.42', 1): -0.52381487555948381, ('2.831.51', 1): -0.44692770462278014, ('2.650.68', 1): -1.2992163003009096, ('2.341.02', 2): -0.68485147748169906, ('2.730.96', 2): -1.2056894153145057, ('2.831.41', 0): -0.77631688185688918, ('2.491.0', 2): -0.73505545598488253, ('2.951.51', 1): -0.52868370973964784, ('2.81.01', 0): -1.1085976574403951, ('2.760.99', 2): -1.2378248932319382, ('2.611.02', 1): -0.91414258769705536, ('1.670.47', 1): -0.30834237742982706, ('2.060.92', 2): -0.19402581081820744, ('1.710.62', 1): -0.13708068272540438, ('2.261.06', 0): -0.26508105746545424, ('2.861.02', 1): -1.2484298437421466, ('2.931.45', 1): -0.56659045828082766, ('2.890.7', 0): -1.5984524936297151, ('2.10.89', 2): -0.50105352719863316, ('2.921.54', 1): -0.60662440100436543, ('2.060.9', 0): -0.17277654739859541, ('2.20.8', 2): -0.5098786036296431, ('2.220.94', 0): -0.61550346226402175, ('1.760.48', 1): -0.4393589627875818, ('2.080.83', 0): -0.31716989701488812, ('2.180.89', 0): -0.40507048328847722, ('2.030.62', 0): -0.60391541509513103, ('2.221.01', 0): -0.3777488534972589, ('2.460.76', 0): -0.82076947354272767, ('2.850.97', 2): -1.3312911303141892, ('1.580.41', 0): -0.29805856255588398, ('1.80.66', 1): -0.32830737722500841, ('2.180.99', 1): -0.21452332205825367, ('2.280.94', 0): -0.63417266604805012, ('2.191.01', 2): -0.26707303861292608, ('1.590.53', 2): -0.064317451119654173, ('1.280.27', 2): -0.034712631935812449, ('2.340.88', 2): -0.76959942395455461, ('2.851.29', 1): -0.75766264324849941, ('2.861.13', 2): -1.1825626929393176, ('1.790.46', 0): -0.49740981987137806, ('2.050.89', 0): -0.19736611248276853, ('2.731.42', 0): -0.31678051852374933, ('2.351.03', 2): -0.47977099358184089, ('1.670.51', 0): -0.39504532509932017, ('2.991.54', 2): 0, ('2.411.15', 0): -0.43187289273630619, ('2.691.3', 1): -0.42002754279868892, ('2.81.37', 0): -0.88105249072152103, ('2.430.97', 1): -0.73399348343809512, ('2.590.89', 0): -1.0898177680148244, ('2.411.05', 1): -0.59294639391651194, ('2.971.0', 1): 0, ('2.860.98', 1): -1.2861419019873719, ('2.921.0', 0): -1.3411768967529465, ('1.890.79', 2): -0.13197535589077042, ('2.931.55', 0): -0.40278022815971476, ('2.621.32', 2): -0.45724662302745755, ('2.591.05', 1): -0.87191901415178508, ('1.690.54', 1): -0.18002621802309704, ('2.380.96', 2): -0.62730924949811695, ('2.010.68', 1): -0.51237252251076093, ('2.541.09', 2): -0.52915740251966126, ('2.911.31', 1): -0.63555770020709035, ('2.341.14', 1): -0.25572251054568296, ('2.881.41', 2): -0.80837929281763288, ('2.770.73', 1): -1.4240070762563557, ('1.90.69', 0): -0.27369747315234488, ('1.70.59', 0): -0.29102082133809365, ('2.150.92', 0): -0.30810994595597119, ('1.620.43', 0): -0.2778262211483507, ('2.421.03', 1): -0.62347739534866575, ('2.190.69', 2): -0.6412793532775497, ('2.371.16', 1): -0.27376342642899171, ('2.861.42', 0): -0.86096302661984736, ('2.71.37', 0): -0.48956277673222048, ('2.791.39', 1): -0.61463914773604877, <text:soft-page-break/>('2.651.29', 0): -0.71451220283327765, ('1.480.43', 1): -0.080353448269755073, ('2.571.1', 0): -0.5581991523207932, ('2.671.0', 1): -0.84612088374413053, ('1.640.49', 0): -0.39318143542936107, ('2.10.7', 2): -0.66230720827979295, ('2.10.86', 1): -0.61620726647337132, ('1.360.24', 2): -0.1666080232268268, ('1.480.36', 1): -0.16232537094449645, ('2.220.87', 0): -0.66872711944677055, ('2.560.96', 0): -0.94134691608099064, ('1.640.59', 1): -0.056606053472013342, ('2.811.36', 0): -0.46521416090996776, ('2.51.23', 0): -0.40543683299752742, ('2.170.79', 1): -0.61782647184898809, ('1.570.41', 2): -0.21001331785940541, ('1.770.51', 1): -0.36170577458609238, ('2.831.0', 0): -1.1351580653789908, ('1.440.32', 0): -0.12384504872571135, ('2.521.28', 2): -0.32804993076421224, ('1.820.59', 2): -0.37609742625878989, ('2.040.76', 1): -0.64697488293346894, ('1.630.42', 0): -0.29218988428923781, ('2.921.41', 2): -0.80833862043082416, ('2.561.31', 1): -0.32929122674550371, ('1.760.53', 2): -0.31954839883348207, ('1.40.38', 0): -0.048641378338524451, ('2.00.74', 0): -0.44655477192672316, ('1.750.58', 2): -0.21776383620916603, ('2.070.59', 2): -0.7338082365487606, ('2.971.56', 1): -0.43008643305179051, ('2.220.76', 0): -0.70315655203427085, ('2.581.15', 1): -0.70136924669109324, ('2.621.1', 0): -0.72767342939777035, ('2.40.93', 1): -0.7021420066604277, ('2.651.12', 1): -0.79126429306965806, ('1.830.63', 2): -0.40490519813196096, ('2.791.25', 2): -0.82049516811430734, ('2.561.1', 1): -0.73042612051123812, ('2.610.88', 0): -1.0666787235835582, ('2.671.11', 2): -0.79561433777091417, ('1.970.74', 0): -0.44534627355397705, ('2.590.41', 0): -1.5608558104364159, ('2.140.75', 2): -0.58297035546119813, ('2.361.05', 0): -0.37180062345805986, ('1.190.17', 0): -0.079906441306403064, ('1.940.63', 1): -0.48961172158432226, ('2.50.87', 0): -0.96114612059805626, ('2.150.63', 0): -0.80359881041749359, ('1.870.66', 0): -0.22345129038643663, ('2.560.77', 1): -1.1013237411503118, ('1.930.73', 2): -0.23520974481365081, ('2.731.1', 2): -1.0078515177696683, ('2.981.47', 2): 0.0, ('2.91.09', 0): -1.2080894088771774, ('2.090.91', 0): -0.22676887327424905, ('1.820.63', 2): -0.43499876281176475, ('1.980.63', 2): -0.53668981134305016, ('2.721.17', 2): -0.81506228605097064, ('1.910.66', 0): -0.41061584473035428, ('2.581.26', 2): -0.54358806958734329, ('2.030.85', 0): -0.24737975714291058, ('2.460.81', 2): -1.0276376187140259, ('2.811.43', 2): -0.46031159070717154, ('2.81.24', 2): -0.87856528153777824, ('2.250.63', 1): -0.8365574455725725, ('2.891.34', 1): -0.93155056980006112, ('2.960.77', 2): -1.692835156616596, ('2.671.3', 2): -0.71717281692517554, ('2.320.52', 0): -1.0963059784970461, ('1.430.34', 2): -0.29728890697094174, ('2.160.37', 0): -1.0690283561308538, ('1.350.28', 2): -0.099233796584650591, ('2.561.08', 2): -0.74893216686008457, ('1.730.62', 1): -0.25204387472607526, ('1.10.06', 1): -0.052761751268622314, ('2.451.18', 0): -0.38901931528336098, ('2.891.15', 1): -1.1006062546996902, ('2.010.76', 0): -0.55798359788718355, ('1.770.52', 2): -0.34127291225965883, ('1.630.56', 0): -0.11406272013626402, ('2.30.96', 2): -0.4172313070851692, ('2.531.17', 1): -0.61693601941992293, ('2.891.05', 0): -1.2904817577486032, ('2.611.19', 1): -0.68498520736344193, ('2.921.46', 1): -0.78260737606410979, ('2.461.19', 0): -0.4490418715754394, ('2.270.78', 2): -0.57551409506978379, ('2.680.89', 2): -1.1512466416504414, ('2.911.46', 1): -0.572055870257551, ('1.610.37', 2): -0.35232442663065006, ('2.130.87', 2): -0.57639799620646692, ('2.650.93', 1): -1.1328825420813091, ('2.81.24', 0): -0.83853712079005183, ('2.851.28', 2): -0.66097830894095944, ('1.830.73', 1): -0.13499911756803645, ('1.880.63', 2): -0.33652947533449273, ('2.410.83', 2): -0.8377079100639705, ('2.651.11', 2): -0.75272968093453729, ('2.741.03', 2): -1.0647828358082307, ('1.160.14', 1): -0.080237341808635024, ('2.490.92', 0): -0.81488054114567587, ('2.550.96', 0): -0.73181796019798651, ('2.980.98', 1): 0, ('1.940.74', 1): -0.42756597992170409, ('1.820.58', 1): -0.40867112599741778, ('2.961.42', 0): -0.7663800870544929, ('1.940.8', 1):</text:p>
      <text:p text:style-name="P1"><text:s/>-0.18551508870466027, ('2.010.83', 1): -0.41582764909768083, ('2.991.49', 0): 0.0, ('1.740.62', 1): -0.24880470536950944, ('2.411.19', 0): -0.32122072097197762, ('2.881.13', 2): -1.1123367853038999, ('2.671.06', 0): -0.86558744233118223, ('2.641.29', 1): -0.54811392016597293, ('2.741.01', 1): -1.0997085138131071, ('2.341.15', 0): -0.22201865954463743, ('1.690.5', 2): -0.29882444245980561, ('2.160.97', 2): -0.34770872939426051, ('2.590.96', 0): -0.98868770300778175, ('1.30.24', 1): -0.15454724402515721, ('2.871.47', 2): -0.41382515817422316, ('2.821.35', 2): -0.71788921138132888, <text:soft-page-break/>('2.461.22', 1): -0.33298776230652577, ('1.650.44', 0): -0.24382259597565226, ('2.641.32', 1): -0.43658063354350635, ('2.211.05', 0): -0.17683380933431703, ('2.320.92', 1): -0.47874161506894219, ('1.360.33', 1): -0.078382404524018248, ('2.71.12', 0): -0.82735723616021228, ('2.120.88', 0): -0.41901403122088271, ('2.210.98', 0): -0.26051125957994031, ('2.50.85', 0): -0.92915305106421953, ('1.420.3', 1): -0.14796621150691835, ('1.270.2', 0): -0.14182956459800533, ('2.840.3', 1): -2.0134148649406169, ('2.921.57', 0): -0.44126143122753125, ('2.340.82', 0): -0.80166233189461156, ('2.461.04', 1): -0.61060083179484004, ('2.831.36', 1): -0.93790813157930419, ('2.470.76', 0): -1.0202555021398316, ('2.771.01', 1): -1.0617722651854373, ('1.970.58', 0): -0.58764748598501448, ('1.620.48', 1): -0.20380294550487132, ('2.291.0', 1): -0.45900287372768939, ('2.831.49', 2): -0.505358207845789, ('2.731.23', 2): -0.72289344712940751, ('1.530.45', 1): -0.10946740778804043, ('2.591.3', 2): -0.50265357081979134, ('2.941.27', 2): -0.95187561206098392, ('1.550.44', 0): -0.35716201776662182, ('2.81.5', 0): -0.31606183376873492, ('2.81.49', 1): -0.3925687963584894, ('2.130.88', 1): -0.62610238261298057, ('2.581.13', 2): -0.67527555641530657, ('2.421.13', 0): -0.44364707400644426, ('2.981.31', 1): 0.0, ('2.831.54', 0): -0.29665128111471045, ('2.931.5', 1): -0.60673612863981563, ('2.611.3', 2): -0.47691027213250825, ('2.290.97', 1): -0.44242835770195021, ('1.790.66', 1): -0.30856974439260598, ('2.430.74', 1): -1.0474434905857937, ('1.150.12', 2): -0.11471989530613028, ('2.561.06', 2): -0.7605603460896867, ('2.81.33', 2): -0.7799350680410615, ('1.460.38', 1): -0.27620969132802442, ('2.060.85', 2): -0.34087237088466088, ('1.950.47', 0): -0.72947909755906792, ('2.350.99', 1): -0.55480365050103853, ('2.931.48', 0): -0.55425084640306366, ('2.981.55', 0): 0.0, ('2.871.39', 0): -0.56105382419200522, ('1.440.39', 1): -0.052418376992003808, ('2.270.97', 0): -0.41354983624462999, ('2.931.59', 0): -0.35627608563410262, ('1.510.33', 2): -0.26019486846940171, ('2.51.04', 0): -0.69782448587242185, ('2.80.97', 0): -1.2787925334814898, ('2.590.78', 0): -1.169357228402323, ('2.981.18', 0): 0, ('2.460.97', 0): -0.8112736456509293, ('2.560.39', 0): -1.4891784435118105, ('2.430.64', 2): -1.0810993839138412, ('2.881.22', 0): -0.97906663270219285, ('2.040.89', 1): -0.27163480458307487, ('2.951.13', 1): -1.1864357472433713, ('1.30.27', 2): -0.099011602522236272, ('2.481.15', 2): -0.36665885039478463, ('2.491.25', 0): -0.29904297437769201, ('2.461.21', 2): -0.33224043888571803, ('1.920.81', 2): -0.14530191324158209, ('1.840.71', 0): -0.17207752440523458, ('2.681.28', 1): -0.76221313927536583, ('1.740.6', 2): -0.31042513330561872, ('2.861.54', 2): -0.46276997717741192, ('2.770.8', 0): -1.3817949681169437, ('2.340.85', 2): -0.71229983381808082, ('2.961.08', 1): -1.3187765445058621, ('2.611.35', 0): -0.28781726688269516, ('2.380.95', 0): -0.6601134614657036, ('1.890.71', 0): -0.47488700194480604, ('1.490.4', 0): -0.2969425404757845, ('1.760.54', 1): -0.38905801791043526, ('1.470.36', 0): -0.14053991053430739, ('1.970.8', 0): -0.30789350386195913, ('2.480.77', 0): -1.0784713930645047, ('2.611.25', 1): -0.68363359159002912, ('2.951.44', 0): -0.67252501987872959, ('1.890.61', 1): -0.42736942535696093, ('2.461.07', 2): -0.5722201711680438, ('1.980.82', 1): -0.33599790873237645, ('1.10.07', 0): -0.0625726059611591, ('2.961.54', 0): -0.46530747773889797, ('2.781.29', 0): -0.6548162442334774, ('2.561.23', 2): -0.65466718186534145, ('2.281.11', 2): -0.18528014418654168, ('2.370.79', 1): -0.77686767239034515, ('1.830.39', 1): -0.6307825104034761, ('1.80.51', 1): -0.41756942293488336, ('2.381.03', 2): -0.54456140946822174, ('1.980.75', 0): -0.52868297472615133, ('2.771.05', 0): -1.0937093131077205, ('2.370.69', 0): -1.0467760155307959, ('2.691.29', 2): -0.59738975885142898, ('1.950.72', 0): -0.51662541174276433, ('1.930.79', 2): -0.20434845924668071, ('2.41.16', 1): -0.3670014361251896, ('2.190.91', 0): -0.64499616328471743, ('1.850.61', 1): -0.37936513346953515, ('2.270.86', 1): -0.61349106733389169, ('2.870.29', 1): -2.0566291937230292, ('2.861.58', 1): -0.32668283404453879, ('1.790.65', 2): -0.35893597224848151, ('2.711.17', 0): -0.73982314940329308, ('2.50.92', 0): -0.7758903828654381, ('2.51.17', 2): -0.55584531433551898, ('2.491.16', 1): -0.57238064562593083, ('1.030.01', 2): -0.026441616442923553, ('1.570.49', 0): -0.11877701900630622, ('2.941.26', 1): -1.0670637492883024, ('2.630.94', 0): -1.0181755821440766, ('2.381.0', 0): -0.59647161803236304, ('2.951.32', 2): -0.94508139743816044, ('2.451.05', 2): -0.64281445775275847, ('2.711.26', 0): -0.78612125885993256, ('1.770.39', 2): -0.54947789619953014, ('2.380.94', 0): -0.56424456778773457, ('2.130.94', 2): -<text:soft-page-break/>0.36762451948063923, ('2.921.49', 0): -0.76417129319690524, ('1.040.02', 2): -0.024596088238090494, ('2.370.64', 2): -1.00974056046587, ('2.951.2', 2): -1.0763217993182685, ('1.650.48', 0): -0.20159223642016072, ('1.80.54', 1): -0.41320018255737445, ('2.650.81', 0): -1.2435400968756245, ('2.511.22', 2): -0.30640805378339586, ('2.010.57', 1): -0.69105630433599496, ('2.560.87', 1): -0.89839901371263609, ('2.971.35', 1): 0, ('2.71.22', 0): -0.73120129239031328, ('2.10.76', 0): -0.41406821976762764, ('2.110.82', 0): -0.42965516042539664, ('1.580.49', 1): -0.29345076349348687, ('2.661.2', 2): -0.60947210757751635, ('2.341.13', 1): -0.29863958976098948, ('2.250.9', 1): -0.69990182591404626, ('2.831.06', 1): -1.2527217047284471, ('1.040.03', 2): -0.018087052754367602, ('2.621.03', 0): -0.85651070466553736, ('2.370.87', 1): -0.7946077796419736, ('1.740.52', 1): -0.3311936042697825, ('1.760.57', 2): -0.43359289912023857, ('1.820.57', 0): -0.42324728625697744, ('2.981.57', 0): 0.0, ('2.340.92', 0): -0.63296439967589113, ('2.220.81', 2): -0.61339492857779632, ('2.791.16', 1): -0.84373697467228836, ('2.621.06', 0): -0.84373345470763506, ('2.280.83', 1): -0.70683167816954029, ('2.641.22', 0): -0.69813835216332099, ('1.980.77', 1): -0.56203822199056719, ('2.310.86', 0): -0.73764931570024006, ('2.321.01', 0): -0.51772444858067757, ('2.821.26', 2): -0.58525644552118605, ('1.940.75', 2): -0.38081921966112597, ('2.621.32', 1): -0.47593382443092069, ('1.420.34', 0): -0.16534043682466887, ('1.750.62', 1): -0.14866329198856629, ('1.40.37', 1): -0.070826512628324831, ('2.561.12', 0): -0.69116731589820801, ('2.981.5', 0): 0.0, ('1.980.56', 0): -0.63995535875201603, ('2.561.24', 1): -0.62536194612829277, ('2.821.05', 1): -1.1678109328362747, ('2.520.8', 2): -1.1286385313475003, ('2.251.01', 0): -0.45922856408294477, ('2.460.89', 0): -0.91683814669228947, ('2.320.99', 0): -0.53705031538413384, ('2.41.15', 2): -0.40553311540206666, ('2.71.19', 1): -0.70310045646551922, ('1.780.61', 0): -0.19946541716984456, ('2.71.12', 2): -0.78238685015230636, ('1.70.51', 1): -0.41009400924397099, ('2.240.77', 0): -0.6904968840923722, ('2.250.77', 2): -0.76758878736799807, ('2.841.32', 0): -0.54702072586239703, ('1.40.28', 0): -0.19831318307142146, ('2.330.78', 0): -0.81495320499993651, ('1.840.68', 1): -0.2305510730033129, ('1.220.15', 1): -0.11456217778651046, ('2.751.35', 0): -0.4780952769164441, ('1.670.59', 0): -0.1681289740113926, ('2.541.03', 0): -0.7380753586394071, ('2.350.95', 2): -0.50830613654489842, ('1.750.63', 2): -0.24004117699904115, ('2.090.75', 2): -0.52797631105539633, ('2.620.99', 2): -0.95651581084847492, ('2.410.78', 0): -0.97086617676651676, ('2.651.21', 1): -0.83566988634341088, ('2.00.7', 2): -0.39420490856706869, ('2.921.25', 1): -1.0513710203136182, ('2.921.35', 1): -0.81531209218573053, ('2.130.93', 1): -0.43381313088559237, ('2.040.58', 2): -0.72150799466736837, ('2.841.17', 0): -0.99603267027778986, ('2.921.22', 1): -1.0845568387880118, ('2.91.47', 0): -0.54323990121230614, ('2.641.02', 2): -0.99452852786467472, ('1.250.16', 0): -0.10801060257512565, ('2.991.33', 1): 0, ('2.010.54', 2): -0.66134542054869616, ('2.830.99', 1): -1.192965709600615, ('2.771.28', 1): -0.91036636848192587, ('2.731.2', 1): -0.77382634116866378, ('2.821.3', 0): -0.66074920665083292, ('2.180.92', 1): -0.39529728936869551, ('2.410.85', 1): -0.84512329535538055, ('1.310.26', 2): -0.19138028777860577, ('2.931.6', 0): -0.3705421008640537, ('2.370.84', 2): -0.82460370823703344, ('1.130.09', 1): -0.08190197994323993, ('1.740.51', 2): -0.34218008108384157, ('2.210.86', 1): -0.39116097561846869, ('2.611.2', 1): -0.69495537095936444, ('2.481.03', 1): -0.67889572945535392, ('2.811.04', 1): -1.1535122797364878, ('2.691.28', 2): -0.43606033194927668, ('2.871.53', 1): -0.39504282397333501, ('2.040.84', 2): -0.50314031387139635, ('2.20.87', 1): -0.42012052873911659, ('1.750.61', 2): -0.1920122455343323, ('2.481.18', 1): -0.32690450530214682, ('2.471.1', 1): -0.59026035834546853, ('2.591.23', 0): -0.63747256822187148, ('2.770.85', 2): -1.302961848616661, ('1.730.51', 0): -0.31612890089040552, ('2.230.49', 0): -1.080725980851458, ('1.760.65', 1): -0.24326163329433784, ('2.311.06', 2): -0.50259822848207536, ('1.340.26', 2): -0.24282782242963666, ('2.861.17', 2): -1.0734290087955154, ('2.891.56', 2): -0.45564632615781175, ('2.370.76', 1): -0.89103809474114237, ('1.760.59', 2): -0.43747161791679801, ('1.240.16', 1): -0.10320311536168043, ('2.861.34', 0): -0.92264090535986021, ('2.410.88', 0): -0.74591981708061483,</text:p>
      <text:p text:style-name="P1"><text:s/>('2.160.92', 2): -0.58649759510702726, ('2.50.93', 1): -0.814835999150338, ('2.120.92', 1): -0.23817908237082747, ('2.10.65', 1): -0.58002898651773105, ('1.720.59', 1): -0.17747810212895954, <text:soft-page-break/>('2.971.2', 2): 0, ('2.470.99', 1): -0.66111477950374609, ('1.940.55', 2): -0.61525087433254688, ('1.370.24', 0): -0.19653979925186593, ('2.891.41', 2): -0.87414903961697132, ('2.551.27', 0): -0.375461789631164, ('2.871.46', 1): -0.56672610331146833, ('2.41.04', 1): -0.65045056326183914, ('1.250.21', 0): -0.15145243759348656, ('2.190.81', 2): -0.54897005912067265, ('2.390.97', 2): -0.52789850909803149, ('2.711.3', 2): -0.84540399466697524, ('2.941.33', 0): -0.85698591479405695, ('1.060.05', 1): -0.059367217867170648, ('2.851.28', 1): -0.78145786147795038, ('2.681.17', 2): -0.80166526560196982, ('1.640.52', 1): -0.36584066201800336, ('2.81.51', 2): -0.34451385611672258, ('2.070.85', 1): -0.54052973386330461, ('2.431.19', 0): -0.35871171674542124, ('2.670.82', 2): -1.1928852532788345, ('1.520.44', 0): -0.27109448663385727, ('2.641.15', 0): -0.64306031644633177, ('2.030.68', 2): -0.55811335392899797, ('2.851.56', 0): -0.33649988512843976, ('2.431.06', 0): -0.70984423449600975, ('2.721.12', 0): -0.85856245593796621, ('2.831.44', 2): -0.71789521049629046, ('1.770.68', 0): -0.12157298996997465, ('2.881.53', 0): -0.38521685105285736, ('2.240.29', 1): -1.2487223992379775, ('2.461.11', 1): -0.65769682087481529, ('2.441.15', 2): -0.53372406055341237, ('2.20.92', 0): -0.43388075877352777, ('2.951.36', 0): -0.79168581452306708, ('2.730.89', 1): -1.219764163915378, ('2.590.83', 2): -1.0985304539178296, ('1.920.73', 0): -0.50800679980805452, ('2.721.36', 2): -0.39525642632174512, ('2.261.03', 2): -0.32372636157584966, ('2.931.46', 1): -0.56508311746231921, ('2.531.11', 0): -0.73154041752744048, ('2.770.96', 0): -1.2229163609149396, ('2.711.23', 2): -0.8255691347822226, ('2.791.48', 1): -0.32957412293631283, ('2.651.19', 1): -0.75686860068046646, ('2.680.96', 1): -0.97412215639162292, ('2.381.06', 1): -0.56513737607551662, ('2.771.36', 0): -0.76827280070619464, ('2.860.72', 0): -1.5314401786998038, ('2.280.99', 2): -0.64966557574353956, ('2.490.64', 2): -1.1454018309206782, ('1.760.66', 2): -0.1926793992638475, ('1.280.24', 0): -0.16036920396288734, ('2.80.67', 0): -1.5061391163805058, ('2.731.12', 1): -0.94630209460670389, ('2.631.28', 2): -0.41912453316751341, ('2.310.79', 1): -0.79075892423699945, ('1.530.39', 1): -0.20470946103210871, ('2.651.37', 1): -0.3153913009792858, ('2.981.48', 0): 0.0, ('1.960.69', 1): -0.2825618081411308, ('2.991.57', 0): 0.0, ('2.060.83', 0): -0.40908799527393791, ('2.411.12', 2): -0.50289932768009094, ('2.160.63', 0): -0.79718895750603291, ('2.891.46', 1): -0.82799784539675059, ('1.850.68', 0): -0.41087238603429654, ('2.120.9', 2): -0.30552765079285826, ('2.711.45', 2): -0.29535111311815626, ('2.510.91', 1): -0.91346254518944392, ('2.711.03', 2): -0.99858788775093499, ('2.521.08', 2): -0.69286154268096634, ('2.851.46', 1): -0.57359591457905534, ('2.530.77', 0): -1.0574606709451746, ('2.891.27', 0): -0.9695588937843741, ('2.811.17', 0): -0.91102413931291337, ('2.070.73', 0): -0.52865186729370972, ('2.881.42', 0): -0.63971861657340523, ('1.730.5', 1): -0.34931632240278815, ('2.861.07', 1): -1.0783070285390819, ('2.431.23', 0): -0.22044100580305354, ('2.230.64', 1): -0.83590244915178791, ('3.01.16', 1): 0, ('2.681.36', 0): -0.52600564557963958, ('2.591.19', 2): -0.71134568198622705, ('2.090.66', 2): -0.65882307024916931, ('2.951.51', 0): -0.57529927629441546, ('1.950.7', 1): -0.52062957479887562, ('2.441.2', 2): -0.28837390930108392, ('2.611.02', 2): -0.94255385081705811, ('1.670.47', 0): -0.33337090135553088, ('2.931.49', 1): -0.51065204135179987, ('2.060.92', 1): -0.21693703033621647, ('2.830.92', 2): -1.1670465444870741, ('2.81.17', 0): -0.93401225464797011, ('2.150.83', 2): -0.42982138605909664, ('2.381.15', 2): -0.27420285800638772, ('2.861.02', 0): -1.1991618504944883, ('2.931.45', 2): -0.59079708259611963, ('2.571.05', 0): -0.75096624293321113, ('2.10.89', 1): -0.50415818726453021, ('1.460.42', 2): -0.09915298325321073, ('1.480.35', 1): -0.18552573936064118, ('2.060.9', 1): -0.18934417112588839, ('2.30.88', 2): -0.56406140873954536, ('1.760.48', 2): -0.45269520499564414, ('2.180.89', 1): -0.4320263568472677, ('2.221.01', 1): -0.3853593642510087, ('2.10.56', 0): -0.76027170765469287, ('2.581.33', 0): -0.32472158128380241, ('2.180.99', 0): -0.24819043860617737, ('2.991.44', 2): 0.0, ('2.710.9', 0): -1.0658928461709876, ('1.590.53', 1): -0.089108798978350764, ('2.530.97', 2): -0.86345211896593288, ('2.521.21', 2): -0.49371241178016434, ('2.561.32', 1): -0.34129075811677084, ('2.050.89', 1): -0.18058102603443374, ('1.730.65', 1): -0.1336880961503169, ('1.790.54', 0): -0.32188853751337554, ('2.860.25', 2): -2.0679166559181308, ('1.610.43', 1): -0.30176640584996189, ('2.411.15', 1): -0.43943184599524238, ('2.971.55', 1): -0.042605532667151599, ('2.430.97', 0): -0.72886327345776181, <text:soft-page-break/>('2.941.42', 0): -0.71218115175586783, ('2.791.24', 2): -0.63877911743549176, ('1.920.65', 1): -0.39449499551460671, ('2.841.38', 1): -0.65473516301461954, ('2.411.05', 0): -0.5666164579042976, ('2.520.98', 0): -0.76603016088053844, ('2.741.23', 0): -0.86194128877483855, ('1.420.38', 1): -0.084060819352789293, ('2.210.95', 2): -0.42663029384358864, ('2.190.7', 2): -0.73463600975768506, ('1.970.65', 0): -0.44576381823292238, ('2.821.18', 1): -1.0244744229900964, ('1.690.54', 0): -0.1955259341553259, ('2.361.08', 2): -0.32324586140019074, ('1.890.69', 2): -0.47201566454182492, ('2.010.68', 0): -0.49501372190396759, ('2.911.31', 0): -0.86380124280272719, ('2.621.25', 2): -0.68543912582292288, ('2.311.14', 1): -0.22867635631719796, ('1.90.69', 1): -0.25267780718407085, ('2.731.4', 0): -0.41903039311872531, ('2.821.23', 2): -0.8995387954001911, ('1.620.43', 1): -0.19896316641307654, ('2.341.07', 2): -0.51320937686976764, ('2.030.73', 2): -0.55506583095536133, ('2.671.25', 1): -0.56404021287958939, ('1.650.58', 2): -0.097022025547857535, ('1.680.57', 2): -0.20102494933706475, ('2.421.03', 2): -0.63256902180548857, ('2.060.88', 0): -0.25672197536884039, ('2.981.55', 2): 0.0, ('2.791.39', 0): -0.61482799767260565, ('2.991.16', 2): 0, ('1.850.69', 2): -0.38479622402430702, ('1.480.43', 2): -0.08286616079228204, ('1.640.49', 1): -0.39301639146654543, ('2.561.06', 1): -0.78116015926378368, ('2.290.95', 1): -0.48852996497250378, ('1.480.36', 2): -0.18291933552875433, ('1.070.04', 0): -0.04542388575628873, ('2.920.83', 1): -1.4829220248918082, ('1.680.63', 2): -0.060327555764768143, ('1.910.77', 2): -0.23627471368972908, ('2.50.96', 2): -0.72177743501451219, ('2.51.23', 1): -0.38390486331799628, ('1.770.51', 0): -0.367695770092411, ('1.630.53', 2): -0.1159495785520579, ('1.440.32', 1): -0.16015144540156637, ('2.30.93', 0): -0.54014668984486613, ('1.50.39', 2): -0.1252197458275815, ('1.650.52', 0): -0.22797298019108844, ('2.921.41', 1): -0.81996526638595713, ('2.841.48', 2): -0.42643906425390976, ('2.561.31', 2): -0.33715482043233769, ('2.210.84', 2): -0.51872449478799221, ('2.240.97', 2): -0.37109950860332258, ('2.00.74', 1): -0.45709546223225189, ('2.551.3', 0): -0.32067538587920918, ('1.980.34', 1): -0.83313022822567495, ('2.40.93', 0): -0.73698113424957268, ('2.51.2', 0): -0.55112334436270904, ('2.651.12', 0): -0.85065538567518961, ('1.830.63', 1): -0.38819244888762711, ('1.310.23', 2): -0.216546137144741, ('2.640.97', 2): -1.0572169154677917, ('1.280.2', 1): -0.18308140165553174, ('2.331.03', 0): -0.47447051061394518, ('2.980.81', 1): 0, ('1.780.65', 1): -0.17570874501982173, ('1.970.74', 1): -0.43863686799391488, ('2.661.19', 0): -0.64197263610493227, ('1.890.53', 0): -0.55152958167909527, ('1.740.65', 1): -0.11507869789194194, ('2.671.01', 2): -0.94463223774305061, ('2.91.42', 0): -0.59941163442078915, ('2.921.02', 1): -1.2787429207185288, ('2.921.62', 1): -0.30491002134697442, ('1.960.81', 1): -0.15958136053674507, ('2.531.06', 2): -0.68804528341194504, ('2.981.47', 1): 0.0, ('1.570.4', 1): -0.21810129138417061, ('2.761.22', 2): -0.74461884009332846, ('2.340.76', 0): -0.86423331179856999, ('2.671.26', 2): -0.64213355682225215, ('1.710.58', 0): -0.28687256319816201, ('2.541.19', 1): -0.35673903531700757, ('2.641.31', 1): -0.57081276133893777, ('2.251.09', 1): -0.17347141516912154, ('2.030.85', 1): -0.27841682876935869, ('2.460.81', 1): -0.91429830287004243, ('2.320.91', 1): -0.5768451806169459, ('2.250.63', 2): -0.94865361796511105, ('2.891.34', 0): -0.9964747671108396, ('2.120.85', 2): -0.38033322087965193, ('2.741.45', 0): -0.35886704577122397, ('1.430.34', 1): -0.29745281349320241, ('2.891.07', 2): -1.2833930641278422, ('2.551.17', 1): -0.66685981874071942, ('1.350.28', 1): -0.07845717962207098, ('2.551.08', 2): -0.74395275716774667, ('1.960.8', 1): -0.19921689696308409, ('2.760.91', 2): -1.3151394087211568, ('1.730.62', 0): -0.24928017565049043, ('2.871.05', 0): -1.2252763969400524, ('2.190.7', 0): -0.687730350302447, ('2.010.76', 1): -0.54873870487447474, ('1.960.77', 0): -0.26409923533750118, ('2.620.91', 1): -0.9079826737397455, ('1.240.21', 1): -0.11748103940698268, ('1.860.63', 0): -0.40284212856955076, ('2.611.19', 2): -0.70182688846307562, ('1.530.44', 1): -0.15315438938971854, ('2.661.26', 0): -0.54108229456683066, ('1.880.58', 2): -0.39147340777145667, ('2.911.46', 0): -0.64158544547792462, ('2.391.11', 1): -0.29198169348621039, ('2.130.87', 1): -0.57191216867414418, ('1.330.27', 0): -0.15124442265912774, ('2.921.18', 1): -0.9721329267686708, ('2.250.95', 0): -0.69105675199583583, ('1.10.06', 2): -0.052060187491654204, ('2.430.77', 1): -0.96893918960000325, ('1.150.11', 0): -0.12373611051598896, ('2.831.16', 2): -1.0552541542801204, ('2.781.28', 2): -0.68063717178068761, ('1.260.23', 2): -<text:soft-page-break/>0.044616450531286565, ('2.441.06', 1): -0.61743739700885381, ('2.420.99', 1): -0.54875906692287424, ('2.010.8', 2): -0.55461389885292511, ('2.741.22',</text:p>
      <text:p text:style-name="P1"><text:s/>1): -0.80986720910712751, ('1.160.14', 0): -0.072697270196703079, ('1.880.77', 2): -0.14907141547739203, ('2.220.86', 0): -0.54136316607880508, ('2.871.36', 2): -0.69911784645018915, ('1.940.74', 0): -0.41225445543283912, ('2.270.92', 2): -0.5220821737226784, ('1.510.36', 0): -0.20961223074743396, ('2.671.37', 1): -0.36125708638384635, ('2.51.09', 2): -0.66505660293438862, ('2.010.83', 2): -0.39335105804183551, ('2.991.49', 1): 0.0, ('2.460.73', 2): -1.0912941518714483, ('2.881.13', 1): -1.1150375151394525, ('2.671.06', 1): -0.90227201224397469, ('2.641.29', 2): -0.52007739742907266, ('2.761.41', 2): -0.46484505142389193, ('2.050.86', 0): -0.2101167829673381, ('2.380.86', 0): -0.70390593056372763, ('1.770.48', 2): -0.4138582467218539, ('2.560.41', 2): -1.5224189864725608, ('1.30.24', 0): -0.15560696888898853, ('2.460.94', 1): -0.80072027346298635, ('2.491.28', 2): -0.25999006528861429, ('2.461.22', 0): -0.32982705631489884, ('2.530.29', 2): -1.5967010013963989, ('2.641.32', 2): -0.48324866487611234, ('1.730.59', 1): -0.38728742632927182, ('2.240.89', 0): -0.51819907292842904, ('1.840.61', 2): -0.29785818451966634, ('2.881.33', 2): -0.8271566832997076, ('2.991.15', 1): 0, ('2.71.12', 1): -0.92383477143771064, ('2.210.98', 1): -0.25483167022444941, ('1.890.76', 2): -0.21692652632393147, ('2.931.58', 0): -0.41053676236093067, ('1.670.61', 1): -0.10621609686294624, ('1.970.7', 2): -0.43831938649430435, ('2.551.14', 2): -0.65482446228414148, ('2.280.62', 0): -0.96864138067601557, ('1.890.6', 2): -0.39978798265169813, ('2.951.49', 2): -0.51947217412880908, ('2.921.57', 1): -0.43023069796028474, ('1.720.51', 0): -0.23304414995323364, ('1.920.56', 2): -0.5511402141385503, ('2.461.04', 0): -0.67208855199020345, ('1.50.41', 0): -0.12746546060225009, ('2.831.36', 0): -0.90869921066513959, ('2.391.04', 2): -0.52900369946328585, ('2.540.77', 0): -1.1526485946865634, ('1.690.59', 0): -0.11000827911128647, ('1.620.48', 0): -0.19598185236283061, ('2.291.0', 0): -0.45889131733158328, ('2.61.25', 1): -0.39537821451586147, ('2.921.31', 2): -0.8590612612498485, ('2.551.33', 2): -0.27904007146262277, ('2.591.3', 1): -0.48711263017354334, ('2.831.57', 2): -0.34941268674403558, ('2.130.9', 0): -0.56196735701926348, ('2.160.72', 0): -0.63136996810554658, ('2.81.5', 1): -0.3490611995344442, ('2.010.59', 0): -0.63135192180581468, ('2.060.76', 1): -0.43983662476750146, ('2.931.5', 0): -0.60420610271531683, ('1.390.35', 0): -0.082602903761745602, ('2.290.97', 0): -0.41034750906460371, ('2.581.07', 2): -0.73760866289372384, ('2.91.4', 2): -0.75383878930533665, ('1.290.24', 0): -0.060719174871890692, ('1.880.66', 2): -0.45546317781649154, ('2.130.6', 1): -0.76672939563676934, ('1.460.38', 2): -0.28253052765825604, ('2.350.99', 2): -0.55827079558864223, ('2.290.75', 0): -0.84070882287118842, ('2.711.2', 0): -0.81148919490742732, ('2.951.31', 0): -0.84784898963179667, ('2.871.39', 1): -0.54301089402577185, ('1.440.39', 0): -0.060957107538469946, ('2.970.95', 2): 0, ('2.920.91', 1): -1.29791453915417, ('2.160.98', 1): -0.30405078900352805, ('2.160.75', 1): -0.72237024594683019, ('2.91.41', 1): -0.71690437695841813, ('1.610.4', 1): -0.30651683689919912, ('2.460.97', 1): -0.83442170212363675, ('2.441.23', 2): -0.2275301388789637, ('2.761.21', 1): -0.86765242980338497, ('2.040.89', 0): -0.24331628683261516, ('2.951.13', 0): -1.2295506062459509, ('2.711.37', 2): -0.58931631729912604, ('2.860.82', 0): -1.4093793949074012, ('1.80.5', 1): -0.45706166546567806, ('2.521.12', 2): -0.66682527402690905, ('2.581.2', 2): -0.68878792438969905, ('2.681.16', 0): -0.84334466086748372, ('1.80.61', 2): -0.39502802754747579, ('2.681.28', 0): -0.78632154092813611, ('2.520.27', 0): -1.5852614580624844, ('1.90.77', 1): -0.14230761478124945, ('2.611.35', 1): -0.27737831214888375, ('2.331.08', 1): -0.27572022843237171, ('2.410.98', 2): -0.6005398994530452, ('1.890.71', 1): -0.46258725596639527, ('1.760.54', 0): -0.39397597349706071, ('2.441.2', 0): -0.27406560572351257, ('1.970.8', 1): -0.30654098881319713, ('2.340.95', 2): -0.72871094559806926, ('2.611.25', 0): -0.68939714453538237, ('2.81.53', 2): -0.34942586291446498, ('1.890.61', 0): -0.45026110847641398, ('2.791.15', 1): -0.90249228885386334, ('2.650.89', 2): -0.99942013865599055, ('1.60.48', 0): -0.18913722964072596, ('2.190.86', 0): -0.68375884394066044, ('2.741.32', 2): -0.80006076766441148, ('1.820.68', 2): -0.33988775814113464, ('2.731.26', 2): -0.71639152379313331, ('2.821.41', 2): -0.56679658291482293, ('2.640.94', 0): -1.0949904305239857, ('2.961.03', 2): -1.3441816460213432, ('1.990.76', 2): -0.24274619361431096, <text:soft-page-break/>('2.470.86', 2): -0.91675829308840562, ('2.070.67', 0): -0.62877986298744482, ('2.581.29', 2): -0.38618459161138852, ('2.170.94', 2): -0.31526076141885251, ('2.581.16', 2): -0.67974727491664455, ('2.41.16', 0): -0.36068832866058692, ('2.060.75', 2): -0.41912581076726763, ('1.850.61', 0): -0.36243463022133598, ('1.470.43', 1): -0.047013208157840131, ('2.561.03', 2): -0.85768827662815872, ('2.881.09', 1): -1.1949164856713252, ('2.470.95', 2): -0.5956307247182121, ('2.491.16', 0): -0.55142487357864434, ('1.670.52', 2): -0.41254149740769464, ('1.570.49', 1): -0.10070579031021455, ('1.770.59', 2): -0.35970986727681098, ('2.561.23', 0): -0.64779956814992634, ('2.451.05', 1): -0.54215880040117459, ('1.860.68', 1): -0.42126139688247005, ('2.921.36', 1): -0.90310631865467528, ('2.351.0', 2): -0.59795653830583162, ('2.821.27', 1): -0.78962264644786051, ('2.921.21', 1): -0.99374017002227444, ('2.10.81', 2): -0.67599259244438548, ('2.150.77', 0): -0.48408434917031407, ('1.650.48', 1): -0.21819838725458857, ('2.311.14', 0): -0.23069497706167288, ('2.180.74', 0): -0.64626962360041929, ('1.890.46', 0): -0.65922099717644866, ('2.170.76', 2): -0.5510856016824166, ('2.560.87', 2): -0.99279086457334786, ('2.971.35', 0): -0.90283668594804989, ('2.180.81', 0): -0.51035669299935249, ('2.010.88', 1): -0.16236254607293937, ('2.851.27', 2): -0.84028856258062112, ('1.580.49', 0): -0.29113872574733218, ('1.590.44', 2): -0.1851058830623388, ('2.860.79', 2): -1.5806277354741276, ('2.250.9', 0): -0.72039951588546625, ('1.460.36', 2): -0.3213380523145043, ('2.831.06', 2): -1.0490179733951446, ('1.670.3', 0): -0.49323932774290929, ('2.911.26', 0): -0.92344570434700257, ('2.621.03', 1): -0.75630429660015652, ('2.370.87', 0): -0.7439452093815101, ('2.651.05', 2): -0.8862254890072554, ('2.681.29', 2): -0.70999123066444314, ('1.740.52', 0): -0.34051825011549675, ('2.340.92', 1): -0.67214989743627229, ('2.781.12', 1): -0.9863266335544596, ('2.521.15', 0): -0.70677645258387456, ('2.791.16', 2): -1.0004755264540441, ('2.171.0', 0): -0.19781632571945171, ('2.280.83', 0): -0.68827336741210421, ('2.711.44', 2): -0.29513748898485176, ('2.110.88', 0): -0.32129554064328941, ('2.310.86', 1): -0.74449969080731304, ('2.420.94', 1): -0.66543851224863249, ('2.220.36', 1): -1.1525041948668719, ('3.01.37', 0): 0, ('2.20.84', 1): -0.56309370892315147, ('1.420.34', 1): -0.16766710673009053, ('2.680.96', 0): -1.0409156054129503, ('1.750.62', 0): -0.16904359861333279, ('2.030.77', 2): -0.42005063311470908, ('2.471.2', 1): -0.39441061766473751, ('2.981.5', 1): 0.0, ('2.871.1', 2): -1.0923160033204276, ('2.961.21', 0): -0.98193076379135846, ('2.311.03', 0): -0.64462313593640419, ('2.71.19', 0): -0.71033846644888199, ('2.531.03', 2): -0.69065854497716406, ('1.70.51', 0): -0.41042229460727164, ('2.730.99', 1): -1.125584924949387, ('2.631.23', 1): -0.44589408700439614, ('1.40.28', 1): -0.18507885565548249, ('2.591.16', 0): -0.72114243042135695, ('1.220.15', 0): -0.11114800720807819, ('1.670.59', 1): -0.1638522616036619, ('1.710.38', 0): -0.46993433441182147, ('2.651.04', 1): -0.91755370827950944, ('2.120.83', 2): -0.37340524391996338, ('2.651.21', 0): -0.82123298411107892, ('2.41.03', 1): -0.59908761254559184, ('2.190.91', 2): -0.6315649586773302, ('1.640.41', 0): -0.35225356134501723, ('2.921.22', 2): -1.1027242369917558, ('1.060.06', 1): -0.036496033869420803, ('2.91.47', 1): -0.55023261246190924, ('2.250.68', 2): -0.8915783611538961, ('2.290.84', 0): -0.51074381425469406, ('1.640.51', 1): -0.40858013159784368, ('2.070.86', 1): -0.51331508069626919, ('2.830.99', 0): -1.2565137259566592, ('1.660.56', 0): -0.12885167544100229, ('2.771.28', 0): -0.92044369312088881, ('2.740.88', 1): -1.2342977022876709, ('1.520.43', 2): -0.30262976855802598, ('1.890.58', 2): -0.46885491701603949, ('2.81.38', 2): -0.82214159308354684, ('1.560.42', 0): -0.17652661604666925, ('2.180.92', 2): -0.4014298464012353, ('1.770.65', 2): -0.23629479805962156, ('2.941.3', 2): -0.94392503435127706, ('2.490.85', 0): -0.95745710831524145, ('2.441.18', 0): -0.41163602679954275, ('1.990.68', 1): -0.4196517023701829, ('2.210.86', 0): -0.49850837641496254, ('2.321.13', 1): -0.19393038755885453, ('2.260.95', 0): -0.4746892221799634, ('2.591.32', 0): -0.36359893955919581, ('1.450.37', 0): -0.13373141729368065, ('1.540.37', 1): -0.21393703272801229, ('2.020.81', 0): -0.28475621343066759, ('2.831.13', 2): -1.0515985898936901, ('1.830.74', 2): -0.089811273705758893, ('2.80.82', 1): -1.2934027116109943, ('2.511.14', 1): -0.39933329697852848, ('2.20.87', 2): -0.54424707293627372, ('2.70.98', 0): -1.1499464890905706, ('2.240.93', 0): -0.44159483424371476, ('2.471.1', 2): -0.64950872143455818, ('2.591.23', 1): -0.63299179600766775, ('2.671.19', 2): -<text:soft-page-break/>0.73457328160995117, ('2.661.11', 1): -0.74087464394088498, ('1.760.65', 0): -0.23738369658226871, ('2.861.22', 2): -1.0556863271292918, ('2.840.91', 2): -1.417188649225902, ('2.891.56', 1): -0.44421823380005931, ('1.470.42', 0): -0.063346946844464111, ('1.240.16', 2): -0.1082220173027673, ('2.861.34', 1): -0.87163654662930345, ('2.651.34', 1): -0.50728506397325868, ('2.220.75', 2): -0.68658498889555009, ('2.911.53', 2): -0.47969185587365959, ('2.991.52', 2): 0.0, ('2.830.72', 0): -1.5762285863978545, ('2.130.6', 0): -0.73908747642753247, ('1.60.43', 1): -0.22276860360628389,</text:p>
      <text:p text:style-name="P1"><text:s/>('2.891.41', 1): -0.88033970566792152, ('2.551.27', 1): -0.36487681650865456, ('1.360.34', 2): -0.037811985810407511, ('2.851.24', 2): -0.92666457171695216, ('1.250.2', 0): -0.16796007597565579, ('2.520.92', 2): -0.85980584595765175, ('1.060.05', 2): -0.059031201950341845, ('1.640.52', 2): -0.37069241028315375, ('2.070.85', 2): -0.55415547509284246, ('2.881.47', 2): -0.57413989224908657, ('2.431.19', 1): -0.33765866672622585, ('2.351.16', 2): -0.1937627834781373, ('1.520.44', 1): -0.27234297613073499, ('2.551.22', 0): -0.59698315714658534, ('2.741.21', 1): -0.81221757971126074, ('2.431.06', 1): -0.69123158745083746, ('2.461.26', 2): -0.24206515228829062, ('2.531.0', 0): -0.74234301679932879, ('2.611.11', 1): -0.8507154433991152, ('2.651.2', 2): -0.77455372932576516, ('2.911.27', 1): -0.97411642700968937, ('2.921.6', 1): -0.34452139448629449, ('2.951.39', 2): -0.6992556198980221, ('2.250.85', 0): -0.54981326883764681, ('2.790.99', 1): -1.2568671914170202, ('2.20.92', 1): -0.43862310131182747, ('2.190.64', 0): -0.77907481199178041, ('2.040.6', 0): -0.65899011636132709, ('2.711.38', 2): -0.54022837692954551, ('1.920.73', 1): -0.49942306634306788, ('2.150.86', 0): -0.37431190625388944, ('2.310.73', 2): -0.84868833417505607, ('2.931.46', 0): -0.53538944663503851, ('2.140.97', 1): -0.23045504972734634, ('2.10.9', 2): -0.46750047282306878, ('2.61.17', 2): -0.57624221995181146, ('2.130.78', 0): -0.49325400142711495, ('2.060.6', 1): -0.71088780851980438, ('2.791.48', 0): -0.3186525749484172, ('1.540.39', 0): -0.22017944759835431, ('2.991.29', 2): 0, ('2.651.19', 2): -0.7904723727984917, ('2.040.81', 2): -0.60442361751753904, ('2.871.33', 1): -0.77772257638986719, ('2.221.02', 1): -0.34298207719004553, ('1.70.3', 0): -0.53478137417420013, ('2.571.23', 0): -0.38571604825052408, ('2.771.36', 1): -0.78943253162214455, ('2.851.46', 2): -0.5532386902968065, ('2.981.61', 2): 0.0, ('1.410.32', 1): -0.091386807438453843, ('2.80.57', 2): -1.657589806183797, ('1.540.44', 0): -0.15759698680232492, ('1.340.23', 2): -0.18618985931729704, ('2.691.33', 0): -0.39906616762858726, ('2.521.24', 0): -0.46285907608439281, ('2.230.97', 2): -0.42290213890300876, ('1.680.6', 2): -0.10007805933006869, ('2.580.86', 0): -1.0499767488028924, ('2.651.37', 2): -0.34302791393115756, ('2.981.48', 1): 0.0, ('2.911.3', 2): -0.81243502280279845, ('2.711.32', 2): -0.63886407000356427, ('2.411.12', 1): -0.49818246755359286, ('2.160.63', 1): -0.74686714605290605, ('2.530.86', 0): -0.96162762406686986, ('2.991.23', 0): 0, ('2.240.91', 1): -0.35142001598230377, ('2.781.3', 2): -0.68704782023457589, ('2.530.77', 1): -1.1084360179599615, ('2.911.37', 2): -0.72680149748928424, ('2.971.02', 1): 0, ('2.881.16', 2): -1.0756910626067668, ('1.980.85', 2): -0.18032705333328419, ('2.350.81', 2): -0.79200715193652671, ('1.730.5', 0): -0.35676562655229416, ('2.861.3', 2): -0.90310870965715473, ('2.620.77', 0): -1.1439217624872051, ('2.341.02', 0): -0.67719145738388042, ('2.050.75', 2): -0.42507054925314069, ('2.240.86', 2): -0.59477452737896686, ('2.681.36', 1): -0.53686552383257435, ('2.591.19', 1): -0.66256743906735738, ('2.831.41', 2): -0.80876646627277171, ('1.80.49', 1): -0.47007576441932625, ('1.620.52', 2): -0.18364404790596031, ('1.950.7', 0): -0.52800436355948299, ('2.81.01', 2): -1.1930449543145401, ('2.931.32', 2): -0.77538569498954846, ('1.60.4', 1): -0.27741010409799022, ('2.060.92', 0): -0.1625748804521899, ('2.811.49', 2): -0.37656096614116336, ('2.81.17', 1): -0.88444510004166232, ('2.020.84', 1): -0.19252198399468598, ('2.261.06', 2): -0.26818457176431698, ('1.580.51', 2): -0.18332997818233501, ('2.10.89', 0): -0.50526623946516136, ('1.480.35', 0): -0.18678092810702093, ('2.080.76', 2): -0.333435667595744, ('2.160.73', 1): -0.63871388028852438, ('2.350.91', 1): -0.6447801926076242, ('1.880.78', 0): -0.14600710417043927, ('1.770.54', 2): -0.29975113173638179, ('2.221.01', 2): -0.37156140206827537, ('2.460.76', 2): -0.9984200448506203, ('2.581.33', 1): -0.26410062973927395, ('2.610.8', 2): -1.1530937240992833, ('2.280.94', 2): -0.66610183097141151, ('2.191.01', 0): -0.27286936260269523, ('1.590.53', 0): -0.059161193879153536, ('2.810.77', 0): -1.4211198630537865, ('2.561.32', 0): -0.30557452563335036, <text:soft-page-break/>('2.110.89', 0): -0.30458649503004886, ('2.351.03', 0): -0.51547483523932369, ('1.790.54', 1): -0.36191070292137245, ('2.00.77', 1): -0.39410958732747692, ('1.610.43', 0): -0.30615495713887969, ('2.971.55', 0): -0.034725345122525925, ('1.730.47', 0): -0.36145197947865226, ('2.00.65', 2): -0.53581656709515479, ('2.520.98', 1): -0.79998929517488826, ('2.570.87', 0): -1.0182905081303011, ('2.471.11', 0): -0.65068453719286112, ('2.921.0', 2): -1.3984598922169562, ('2.851.27', 1): -0.852199136414859, ('2.751.11', 0): -0.94232719357735983, ('1.890.79', 0): -0.12438015811670944, ('2.931.55', 2): -0.43198772680882364, ('2.471.06', 0): -0.67398506204367903, ('2.160.74', 2): -0.61969509385176968, ('2.941.46', 0): -0.71693183747757527, ('1.890.69', 1): -0.46891667257821529, ('2.291.06', 0): -0.32652956452820042, ('2.921.05', 1): -1.0808191879934594, ('1.870.65', 1): -0.32290139018898362, ('2.590.6', 1): -1.3515589970076993, ('2.670.98', 1): -1.0804465406369559, ('1.70.59', 2): -0.28754350974300491, ('2.651.39', 2): -0.31057604678931899, ('1.620.43', 2): -0.24068891839353002, ('2.621.35', 2): -0.32840726271886439, ('2.671.25', 0): -0.57002821534814796, ('2.851.14', 2): -1.1098333692245705, ('2.030.72', 2): -0.35131262382001793, ('1.70.63', 1): -0.1162894126154258, ('2.730.31', 0): -1.8461231255244812, ('1.680.57', 1): -0.19495034649524584, ('2.941.49', 1): -0.56323876127202732, ('2.821.02', 2): -1.270416804490482, ('2.030.86', 1): -0.25255220902711489, ('2.71.37', 2): -0.51110436758427713, ('2.541.04', 2): -0.79575809136411535, ('1.850.69', 1): -0.3828296576157712, ('2.020.79', 0): -0.29444496943780818, ('2.561.11', 1): -0.73978105267010297, ('2.120.65', 0): -0.71270950795652677, ('1.640.49', 2): -0.40442520476813704, ('2.230.85', 1): -0.57283779930636813, ('2.71.2', 2): -0.75939326065057056, ('1.070.04', 1): -0.039166080756834608, ('2.920.83', 2): -1.5028320194471607, ('2.50.96', 1): -0.85115332579836489, ('2.811.36', 2): -0.46223711426640635, ('2.250.88', 1): -0.52784955039190251, ('1.570.41', 0): -0.22155543382466278, ('2.010.75', 1): -0.54587946470617532, ('2.641.18', 0): -0.67152469927017433, ('2.30.93', 1): -0.40071575052576713, ('2.661.15', 2): -0.74752223214159297, ('2.871.5', 0): -0.43671129434710831, ('2.921.41', 0): -0.8357292314976088, ('2.841.48', 1): -0.43748156982983982, ('1.320.24', 1): -0.085673912241909192, ('2.040.64', 0): -0.61369225964891072, ('2.981.55', 1): 0.0, ('2.81.27', 1): -0.86936116035824318, ('2.951.18', 2): -1.0249871357156755, ('2.81.35', 2): -0.83644857802020911, ('2.890.77', 0): -1.5648077999622565, ('2.51.2', 1): -0.56497368522715308, ('1.830.63', 0): -0.388666966784535, ('2.220.64', 1): -0.87891218348350753, ('2.331.03', 1): -0.3509585587002127, ('2.490.95', 1): -0.78116075783909811, ('1.780.65', 0): -0.15671919512813123, ('2.350.86', 0): -0.75884964788461007, ('2.450.89', 0): -0.82961835905002801, ('2.461.2', 0): -0.40940435346331283, ('1.510.39', 2): -0.17824959797907636, ('2.140.75', 0): -0.58981150181310471, ('2.361.05', 2): -0.33374011925503211, ('2.671.01', 1): -1.0474763422655391, ('2.440.86', 0): -0.87249729311390278, ('2.941.54', 2): -0.43928674998375272, ('1.870.66', 2): -0.24289493647796531, ('2.490.74', 1): -1.0017942677772869, ('2.480.89', 1): -0.88700590419242609, ('2.981.47', 0): 0.0, ('2.340.76', 1): -0.88357798922279274, ('2.971.1', 0): 0, ('1.710.58', 1): -0.28658611464666905, ('2.631.36', 0): -0.27527196140686544, ('2.541.19', 2): -0.37470877684118659, ('2.490.87', 2): -0.97687083769883076, ('2.641.31', 0): -0.54302679262562892, ('2.581.26', 0): -0.54982315542159188, ('2.290.86', 1): -0.65992691991078856, ('2.251.09', 0): -0.22423045024389507, ('2.030.85', 2): -0.28651310316084055, ('2.460.81', 0): -0.98442158426202642, ('2.861.27', 2): -0.74553392451875555, ('2.320.91', 0): -0.67591651322559199, ('1.940.69', 1): -0.44522602263084732, ('2.960.77', 0): -1.6149417318866492, ('2.740.95', 0): -1.2183483806002637, ('1.430.34', 0): -0.29671905293524181, ('2.861.38', 2): -0.93143674048996949, ('2.551.17', 0): -0.68597963231958425, ('2.591.32', 1): -0.36188441224973039, ('1.960.8', 0): -0.16770155789076957, ('2.741.31', 0): -0.8244854925926991, ('1.720.56', 2): -0.19203558782271588, ('1.920.53', 0): -0.55971326615532146, ('2.671.42', 1): -0.34966800229001266, ('2.461.09', 2): -0.68139454662751286, ('2.451.18', 2): -0.30840989479573677, ('2.741.26', 0): -0.86525822846336375, ('2.190.7', 1): -0.72723458658883822, ('2.010.76', 2): -0.55970539448306467, ('2.40.79', 0): -0.90316120995564197, ('1.920.47', 1): -0.69432504853118926, ('2.310.64', 0): -1.0116817735259036, ('1.960.77', 1): -0.25820695053307163, ('2.620.91', 2): -1.0653935597555337, ('1.860.63', 1): -0.41294668551982106, ('1.530.44', 0): -0.151162408598604, ('2.531.23', 0): -<text:soft-page-break/>0.53803149380744442, ('2.741.17', 0): -0.92180141425546325, ('2.391.11', 0): -0.42518666357714785, ('1.610.37', 0): -0.3115431037023273, ('2.130.87', 0): -0.58012239580735514, ('1.330.27', 1): -0.15317272879255464, ('2.921.18', 0): -1.1119356332119745, ('2.851.37', 0): -0.71167395652908427, ('2.170.46', 2): -0.96938104429919025, ('2.440.46', 0): -1.3864890250177004, ('2.851.28', 0): -0.77747126389569832, ('1.880.63', 0): -0.35020659759555567, ('2.441.06', 0): -0.611329863329509, ('2.731.08', 0): -0.94371604388996699, ('2.110.9', 2): -0.29597967127744285, ('1.880.77', 1): -0.15929787988343536, ('2.130.62', 1): -0.77060834502818698, ('2.951.34', 2): -0.86764503933716552, ('2.220.86', 1): -0.54187384354539059, ('2.871.36', 1): -0.54909605815763418, ('1.510.36', 1): -0.20015420644075402, ('2.981.69', 0): 0, ('1.130.13', 1): -0.0073698484404374886, ('2.871.51', 0): -0.52527888981159554, ('2.881.13', 0):</text:p>
      <text:p text:style-name="P1"><text:s/>-1.090255707230966, ('1.940.62', 0): -0.47663631368586362, ('2.941.53', 1): -0.50345827119375708, ('2.961.38', 1): -0.58415382921360881, ('2.951.4', 2): -0.76943233131379296, ('2.320.84', 1): -0.72631362537053423, ('1.770.48', 1): -0.43584053724187516, ('2.250.8', 2): -0.73550214138917458, ('2.871.47', 0): -0.47419122419959198, ('1.80.6', 1): -0.37839456267092153, ('1.460.35', 0): -0.31737384598684276, ('2.841.35', 2): -0.75966612807261591, ('2.560.94', 0): -0.86536872207918802, ('1.730.59', 0): -0.39150226739628857, ('2.411.08', 0): -0.56122073329987876, ('1.160.1', 2): -0.080756164780595177, ('2.120.88', 2): -0.3895409551273073, ('2.230.92', 2): -0.43485613593037858, ('2.190.96', 2): -0.51879583796815631, ('1.890.76', 1): -0.21987381523937663, ('2.931.58', 1): -0.38350571197097466, ('1.760.51', 2): -0.32366022962499813, ('1.970.7', 1): -0.43661607749885123, ('1.270.2', 2): -0.14528986965262511, ('2.531.02', 2): -0.70932922923143171, ('2.921.57', 2): -0.42182415177837324, ('1.720.51', 1): -0.22006996330902842, ('2.930.77', 0): -1.5710831008248649, ('2.840.77', 2): -1.4604964253092942, ('1.50.41', 1): -0.13136225838719209, ('2.391.04', 1): -0.41298764748935884, ('1.970.58', 2): -0.62476690474256136, ('2.791.02', 1): -0.99354399686821526, ('2.891.49', 2): -0.70335118415203546, ('2.831.24', 0): -0.95154531286322608, ('1.520.36', 2): -0.26667947509596812, ('1.680.44', 1): -0.35454490966042207, ('2.731.23', 0): -0.73220348943095415, ('2.521.03', 1): -0.71527958568924177, ('2.851.41', 2): -0.59647215789679209, ('2.591.3', 0): -0.4933042832771074, ('2.130.9', 1): -0.59342826439044938, ('2.470.83', 0): -0.99561059482948089, ('2.160.72', 1): -0.6727506253560821, ('2.81.5', 2): -0.40233437561319108, ('2.581.13', 0): -0.7308008880418565, ('2.421.13', 2): -0.39102809538054012, ('2.791.34', 0): -0.6168067445656723, ('2.060.76', 0): -0.40342857002542415, ('2.611.3', 0): -0.48120826959607083, ('2.431.11', 0): -0.69070061180581011, ('1.270.18', 2): -0.10915242801822507, ('2.581.07', 1): -0.80948778924101605, ('2.561.06', 0): -0.78828299723992157, ('1.290.24', 1): -0.048662254713896999, ('2.960.7', 1): -1.7356564691087266, ('2.81.14', 2): -0.88556441339410574, ('1.270.23', 1): -0.13461777985179749, ('2.040.92', 1): -0.13241996826678509, ('2.741.08', 0): -1.0514898364976664, ('2.320.99', 2): -0.49488783127706043, ('2.611.09', 1): -0.7769846865432235, ('2.991.39', 2): 0, ('2.270.97', 2): -0.43670101227873498, ('1.920.8', 0): -0.17328899577303303, ('2.51.04', 2): -0.66630643744129725, ('2.050.89', 2): -0.21175473669892381, ('1.610.4', 0): -0.29962273282584279, ('2.460.97', 2): -0.79243602479966879, ('2.981.27', 1): 0.0, ('2.281.08', 0): -0.29983182835540373, ('1.760.43', 1): -0.45436549212816435, ('1.920.64', 0): -0.41085733661206925, ('2.330.88', 0): -0.59114622092029356, ('2.491.25', 2): -0.32090189309596007, ('2.230.78', 2): -0.6883156806933457, ('2.370.98', 1): -0.58449411490234393, ('1.80.61', 1): -0.3851229520840832, ('1.840.71', 2): -0.14627100024872935, ('2.280.91', 2): -0.66347527222686498, ('2.340.85', 0): -0.78706327187164504, ('1.90.77', 0): -0.12803816846131622, ('2.331.08', 0): -0.33137480238011729, ('2.860.87', 0): -1.4570002739204189, ('1.740.57', 2): -0.33012315042013907, ('1.470.36', 2): -0.13433848424874692, ('2.440.95', 0): -0.6955281389563821, ('2.060.56', 2): -0.72641746234165461, ('2.340.95', 1): -0.6831424049688728, ('1.490.33', 0): -0.25351150351182467, ('2.610.95', 0): -0.95349277719721648, ('2.951.44', 2): -0.63006976115646429, ('2.381.17', 0): -0.29479399064088557, ('2.791.15', 0): -0.92862493717389183, ('2.280.86', 2): -0.65087082922677486, ('2.961.54', 2): -0.45195486114879924, ('2.761.02', 0): -0.95404356534711598, ('2.310.85', 1): -0.72953178956885489, ('1.60.48', 1): -0.20706526961685939, <text:soft-page-break/>('2.190.86', 1): -0.68893983536914127, ('2.961.46', 1): -0.53713067690378269, ('1.420.37', 1): -0.11079640936657111, ('2.921.5', 2): -0.69397187435391516, ('1.790.69', 0): -0.15118819024846966, ('2.981.6', 1): 0.0, ('2.61.24', 0): -0.42860902277347229, ('2.070.67', 1): -0.61394291214478802, ('2.581.29', 1): -0.36773998743995134, ('1.520.28', 0): -0.32267078024555618, ('1.970.82', 2): -0.20794588390715102, ('2.951.24', 0): -1.1088578866015169, ('1.570.43', 1): -0.20416829911622011, ('2.921.65', 1): -0.36139040314557724, ('2.311.13', 2): -0.19276424733481756, ('1.270.22', 0): -0.14779555969716079, ('1.70.54', 2): -0.42881145782707997, ('2.881.09', 2): -1.0924252131226775, ('2.921.59', 2): -0.4638428444499692, ('2.591.11', 2): -0.75097636165023973, ('2.90.28', 1): -2.1010371603699887, ('2.040.49', 0): -0.84404951960213848, ('2.451.15', 1): -0.31697260545314321, ('2.91.53', 1): -0.44585038215131623, ('2.381.0', 2): -0.5601860261955578, ('2.421.08', 1): -0.39665786162514821, ('2.491.04', 0): -0.79208462094277854, ('2.451.05', 0): -0.4976390930990231, ('2.71.32', 2): -0.71309486025704583, ('1.860.68', 0): -0.4210930054046127, ('2.871.4', 1): -0.46642824658471077, ('2.321.09', 1): -0.35108423380703674, ('2.921.36', 0): -0.93492904708681301, ('2.670.74', 1): -1.1140656055853735, ('2.130.94', 0): -0.34857131018772625, ('2.80.36', 2): -1.8035696228163356, ('2.921.21', 0): -1.0887660411169138, ('2.10.81', 1): -0.68946631002986258, ('2.91.44', 1): -0.5572380435421711, ('1.650.48', 2): -0.25660738001015104, ('2.771.18', 0): -0.87996283893663108, ('2.180.74', 1): -0.6630807131228863, ('2.821.0', 1): -1.2758450741726663, ('2.821.43', 0): -0.59173465885258247, ('2.51.24', 2): -0.39873289172975829, ('2.170.76', 1): -0.60709854427460541, ('2.360.98', 1): -0.60449437455587707, ('1.660.51', 2): -0.19940628841523261, ('2.10.76', 2): -0.39176022906004626, ('2.441.09', 1): -0.55274788687513265, ('2.781.27', 2): -0.71009470300016175, ('1.590.44', 1): -0.18682574693947579, ('2.180.91', 0): -0.39727180173706916, ('2.621.12', 0): -0.8601196116192481, ('2.661.3', 2): -0.53239707231008537, ('2.310.98', 2): -0.63409176808871381, ('1.940.79', 0): -0.22588558884816876, ('2.971.45', 0): -0.10149753599256102, ('2.521.15', 1): -0.69945945987688174, ('2.320.75', 1): -0.88148216769020882, ('2.00.81', 0): -0.33794689366352526, ('1.750.53', 0): -0.23001308966565231, ('2.910.68', 0): -1.7410778358836769, ('2.641.22', 2): -0.71525816025233924, ('1.850.31', 2): -0.71683285788607265, ('2.981.65', 2): 0, ('2.460.99', 2): -0.69049586562925591, ('2.030.7', 0): -0.51121151101014717, ('2.310.86', 2): -0.69191575594898092, ('2.321.01', 2): -0.4991481494354531, ('1.850.74', 0): -0.18672919469944016, ('2.330.91', 2): -0.54297154645196977, ('2.20.84', 0): -0.37335831872755626, ('1.420.34', 2): -0.1658048163724184, ('2.471.2', 0): -0.39386055058262665, ('2.981.5', 2): 0.0, ('2.340.9', 1): -0.63476940388416703, ('1.970.73', 2): -0.42586960082093178, ('2.520.8', 0): -1.094684223482207, ('2.251.01', 2): -0.46302233124586262, ('2.431.0', 2): -0.7645134579956383, ('2.311.03', 1): -0.65641654240394742, ('2.911.4', 1): -0.67629213737352734, ('1.240.15', 0): -0.10744177123422223, ('1.680.58', 1): -0.18109975240340317, ('2.751.26', 1): -0.6681247814965432, ('1.40.28', 2): -0.18869402720883635, ('2.591.16', 1): -0.74659845868265418, ('1.670.59', 2): -0.16720310821744172, ('2.980.08', 1): 0, ('2.711.43', 2): -0.34911026600191136, ('2.41.03', 0): -0.59710196956943795, ('2.990.84', 1): 0, ('2.830.44', 1): -1.8229596098756948, ('1.640.41', 1): -0.35926306536783104, ('1.860.77', 2): -0.12428881977588863, ('2.691.14', 0): -0.68274887382666238, ('1.060.06', 0): -0.034970979383238919, ('2.91.47', 2): -0.54188734426277307, ('2.850.92', 2): -1.3817456889348227, ('1.640.51', 0): -0.40043169333141598, ('2.160.79', 0): -0.62501657424684609, ('2.070.86', 0): -0.52017835045751037, ('2.891.12', 1): -1.2017907645295438, ('1.660.56', 1): -0.12675970549688403, ('2.351.15', 0): -0.23614895000266986, ('1.520.43', 1): -0.30476809880611283, ('2.431.05', 1): -0.60619566689569371, ('1.560.42', 1): -0.17675151713713247, ('1.460.33', 2): -0.28283929494597637, ('2.611.12', 1): -0.76829824260131907, ('2.550.7', 2): -1.2657778947038247, ('2.860.86', 1): -1.3899363648972658, ('2.441.18', 1): -0.39987324757548426, ('1.880.53', 1): -0.54874166121255563, ('1.990.68', 0): -0.43464190797655639, ('2.20.95', 1): -0.41753644934631606, ('2.220.9', 2): -0.65360624723401239, ('2.260.95', 1): -0.46225545243162397, ('2.890.71', 1): -1.5777512204364754, ('1.490.45', 0): -0.083142040384213661, ('1.950.56', 0): -0.53828605095692106, ('2.260.82', 1): -0.69469574461036465, ('2.270.81', 1): -0.70107479917907856, ('1.450.37', 1): -0.13009491157877731, ('2.380.62', 0): -1.0665634314897585, <text:soft-page-break/>('2.311.14', 2): -0.18589071809526223, ('2.130.75', 2): -0.51588972830576718, ('2.310.29', 2): -1.3242778091576795, ('2.040.84', 0): -0.50680495382496649, ('2.040.6', 2): -0.66310394553558816, ('2.961.33', 0): -0.8215311008389613, ('2.210.75', 1): -0.66765983372644155, ('3.01.54', 1): 0.0, ('2.770.85', 0): -1.3713029723164842, ('2.771.35', 1): -0.84045834334870995, ('1.730.51', 2): -0.37238280427604292, ('2.681.25', 0): -0.79052393816248989, ('1.340.26', 0): -0.24558900397373359, ('2.71.46', 2): -0.31779965654620934, ('2.891.56', 0): -0.45130393833798477, ('1.760.59', 0): -0.43328045854063812, ('2.651.34', 0): -0.49585872580461787, ('2.160.92', 0): -0.58243605576802326, ('2.920.99', 1): -1.2549593631931417, ('2.830.72', 1): -1.574095730638458, ('2.991.4', 2): 0, ('2.080.85', 0): -0.35444723349956814, ('1.370.24', 2): -0.18909375395628558, ('2.530.82', 0): -1.0637745316708196, ('2.941.42', 1): -0.63869205863435941, ('2.190.89', 0): -0.65116103816255022, ('1.180.13', 0): -0.12773339502587078, ('2.551.03', 0): -0.8899629661146059, ('1.360.34', 1): -0.0604373892673781, ('2.370.72', 2): -0.98679864350750868, ('2.321.08', 0): -0.39373464259948598, ('1.250.21', 2): -0.15424237449380424, ('2.781.35', 0): -0.64577608493739436, ('1.760.3', 1): -0.61312663986124416, ('2.371.13', 1): -0.38067136669847629, ('2.941.33', 2): -0.68308322982709946, ('1.360.29',</text:p>
      <text:p text:style-name="P1"><text:s/>2): -0.16507475606952168, ('2.170.89', 2): -0.40447080190774903, ('2.281.03', 0): -0.48460185924798016, ('1.460.3', 2): -0.21463782136375442, ('2.431.19', 2): -0.34841861375916355, ('2.670.82', 0): -1.2284929914382254, ('1.860.56', 0): -0.46708029974687648, ('1.590.5', 0): -0.17404786770274644, ('2.230.9', 1): -0.51578769198431396, ('2.431.06', 2): -0.68091723557731398, ('1.40.26', 2): -0.2200672430013329, ('2.831.44', 0): -0.724331774131732, ('1.770.68', 2): -0.10950994007267267, ('1.960.6', 0): -0.53294729726534285, ('2.690.99', 1): -1.0721208621805061, ('2.81.04', 0): -1.071636126887922, ('2.681.01', 2): -1.0038116138808451, ('2.250.85', 1): -0.56588729007001182, ('2.81.02', 1): -1.1256689453930824, ('2.421.16', 2): -0.30395478552794369, ('1.920.73', 2): -0.50330828577807907, ('2.150.86', 1): -0.35596212895576584, ('2.860.99', 2): -1.3403256739695373, ('3.01.55', 0): 0.0, ('2.941.2', 2): -1.2658676977919168, ('2.731.32', 0): -0.61165246800536177, ('2.960.91', 1): -1.5591570777768342, ('2.360.83', 1): -0.77575199622426638, ('1.480.38', 2): -0.17795585769135494, ('2.310.67', 2): -0.95897476651401614, ('2.771.13', 1): -0.94602192895185477, ('1.540.39', 1): -0.20209885716369122, ('2.220.91', 0): -0.66303431340793861, ('1.640.4', 0): -0.37198252027167633, ('2.030.67', 0): -0.53319699685072097, ('2.221.02', 0): -0.34857779247335613, ('2.571.23', 1): -0.36445134318553191, ('2.771.36', 2): -0.80330955144700678, ('2.51.01', 2): -0.67005785272625829, ('2.280.99', 0): -0.65837787371447598, ('2.791.07', 1): -1.1537574652787279, ('1.540.44', 1): -0.15751291133722142, ('2.61.28', 1): -0.35625964980043401, ('1.280.24', 2): -0.16217670456402408, ('2.220.6', 1): -0.91528681997037031, ('2.691.33', 1): -0.4131619850885323, ('2.80.67', 2): -1.5433922772626458, ('2.521.24', 1): -0.47044541208483331, ('2.821.17', 1): -0.949264942180713, ('2.631.28', 0): -0.40003529127280096, ('1.610.54', 1): -0.15922442019437955, ('2.530.73', 1): -1.140355313647621, ('2.490.28', 0): -1.5362663851737208, ('2.351.04', 2): -0.52313737998542054, ('1.790.57', 1): -0.40328087569777271, ('2.010.84', 0): -0.34201439025644498, ('1.610.46', 2): -0.40910183680225687, ('2.470.74', 1): -1.0637436590337657, ('2.411.12', 0): -0.50071663570741765, ('1.730.48', 2): -0.35260350272612978, ('2.110.83', 0): -0.35367863643180242, ('2.990.77', 2): 0, ('1.650.38', 1): -0.39895261195692799, ('2.611.32', 2): -0.38665718408647526, ('2.711.03', 0): -1.0349952021666391, ('2.410.93', 1): -0.72114809040483718, ('2.190.31', 1): -1.1267679707589304, ('1.470.33', 2): -0.15833830381213793, ('2.411.2', 2): -0.22396449717461228, ('2.731.01', 1): -0.91690271192385364, ('2.951.41', 2): -0.65546755545403668, ('2.71.39', 1): -0.37227410900001562, ('2.741.23', 2): -0.85280856605453181, ('1.980.85', 1): -0.1874495465917351, ('2.070.73', 2): -0.53847974701048085, ('2.961.51', 2): -0.47774161386888386, ('2.881.42', 2): -0.73544994388807161, ('1.550.34', 0): -0.29210571535722185, ('2.431.23', 2): -0.27676269414418325, ('2.150.97', 0): -0.2564819230898136, ('2.961.14', 0): -1.1648025286877792, ('2.341.02', 1): -0.69174368812957032, ('2.681.36', 2): -0.52922260135041954, ('2.591.19', 0): -0.68244555991935363, ('2.671.28', 2): -0.6285501717495543, ('1.960.73', 0): -0.25567092994066198, ('2.751.38', 1): -0.41422276487558884, ('2.771.02', 2): -1.1997477481610506, ('2.531.01', 1): -0.7258546361180428, ('2.271.03', 1): -0.30149142776608023, <text:soft-page-break/>('2.540.92', 2): -0.94017340724231024, ('2.861.47', 0): -0.69878325958518128, ('1.950.75', 2): -0.5404599591113799, ('2.941.09', 1): -1.3304077203967029, ('2.160.93', 1): -0.53795272108101588, ('2.51.12', 0): -0.68043855470995374, ('1.070.07', 1): -0.010357285159202012, ('2.20.8', 1): -0.54290746367192688, ('2.731.03', 2): -0.9908807140063659, ('1.570.46', 2): -0.18258346304449208, ('2.120.93', 2): -0.24998775201300591, ('1.660.59', 0): -0.11737742086285782, ('2.261.0', 0): -0.35806289092199761, ('1.440.31', 0): -0.12719523096386556, ('2.581.33', 2): -0.27645582071644909, ('2.891.13', 0): -1.0681278617277057, ('2.710.9', 2): -1.1806518836881461, ('2.761.13', 1): -0.99410157565675805, ('2.530.97', 0): -0.81872414583866049, ('2.350.93', 2): -0.62974541053524469, ('2.190.72', 2): -0.73075824478255136, ('2.351.03', 1): -0.47690376740038182, ('2.860.68', 0): -1.5726832122391567, ('2.190.78', 2): -0.63606088621691315, ('1.790.54', 2): -0.37777523675066743, ('2.170.91', 0): -0.45740188662363174, ('2.00.77', 0): -0.38339331298863855, ('2.911.55', 1): -0.39704854635327225, ('2.10.73', 2): -0.60640707321090792, ('1.730.47', 1): -0.3699819319823951, ('2.961.63', 0): -0.48941071711650419, ('1.80.69', 2): -0.196885798609576, ('2.51.1', 1): -0.70142546501081471, ('2.330.99', 0): -0.37583920354412315, ('2.70.95', 0): -1.1876927824466517, ('2.471.11', 1): -0.60231264975046606, ('2.531.3', 0): -0.26434447726247967, ('2.980.82', 0): 0, ('1.890.79', 1): -0.1256358330577439, ('2.461.23', 1): -0.31459091756088181, ('2.471.06', 1): -0.56117918168325331, ('2.330.89', 1): -0.65031662912095489, ('2.930.24', 1): -2.1471198624259795, ('1.860.77', 1): -0.098309501427301549, ('1.690.54', 2): -0.17556632410034825, ('2.361.08', 0): -0.359454205833246, ('1.890.69', 0): -0.46891987803122376, ('2.130.69', 2): -0.6834944691045739, ('2.291.06', 1): -0.34750033309327333, ('2.911.31', 2): -0.83366743758741102, ('2.641.27', 2): -0.67935289188676162, ('2.621.25', 0): -0.66630010180369648, ('1.410.29', 1): -0.14705507141077098, ('2.321.04', 2): -0.44198163171837723, ('1.870.58', 0): -0.36265214915236171, ('2.821.23', 0): -0.9023027575520649, ('2.191.0', 2): -0.34014996051842339, ('2.621.35', 1): -0.33353304364541564, ('2.340.75', 1): -0.86113908129035699, ('2.91.57', 0): -0.34049599247877976, ('2.350.78', 2): -0.8976836773373007, ('2.580.98', 1): -0.82141937441624091, ('2.741.3', 0): -0.72856394069085229, ('2.51.27', 2): -0.31972121597277575, ('1.680.57', 0): -0.21126005328957953, ('2.641.34', 2): -0.32514771198024223, ('2.581.21', 2): -0.63074908195636736, ('2.060.88', 2): -0.24288978563346897, ('1.180.18', 1): -0.013302916829223787, ('2.030.86', 0): -0.26329759860367175, ('2.680.7', 2): -1.3229149844753094, ('2.551.08', 1): -0.76768314602956633, ('2.881.39', 2): -0.67013529770900759, ('1.850.69', 0): -0.37640712039046781, ('2.020.79', 1): -0.29693837676482304, ('2.671.0', 2): -0.83390320781178195, ('2.581.08', 1): -0.75798086230570827, ('2.250.72', 0): -0.7782741213916432, ('1.360.24', 1): -0.14716904777808593, ('2.591.31', 1): -0.4850590898430312, ('1.570.37', 2): -0.32493896792879146, ('1.070.04', 2): -0.043162239297841756, ('2.811.44', 2): -0.55810894491964025, ('2.981.06', 1): 0, ('2.50.96', 0): -0.62699499414902116, ('2.090.87', 0): -0.3307505691555952, ('1.570.41', 1): -0.16975122949442875, ('2.080.78', 1): -0.43222373163976102, ('2.010.75', 0): -0.54148516369503541, ('2.511.26', 2): -0.25572069119254753, ('2.641.18', 1): -0.66903186657118419, ('1.630.53', 0): -0.15486950764561547, ('2.620.92', 0): -1.0711236190249263, ('2.891.08', 0): -1.2978010644565974, ('2.571.17', 0): -0.56152498779290549, ('1.830.5', 2): -0.46442361894235834, ('1.530.41', 2): -0.15005338021148587, ('2.841.48', 0): -0.56951772225565689, ('1.860.72', 2): -0.29873127552655343, ('2.391.14', 2): -0.35459503129614595, ('2.771.51', 2): -0.34174562759083055, ('1.330.24', 1): -0.16182371603308679, ('1.80.52', 2): -0.42272441972315589, ('2.81.27', 0): -0.85354378176501777, ('1.990.72', 1): -0.38565533252899753, ('2.370.93', 1): -0.65923844478786742, ('2.441.03', 2): -0.59577796889284584, ('2.51.2', 2): -0.54975018988409241, ('2.651.12', 2): -0.77203170837204094, ('1.310.23', 0): -0.21652099902134664, ('2.331.03', 2): -0.36225098904090336, ('2.220.85', 1): -0.52374383504442013, ('2.671.11', 1): -0.83998353740873022, ('2.461.2', 1): -0.42487969555649352, ('1.510.39', 1): -0.18497694237539741, ('2.550.87', 1): -0.99691375899275658, ('2.450.99', 0): -0.64384133831277479, ('2.480.96', 0): -0.72342430352132803, ('2.370.65', 0): -1.0336668061075942, ('2.761.44', 1): -0.36274601236991505, ('2.010.66', 1): -0.52069935241619791, ('2.691.23', 0): -0.46812523639247233, ('3.01.44', 0): 0, ('2.580.96', 1): -0.88979890828364872, ('2.340.76', 2): -0.9298145497073389, ('1.710.58', 2): <text:soft-page-break/>-0.29573781838684859, ('2.591.24', 2): -0.66643513192173387, ('2.70.3', 0): -1.8098185629632488, ('2.581.26', 1): -0.53924522897760541, ('1.730.54', 2): -0.42336164220024863, ('2.430.88', 2): -0.88760078364141748, ('1.560.49', 0): -0.088999986727516259, ('2.641.04', 2): -0.81786265421000037, ('2.280.71', 0): -0.83495501791926541, ('2.71.11', 0): -0.93595234213226064, ('2.120.85', 0): -0.37633972538956595, ('2.861.33', 2): -0.89811493806068798, ('2.060.79', 1): -0.46465440991452878, ('2.350.62', 2): -1.0290616384651716, ('2.120.95', 1): -0.23736723030055068, ('2.130.99', 2): -0.17699807166626966, ('2.921.54', 0): -0.61518353525385738, ('1.720.56', 1): -0.17690269780492604, ('2.661.22', 0): -0.56927777111846278, ('2.321.11', 1): -0.27364446905684525, ('2.871.05', 2): -1.2240455931998635, ('1.670.51', 1): -0.40443806539705934, ('1.650.51', 1): -0.25156499749667827, ('1.370.29', 2): -0.26347729350151233, ('2.890.64', 0): -1.6440675606296637, ('1.960.77', 2): -0.2085846176998423, ('1.510.4', 0): -0.1760963518284443, ('1.860.63', 2): -0.39950839471593713, ('2.931.48', 2): -0.55334929057733773, ('2.331.11', 2): -0.23881577784563243, ('1.720.5', 1): -0.2935837233442824, ('2.381.09', 1): -0.47094183730065131, ('2.771.04', 2): -1.0558746672167154, ('2.531.23', 1): -0.52520563344521631, ('2.681.09', 0): -0.82698516947860667, ('2.060.86', 2): -0.33492705224181651, ('2.741.17', 1): -0.85241309411097499, ('1.610.37', 1): -0.36513484890537395, ('1.330.27', 2): -0.15389093752174496, ('2.060.73', 2): -0.38226840962941694, ('2.851.37', 1): -0.68552565330130666, ('2.830.91', 0): -1.3916912846944225, ('1.10.06', 0): -0.051610802385916713, ('2.170.98', 2): -0.22654192377444846, ('1.150.11',</text:p>
      <text:p text:style-name="P1"><text:s/>2): -0.12255671386689293, ('2.240.89', 1): -0.45043173432862516, ('1.880.63', 1): -0.37360255487434474, ('2.491.2', 2): -0.51077515884397573, ('2.010.8', 0): -0.57338416964193095, ('2.851.16', 0): -1.0611477800986668, ('2.680.94', 1): -1.0452431352514278, ('2.781.16', 1): -0.89415651083554637, ('1.880.77', 0): -0.14051064369570157, ('2.981.56', 0): 0.0, ('2.220.86', 2): -0.5154932916709154, ('2.270.92', 0): -0.36726721551990521, ('2.51.09', 0): -0.73897279922596126, ('2.050.79', 1): -0.31978773949994738, ('1.130.13', 0): -0.0041274549199691347, ('2.80.92', 0): -1.1266469227996014, ('1.940.62', 1): -0.50558039019648016, ('2.530.98', 1): -0.85596264395861188, ('2.460.72', 2): -1.0196716151300935, ('2.460.94', 0): -0.74325746503341805, ('1.690.5', 1): -0.2062046413240278, ('2.310.88', 2): -0.62001278561723605, ('2.981.56', 1): 0.0, ('2.531.1', 0): -0.64755735868264375, ('1.770.48', 0): -0.39960636106733027, ('1.60.43', 0): -0.24127446344120212, ('2.340.75', 2): -0.82921754321363172, ('1.80.58', 2): -0.35622050790407067, ('2.91.56', 1): -0.37441082422347371, ('1.30.24', 2): -0.16308878790645331, ('1.80.6', 0): -0.39180659316579586, ('2.491.28', 0): -0.25352870855855258, ('2.461.22', 2): -0.31336438738646122, ('2.91.24', 2): -0.96440976354720309, ('2.891.41', 0): -0.86034106273407718, ('2.560.94', 1): -0.84107476112653146, ('2.411.08', 1): -0.56200142038078327, ('1.280.21', 2): -0.19745837257233906, ('2.190.96', 1): -0.52377273873630015, ('1.890.76', 0): -0.21895662354575357, ('1.970.7', 0): -0.4393151161826, ('2.951.49', 0): -0.54602529790080967, ('2.461.04', 2): -0.63937447942256542, ('2.160.64', 2): -0.7821860007159559, ('2.391.04', 0): -0.53892024991964382, ('2.771.47', 0): -0.41016056004203555, ('1.90.62', 2): -0.41015719321046912, ('2.891.49', 1): -0.74842349634985972, ('1.620.48', 2): -0.18646783232072087, ('2.831.24', 1): -0.83305183123536841, ('1.520.36', 1): -0.26673695890118931, ('1.680.44', 0): -0.332687858422614, ('2.731.23', 1): -0.82770570189208947, ('2.520.78', 2): -1.0577956835325972, ('2.521.03', 0): -0.72867547244231423, ('2.851.41', 1): -0.58334679072158402, ('2.010.89', 0): -0.16530770203904413, ('2.130.9', 2): -0.55805640733375417, ('2.160.72', 2): -0.65856712826721497, ('1.670.43', 2): -0.34465127165112791, ('2.581.13', 1): -0.62646288566259967, ('1.860.75', 1): -0.15618939846109314, ('2.791.34', 1): -0.61225770837947779, ('2.490.83', 2): -1.0086563759163978, ('2.070.76', 2): -0.48635289450463254, ('2.611.3', 1): -0.46890985164194998, ('2.431.11', 1): -0.67555558523596448, ('1.270.18', 1): -0.10851617996083104, ('1.790.66', 2): -0.30421712567875692, ('2.711.12', 0): -0.93643846739305969, ('2.91.4', 0): -0.60376625453582233, ('2.620.82', 2): -1.1852970778829903, ('1.590.4', 1): -0.2133912581848833, ('2.580.65', 2): -1.3067155410996729, ('1.270.23', 0): -0.13153227796094555, ('2.990.24', 1): 0, ('2.620.75', 0): -1.195488077404613, ('1.440.39', 2): -0.074582164022785183, ('2.671.2', 1): -0.6835560592152552, ('2.931.34', 1): -0.72853557545128556, ('2.311.1', 0): -0.32849706644914672, <text:soft-page-break/>('2.81.13', 2): -1.0087003104271699, ('2.81.18', 2): -0.97620722341231803, ('2.471.21', 2): -0.40463341468330211, ('2.81.43', 2): -0.64841200604211535, ('2.80.43', 2): -1.7945866958298677, ('2.291.03', 1): -0.38348639832689152, ('2.740.86', 2): -1.2644484631369486, ('2.570.92', 0): -1.0184435711399031, ('2.981.27', 0): 0.0, ('2.80.89', 2): -1.3679103405173403, ('2.180.77', 1): -0.57000953653852016, ('2.040.89', 2): -0.26283245075464667, ('2.921.02', 2): -1.3019802674543433, ('2.360.97', 1): -0.40770135894816462, ('2.951.13', 2): -1.2137742181138806, ('2.71.27', 0): -0.68003737616799775, ('1.920.64', 1): -0.42058195968258155, ('2.370.98', 0): -0.61122227302296295, ('1.80.61', 0): -0.39132450481236353, ('2.180.94', 2): -0.29434074595074611, ('2.550.98', 1): -0.86396758808196206, ('1.760.54', 2): -0.38632512731362001, ('2.440.95', 1): -0.63708663265229071, ('2.340.95', 0): -0.67387781134389391, ('2.140.78', 0): -0.52905706760667437, ('1.490.33', 1): -0.25676075879210425, ('2.521.12', 1): -0.71468390207638166, ('2.310.79', 2): -0.7709806298920342, ('2.381.17', 1): -0.21412748461708078, ('2.130.68', 2): -0.67305621148746275, ('2.531.06', 1): -0.71345318739193053, ('2.761.02', 1): -1.1007379896576079, ('2.310.85', 0): -0.70466341075467398, ('1.60.48', 2): -0.20737713945870656, ('2.610.29', 1): -1.7031190517007258, ('1.850.71', 2): -0.29405789644870095, ('2.440.75', 1): -1.0004539959920906, ('2.20.89', 2): -0.42031846452312044, ('1.420.37', 0): -0.095237325125312106, ('2.481.2', 0): -0.3493619778775956, ('2.561.17', 0): -0.64688213608265199, ('2.981.6', 0): 0.0, ('2.61.24', 1): -0.5219515489392359, ('2.821.13', 1): -1.0290224526017118, ('2.871.53', 2): -0.36448539730473134, ('2.070.67', 2): -0.6178907134124898, ('2.581.29', 0): -0.38530106385898472, ('1.810.62', 2): -0.23708866663135106, ('2.861.28', 2): -0.92235333449412571, ('1.970.82', 1): -0.21518082575317687, ('2.41.16', 2): -0.38956861106847662, ('2.210.67', 2): -0.86642232061883884, ('2.311.13', 1): -0.32234740417579894, ('1.240.18', 2): -0.14426051318816069, ('2.731.3', 2): -0.64032528965812263, ('2.240.88', 0): -0.52948217125138397, ('1.820.65', 2): -0.4491950400410179, ('2.591.11', 1): -0.67537416610305523, ('2.120.96', 1): -0.18451709333330818, ('2.91.53', 0): -0.42338376993049009, ('2.81.09', 2): -1.0361286973425796, ('2.410.81', 2): -0.94802625389499084, ('1.770.53', 1): -0.37555148677369393, ('2.491.04', 1): -0.77213157055862958, ('2.20.67', 2): -0.76223170719406519, ('2.811.41', 2): -0.49467417217804199, ('2.050.78', 0): -0.43445511829601635, ('2.911.3', 1): -0.80811203034884149, ('1.640.42', 1): -0.37045855808381811, ('2.10.81', 0): -0.70748186716429928, ('2.681.35', 1): -0.55762986447952811, ('2.91.44', 0): -0.69312333229407164, ('1.610.38', 0): -0.35206584927361095, ('2.861.18', 0): -0.95424011796634423, ('2.771.18', 1): -1.0179380988273108, ('1.910.72', 0): -0.4230561110823377, ('1.640.54', 2): -0.31412083877091651, ('2.821.43', 1): -0.60080392669215488, ('2.51.24', 1): -0.41262118439117995, ('2.010.57', 2): -0.66948464947023256, ('2.611.11', 2): -0.69741126439553192, ('2.180.81', 2): -0.38633826642096319, ('2.851.27', 0): -0.80102706254001466, ('1.120.09', 0): -0.10861335572510736, ('1.590.44', 0): -0.17915786842181955, ('1.560.41', 1): -0.17230942252143303, ('1.460.36', 0): -0.32386109358686604, ('2.691.09', 2): -0.83501734271632178, ('2.621.12', 1): -0.82256881606252719, ('1.630.49', 1): -0.16896030213544283, ('2.310.98', 1): -0.61543561793474411, ('1.740.52', 2): -0.3322378976948987, ('2.991.34', 0): 0, ('1.940.79', 1): -0.23325621330914875, ('2.260.96', 1): -0.42109192411361496, ('2.971.45', 1): -0.13871050453666237, ('2.861.2', 0): -1.0984265325497018, ('2.320.75', 0): -0.74996347591775059, ('2.260.81', 1): -0.59055381583918898, ('2.00.81', 1): -0.36702156654268597, ('2.890.82', 2): -1.4979350938519174, ('2.280.83', 2): -0.66489438742617701, ('1.450.34', 1): -0.17336192496547248, ('2.110.88', 2): -0.33375340955369126, ('2.981.38', 1): 0.0, ('2.460.69', 0): -1.1597579690332469, ('2.651.17', 2): -0.69096162248973314, ('2.741.01', 2): -1.0178298895402778, ('2.471.19', 0): -0.44813327095854394, ('1.750.62', 2): -0.13662076606353207, ('2.651.08', 2): -0.74349347987379089, ('2.361.16', 0): -0.25153141789167255, ('3.01.57', 1): 0.0, ('2.340.9', 0): -0.55144923310845129, ('1.970.73', 1): -0.40301619427811325, ('1.970.77', 1): -0.43580948395367741, ('1.70.49', 1): -0.38844479120951142, ('2.431.0', 1): -0.70357320758852393, ('1.340.29', 2): -0.19572067539894161, ('2.71.19', 2): -0.72236655028731134, ('1.580.5', 2): -0.24991501611416309, ('1.980.78', 2): -0.50330589071880283, ('2.531.03', 0): -0.6073124904761481, ('1.70.51', 2): -0.40137150813613054, ('2.651.31', 2): -0.65519354036347366, ('1.940.84', 1): -0.15468773283695286, <text:soft-page-break/>('2.281.11', 1): -0.30669033407588026, ('1.850.5', 0): -0.55872781956299, ('2.991.31', 1): 0, ('2.821.37', 2): -0.60305223458209245, ('2.470.41', 0): -1.3561437587394014, ('2.650.87', 0): -1.137685069120848, ('2.811.46', 1): -0.55232879388479905, ('2.040.62', 2): -0.61183068069131341, ('1.250.24', 0): -0.034893893953563355, ('1.640.41', 2): -0.37039639021737442, ('2.71.11', 1): -0.87432283654950749, ('2.070.69', 2): -0.60316802970346761, ('2.731.13', 2): -0.77636171764151518, ('2.120.75', 1): -0.54649175753660084, ('2.920.7', 2): -1.6769995918979306, ('2.261.03', 0): -0.31934633647086952, ('2.891.12', 0): -1.113780545898629, ('1.520.43', 0): -0.30253998104919128, ('2.711.19', 1): -0.75552934775795788, ('2.110.73', 2): -0.51309244915634988, ('2.431.05', 0): -0.64865616997158426, ('1.560.42', 2): -0.16731478048120313, ('2.891.3', 0): -0.96716815053075822, ('2.611.12', 0): -0.74728730353886896, ('1.770.65', 0): -0.23362106353234252, ('2.250.86', 1): -0.64903608812298064, ('1.880.53', 0): -0.56036123094581747, ('2.140.97', 0): -0.17405922816096356, ('2.20.95', 0): -0.40328978283682199, ('2.260.95', 2): -0.45192041290219365, ('2.681.41', 2): -0.35805847995743506, ('1.450.37', 2): -0.17006828619157616, ('1.150.14', 2): -0.061659514140265458, ('2.360.84', 1): -0.7758843430717457, ('2.71.02', 2): -0.97859093496486715, ('2.040.84', 1): -0.50263031666076652, ('2.130.65', 2): -0.76049650690898751, ('2.221.07', 2): -0.23478366406818821, ('2.671.19', 0): -0.77458903658057321, ('2.771.35', 0): -0.8294668569272271, ('2.31.06', 0): -0.2662946500052174, ('2.831.08', 0): -1.1428015769320965, ('1.760.65', 2): -0.26268758821619625, ('1.540.47', 1): -0.10681986110284883, ('2.450.91', 1): -0.81956406867039366, ('1.340.26', 1): -0.23959261177213537, ('2.740.98', 0): -1.0360782108629472, ('1.760.59', 1): -0.43112487089460882, ('2.160.92', 1): -0.59161835366092863, ('2.10.65', 2): -0.65318506431385004, ('2.991.52', 0): 0.0, ('1.30.21', 2): -0.13639193797088925, ('2.481.17', 2): -0.4668645469940591, ('2.961.12', 2): -1.2483026508266999, ('2.350.92', 1): -0.70524800563315559,</text:p>
      <text:p text:style-name="P1"><text:s/>('2.941.42', 2): -0.6314220950501267, ('1.770.52', 0): -0.3490209799568979, ('1.180.13', 1): -0.12715319283776005, ('1.390.25', 0): -0.17616007815827364, ('2.551.03', 1): -0.85457965702380323, ('2.881.36', 0): -0.68124375754898747, ('1.360.34', 0): -0.045959254447818593, ('2.781.35', 1): -0.48413069723333824, ('2.390.97', 1): -0.63988923692981114, ('2.830.68', 1): -1.5308961697813992, ('2.371.13', 0): -0.37160870398960227, ('2.891.22', 0): -1.0568433720643533, ('2.741.39', 0): -0.62669079791311533, ('2.281.03', 1): -0.48592235823447505, ('2.461.01', 2): -0.70568144571253677, ('1.50.46', 2): -0.045076258288501057, ('2.441.2', 1): -0.26735991417129651, ('2.080.73', 1): -0.46124975994405781, ('2.881.47', 0): -0.51341314714045316, ('2.831.52', 2): -0.3139942540425501, ('1.90.67', 2): -0.33783900897390279, ('1.860.56', 1): -0.47212097569270428, ('1.620.45', 2): -0.21034533399633001, ('2.230.9', 0): -0.48540242848761461, ('1.120.08', 1): -0.096602825351380248, ('2.881.02', 2): -1.2616513244067982, ('2.681.35', 0): -0.58010491458104663, ('2.531.0', 2): -0.73800939993589931, ('2.831.44', 1): -0.72256051830487233, ('2.550.77', 2): -1.16421219311338, ('2.61.05', 0): -0.78473648659961059, ('2.951.54', 0): -0.51534569715037959, ('2.381.01', 2): -0.6634116431903625, ('2.250.85', 2): -0.54249209402437948, ('2.680.81', 0): -1.259292962565302, ('1.670.42', 0): -0.39765388002593294, ('2.731.2', 2): -0.73338911609244395, ('2.261.03', 1): -0.34011008940886861, ('2.931.46', 2): -0.5572268563338072, ('1.790.63', 2): -0.43164674382845813, ('2.731.32', 1): -0.58459226108961471, ('2.10.9', 0): -0.46548611180157451, ('2.51.15', 2): -0.65192483472625762, ('2.880.97', 0): -1.4088683361380256, ('2.130.78', 2): -0.43704878865615215, ('2.981.39', 0): 0.0, ('2.771.13', 0): -1.0467288217275619, ('1.540.39', 2): -0.20216038811854259, ('2.220.91', 1): -0.66191046565817846, ('2.20.64', 0): -0.80678111900642657, ('2.841.37', 0): -0.57705776298575684, ('2.830.68', 0): -1.5766635065733339, ('2.160.83', 0): -0.52840380459225755, ('2.030.67', 1): -0.5257684363832329, ('2.31.05', 2): -0.29124224476915306, ('2.571.23', 2): -0.50390515861017604, ('2.811.42', 1): -0.4320276210873113, ('2.280.99', 1): -0.64355212223615466, ('1.540.44', 2): -0.16440313677588278, ('1.630.44', 2): -0.24640190743682164, ('1.580.36', 0): -0.33262042836903744, ('2.691.33', 2): -0.43454601885140332, ('2.761.14', 2): -0.82418329869307005, ('2.631.28', 1): -0.38783485377646754, ('1.610.54', 0): -0.16467331771133789, ('1.680.6', 0): -0.11388960693123533, ('2.351.04', 1): -0.5330996275422063, ('2.571.19', 1): -0.44452043587362194, ('1.790.57', 0): -0.38090658434644908, <text:soft-page-break/>('2.951.16', 2): -1.2005486980318996, ('2.711.32', 0): -0.62986746930898485, ('1.580.36', 1): -0.33649421750169323, ('1.730.48', 1): -0.33243222927727301, ('2.230.88', 1): -0.48621911152419567, ('2.471.12', 1): -0.64826322326127639, ('2.611.32', 1): -0.33836240660915373, ('2.711.03', 1): -1.0430917181218204, ('2.410.93', 0): -0.79539835511319967, ('2.260.89', 0): -0.39426720529271281, ('2.471.05', 1): -0.64601255283775338, ('2.891.24', 1): -1.1947358079154105, ('2.471.01', 1): -0.62303374061267691, ('2.291.05', 1): -0.3675947224162821, ('1.670.46', 2): -0.30378195120255375, ('1.980.85', 0): -0.18004858508116622, ('2.621.22', 2): -0.69835919656369472, ('1.550.34', 1): -0.27830058614171505, ('2.821.24', 2): -0.84067453210610421, ('2.961.41', 2): -0.64489943747804046, ('2.240.86', 0): -0.49370917938100689, ('2.40.77', 2): -0.92423481230875659, ('2.640.91', 2): -1.0650261521197539, ('2.851.49', 2): -0.41033793463389412, ('1.620.52', 0): -0.17523414678240878, ('1.950.7', 2): -0.54225565159977807, ('1.590.4', 0): -0.31259606617139818, ('2.911.52', 0): -0.4209521419650461, ('2.771.02', 1): -0.95355083584625022, ('2.271.03', 0): -0.29274382342277089, ('2.030.83', 2): -0.33944881264859789, ('2.861.47', 1): -0.74591376088492334, ('1.950.75', 1): -0.54347069732618702, ('2.561.3', 0): -0.29063817812074377, ('2.680.22', 0): -1.8212240559979027, ('1.580.51', 0): -0.18814049291912965, ('2.040.55', 0): -0.6905923965492502, ('2.861.53', 0): -0.44313100748351902, ('2.991.08', 1): 0, ('2.51.12', 1): -0.72126907990542521, ('1.070.07', 0): -0.007743865948040855, ('2.981.05', 1): 0.0, ('2.811.33', 0): -0.74307988393523494, ('2.30.88', 1): -0.57563016799499545, ('2.451.12', 2): -0.387941725314568, ('1.570.46', 1): -0.19476258811364339, ('1.770.54', 0): -0.3482627195053094, ('2.261.0', 1): -0.4054639897540252, ('1.950.43', 1): -0.75119705006331117, ('2.620.97', 2): -0.94719785825948022, ('2.770.69', 0): -1.4497403280442653, ('2.991.57', 2): 0.0, ('1.550.35', 1): -0.28178242276016086, ('2.060.7', 1): -0.57886819442971005, ('2.981.33', 0): 0.0, ('2.530.97', 1): -0.87885987792062092, ('2.771.12', 0): -0.95714464213000217, ('2.161.01', 1): -0.17242823928940459, ('2.561.32', 2): -0.29590571031147161, ('1.990.65', 0): -0.48812948239773041, ('2.040.67', 1): -0.54257901438693035, ('2.811.46', 2): -0.41731596687630795, ('2.590.66', 1): -1.2378852768942536, ('2.190.78', 1): -0.60643151283355434, ('2.971.65', 1): 0, ('1.80.57', 0): -0.36179053966300806, ('1.610.43', 2): -0.33394362350684803, ('2.971.55', 2): -0.51380932845624372, ('2.731.01', 0): -1.0887661387674734, ('2.410.83', 0): -0.86564483679135606, ('2.00.65', 0): -0.5199244244793253, ('2.40.96', 0): -0.64325624606728871, ('2.51.1', 0): -0.75482459283286374, ('1.820.44', 0): -0.54102472159966164, ('1.310.24', 2): -0.22162744143323648, ('2.471.11', 2): -0.59472926506895707, ('2.370.82', 2): -0.83454891090016003, ('2.40.86', 1): -0.83220901689583537, ('2.471.06', 2): -0.58038039261971508, ('2.461.1', 1): -0.67044517633916878, ('1.950.68', 0): -0.48139050756338247, ('2.361.08', 1): -0.42571638511834503, ('2.291.06', 2): -0.3358149025061275, ('2.150.66', 1): -0.68675705035300094, ('2.621.25', 1): -0.67267865491766432, ('1.410.29', 0): -0.12468232632780377, ('2.691.26', 2): -0.61610388104540093, ('2.651.39', 0): -0.35715462669863246, ('2.361.1', 2): -0.2883040462650483, ('2.451.09', 2): -0.38653871310838805, ('2.621.35', 0): -0.34844437690265001, ('2.340.75', 0): -0.85664725617832593, ('2.671.25', 2): -0.55848678199810831, ('1.240.22', 1): -0.091528949595300016, ('2.430.89', 2): -0.81543564922487188, ('2.030.72', 0): -0.36901691017177973, ('2.741.3', 1): -0.68957640060866598, ('2.581.21', 1): -0.64591068499798499, ('2.821.02', 0): -1.1816085488727792, ('2.761.33', 0): -0.60409117186600814, ('1.180.18', 0): -0.010916215703394757, ('2.320.47', 0): -1.1305510008817068, ('2.311.04', 2): -0.56583308509474628, ('2.881.39', 1): -0.66779922965684657, ('2.761.28', 0): -0.65878566832404717, ('2.120.82', 2): -0.41044875349844645, ('2.020.79', 2): -0.30013406521482461, ('2.830.84', 1): -1.3800400181642445, ('2.120.65', 2): -0.7410879194811324, ('2.591.02', 2): -0.84547849431981048, ('2.250.72', 1): -0.78117695412296895, ('2.891.29', 1): -0.69116961911005192, ('2.591.31', 0): -0.44570373768101418, ('2.71.2', 0): -0.76639727682917491, ('2.741.32', 1): -0.79010165692765744, ('2.981.06', 2): 0, ('2.741.25', 1): -0.80762092605440805, ('2.080.78', 0): -0.32015191595191178, ('1.970.56', 2): -0.63806991074374908, ('2.220.67', 1): -0.8482430771372359, ('2.641.18', 2): -0.68985254289130471, ('1.630.53', 1): -0.11906695028419416, ('1.960.74', 0): -0.27019307056772085, ('2.531.12', 0): -0.76003280703690346, ('2.891.08', 1): -1.0997886506282715, ('2.790.83', 0): -1.345459456004608, ('2.140.81', 0): -<text:soft-page-break/>0.41741615826257611, ('2.711.39', 1): -0.54040921296328526, ('1.670.44', 1): -0.36874100760867423, ('2.30.84', 0): -0.69601548219266096, ('2.671.37', 2): -0.35188649679415895, ('2.921.29', 0): -0.84241144920505695, ('2.911.43', 0): -0.60101531177222012, ('2.040.64', 2): -0.60134771279134491, ('1.370.34', 0): -0.095130513130003078, ('1.330.24', 0): -0.14795427641078734, ('2.760.97', 0): -1.2166832344677743, ('2.861.46', 1): -0.72294653095629535, ('2.81.35', 0): -0.88410840430665638, ('2.461.21', 0): -0.32469844425634053, ('1.310.23', 1): -0.21677083979789255, ('1.160.11', 0): -0.098088372850577352, ('2.981.53', 2): 0.0, ('2.441.17', 2): -0.4459922140518256, ('2.40.85', 2): -0.82679983871727003, ('1.940.71', 0): -0.42652180855727784, ('2.461.2', 2): -0.41992933159245055, ('1.510.39', 0): -0.18164457114351781, ('2.490.69', 0): -1.1936537259465121, ('2.821.26', 1): -0.72953403002382988, ('1.940.61', 1): -0.48592413571619508, ('2.440.86', 2): -0.83575592233525275, ('2.941.54', 0): -0.46222146350484605, ('2.380.83', 0): -0.78488358267479419, ('2.290.98', 1): -0.47803785491104189, ('1.860.39', 1): -0.66607096199402127, ('2.580.96', 2): -0.9519187650491826, ('2.380.97', 1): -0.62519666731083112, ('1.660.56', 2): -0.15012043855148652, ('2.591.24', 1): -0.66730308401946226, ('1.340.31', 2): -0.10849406550302058, ('2.641.31', 2): -0.53208389773147524, ('2.81.23', 1): -0.91115061411228593, ('2.251.09', 2): -0.17648823674520489, ('2.861.27', 0): -0.86830298134682971, ('2.320.91', 2): -0.57381834295937839, ('2.280.71', 1): -0.85198115672849062, ('2.120.85', 1): -0.36528546337375328, ('2.471.08', 2): -0.63421799981387328, ('2.861.33', 1): -0.89256399860351465, ('2.551.17', 2): -0.6910909774953865, ('2.531.05', 2): -0.72106460596306843, ('2.931.14', 0): -1.2152391074894937, ('2.10.68', 2): -0.60720803283126612, ('2.741.31', 2): -0.84136347243919007, ('1.720.56', 0): -0.17282907384609789, ('2.461.09', 0): -0.68236356962649991, ('2.851.34', 1): -0.63128401907074916, ('2.51.13', 1): -0.60427830518603165, ('2.741.26', 2): -0.82563895263374032, ('1.660.48', 0): -0.23009049024062245, ('2.761.3', 2): -0.6874211572581358, ('2.831.27', 1): -0.94204377265479389, ('1.510.4', 1): -0.18301675579307222, ('2.951.15', 2): -1.119140647381706, ('2.841.45', 2): -0.41798268243642822, ('2.861.11', 0): -1.0884522272943231, ('2.381.09', 0): -0.46798993742662043, ('2.290.95', 0): -0.52628138381062994, ('2.531.23', 2): -0.53235370047446473, ('2.681.09', 1): -0.82087347127678933,</text:p>
      <text:p text:style-name="P1"><text:s/>('2.941.38', 1): -0.74257359263005751, ('2.160.71', 0): -0.71568630170735659, ('2.680.41', 2): -1.6681159215876213, ('2.391.11', 2): -0.3055946745084997, ('1.930.73', 0): -0.23302769355660369, ('2.791.37', 1): -0.62377627480020892, ('2.771.2', 1): -0.76802190379129409, ('2.921.18', 2): -1.1282322790672072, ('1.80.39', 0): -0.5810857289611514, ('2.290.92', 0): -0.3954535346436111, ('2.170.98', 1): -0.21264880960445717, ('2.430.77', 2): -0.82225321284719377, ('2.180.8', 0): -0.48702121029530254, ('2.830.96', 1): -1.2648800869733607, ('2.811.28', 0): -0.68022103457341776, ('2.920.98', 0): -1.2921501701951275, ('2.560.6', 2): -1.3140520920517025, ('2.441.06', 2): -0.61967271837655735, ('1.270.26', 2): -0.026229144820659529, ('2.560.29', 1): -1.6349071219443714, ('2.491.2', 1): -0.52248803239622055, ('2.010.8', 1): -0.55360014103003297, ('2.110.9', 0): -0.31942888191018448, ('2.781.16', 0): -0.73397612439860838, ('2.951.34', 0): -0.79856722149220205, ('2.611.04', 2): -0.97008094644663245, ('2.931.37', 1): -0.58805836788216337, ('2.890.86', 2): -1.4384125411294137, ('2.110.82', 1): -0.47872978470202981, ('2.51.09', 1): -0.70603394235530159, ('1.920.78', 1): -0.27081064502097663, ('2.150.81', 2): -0.5297719261600552, ('2.430.84', 2): -0.87708135490636407, ('1.940.62', 2): -0.4904889831275292, ('2.530.98', 0): -0.90061522468888089, ('2.931.43', 2): -0.56753172875263169, ('2.951.4', 0): -0.76264034334572905, ('2.520.65', 0): -1.221188162871151, ('2.280.8', 1): -0.77002417299848924, ('2.661.09', 1): -0.83794487622775549, ('1.80.58', 1): -0.35109236933626453, ('1.920.67', 1): -0.47413103321079147, ('1.70.6', 2): -0.2369282770024157, ('2.560.94', 2): -0.88881714455909833, ('1.730.59', 2): -0.39321497413925227, ('2.991.46', 2): 0.0, ('2.411.08', 2): -0.59726684046284795, ('2.920.76', 0): -1.4061200522324213, ('2.330.94', 2): -0.57745722384321252, ('1.850.49', 2): -0.53286185986546819, ('2.380.77', 1): -0.94266122144416564, ('2.521.23', 2): -0.47912724893164088, ('2.230.92', 0): -0.41160865788446105, ('2.190.96', 0): -0.52688638986644898, ('2.050.8', 0): -0.28595489431062115, ('2.440.96', 1): -0.73157879321656016, ('2.951.49', 1): -0.53948328779528887, ('1.890.64', 0): -0.4257132614892668, ('2.160.64', 1): -0.82177282981799271, <text:soft-page-break/>('2.761.01', 1): -0.94711777707217204, ('2.771.47', 1): -0.34640034822450999, ('1.810.59', 0): -0.25116860710777322, ('2.791.26', 2): -0.81971719893511819, ('2.891.49', 0): -0.71843521935575183, ('1.520.39', 0): -0.34802965437294558, ('2.921.44', 1): -0.75872712594829195, ('1.520.36', 0): -0.26711966197529541, ('2.371.07', 0): -0.60105046782762805, ('2.760.75', 2): -1.218009492771216, ('2.210.97', 2): -0.28132254224315184, ('1.510.35', 2): -0.22408236411537266, ('2.851.41', 0): -0.56651133037321311, ('2.981.3', 2): 0.0, ('1.710.6', 0): -0.22647603892715987, ('2.070.64', 0): -0.54863023241266118, ('2.761.12', 0): -0.89316751682822015, ('2.060.83', 2): -0.39831866770836949, ('2.791.34', 2): -0.61495620605583023, ('2.060.76', 2): -0.50716673920084365, ('2.761.23', 1): -0.63417521988688996, ('2.250.83', 0): -0.649855219161796, ('2.040.91', 1): -0.17366284324073006, ('2.431.11', 2): -0.69182355105230742, ('1.270.18', 0): -0.11385784297457854, ('2.580.7', 1): -1.29679104461156, ('2.711.12', 1): -0.76704140348544825, ('2.91.4', 1): -0.70961731808774386, ('2.341.05', 2): -0.64501710886344765, ('2.911.48', 1): -0.60077972332643648, ('2.361.01', 2): -0.37738314684956092, ('2.491.13', 0): -0.67157024985338976, ('2.20.98', 1): -0.30708646052487398, ('2.741.28', 2): -0.81279544676954785, ('2.421.05', 2): -0.48313313145781628, ('2.491.07', 1): -0.72346797311698285, ('2.671.05', 1): -0.95922976346559286, ('2.81.18', 1): -1.0690913423946677, ('2.471.21', 1): -0.40065045239235786, ('2.430.83', 1): -0.87820601224676864, ('1.860.76', 1): -0.1221659303772536, ('1.610.4', 2): -0.31404181078322363, ('1.910.75', 2): -0.30647825882822288, ('2.220.99', 0): -0.468456065375424, ('2.360.97', 0): -0.39724310400062929, ('2.080.86', 0): -0.29853642074108944, ('2.180.82', 0): -0.5329464747019147, ('1.920.64', 2): -0.41471348292719207, ('2.681.2', 0): -0.83666198493236799, ('2.230.78', 0): -0.65898412806810402, ('1.580.44', 0): -0.39602523017358926, ('2.250.97', 1): -0.63318589863682528, ('2.280.91', 0): -0.64776183424991951, ('1.60.51', 2): -0.10895073564060183, ('2.621.11', 1): -0.85663628512846313, ('2.310.72', 1): -0.88361872139571118, ('1.740.57', 0): -0.32190017771004387, ('2.241.01', 0): -0.32478262567686805, ('2.440.95', 2): -0.5599038836868333, ('2.971.46', 1): -0.13535027299023863, ('2.140.78', 1): -0.52404170083840496, ('1.490.33', 2): -0.26409714074464907, ('2.521.12', 0): -0.70206992384051436, ('2.320.9', 2): -0.63730678585052869, ('2.430.29', 0): -1.4482075257584424, ('2.791.15', 2): -1.0253416208075321, ('2.00.82', 1): -0.3246946497388935, ('2.880.9', 1): -1.4078905819484095, ('2.280.86', 0): -0.63762393663929162, ('2.520.87', 0): -0.94696845587612188, ('2.761.02', 2): -1.1280824118418733, ('2.160.96', 1): -0.38065504152767621, ('2.791.21', 1): -0.78613027616155173, ('2.420.81', 1): -0.94499568549212787, ('2.790.75', 2): -1.2498512774868213, ('1.730.4', 2): -0.50265759117546438, ('2.921.5', 0): -0.68604200121262682, ('2.481.2', 1): -0.29628185865499423, ('2.361.13', 2): -0.25270244422897797, ('2.561.17', 1): -0.65265127123319766, ('2.371.18', 2): -0.21075450435248747, ('2.180.92', 0): -0.39784557829385708, ('2.340.87', 0): -0.74553573509334736, ('2.861.28', 1): -0.88299185922397294, ('1.970.82', 0): -0.21078425812055959, ('2.81.39', 1): -0.77741610195799249, ('2.771.5', 2): -0.30525579188289953, ('1.860.46', 2): -0.62597758457951946, ('2.961.59', 2): -0.45255806435822998, ('2.931.29', 1): -0.91312944674285612, ('2.731.3', 1): -0.66579477914522256, ('2.350.91', 2): -0.66174451787542354, ('2.91.58', 2): -0.35989581319863584, ('2.00.88', 2): -0.14947144699800261, ('2.921.59', 0): -0.36925418305342872, ('2.591.11', 0): -0.68914698180959288, ('2.611.0', 1): -0.91599198504294754, ('1.460.39', 2): -0.25453614233693472, ('1.220.18', 0): -0.14137189285100865, ('1.520.41', 2): -0.35868749557550134, ('2.990.93', 1): 0, ('2.491.04', 2): -0.75175792817715525, ('2.71.32', 0): -0.72557172215885923, ('1.860.68', 2): -0.43136018389855735, ('1.50.44', 1): -0.088204308005007864, ('2.160.68', 0): -0.61966064728696402, ('2.911.3', 0): -0.91291856850937703, ('1.640.42', 0): -0.35009900247222103, ('2.921.21', 2): -1.0173600784451018, ('1.360.23', 2): -0.19574228254949505, ('2.290.89', 0): -0.54741299755581818, ('2.861.18', 1): -0.88643888010583871, ('2.180.85', 1): -0.4567691406392374, ('1.910.72', 1): -0.42956076985052599, ('2.40.97', 2): -0.69517189656728584, ('2.51.24', 0): -0.39195767466044962, ('2.10.93', 0): -0.30316803401802339, ('1.660.51', 0): -0.21981135915340808, ('2.831.5', 0): -0.46336230491816394, ('2.431.08', 2): -0.70360617392000246, ('1.560.41', 0): -0.21824727730755361, ('1.460.36', 1): -0.32420148223805972, ('2.611.17', 2): -0.69610696342623901, ('1.770.62', 2): -0.332192243232528, <text:soft-page-break/>('2.621.12', 2): -0.84848768833649091, ('1.630.49', 0): -0.19030343076367567, ('2.310.98', 0): -0.60849449247503495, ('2.380.76', 0): -0.91523701005572211, ('1.990.71', 0): -0.38873086244308458, ('1.940.79', 2): -0.20969150356085808, ('2.260.96', 0): -0.43216014454830481, ('2.971.45', 2): -0.56310611944461841, ('2.50.3', 0): -1.5523650114305221, ('2.861.2', 1): -1.0456118024548664, ('2.80.99', 0): -1.2445026389650589, ('2.00.81', 2): -0.33743585816207144, ('1.750.53', 2): -0.34735010431106689, ('1.450.34', 0): -0.14466898255784816, ('2.511.03', 2): -0.77535888143215925, ('2.220.73', 0): -0.71465148158789293, ('2.831.14', 2): -0.90231591132760336, ('2.460.99', 0): -0.73470517486511644, ('2.030.7', 2): -0.37129492690592075, ('2.711.01', 2): -1.0640818635508249, ('1.850.74', 2): -0.1571589024981247, ('2.330.91', 0): -0.6605788928532933, ('2.20.84', 2): -0.42745214492529482, ('2.961.25', 1): -1.0685264138205404, ('2.471.19', 1): -0.46777741488720698, ('2.350.45', 1): -1.1804259675418827, ('2.890.86', 1): -1.4495101393289045, ('2.471.2', 2): -0.40551653758309186, ('2.881.32', 0): -0.81154541125757296, ('3.01.57', 0): 0, ('1.970.73', 0): -0.39965707879846168, ('2.090.84', 1): -0.36979551373264019, ('2.191.01', 1): -0.27459251847809485, ('2.931.52', 2): -0.55323955622379772, ('2.751.25', 0): -0.69406089770108259, ('2.431.0', 0): -0.66243639043086333, ('1.190.12', 0): -0.083412002749946451, ('1.340.29', 1): -0.19575909792242904, ('2.761.43', 2): -0.3837608731648815, ('1.980.78', 1): -0.51038039054335715, ('2.531.03', 1): -0.72627590535114961, ('2.330.9', 0): -0.58817003046977956, ('2.160.95', 1): -0.42294514960871255, ('2.090.94', 0): -0.24873631656108522, ('2.741.12', 1): -0.96674152503447186, ('1.710.53', 1): -0.27566813884362207, ('2.821.37', 1): -0.62510025672789116, ('2.941.08', 0): -1.2531314087087382, ('2.161.01', 2): -0.1628734959044647, ('2.650.87', 1): -1.1820703133295936, ('1.910.63', 0): -0.37893267893686489, ('2.941.41', 0): -0.64807728979836332, ('2.681.07', 0): -0.8925661655073216, ('1.570.47', 1): -0.152722749053184, ('2.860.68', 1): -1.6119894792215161, ('2.941.02', 2): -1.3330686948730504, ('1.250.24', 1): -0.03092702904897977, ('2.390.98', 1): -0.62857908820997976, ('2.310.34', 2): -1.2912870156894949, ('2.551.12', 2): -0.67476852433942736, ('2.81.49', 2): -0.36808702184162123, ('1.060.06', 2): -0.036254250755669647, ('1.580.52', 0): -0.12425483656164901, ('1.650.56', 0): -0.12740715930758081, ('1.920.54', 2): -0.58532226436025891, ('2.850.92', 0): -1.3531645706951494, ('1.640.51', 2): -0.39766515835186267, ('2.070.79', 2): -0.65543423134021239, ('2.070.86', 2): -0.51059869006934144, ('2.881.48', 2): -0.42300506742319227, ('2.351.15', 2): -0.20404883780540664, ('1.860.55', 1): -0.46019492487813723, ('2.711.19', 0): -0.79681295569347177, ('2.291.07', 0): -0.28968155588071298, ('2.891.53', 2): -0.56479007933959313, ('1.570.39', 0): -0.19074590252370752,</text:p>
      <text:p text:style-name="P1"><text:s/>('2.40.44', 1): -1.3049302997735293, ('2.130.68', 1): -0.65923570257741737, ('2.891.3', 1): -0.97343101705704282, ('1.770.65', 1): -0.22360373145212661, ('2.170.86', 0): -0.42834807188700186, ('1.210.21', 2): -0.010604444800996388, ('2.461.14', 0): -0.64158585021721337, ('2.250.86', 0): -0.58558003930976854, ('1.990.68', 2): -0.39507240959756784, ('2.440.31', 1): -1.4699985231425008, ('2.621.24', 1): -0.71126799577178179, ('2.851.38', 2): -0.67471915719445874, ('2.850.33', 1): -1.9710566566622552, ('2.731.31', 1): -0.62576671951288509, ('2.770.93', 1): -1.253180178338271, ('2.831.13', 1): -0.99561891335088304, ('1.880.64', 2): -0.38781905540995432, ('2.130.75', 0): -0.60007654062628946, ('2.791.45', 0): -0.40549166175952389, ('2.220.92', 1): -0.65408310252891788, ('1.990.75', 2): -0.29426504690287347, ('2.130.65', 1): -0.71197120852902951, ('2.030.64', 1): -0.5577463346882322, ('2.671.19', 1): -0.74986995827233283, ('1.830.57', 0): -0.40035969282976813, ('2.340.68', 2): -0.98493725100070129, ('2.090.87', 2): -0.35403325747409931, ('2.681.25', 2): -0.78197223689770712, ('2.831.08', 1): -1.1690513433030378, ('1.540.47', 0): -0.098437790171139211, ('2.671.15', 0): -0.76797376697758279, ('2.81.33', 0): -0.76518646929252609, ('2.740.98', 1): -1.1551761592247385, ('2.731.44', 1): -0.32970487212190869, ('2.651.34', 2): -0.49210058051231975, ('2.660.78', 0): -1.2990859453469956, ('1.810.63', 1): -0.18724938301605146, ('2.711.35', 2): -0.72650430916222686, ('2.851.04', 2): -1.3000780953571236, ('1.910.7', 1): -0.45178104244897827, ('2.581.0', 2): -0.8830654321780198, ('2.621.36', 2): -0.34846763438350348, ('2.310.88', 0): -0.59930174892414556, ('1.60.43', 2): -0.18256387034858496, ('1.180.13', 2): -0.12942973079529577, ('2.551.03', 2): -0.86955465559592304, ('2.280.79', 0): -0.7319970135237559, ('2.711.04', 1): -<text:soft-page-break/>0.90491727082375006, ('2.781.35', 2): -0.61205680745082536, ('2.971.37', 2): 0, ('2.280.69', 1): -0.93027452576606418, ('2.510.84', 1): -0.9737412060741637, ('3.01.2', 2): 0.0, ('2.741.39', 1): -0.61781157167358192, ('2.281.03', 2): -0.46340695262738024, ('2.951.29', 1): -1.0796818316268679, ('2.881.47', 1): -0.53047910913683471, ('1.550.37', 1): -0.28854391383094297, ('1.860.56', 2): -0.44638476356562529, ('2.150.94', 1): -0.21791552144240475, ('2.551.28', 2): -0.33091325063430999, ('1.00.01', 0): -0.011414789760879396, ('1.40.26', 0): -0.19433607691271149, ('2.520.98', 2): -0.82530017141456224, ('2.731.24', 2): -0.74664672835308177, ('2.991.41', 0): 0.0, ('2.170.91', 1): -0.40818190066448867, ('2.951.54', 1): -0.47123912233522502, ('2.381.01', 1): -0.66653644656898736, ('2.710.89', 2): -1.2761088273574825, ('2.730.87', 1): -1.2798628365108229, ('2.470.84', 2): -0.89850587515856728, ('1.550.41', 0): -0.3576000059597132, ('1.670.42', 1): -0.36895919741489858, ('2.210.77', 2): -0.50735045364402198, ('2.861.44', 1): -0.77924138806725962, ('2.581.14', 2): -0.6664328305397399, ('2.421.16', 0): -0.35487637422463286, ('2.991.65', 0): 0.0, ('2.620.63', 0): -1.3792696846836063, ('2.861.56', 2): -0.37081649450727755, ('2.731.32', 2): -0.60801575199591007, ('2.10.9', 1): -0.45498948046235282, ('2.460.9', 2): -0.8778641591784544, ('1.480.38', 0): -0.16729380552333992, ('2.620.6', 0): -1.3945665088522068, ('2.951.58', 0): -0.40341937626988628, ('2.470.97', 2): -0.72502175972157634, ('2.220.91', 2): -0.64144201954920377, ('2.040.33', 1): -0.91632253515532591, ('1.640.4', 2): -0.36681380011065906, ('2.160.83', 1): -0.51326707190353127, ('2.030.67', 2): -0.51217722893004092, ('2.221.02', 2): -0.35153068508387314, ('2.811.4', 1): -0.4580372358525297, ('2.51.01', 0): -0.82756061831973315, ('2.680.72', 1): -1.3761316615621422, ('2.761.14', 0): -0.96209164460541974, ('3.01.08', 0): 0, ('2.580.79', 1): -1.1768709925908618, ('2.841.4', 1): -0.65823999859301952, ('2.911.14', 1): -1.1231882602637655, ('1.680.6', 1): -0.12656280604055403, ('2.881.27', 0): -0.71988626562576374, ('2.351.04', 0): -0.51861918693038878, ('1.380.27', 0): -0.13869147964937384, ('2.81.2', 1): -0.89851340568763804, ('1.610.46', 0): -0.39062902836095459, ('2.711.32', 1): -0.63129831679788595, ('2.741.48', 2): -0.29355037564835024, ('1.730.48', 0): -0.39731320674812898, ('2.220.78', 1): -0.65264346392145844, ('2.430.92', 1): -0.84092316034605874, ('1.950.68', 2): -0.48971156071545002, ('2.341.15', 2): -0.22136335296099166, ('2.230.88', 0): -0.42103732223763179, ('2.990.77', 0): 0, ('2.70.96', 1): -1.0909241698195125, ('2.340.82', 2): -0.78334296996488917, ('1.430.39', 1): -0.1117072233283565, ('2.611.32', 0): -0.35000757949405115, ('2.331.05', 2): -0.36680277011283657, ('2.751.14', 0): -0.71980887042044728, ('2.471.05', 0): -0.61009593411676699, ('1.930.77', 2): -0.16169741214932901, ('2.090.89', 2): -0.29056215503294275, ('2.930.27', 0): -2.1487927620598382, ('2.951.41', 0): -0.78875915793453044, ('2.791.18', 2): -0.92932424585203122, ('2.291.05', 0): -0.3908596670052345, ('2.110.78', 2): -0.34570660624958044, ('2.621.22', 1): -0.70611451085773924, ('2.180.97', 0): -0.31297521100305598, ('2.150.97', 2): -0.23975544046355127, ('2.961.14', 2): -1.1382598959649697, ('2.961.41', 1): -0.75743016747541736, ('2.240.86', 1): -0.51815538098436908, ('2.671.28', 0): -0.67824697091901565, ('1.80.49', 2): -0.43846160619916813, ('2.030.75', 2): -0.42437260843956326, ('2.851.49', 1): -0.43687675636798839, ('1.620.52', 1): -0.17799641423793633, ('2.841.1', 1): -1.1373796295317147, ('2.61.23', 2): -0.5066267946068278, ('2.730.84', 2): -1.2716938862790097, ('2.771.02', 0): -1.0573995853138922, ('1.910.68', 1): -0.4627461970328175, ('2.861.47', 2): -0.7150457912090451, ('1.950.75', 0): -0.54537325714539386, ('2.650.59', 1): -1.4401007800274199, ('2.561.3', 1): -0.32454191909389357, ('1.760.5', 0): -0.36708775353785605, ('1.580.51', 1): -0.18275567686367925, ('2.120.66', 0): -0.70590106387035523, ('2.010.51', 2): -0.71640275038445067, ('2.591.34', 2): -0.32206458357952789, ('2.981.05', 0): 0, ('2.00.76', 1): -0.39262480839604047, ('1.570.46', 0): -0.19070861076152559, ('2.160.58', 2): -0.82831541167334821, ('1.770.54', 1): -0.35427020346176152, ('1.860.58', 2): -0.42999857735277758, ('2.190.63', 2): -0.85162376696055719, ('2.090.77', 1): -0.48033586356827146, ('1.960.79', 2): -0.18415330742944261, ('2.31.06', 2): -0.33182556380374528, ('1.860.65', 2): -0.41659094884257059, ('2.981.07', 0): 0, ('2.921.33', 2): -0.82075542717747585, ('2.981.33', 1): 0.0, ('2.830.56', 1): -1.6972195855682641, ('1.630.41', 2): -0.29683695117619674, ('2.090.69', 0): -0.56857423139163821, ('2.161.01', 0): -0.16568707333110499, ('2.921.24', 2): -1.1006103462914441, ('2.040.67', 0): -<text:soft-page-break/>0.51462522205135275, ('2.130.74', 2): -0.57636435237428529, ('2.250.95', 1): -0.69591491817923201, ('2.010.85', 1): -0.30112458810502379, ('1.80.57', 1): -0.39469545538791584, ('2.10.73', 0): -0.51428824366491177, ('1.30.27', 0): -0.10338112713434337, ('2.00.65', 1): -0.56634547449544803, ('2.881.4', 1): -0.706147202765806, ('1.830.66', 0): -0.39253177278832641, ('2.71.06', 1): -0.96457344328725325, ('1.310.24', 1): -0.22236443503343017, ('2.621.04', 0): -0.91655531583552796, ('2.361.09', 0): -0.29900286179690344, ('2.240.97', 0): -0.35864994999921618, ('2.461.1', 0): -0.69687648460243368, ('2.410.86', 0): -0.89135555020990564, ('2.240.9', 2): -0.3952826747835767, ('2.341.08', 0): -0.51139546327703478, ('2.140.9', 2): -0.30683649621350639, ('1.750.56', 2): -0.25410296869571691, ('2.641.27', 0): -0.67963013349676427, ('2.110.77', 1): -0.51289137329887668, ('2.771.1', 2): -1.001585529135175, ('2.321.04', 0): -0.43540400274961594, ('2.651.39', 1): -0.31454587870598555, ('2.191.0', 0): -0.34860412973309002, ('2.20.81', 2): -0.63469791281618015, ('2.580.95', 0): -0.95307531298583781, ('2.320.8', 0): -0.76049503299981958, ('1.340.3', 2): -0.16167905328008397, ('2.030.72', 1): -0.46766469643704445, ('2.861.12', 1): -0.97354931278882895, ('2.741.3', 2): -0.68314142398021815, ('2.641.34', 0): -0.34080735749028057, ('2.941.49', 2): -0.53474330800187453, ('1.690.59', 2): -0.12079197885303662, ('2.761.33', 1): -0.59535663265283567, ('2.251.04', 0): -0.3813634287153459, ('2.030.86', 2): -0.25822385303859591, ('2.311.04', 1): -0.57285797822437001, ('2.881.39', 0): -0.6701589954233681, ('2.761.28', 1): -0.6460263509817743, ('2.120.82', 1): -0.43533144364468118, ('2.260.84', 2): -0.66694533470228723, ('2.290.86', 0): -0.68249026108488942, ('1.430.31', 0): -0.27611476391323764, ('2.591.02', 1): -0.73301203020725225, ('2.280.64', 2): -0.89090470272450772, ('2.891.29', 0): -0.81882661135196066, ('2.71.2', 1): -0.78348623778235915, ('2.741.32', 0): -0.7783357204332787, ('2.941.49', 0): -0.50910624138087723, ('2.420.87', 0): -0.81091162472527645, ('2.840.96', 2): -1.2754408762441869, ('2.821.02', 1): -1.1382616948732533, ('2.741.25', 0): -0.81914527389292324, ('2.010.75', 2): -0.55542195390280169, ('1.120.13', 0): -0.00079410053768395493, ('1.830.46', 2): -0.59286165082392894, ('2.830.35', 2): -1.8436259040082754, ('2.251.04', 2): -0.37658069210160339, ('2.531.12', 1): -0.73724408506392647, ('2.891.08', 2): -1.2119594135784579, ('2.881.16', 0): -1.1751714188607851, ('1.830.5', 0): -0.46712718812632059, ('1.960.66', 0): -0.41414265044023735, ('2.310.31', 2): -1.2759072552549091, ('1.860.72', 0): -0.29047769225798487, ('2.240.98', 1): -0.35681472959055505, ('2.911.43', 1): -0.79828046127325258, ('2.391.14', 0): -0.29729218965905108, ('2.160.73', 0): -0.62630994848037425, ('2.130.82', 0): -0.61582673064338889, ('1.370.34', 1): -0.1006110990525457, ('1.550.42', 0): -0.38454068229625521, ('2.551.0', 2): -0.90967731430558485, ('2.81.27', 2): -0.894784571171517, ('2.070.83', 2): -0.62258815265854772, ('1.380.33', 0): -0.047620855990945878, ('2.430.72', 0): -1.0658830546901028, ('1.540.48', 2): -0.063671751526399756, ('2.81.35', 1): -0.82443484578006476, ('1.560.49', 1): -0.1425404303104035, ('2.441.03', 0): -0.61092150014838187, ('2.070.59', 1): -0.65672174624045854,</text:p>
      <text:p text:style-name="P1"><text:s/>('2.651.0', 2): -0.91751720057272246, ('1.210.13', 0): -0.085637396127761126, ('1.160.11', 1): -0.090497635476203347, ('2.830.65', 0): -1.5690493312480389, ('2.721.45', 1): -0.27868985204486224, ('2.550.93', 2): -0.90603804212264694, ('1.940.71', 1): -0.43664729974085581, ('2.791.32', 2): -0.57778726671018821, ('1.580.54', 2): -0.11149124531286199, ('2.310.75', 2): -0.90392477932153281, ('1.940.61', 0): -0.50979232934880336, ('2.231.03', 1): -0.22877820782484504, ('1.520.3', 0): -0.31818596689507728, ('2.380.83', 1): -0.78800478066584867, ('2.040.83', 2): -0.49466733358605663, ('2.871.42', 0): -0.48193810919691321, ('2.380.97', 0): -0.53259844451046745, ('2.591.24', 0): -0.67705212672985171, ('1.720.49', 1): -0.29017739239213908, ('2.560.97', 0): -0.88954005546110126, ('1.730.54', 0): -0.40673628683581858, ('2.861.27', 1): -0.8979242323172093, ('2.280.71', 2): -0.8030819724131335, ('2.71.11', 2): -0.9418284705672737, ('2.290.99', 1): -0.5053630250507759, ('2.230.95', 2): -0.44251934744406285, ('2.861.33', 0): -0.94647533331539213, ('1.490.42', 0): -0.24519961604185603, ('2.140.92', 2): -0.29259289714369735, ('1.950.35', 2): -0.79202738835254693, ('2.921.54', 2): -0.62963197994122622, ('2.461.09', 1): -0.66216651790872705, ('1.980.88', 0): -0.11832330070064877, ('1.990.73', 0): -0.33263700319810285, ('2.771.44', 1): -0.509088861778205, ('1.370.29', 0): -0.26153755375740451, ('1.60.46', 2): -0.20578219189618757, ('2.941.15', 1): -1.2319858035501212, <text:soft-page-break/>('2.711.42', 2): -0.3853072721735693, ('2.961.19', 1): -1.2389838976947436, ('2.040.88', 2): -0.30547333078558347, ('2.831.27', 0): -0.93512343942338416, ('1.510.4', 2): -0.18285267053332729, ('2.241.0', 0): -0.30216020005507438, ('2.370.77', 0): -0.72485716342823925, ('2.731.16', 1): -0.76475918147299715, ('2.710.94', 0): -1.149780174372474, ('2.941.38', 0): -0.7599396714593839, ('1.550.49', 2): -0.16041120464711248, ('2.791.37', 0): -0.63365196281671987, ('2.060.73', 0): -0.50574018449186176, ('2.830.91', 2): -1.3809114468925345, ('2.290.92', 1): -0.39151911211269091, ('2.920.91', 0): -1.4632588781724534, ('2.711.11', 1): -0.86643619813907569, ('2.91.3', 1): -0.89163500891746716, ('2.851.53', 0): -0.36449903590263899, ('2.130.97', 0): -0.22180414001695714, ('2.831.43', 2): -0.77614829427732623, ('2.090.64', 1): -0.66777614674008334, ('2.491.2', 0): -0.50382064431613927, ('2.110.9', 1): -0.28573444232869827, ('2.340.74', 0): -0.87804127981412272, ('2.81.03', 2): -1.1494447973942605, ('1.410.36', 2): -0.054515758682729148, ('2.951.34', 1): -0.87528557135213958, ('2.010.7', 0): -0.42820442268191256, ('2.711.28', 1): -0.76173421567922983, ('1.920.78', 0): -0.28526940527105482, ('2.150.81', 1): -0.52592095739378453, ('1.130.13', 2): -0.011151875572363213, ('2.250.98', 2): -0.65258239172140198, ('2.261.04', 2): -0.3192309746488034, ('2.430.84', 1): -0.92815250443985775, ('1.690.48', 2): -0.27444969496637572, ('2.951.4', 1): -0.79542969365824456, ('2.661.32', 2): -0.49611615375477441, ('2.090.9', 1): -0.30742291486654688, ('2.280.8', 0): -0.7487797718063709, ('2.661.09', 2): -0.81764033836533312, ('1.80.58', 0): -0.35132799978686124, ('1.970.68', 1): -0.38752719159816629, ('1.920.67', 0): -0.48352009067813329, ('1.80.6', 2): -0.3879393514070224, ('2.460.74', 2): -0.97141730688277683, ('1.760.38', 2): -0.53826440004361964, ('2.280.96', 2): -0.65698897415859236, ('2.991.46', 1): 0.0, ('2.920.76', 1): -1.6203757060788126, ('1.280.21', 0): -0.1946062803368761, ('2.521.23', 1): -0.48825956139344573, ('2.230.92', 1): -0.41326243350676767, ('1.740.58', 2): -0.32151442212268122, ('1.760.51', 1): -0.33389137156893206, ('2.681.38', 2): -0.47214814395968296, ('2.440.96', 0): -0.7474682829244983, ('2.61.07', 2): -0.76818176878531075, ('2.110.94', 1): -0.20784940202844135, ('1.890.64', 1): -0.40140961057973412, ('2.790.83', 1): -1.3809329784829956, ('2.280.89', 2): -0.57887928886640383, ('2.381.03', 0): -0.53565980987741235, ('2.761.01', 0): -1.1460738504618124, ('2.771.47', 2): -0.36873833774644471, ('2.110.86', 2): -0.37866950401077576, ('2.791.26', 1): -0.81413067983659726, ('2.471.16', 1): -0.57173425476437911, ('2.621.38', 0): -0.28405169873472247, ('2.371.07', 1): -0.59710004370275327, ('2.760.75', 1): -1.5025786435822945, ('2.921.2', 2): -1.0250949062235382, ('2.210.97', 1): -0.27549126894437009, ('2.521.03', 2): -0.68602252886236781, ('2.561.14', 1): -0.7604844713136325, ('2.931.57', 2): -0.46156647503506248, ('2.541.17', 1): -0.40099799771683148, ('1.980.58', 1): -0.5590705900501346, ('1.710.6', 1): -0.21674739385654193, ('1.960.66', 2): -0.40378219207598148, ('2.580.29', 1): -1.6677987818716606, ('2.920.8', 1): -1.6152078693784799, ('2.551.09', 0): -0.73116151631540416, ('2.761.23', 0): -0.67077234063129143, ('2.070.76', 0): -0.55328537297476688, ('2.270.83', 1): -0.67182285735594049, ('2.931.26', 1): -0.84104099933936427, ('2.711.12', 2): -0.76624342561886905, ('2.20.82', 1): -0.56593296598795884, ('2.341.05', 1): -0.61915167128376547, ('1.980.63', 1): -0.54563453725613442, ('2.891.36', 0): -0.87275182491081083, ('1.270.23', 2): -0.12555211254608595, ('2.921.29', 1): -0.87846882916068425, ('2.491.13', 1): -0.69525271050636517, ('1.030.04', 0): -0.0041278988267284527, ('2.751.4', 2): -0.37439754657150476, ('1.950.72', 2): -0.48951786039055351, ('2.820.77', 2): -1.5026093700304686, ('2.931.44', 2): -0.56984104139896685, ('2.491.07', 0): -0.54751299972881839, ('2.71.35', 2): -0.5544425301478324, ('2.81.18', 0): -0.9490316571667119, ('2.991.37', 1): 0, ('2.280.44', 0): -1.1482260930019572, ('2.471.21', 0): -0.38927243933106837, ('2.130.99', 0): -0.20534313824715891, ('1.940.78', 1): -0.29945277822859034, ('2.981.27', 2): 0, ('1.910.75', 1): -0.29020372270205963, ('2.50.82', 2): -1.0568124224375128, ('2.811.34', 2): -0.51258261302238395, ('1.760.43', 2): -0.50684936320664375, ('2.080.86', 1): -0.3410450106866551, ('2.71.27', 2): -0.67998711658718325, ('2.710.69', 0): -1.3700137732271025, ('2.681.2', 1): -0.83817743471816031, ('1.440.34', 2): -0.10917454085562035, ('1.580.44', 1): -0.39596946716079606, ('2.370.98', 2): -0.63052914189354692, ('1.560.44', 2): -0.16756591556309158, ('2.180.94', 0): -0.31375310328987144, ('2.280.91', 1): -0.63342233933165182, ('2.621.11', 0): -0.805682501989894, <text:soft-page-break/>('2.761.45', 0): -0.35999331296386705, ('1.210.18', 1): -0.11982922297752151, ('2.431.14', 1): -0.56501052646587979, ('1.740.57', 1): -0.32816715287600279, ('2.90.98', 1): -1.278052701799697, ('1.420.28', 2): -0.17608150712349829, ('2.951.05', 2): -1.286804715727712, ('1.950.39', 2): -0.78447559284258239, ('2.140.78', 2): -0.60052533971194633, ('2.861.1', 1): -1.1671965641423565, ('2.320.9', 1): -0.64197841628568919, ('2.00.72', 2): -0.41025345214813064, ('2.00.82', 0): -0.3250256938917559, ('2.280.86', 1): -0.63364564747066676, ('1.450.31', 2): -0.19821102719128922, ('1.50.45', 1): -0.056071180573360781, ('2.931.14', 2): -1.1055503466496845, ('2.241.04', 0): -0.20691492093755812, ('1.850.71', 0): -0.30435301651480673, ('2.520.93', 0): -0.90099418763740957, ('2.20.89', 0): -0.44117843389053002, ('1.420.37', 2): -0.09487857899672858, ('2.921.5', 1): -0.6967243135700375, ('2.871.49', 1): -0.44826581437333896, ('2.561.17', 2): -0.67304425503388965, ('2.981.6', 2): 0.0, ('3.01.52', 2): 0.0, ('2.821.21', 2): -0.96387725058468432, ('2.361.07', 2): -0.3636471119302403, ('2.861.28', 0): -0.93150780667730515, ('2.010.65', 0): -0.49365794682364766, ('2.130.98', 1): -0.19064507751334869, ('2.911.34', 0): -0.76353588128171168, ('1.870.68', 2): -0.20189929828959138, ('1.610.49', 0): -0.39062540619527625, ('1.240.18', 0): -0.14421235470775315, ('2.731.3', 0): -0.70493002101810864, ('2.371.17', 1): -0.23261649806670257, ('2.911.02', 1): -1.2971261897068362, ('2.961.49', 2): -0.52684589164498496, ('1.820.65', 0): -0.43470180048780771, ('2.921.59', 1): -0.39974275023825279, ('1.850.6', 1): -0.43607700783226472, ('2.710.37', 2): -1.6783653190854402, ('2.640.99', 2): -0.92901253960095143, ('1.220.18', 1): -0.14768405454687022, ('2.811.51', 1): -0.3336376042536438, ('2.361.1', 0): -0.33299880271828808, ('2.491.27', 0): -0.28146988553352559, ('2.421.08', 2): -0.36998177499107143, ('1.860.74', 0): -0.18456180038644143, ('2.71.32', 1): -0.67385907701317072, ('2.941.01', 0): -1.3645203186583073, ('2.020.72', 1): -0.30781522235748715, ('2.841.12', 2): -1.1221939073447493, ('1.570.49', 2): -0.11148783555549957, ('1.060.03', 0): -0.036569000520963943, ('2.91.44', 2): -0.50246177249930235, ('1.90.7', 2): -0.2130996377500802, ('2.861.18', 2): -0.97644787636967589, ('1.640.54', 0): -0.31990971936489793, ('2.811.33', 1): -0.67274630996128604, ('2.10.93', 1): -0.30893487254190383, ('1.560.51', 2): -0.055289622735702516, ('2.010.78', 2): -0.55907973052244697, ('2.641.13', 1): -0.7912329246355212, ('1.630.54', 2): -0.11035813185063995, ('2.30.94', 0): -0.51372892872451992, ('2.951.32', 0): -0.7811853586205415, ('2.891.0', 1): -1.3051203991778437, ('1.850.49', 0): -0.55914197259162657, ('1.770.62', 1): -0.33329027482569812, ('2.040.73', 0): -0.49380008571429657, ('2.460.96', 1): -0.68843192279284626, ('2.531.15', 0): -0.65688238232430263, ('2.740.69', 1): -1.4099893082481618, ('2.250.83', 2): -0.67853984329335448, ('1.040.02', 1): -0.014389119302418832, ('2.641.36', 0): -0.378125987115566, ('2.861.2', 2): -1.0584523816682005, ('1.890.51', 0): -0.53340896558155382, ('2.81.22', 2): -0.88541953991349165, ('2.270.94', 1): -0.39527565753438015, ('1.940.69', 2): -0.42640310798054976, ('1.350.31', 1): -0.046937259325800437, ('2.931.39', 1): -0.763223360908583, ('2.220.73', 1): -0.74622785463319941, ('2.831.14', 1): -0.94376787647828986, ('2.460.99', 1): -0.69078553883508365, ('2.231.0', 1): -0.34102746483143187, ('2.130.72', 2): -0.64756283354385413, ('2.651.17', 0): -0.73850809722919641, ('2.741.01', 0): -1.0508626607662959, ('2.471.19', 2): -0.45380320147318004, ('2.560.92', 0): -0.82196017839204649, ('2.771.06', 1): -1.0243285752927824,</text:p>
      <text:p text:style-name="P1"><text:s/>('2.710.58', 2): -1.5245111560459061, ('2.51.07', 1): -0.66801544955359371, ('2.671.16', 1): -0.66310394977613929, ('2.340.9', 2): -0.57268242127512003, ('2.090.84', 0): -0.37810817266237029, ('2.681.26', 0): -0.75370488696140414, ('2.81.46', 1): -0.56793638042858718, ('1.340.29', 0): -0.19871359562036847, ('2.761.43', 1): -0.3914089096642871, ('2.731.18', 0): -0.84017544994173765, ('1.580.5', 0): -0.2464208468836494, ('1.980.78', 0): -0.50737397964298914, ('2.651.31', 0): -0.63672310386192921, ('2.160.95', 0): -0.43025252552890186, ('1.850.5', 2): -0.54516121143465801, ('1.860.71', 1): -0.37145259971934147, ('1.710.53', 0): -0.28058138615775208, ('2.821.37', 0): -0.6487599837338347, ('1.940.81', 0): -0.17087253512322204, ('2.581.17', 0): -0.68641162942084633, ('1.910.63', 1): -0.38003810783598657, ('2.921.49', 2): -0.77957255302361128, ('2.980.65', 2): 0, ('1.390.26', 1): -0.13946535446137723, ('2.881.31', 1): -0.6474269598318958, ('2.711.43', 1): -0.35128894119812398, ('2.891.31', 0): -0.84478639998349203, ('1.870.73', 0): -0.1685939351273657, ('1.460.27', 1): -<text:soft-page-break/>0.25850991668352807, ('1.650.47', 2): -0.22766242697016487, ('2.891.21', 1): -1.1460916138568586, ('2.931.17', 1): -1.2204478655358413, ('2.20.78', 1): -0.55431560507337707, ('2.241.03', 0): -0.23187436032459635, ('1.920.54', 1): -0.52677999178740498, ('2.50.81', 1): -1.0346207273931904, ('2.070.79', 1): -0.62875059423118973, ('1.810.6', 1): -0.2834590169823526, ('2.881.48', 1): -0.51986898502842693, ('2.670.87', 0): -1.160357700955374, ('1.860.55', 0): -0.46725550743485456, ('2.440.86', 1): -0.83289661151933736, ('2.620.71', 2): -1.2357620634382067, ('2.431.05', 2): -0.6397294606439502, ('2.941.54', 1): -0.44406740585668009, ('2.891.3', 2): -1.0033468819098768, ('2.611.12', 2): -0.81133802229326424, ('2.140.89', 0): -0.35850065538126541, ('1.780.58', 2): -0.26735422104710216, ('2.951.57', 1): -0.44297219129639698, ('1.40.32', 2): -0.27226363786690699, ('2.531.28', 1): -0.32875018200784817, ('2.461.14', 1): -0.66522196450043847, ('2.950.7', 2): -1.706592748008656, ('1.880.53', 2): -0.54809131989018589, ('2.81.3', 2): -0.86632132711082466, ('2.70.84', 0): -1.2322379970148882, ('2.851.11', 2): -1.1021863318247929, ('2.650.96', 0): -0.94037365514208116, ('2.421.11', 2): -0.34081554937653069, ('2.681.41', 0): -0.34786501170673378, ('2.851.38', 1): -0.62502417162622448, ('2.140.92', 0): -0.31495294711325827, ('2.731.31', 0): -0.64872684683507775, ('1.150.14', 0): -0.059364008451597616, ('1.250.17', 0): -0.12507472212011717, ('1.880.64', 1): -0.3568000488342839, ('2.130.75', 1): -0.5253689695833077, ('2.791.45', 1): -0.4256848780738498, ('2.220.92', 0): -0.66047554926391094, ('2.641.3', 2): -0.54793350372294802, ('2.761.04', 2): -1.0957049532285166, ('2.51.16', 1): -0.61314714757846811, ('1.830.57', 1): -0.44425800920652325, ('2.771.35', 2): -0.80541097159639585, ('2.51.06', 2): -0.64122027894739675, ('2.010.88', 2): -0.15008490582454725, ('2.791.4', 0): -0.55304958183963593, ('2.71.22', 2): -0.74487485167159062, ('1.920.6', 2): -0.46211070779152652, ('2.050.83', 0): -0.33620696600497596, ('2.731.44', 0): -0.33173494087423111, ('1.920.69', 1): -0.53419765567893196, ('2.91.59', 0): -0.42476670317730708, ('1.610.49', 2): -0.37426161769049587, ('1.30.21', 0): -0.12868811151928786, ('2.481.17', 0): -0.37839955570694833, ('2.950.75', 0): -1.4508194146003792, ('1.910.7', 0): -0.44802473731931325, ('2.781.47', 2): -0.37091699177094467, ('2.321.12', 1): -0.22844521523588057, ('2.430.91', 1): -0.79219024801639393, ('2.310.88', 1): -0.68256906508134829, ('1.760.68', 2): -0.12605250999150111, ('1.390.25', 2): -0.19275425187912723, ('2.471.17', 2): -0.56568369496638304, ('2.860.8', 0): -1.5303161052808538, ('2.520.78', 1): -1.1027421959346506, ('2.851.3', 0): -0.73914888028395587, ('1.470.34', 2): -0.13295186240357568, ('2.371.13', 2): -0.36044988556601942, ('2.511.14', 0): -0.39194635562221342, ('2.280.69', 0): -0.85913605827925288, ('2.891.22', 2): -1.0805047553326124, ('2.951.46', 2): -0.5873369999485204, ('2.741.39', 2): -0.6410427479238503, ('2.050.8', 2): -0.33737103610676344, ('2.291.08', 2): -0.34670967612026038, ('2.951.29', 2): -0.89593811291112901, ('2.831.33', 0): -0.83645401271196007, ('2.961.56', 2): -0.43677922085324583, ('1.550.37', 0): -0.29005696763991806, ('2.00.68', 1): -0.46097140894191657, ('2.150.94', 0): -0.23231319804236103, ('2.551.28', 1): -0.35883345839644437, ('2.230.9', 2): -0.46227815610012796, ('2.981.59', 2): 0.0, ('2.240.81', 1): -0.64877535913317519, ('2.681.35', 2): -0.56773807718526981, ('2.731.24', 1): -0.75804407390566375, ('2.521.06', 2): -0.77054889089321588, ('2.951.54', 2): -0.47281053029988201, ('2.381.01', 0): -0.65360417128999659, ('1.990.7', 2): -0.29429104008640489, ('2.681.01', 1): -0.97118429968222075, ('2.640.96', 1): -0.93742170874010056, ('1.550.41', 1): -0.35400399549707373, ('1.670.42', 2): -0.38798401319448628, ('2.861.44', 0): -0.78553077611784938, ('2.581.14', 1): -0.67326226224189034, ('2.421.16', 1): -0.33748299744338617, ('2.991.39', 1): 0.0, ('2.991.65', 1): 0.0, ('1.810.7', 2): -0.12052132086915106, ('1.550.51', 0): -0.080679167933022725, ('1.790.63', 0): -0.43050772051172748, ('2.571.06', 2): -0.81756186946955511, ('1.850.55', 0): -0.42885195670182596, ('2.561.01', 1): -0.79072956863256916, ('2.51.15', 0): -0.60172331722709593, ('1.780.64', 2): -0.17703009000120573, ('2.470.97', 1): -0.75384265130074046, ('2.771.13', 2): -0.91144369738807396, ('2.350.92', 2): -0.64371371026759661, ('2.771.07', 0): -1.1252517358314189, ('2.160.83', 2): -0.52430561332615533, ('2.811.4', 0): -0.45461541412557205, ('2.51.01', 1): -0.67595984805329346, ('2.150.89', 2): -0.36952584865777732, ('2.040.78', 1): -0.59758427729942953, ('1.580.36', 2): -0.30031339460680978, ('2.310.95', 0): -0.74890489529653537, ('2.981.15', 1): 0.0, ('2.841.4', 2): -0.49029643276237983, ('1.610.54', <text:soft-page-break/>2): -0.16024362071470999, ('2.981.22', 2): 0, ('2.881.27', 1): -0.94372029351472086, ('1.790.57', 2): -0.3860348617054542, ('1.760.46', 2): -0.41241267551594973, ('2.951.16', 0): -1.1436980961499783, ('1.610.46', 1): -0.38795644773894278, ('2.10.74', 2): -0.52074725295712265, ('2.220.78', 0): -0.68247479875616379, ('1.470.35', 1): -0.15442525828480588, ('2.361.01', 0): -0.43714643923840169, ('2.370.95', 2): -0.59150296086931398, ('2.530.93', 1): -0.85178242817160787, ('2.40.95', 1): -0.72608585367378797, ('2.70.96', 0): -1.1196237727274334, ('2.340.82', 1): -0.76352707217525551, ('2.550.86', 0): -1.0459874770346584, ('2.651.07', 1): -0.80767120536067838, ('2.410.93', 2): -0.59660298441354731, ('2.40.83', 2): -0.85144573848439165, ('2.631.2', 2): -0.56239195432084499, ('2.721.38', 2): -0.36002176689184534, ('1.490.38', 1): -0.34326788072879005, ('2.951.41', 1): -0.70556141593147648, ('1.190.19', 0): -0.0020360433621285203, ('2.971.5', 0): -0.49496703016984656, ('2.110.78', 1): -0.3791025494694768, ('2.621.22', 0): -0.67284492823234121, ('2.761.09', 1): -0.92198191422788645, ('2.321.03', 2): -0.45512202279764313, ('1.550.51', 2): -0.10092360895700235, ('2.821.24', 0): -0.84343315019825282, ('2.890.55', 1): -1.7798320049317071, ('2.631.13', 1): -0.73606027599302282, ('2.250.44', 1): -1.1093045371166028, ('2.961.41', 0): -0.82028050252169848, ('2.671.28', 1): -0.64379556786586101, ('2.640.91', 0): -1.1521552692016017, ('2.851.49', 0): -0.42807009603363527, ('2.741.0', 0): -1.0960056902397333, ('1.680.52', 0): -0.27455188418030219, ('1.910.68', 0): -0.44874725355065581, ('2.841.39', 0): -0.55131690736263894, ('2.271.03', 2): -0.3216772951151069, ('2.251.03', 2): -0.38635194618050689, ('2.030.83', 0): -0.35051236350750165, ('2.591.32', 2): -0.38405116944878465, ('1.840.68', 2): -0.18275299158402272, ('2.41.13', 0): -0.46922116013157572, ('1.850.64', 0): -0.40491573590061752, ('2.741.43', 1): -0.44002909343403657, ('2.460.92', 2): -0.7733066798198468, ('2.861.53', 2): -0.45556809717098284, ('2.160.31', 0): -1.0855859679653432, ('2.61.34', 1): -0.26962560112431105, ('2.961.57', 2): -0.20706859836224228, ('2.741.31', 1): -0.90178300941516054, ('1.070.07', 2): -0.012383405172092512, ('2.741.37', 2): -0.74891514025800177, ('2.50.93', 0): -0.92200890124688362, ('1.670.57', 2): -0.27898449450293539, ('2.270.93', 1): -0.41762563388502016, ('2.941.57', 0): -0.373219844977138, ('2.190.63', 1): -0.77966033772537846, ('2.090.77', 0): -0.41106069263175998, ('1.760.47', 1): -0.4394355916690178, ('2.620.97', 0): -1.0243167467813996, ('2.531.11', 1): -0.7113233434447187, ('2.711.23', 1): -0.80132413563466254, ('2.821.31', 2): -0.67658099775152503, ('2.981.33', 2): 0, ('1.80.53', 0): -0.36872157574921571, ('1.960.69', 2): -0.37086767409257754, ('2.851.29', 0): -0.73100666457980334, ('2.841.45', 0): -0.40839419081358619, ('1.860.75', 2): -0.16465123721033414, ('2.911.51', 0): -0.44758545578422554, ('2.741.19', 2): -0.75257434329910389, ('1.660.46', 2): -0.25966192624267176, ('1.950.85', 0): -0.11533324555540563, ('2.921.12', 2): -1.1645694738093346, ('2.741.26', 1): -0.84726977411428872, ('2.10.73', 1): -0.54142420579057748, ('1.940.82', 2): -0.19151730374158468, ('1.310.2', 1): -0.14581957600426376, ('2.81.37', 1): -0.88643427281966469, ('1.130.1', 1): -0.087082710536483407, ('2.551.29', 2): -0.33652596182066319, ('1.460.31', 2): -0.23145423058949166, ('2.40.96', 2): -0.69758303001892596, ('2.51.1', 2): -0.6947695500189196, ('2.621.19', 1): -0.72239385986453675, ('1.830.66', 1): -0.37489635440849872, ('1.310.24', 0): -0.22548141529915083, ('1.160.12', 1): -0.1097075336886208, ('2.40.91', 2): -0.66136663996790002, ('2.210.78', 1): -0.63795942710655718, ('1.940.72', 1): -0.44636374929804173, ('2.240.97', 1): -0.37858178308820278, ('2.981.21', 2): 0.0, ('2.140.9', 1): -0.34028910129751555, ('2.641.27', 1): -0.67622211440637625, ('2.971.58', 2): -0.39945586392101767, ('2.891.62', 0): -0.35795522860985757, ('1.520.4', 2): -0.36444947471340872, ('1.660.48', 1): -0.1946625474311236, ('2.321.04',</text:p>
      <text:p text:style-name="P1"><text:s/>1): -0.42473693155843556, ('2.951.63', 0): -0.33889669617370288, ('2.191.0', 1): -0.33260626821417921, ('2.971.31', 1): -0.08219972491815658, ('2.380.92', 2): -0.6185611382321512, ('2.710.95', 0): -1.0628596712784648, ('2.641.34', 1): -0.34344810059018005, ('2.71.39', 0): -0.35202209556699682, ('1.730.53', 2): -0.38911350425728591, ('2.741.23', 1): -0.89929129758513937, ('2.251.04', 1): -0.36760865060963727, ('2.591.0', 1): -0.7846258012914924, ('2.320.94', 1): -0.42723887412806222, ('2.71.44', 2): -0.36177542117234268, ('2.761.28', 2): -0.66646080381853379, ('2.120.82', 0): -0.43816637384626861, ('1.430.31', 1): -0.27205675672327989, ('2.591.02', 0): -0.86268942483498634, <text:soft-page-break/>('2.620.98', 1): -0.96155105673381636, ('2.591.31', 2): -0.46115279868022946, ('1.980.44', 1): -0.76981441058102018, ('2.921.51', 0): -0.63103821748387301, ('2.340.81', 0): -0.84916646827455666, ('2.831.38', 1): -0.79947909002144202, ('2.971.19', 0): -1.1710882905972475, ('2.080.78', 2): -0.34934456030679761, ('1.370.26', 2): -0.17707497668768879, ('2.870.77', 1): -1.4964846923146651, ('2.070.91', 2): -0.28051367413220563, ('1.960.74', 2): -0.22482751676945287, ('2.531.12', 2): -0.76190057074477102, ('2.681.38', 1): -0.49506445732454396, ('2.651.24', 0): -0.66047102816386061, ('2.40.68', 0): -0.96733385395828142, ('2.680.72', 2): -1.3984336723694566, ('1.830.5', 1): -0.50703508308573253, ('1.40.35', 0): -0.18412437240627763, ('1.250.23', 2): -0.08941435375174181, ('1.530.41', 1): -0.15153963008256366, ('2.860.15', 2): -2.1135653541126631, ('1.860.72', 1): -0.27233072108464779, ('2.941.35', 2): -0.80386441812533116, ('2.911.43', 2): -0.58198253845226522, ('2.391.14', 1): -0.29614421702859756, ('2.40.82', 1): -0.91967495160233559, ('2.130.82', 1): -0.63088828648163231, ('1.370.34', 2): -0.10778041112673836, ('1.330.24', 2): -0.15116877423874825, ('2.590.94', 1): -0.88935027219128404, ('2.710.94', 2): -1.1620341372177374, ('2.771.25', 0): -0.87266433861816362, ('2.911.18', 2): -1.1186397534084549, ('2.821.25', 2): -0.74279170074982415, ('2.441.03', 1): -0.57736975923544132, ('1.550.49', 0): -0.15557098087228938, ('1.160.11', 2): -0.086945473867096154, ('2.41.15', 0): -0.36949217415211388, ('2.981.53', 0): 0.0, ('2.220.85', 2): -0.54245299090982857, ('1.880.56', 2): -0.43718140386927146, ('1.940.71', 2): -0.42903448581000508, ('1.320.25', 1): -0.071292556128093765, ('1.920.75', 2): -0.40192276246529207, ('2.550.87', 2): -0.97346256749675075, ('2.871.27', 1): -0.90319598913249666, ('2.881.16', 1): -1.0870705764816555, ('2.941.0', 2): -1.1934123954926827, ('2.610.91', 0): -1.1017069736626548, ('2.961.35', 0): -0.86864532118636972, ('2.231.03', 0): -0.23948773083165714, ('2.460.91', 0): -0.87834091701680228, ('2.660.99', 0): -1.0318494144193664, ('2.310.65', 2): -0.88923703340919469, ('2.380.83', 2): -0.82105562246555197, ('2.040.83', 1): -0.49429149211249479, ('1.920.62', 2): -0.45228266397508909, ('2.871.42', 1): -0.69038542831160843, ('1.340.31', 0): -0.10548988124664889, ('2.771.38', 2): -0.71482707504585208, ('1.730.54', 1): -0.41891636954137307, ('2.31.03', 2): -0.36428576686842418, ('2.920.75', 1): -1.6757403675371578, ('1.280.26', 2): -0.076698573520360067, ('2.250.95', 2): -0.70188846505713209, ('2.71.43', 1): -0.34320029142395303, ('2.681.03', 2): -0.87283931713108864, ('2.230.95', 1): -0.45783300786668707, ('2.471.08', 0): -0.67974617002284388, ('1.890.56', 1): -0.46051271454522963, ('1.490.42', 1): -0.24722183136792783, ('2.511.16', 0): -0.45762470978975761, ('2.91.06', 0): -1.2551953582496511, ('1.490.35', 2): -0.27718164064348755, ('2.260.9', 1): -0.38511297949755763, ('2.10.68', 0): -0.63598302574378285, ('2.91.13', 2): -1.1876948280660133, ('1.890.67', 1): -0.46653774162518258, ('2.991.55', 2): 0.0, ('2.771.44', 0): -0.52101080585880899, ('1.370.29', 1): -0.26382016455546353, ('2.761.3', 0): -0.65311183905846359, ('1.760.46', 0): -0.48121204359173048, ('2.371.04', 1): -0.68080216405826766, ('2.380.55', 0): -1.1486517361677635, ('2.530.71', 2): -1.1281133502858904, ('2.060.86', 1): -0.3532973833043887, ('1.950.78', 0): -0.42186851790010876, ('2.060.73', 1): -0.48406345809963741, ('2.761.26', 2): -0.8238841512206041, ('2.070.71', 2): -0.57283951602080574, ('2.331.1', 1): -0.34851978808501527, ('2.290.92', 2): -0.51715449936274438, ('2.711.11', 0): -0.96889048469089534, ('1.60.51', 1): -0.12897686688525853, ('2.91.3', 0): -0.82163473215616112, ('2.851.53', 1): -0.43904813420192229, ('2.050.77', 1): -0.33357517935710262, ('2.831.43', 1): -0.77592634671829874, ('1.70.48', 2): -0.28352046378074092, ('2.50.98', 1): -0.60942547537920777, ('2.81.03', 1): -1.0697866866807519, ('2.611.04', 0): -0.79664546657917523, ('2.491.02', 2): -0.74338754767339221, ('2.961.42', 1): -0.74761444517944953, ('2.711.28', 0): -0.79331744582661534, ('2.261.04', 1): -0.30079586961509097, ('2.430.84', 0): -0.89308579603508198, ('2.321.1', 0): -0.29574182619054634, ('2.771.21', 0): -0.85884190349580181, ('2.931.43', 0): -0.56533252712312299, ('2.731.39', 1): -0.40073128540161251, ('2.10.6', 2): -0.68871847728775948, ('2.190.75', 0): -0.6705610810365078, ('2.090.9', 0): -0.2532977610231788, ('2.180.93', 2): -0.41080442144824192, ('1.980.8', 1): -0.46028711709957876, ('2.71.24', 0): -0.65754450750877558, ('2.681.1', 1): -0.74854624860128771, ('1.70.6', 0): -0.24531097424353926, ('1.580.47', 1): -0.34861999840437619, ('1.80.64', 0): -0.34697483303866528, ('2.280.96', 1): -0.66087904691400912, <text:soft-page-break/>('2.991.46', 0): 0.0, ('2.621.14', 2): -0.73348179345932263, ('2.920.76', 2): -1.6939985020393358, ('1.280.21', 1): -0.19613349381570494, ('1.820.41', 1): -0.59890193430968608, ('2.521.23', 0): -0.4701940709239657, ('1.740.58', 1): -0.31945589571560329, ('1.610.51', 2): -0.30754339556816795, ('1.420.3', 0): -0.16068803679069582, ('2.340.98', 0): -0.67084800671149081, ('2.81.54', 0): -0.34719068344917575, ('1.790.52', 2): -0.41571630455676478, ('2.110.94', 0): -0.19049551757901959, ('1.890.64', 2): -0.39379995092902215, ('2.00.87', 2): -0.2135746616992793, ('1.750.59', 2): -0.24541412992412948, ('2.280.89', 1): -0.59143072676621045, ('1.810.59', 2): -0.25482538117201758, ('2.791.26', 0): -0.68642534639632968, ('2.81.22', 1): -0.87879350574035953, ('2.520.96', 2): -0.78937814921664451, ('2.621.38', 1): -0.31093334617256901, ('1.420.32', 0): -0.1465413174057191, ('2.150.88', 1): -0.38859768898891994, ('2.210.97', 0): -0.30449977139444939, ('2.381.08', 0): -0.48574164270398634, ('2.561.14', 0): -0.7405526633982541, ('2.981.3', 0): 0.0, ('1.980.58', 0): -0.59808630828342946, ('1.710.6', 2): -0.21632210461067694, ('2.070.64', 2): -0.63387453455844156, ('1.690.56', 2): -0.16868533901323118, ('2.631.27', 1): -0.41819671104316325, ('2.911.33', 2): -0.80446158764339259, ('2.070.76', 1): -0.45693767669236518, ('2.240.7', 2): -0.82453178248385006, ('2.721.0', 2): -1.0920046997337249, ('2.341.05', 0): -0.63838332757730398, ('1.820.62', 2): -0.42666308781411288, ('2.491.13', 2): -0.68469387065518417, ('2.731.16', 2): -0.74556926246260335, ('1.030.04', 1): -0.0049091054330388092, ('2.741.28', 0): -0.75604577409015128, ('2.580.75', 0): -0.99296430377729705, ('2.71.35', 1): -0.57262768736764047, ('2.130.99', 1): -0.15520999230791765, ('2.10.84', 0): -0.59112862218623086, ('2.561.09', 2): -0.76508650010063572, ('1.910.75', 0): -0.29158944315702484, ('2.30.87', 1): -0.63709348114130238, ('2.080.86', 2): -0.29242518443237225, ('2.180.82', 2): -0.54381877715198668, ('1.10.08', 1): -0.066160253680872208, ('1.770.53', 2): -0.41503020922580941, ('2.681.2', 2): -0.81863120648903065, ('1.580.44', 2): -0.40121306872574414, ('1.590.41', 0): -0.19356675707945539, ('2.180.94', 1): -0.31794831684921865, ('1.210.18', 0): -0.11941829349723822, ('2.550.98', 2): -0.70098161207935716, ('2.280.81', 1): -0.69707513026482226, ('2.841.49', 0): -0.35339886402681536, ('2.861.1', 0): -1.1656379580366341, ('2.320.9', 0): -0.66645151328999175, ('2.771.21', 1): -0.81814964447346805, ('2.00.62', 2): -0.58004671086160575, ('2.591.35', 0): -0.34015878330004995, ('1.850.71', 1): -0.29781253583305117, ('2.760.86', 1): -1.261036240966235, ('2.20.89', 1): -0.3944980624050119, ('2.220.62', 2): -0.81051189425788939, ('2.871.49', 0): -0.47626763664517036, ('2.361.13', 0): -0.23898376131973906, ('2.761.19', 0): -0.84598375451339825, ('1.850.52', 0): -0.52127668546489692, ('2.090.81', 2): -0.45898443931062755, ('2.330.98', 2): -0.59080125164771691, ('2.911.57', 2): -0.38577858817929622, ('1.690.51', 1): -0.20134729596236664, ('2.361.07', 1): -0.32438292638106986, ('2.81.45', 1): -0.61335667280678474, ('2.010.65', 1): -0.5091321612177504, ('2.961.5', 0): -0.52560494574718086, ('2.911.34', 1): -0.87294833288653373, ('2.230.79', 1): -0.59623498399556762, ('2.961.59', 0): -0.40255544864316728, ('1.240.18', 1): -0.14667964451972415, ('2.771.46', 1): -0.43864980266797776, ('1.850.76', 2): -0.099288606370297669, ('2.961.49', 1): -0.53792459291860517, ('1.820.65', 1): -0.43484880923226049, ('1.910.52', 0): -0.58479997857822097, ('1.850.6', 0): -0.43010422180507463, ('1.710.56', 2): -0.29899156520719711, ('1.220.18', 2): -0.1416991594371213, ('2.971.11', 2): 0, ('2.361.1', 1): -0.29604529535126345, ('2.551.05', 2): -0.69827441722574202, ('2.380.94', 1): -0.73300875608886418, ('2.911.08', 1): -1.1651192821839025, ('1.640.42', 2): -0.33432416153081218, ('1.060.03', 1): -0.034332590942755314, ('3.01.4', 2): 0, ('2.20.77', 1): -0.63967956879003851, ('2.040.45', 0): -0.84290625277132425, ('2.850.95', 1): -1.381665606056999, ('1.640.54', 1): -0.32088931815466792, ('2.10.93', 2): -0.31665326241259145, ('2.771.2', 0): -0.94670035363543004, ('2.831.58', 1): -0.25895245542991513, ('2.830.87', 2): -1.3518713621969463, ('2.641.13', 0): -0.60868972007906863, ('2.831.5', 2): -0.45785749188480662, ('2.521.1', 2): -0.59760279963577412, ('2.431.08', 0): -0.71903985787080438, ('1.560.41', 2): -0.16968370596447846, ('2.891.03', 1): -1.2033384392936668, ('2.891.0',</text:p>
      <text:p text:style-name="P1"><text:s/>0): -1.2121868902215389, ('2.611.17', 0): -0.61442747111735518, ('1.770.62', 0): -0.34320238119538121, ('2.170.85', 1): -0.38178809064133046, ('2.040.73', 1): -0.49502533331660087, ('2.471.0', 2): -0.59915273006286818, ('1.630.49', 2): -0.18953160909741129, ('2.921.44', 0): -0.78000481659604304, <text:soft-page-break/>('2.821.43', 2): -0.66097872948987946, ('2.91.35', 2): -0.80124413380612036, ('2.811.42', 2): -0.44359541885486725, ('2.461.17', 1): -0.51684232047913814, ('2.20.98', 0): -0.30381148923025242, ('1.030.01', 1): -0.022267727737723585, ('2.951.37', 0): -0.7150622354213485, ('2.260.96', 2): -0.47123952850036194, ('1.330.21', 2): -0.1452302505120539, ('2.841.43', 2): -0.51078056819411055, ('1.310.26', 0): -0.19054439041592064, ('2.570.78', 1): -1.1923965470256019, ('2.250.97', 2): -0.64779063084741417, ('2.260.81', 2): -0.68818906016545378, ('1.580.38', 1): -0.30559879927504963, ('2.871.37', 1): -0.70651212292683552, ('1.450.34', 2): -0.14272339103636006, ('2.731.34', 2): -0.65798192053936366, ('1.150.13', 2): -0.093675263484880034, ('2.220.73', 2): -0.69661688244898146, ('2.831.14', 0): -1.0569473596477559, ('1.830.71', 0): -0.2325524503876561, ('2.81.32', 2): -0.92073949101685049, ('2.950.66', 1): -1.7105036383710492, ('2.911.29', 0): -0.80637332715764221, ('2.651.17', 1): -0.72370467014742523, ('2.751.44', 1): -0.42527833384118618, ('2.080.88', 2): -0.29175605141018474, ('1.70.39', 0): -0.46555979007333737, ('2.591.0', 0): -0.85213583989025643, ('2.821.07', 1): -1.2034340138180879, ('3.01.57', 2): 0.0, ('1.830.54', 1): -0.43906550010611922, ('2.210.95', 1): -0.39714392295017009, ('2.010.85', 0): -0.30411922411956249, ('1.650.44', 2): -0.31016270339924196, ('2.631.26', 0): -0.37098835661957996, ('2.81.46', 2): -0.56621563504784544, ('2.761.43', 0): -0.40077497693008413, ('2.891.53', 1): -0.58027932502966517, ('1.580.5', 1): -0.25028091834570687, ('2.651.31', 1): -0.61973696825008229, ('2.981.42', 0): 0.0, ('2.090.94', 2): -0.22983426532340756, ('2.911.38', 2): -0.63252316944377029, ('1.980.66', 0): -0.51495600714103706, ('1.30.26', 2): -0.12041337816860523, ('2.731.15', 1): -0.7161156062935371, ('2.460.76', 1): -1.0242908786479739, ('1.910.63', 2): -0.4731063322144694, ('2.941.41', 2): -0.58910598879461284, ('2.520.7', 2): -1.2336609075730998, ('2.460.84', 0): -0.97607771687110234, ('1.390.26', 0): -0.18045321787367816, ('2.881.31', 0): -0.80681449084729706, ('1.360.31', 0): -0.12847620452865033, ('2.891.31', 1): -0.79924807922501795, ('2.881.3', 0): -0.85764735701708561, ('2.980.75', 2): 0.0, ('2.911.19', 0): -1.0535222421340131, ('1.430.39', 0): -0.11305336436451333, ('2.551.12', 0): -0.622426164257742, ('2.070.69', 1): -0.58743926941459035, ('2.891.21', 0): -1.1205261253304024, ('2.971.08', 2): -1.2348702573441566, ('2.120.75', 2): -0.41602033643392966, ('1.430.29', 1): -0.21265366534580143, ('2.461.06', 2): -0.67707228302648848, ('2.070.79', 0): -0.64430591131656967, ('2.581.11', 1): -0.66468069905098248, ('2.881.48', 0): -0.52654967085696158, ('2.281.12', 0): -0.18104906277990407, ('2.711.19', 2): -0.76767619729430858, ('2.70.88', 0): -1.1799511330283712, ('2.531.3', 2): -0.24165163518514465, ('2.140.89', 1): -0.38007214067595613, ('1.780.58', 1): -0.23375085321891678, ('2.380.9', 1): -0.65207501681627367, ('2.951.57', 0): -0.42619068075200672, ('1.40.32', 1): -0.27306846973517784, ('2.71.04', 1): -0.98968535743108077, ('2.531.28', 0): -0.28007344203975304, ('2.461.14', 2): -0.639394463053368, ('2.250.86', 2): -0.64123535690360045, ('1.550.42', 1): -0.38836836151542631, ('1.670.41', 0): -0.37232515576533137, ('2.70.84', 1): -1.2161180900540243, ('2.861.49', 2): -0.68855806823695842, ('2.650.96', 1): -0.98810101751283952, ('1.390.32', 1): -0.17231484163761235, ('2.681.41', 1): -0.37872121434948802, ('2.851.38', 0): -0.63228649204605136, ('1.790.64', 2): -0.3929821933434175, ('1.150.14', 1): -0.069614444533518421, ('1.250.17', 1): -0.11006466838366104, ('1.880.64', 0): -0.3770308619540953, ('2.791.45', 2): -0.42585074658202471, ('2.010.7', 1): -0.44141508288589559, ('2.641.3', 1): -0.53440057603122859, ('2.621.04', 2): -0.97260864398622437, ('2.951.33', 2): -0.86439531774484513, ('1.950.66', 0): -0.35444523175959425, ('2.51.06', 1): -0.62195818919868118, ('1.540.47', 2): -0.088263383919784319, ('2.791.4', 1): -0.57823400120371582, ('2.981.16', 1): 0.0, ('2.050.83', 1): -0.32685061307381869, ('2.881.24', 1): -1.0050610539845592, ('1.490.29', 0): -0.29597103924638885, ('2.951.09', 2): -1.1640627789648292, ('1.80.69', 0): -0.18721630571055106, ('1.610.49', 1): -0.37588134143471685, ('2.711.35', 0): -0.72233930769806187, ('2.070.56', 0): -0.71855006453680792, ('2.070.7', 1): -0.55223744330395996, ('2.430.91', 0): -0.83452373754901288, ('1.980.67', 1): -0.4819801095968132, ('2.411.03', 0): -0.67705045349633874, ('2.871.46', 2): -0.5589322280645459, ('2.280.79', 2): -0.72758799049493039, ('2.610.83', 2): -1.1226772508283083, ('2.81.39', 0): -0.78870554538209425, ('1.760.56', 2): -0.40917495686424721, ('2.671.13', 2): -0.82920092861116268, ('2.951.46', 1): -0.59147107446038349, ('2.81.48', 2): -0.46442583933576181, ('2.461.01', 1): -<text:soft-page-break/>0.72464262684920988, ('2.831.33', 1): -0.79735530257318188, ('2.961.56', 1): -0.5189158803421875, ('1.560.5', 2): -0.090355754089384496, ('1.620.45', 1): -0.1935147365462134, ('1.910.59', 1): -0.46376666857390525, ('2.731.24', 0): -0.74293524071430095, ('1.150.09', 0): -0.06250539774528123, ('2.640.96', 2): -1.0533692941640127, ('2.710.91', 1): -1.0138842052924537, ('1.950.63', 1): -0.50153980118536434, ('2.681.26', 1): -0.7133023800535756, ('2.860.64', 1): -1.6148230016451603, ('1.550.41', 2): -0.35321413832424908, ('2.581.14', 0): -0.67803531788058202, ('2.41.14', 2): -0.43350184938044967, ('2.991.65', 2): 0.0, ('2.721.36', 1): -0.4316275694108262, ('1.580.39', 0): -0.30522193992080959, ('2.640.23', 2): -1.7778520593961604, ('2.861.56', 0): -0.37287047659565198, ('1.790.63', 1): -0.43114020615328014, ('1.850.55', 1): -0.36609644477283038, ('2.460.9', 0): -0.8461032801828211, ('2.561.01', 0): -0.87931093471211763, ('2.470.97', 0): -0.69218087469588363, ('2.30.99', 0): -0.40572408798318865, ('2.620.98', 2): -0.79534970624800017, ('2.770.36', 2): -1.7636297190999033, ('2.641.0', 2): -0.96124676247427199, ('2.150.89', 1): -0.3533399683509007, ('2.40.81', 2): -0.92631784316659727, ('2.040.78', 0): -0.56333214737106019, ('2.310.95', 1): -0.74065326394481068, ('2.981.15', 2): 0, ('2.730.74', 1): -1.1853747818398972, ('2.650.41', 2): -1.6354549357861079, ('2.170.89', 1): -0.393034807909376, ('2.951.16', 1): -1.0029344133132452, ('2.180.87', 2): -0.48145071450257931, ('2.511.21', 2): -0.31795434691321206, ('2.10.74', 1): -0.54350068204284296, ('2.731.14', 0): -1.0202496867246436, ('2.421.18', 0): -0.24824597367934162, ('2.61.18', 1): -0.55133000331030102, ('1.890.77', 1): -0.20155794248262374, ('2.230.88', 2): -0.44855683385421796, ('2.40.95', 0): -0.70795654724668056, ('1.830.65', 1): -0.39725015224125126, ('2.471.12', 2): -0.62474860850548231, ('2.370.85', 2): -0.69968901562903352, ('2.331.05', 0): -0.40954607564194645, ('2.571.06', 1): -0.74234002377306874, ('2.471.05', 2): -0.60191384124288871, ('2.240.94', 1): -0.38251774121090742, ('2.160.78', 1): -0.62035346470050456, ('2.090.89', 0): -0.30239315234549918, ('2.981.62', 1): 0.0, ('1.490.38', 0): -0.34300494959466898, ('1.420.26', 2): -0.22814284296183604, ('1.950.59', 1): -0.54063994623373079, ('2.791.18', 0): -0.83229632443875379, ('2.291.05', 2): -0.37782318482348887, ('2.91.41', 0): -0.55540334439350547, ('2.280.81', 2): -0.69268888606776424, ('2.991.32', 1): 0, ('2.110.78', 0): -0.5045360012752671, ('2.761.09', 0): -1.0383749329699981, ('2.160.99', 0): -0.2829740950188161, ('1.950.65', 2): -0.41432862793863157, ('2.480.83', 2): -0.95134032843429239, ('2.321.03', 1): -0.53708469057391717, ('2.561.26', 0): -0.47203323384022083, ('2.631.13', 2): -0.66042164903535416, ('2.741.48', 0): -0.38661674865913687, ('2.921.08', 1): -1.1364868526726291, ('2.030.75', 0): -0.41423162234309746, ('2.950.83', 0): -1.5200120960785339, ('2.61.23', 0): -0.38173582946958962, ('2.861.34', 2): -0.8827398850544792, ('1.680.52', 1): -0.26707959952699073, ('2.050.78', 2): -0.40717156602804067, ('2.821.07', 0): -0.96224390515948377, ('2.251.03', 1): -0.39905797153737771, ('2.030.83', 1): -0.38871888132977017, ('1.390.35', 2): -0.087987882823452795, ('2.41.13', 1): -0.46936277825633732, ('1.850.64', 1): -0.41649189793049562, ('2.741.43', 0): -0.43386625522588013, ('1.430.32', 1): -0.28888310940226053, ('1.70.53', 2): -0.42771015647869837, ('2.650.65', 0): -1.4104971046370434, ('2.591.34', 0): -0.36498986499355363, ('1.640.37', 1): -0.42810301996770017, ('2.981.05', 2): 0.0, ('1.730.64', 0): -0.15635223267602813, ('2.581.07', 0): -0.7845256464169289, ('2.40.77', 1): -0.75876363545906522, ('1.860.58', 0): -0.3569625349443899, ('2.190.63', 0): -0.79722858357806503, ('2.990.98', 1): 0, ('1.960.79', 0): -0.19801836036687209, ('2.620.97', 1): -0.92286095011122848, ('2.761.09', 2): -0.97130372489866101, ('1.860.65', 0): -0.43172141702148731, ('2.40.65', 2): -1.0735206650870066, ('2.140.82', 0): -0.51736248461467027, ('2.921.33', 0): -0.8790867659863868, ('2.130.91', 0): -0.512214297355024, ('2.791.28', 2): -0.81593488263115088, ('1.640.47', 2): -0.37564104135709753, ('2.841.45', 1): -0.44767801505322175, ('2.921.24', 0): -1.0541047273335908, ('2.741.45', 1): -0.35131309428852675, ('2.040.67', 2): -0.53036372618255412, ('2.130.81', 1): -0.56701093453212703, ('2.821.48', 0): -0.36560501826104569, ('2.921.12', 1): -1.2075040009923497, ('3.01.48', 2): 0, ('2.470.98', 1): -0.65526226198586623, ('2.680.97', 1): -1.0568776216525855, ('1.130.1', 0): -0.085449691602753411, ('2.821.5', 1): -0.35109838550549677, ('2.421.12', 2): -0.33896768260117344, ('1.460.31', 1): -0.19613693701238574, ('2.621.19', 0): -0.68137117917927481, ('1.830.66', 2): -0.38409217200532275, ('2.30.77', 0): -0.78215329817762325,</text:p>
      <text:p text:style-name="P1"><text:soft-page-break/><text:s/>('1.160.12', 0): -0.10804596785778532, ('2.370.82', 1): -0.82450979395357038, ('1.420.38', 2): -0.077769894131588177, ('2.40.86', 2): -0.84662607120658218, ('2.891.48', 0): -0.73748245509906529, ('1.940.72', 0): -0.43962139637899761, ('1.820.52', 2): -0.44203675782174551, ('2.461.1', 2): -0.69220992257867497, ('2.260.93', 2): -0.44341870883115175, ('2.991.45', 2): 0, ('2.481.01', 0): -0.63490360026833947, ('2.140.9', 0): -0.34029202475871839, ('2.881.15', 1): -1.0795082213701428, ('1.750.56', 0): -0.25024821133079894, ('1.450.39', 2): -0.10542081604609103, ('2.360.75', 0): -0.92897031908743977, ('1.760.5', 1): -0.40240232854220526, ('1.520.4', 1): -0.36084882509933519, ('2.691.26', 1): -0.43702972058870981, ('2.881.29', 2): -0.85383111616975782, ('2.181.03', 2): -0.16712422314976508, ('2.190.62', 2): -0.78337553155733974, ('2.371.08', 0): -0.62656757293668464, ('2.160.5', 1): -0.99434388299964371, ('2.410.88', 2): -0.7602379387275886, ('2.381.19', 1): -0.26519831496207247, ('2.871.41', 1): -0.47812375175007626, ('1.220.21', 0): -0.039041377019663467, ('1.980.53', 2): -0.63154303474367701, ('2.471.01', 0): -0.66173479768091514, ('2.161.02', 1): -0.21149283252937387, ('1.730.53', 1): -0.40723123995703209, ('2.490.9', 1): -0.91922041424007872, ('1.760.67', 2): -0.14137460749001599, ('2.951.31', 2): -0.89636193837411193, ('2.740.68', 2): -1.438018395327902, ('2.71.14', 1): -0.89960980825318537, ('1.430.31', 2): -0.2707273928758277, ('1.490.41', 1): -0.28450716951567911, ('2.891.29', 2): -0.86258699066998312, ('2.10.67', 2): -0.63878522237458357, ('1.980.44', 2): -0.78450675798270531, ('2.921.51', 1): -0.64666302347718574, ('2.661.27', 1): -0.57972981496479592, ('2.420.87', 2): -0.83234036666834843, ('2.410.43', 0): -1.2666282924671735, ('2.831.38', 0): -0.80873482496424565, ('2.551.32', 1): -0.27863550387913755, ('2.741.25', 2): -0.79309202581997518, ('2.771.41', 2): -0.63105468346339333, ('2.340.86', 0): -0.76375596043495997, ('1.370.26', 1): -0.17997764836887861, ('2.941.44', 2): -0.61658140789016924, ('2.941.16', 0): -1.1622172790050791, ('1.690.58', 0): -0.13447347358913575, ('1.70.47', 1): -0.31604382921156327, ('2.651.24', 1): -0.66779331765761996, ('2.41.06', 0): -0.70932635177289372, ('2.521.09', 2): -0.64407729942474812, ('1.250.23', 1): -0.091819741050349277, ('2.491.3', 2): -0.20843805055418843, ('2.130.7', 0): -0.69607763441257497, ('2.160.74', 0): -0.64894089329637272, ('2.741.14', 2): -0.83863096995756492, ('2.290.81', 1): -0.78263075317499164, ('2.130.82', 2): -0.6449699642784259, ('2.781.44', 2): -0.35313147076080731, ('2.120.78', 2): -0.36434359253999332, ('2.551.0', 0): -0.86946547095255966, ('2.070.83', 0): -0.63773051699289551, ('2.771.25', 1): -0.86849421248477454, ('2.320.95', 2): -0.56622100819560994, ('2.721.31', 0): -0.46764833455932164, ('2.651.0', 0): -0.94698370037569701, ('1.210.13', 2): -0.09649163322023907, ('2.430.83', 0): -0.8933474598519997, ('1.860.74', 1): -0.18592334418737433, ('2.981.53', 1): 0.0, ('2.611.03', 2): -0.97121269500411334, ('2.120.81', 1): -0.44368716946364983, ('2.210.83', 1): -0.39730991052594389, ('2.440.94', 0): -0.74720749607583614, ('2.871.27', 0): -0.72594741477590286, ('2.310.75', 0): -0.73970954607481521, ('1.940.61', 2): -0.4744178912874279, ('1.560.37', 1): -0.2989555165653579, ('2.740.34', 0): -1.8665922078001798, ('2.961.35', 1): -0.8480093934050239, ('2.61.11', 0): -0.58203734245838856, ('1.820.7', 1): -0.23802592394794689, ('2.320.81', 1): -0.74680097076521601, ('2.731.03', 1): -0.9643714779045337, ('2.040.83', 0): -0.49532603066797176, ('1.760.49', 2): -0.36797688877337809, ('1.490.32', 0): -0.26820542969386985, ('2.871.42', 2): -0.63023241599142565, ('2.380.97', 2): -0.67456737156792668, ('2.81.52', 1): -0.31684918254479921, ('1.340.31', 1): -0.10969556668622098, ('2.911.48', 0): -0.61524701202729215, ('2.560.97', 2): -0.85760917245657675, ('2.350.87', 2): -0.64234950476986674, ('1.540.42', 2): -0.18779214881228418, ('1.280.26', 1): -0.075063167146021403, ('1.340.21', 0): -0.18424500452700179, ('1.890.62', 1): -0.37834644256902256, ('2.230.95', 0): -0.44225567662037762, ('2.190.93', 0): -0.63108471833900104, ('1.490.29', 2): -0.30164714810025733, ('2.471.08', 1): -0.66997220166698301, ('1.890.56', 0): -0.50088533607167807, ('1.490.42', 2): -0.24358221033767002, ('2.260.9', 2): -0.5161382398508344, ('2.110.91', 2): -0.22546530435550968, ('1.890.67', 0): -0.45405204373173919, ('2.991.55', 1): 0.0, ('1.60.46', 0): -0.19761482621461723, ('2.761.3', 1): -0.64790456697375498, ('2.891.44', 0): -0.84683216867225386, ('2.831.27', 2): -0.92437685179865781, ('1.520.33', 0): -0.2833599310752537, ('2.371.04', 0): -0.72453674961406211, ('2.891.39', 0): -0.90240903096644076, ('2.851.44', 0): -0.6530769330750309, ('1.680.59', 0): -0.13956508572983753, <text:soft-page-break/>('2.941.38', 2): -0.85328814782941276, ('2.170.97', 2): -0.23032149275850969, ('1.950.78', 1): -0.41478297299891176, ('2.791.37', 2): -0.61598235533594459, ('2.951.22', 1): -1.1204680586314504, ('2.070.71', 1): -0.48061924095962688, ('2.331.1', 0): -0.23889330625529795, ('2.431.12', 2): -0.62463266091962677, ('2.431.21', 1): -0.30149827385144329, ('2.991.05', 1): 0, ('2.620.79', 2): -1.1204482612853703, ('2.050.77', 0): -0.32665975057301455, ('2.710.69', 2): -1.3969174996445068, ('1.940.75', 1): -0.38705925642964395, ('2.50.98', 0): -0.72679108989186803, ('2.741.22', 2): -0.76765285779388248, ('2.81.03', 0): -1.1044154674176505, ('2.611.04', 1): -0.80870968148198052, ('1.670.49', 1): -0.39190960536243263, ('1.780.54', 2): -0.37293270163060754, ('2.110.61', 2): -0.71630069836096077, ('1.920.78', 2): -0.2691956843799404, ('1.480.42', 2): -0.10582065054485737, ('2.250.98', 0): -0.64678615715424292, ('2.261.04', 0): -0.32507760528711216, ('2.861.04', 1): -1.2268599666269087, ('2.321.1', 1): -0.28443912720195302, ('2.931.43', 1): -0.57651107549057923, ('2.731.39', 0): -0.45552515811273908, ('2.10.6', 1): -0.76133240564132909, ('2.751.32', 2): -0.43957316354582504, ('1.480.37', 2): -0.19042448097235437, ('2.861.16', 2): -0.91737618446928848, ('2.841.51', 0): -0.36081106727786549, ('2.661.32', 0): -0.35614616665304505, ('2.190.75', 1): -0.65290238215178298, ('2.280.8', 2): -0.7361660116198725, ('2.360.92', 0): -0.67970833778602058, ('1.980.8', 0): -0.45377145850797662, ('1.920.67', 2): -0.47800168823401673, ('2.160.88', 1): -0.62963141424981062, ('1.390.3', 2): -0.17040768957745706, ('1.70.6', 1): -0.2397487384232444, ('1.580.47', 0): -0.35222728722788699, ('2.951.3', 1): -0.87835905027892425, ('1.80.64', 1): -0.3431288010167648, ('2.951.67', 1): -0.36576781505085637, ('2.280.96', 0): -0.66584208597147188, ('1.740.58', 0): -0.32989433309082394, ('2.440.69', 2): -1.1110880303226498, ('2.440.96', 2): -0.72016529733435475, ('2.340.98', 1): -0.67362112373335048, ('2.861.4', 2): -0.7565174865586497, ('2.381.14', 2): -0.32640543230595492, ('1.610.41', 2): -0.31739446788881648, ('1.750.59', 1): -0.20709430117921893, ('2.280.89', 0): -0.56292369171029133, ('2.411.17', 0): -0.36516567508782122, ('2.520.84', 0): -1.0736633932568733, ('2.430.99', 1): -0.75408451753146666, ('2.110.86', 0): -0.36175278773834429, ('2.951.39', 1): -0.797737282436905, ('1.690.59', 1): -0.11892457486533635, ('3.01.39', 0): 0, ('2.541.15', 1): -0.50686091780662978, ('1.420.32', 1): -0.15923361410801284, ('2.470.77', 2): -0.9843980551994006, ('2.921.2', 0): -1.1605911090641625, ('2.871.31', 0): -0.69444841492727272, ('2.981.3', 1): 0.0, ('2.821.16', 0): -0.88190922585352371, ('1.690.56', 1): -0.15524199696172905, ('1.970.86', 2): -0.16103433114367732, ('2.210.85', 0): -0.48945235903053441, ('2.311.09', 0): -0.35388122563729374, ('2.951.21', 2): -1.0283423083442649, ('2.761.23', 2): -0.83449920072807271, ('2.651.1', 0): -0.79326480723650461, ('2.140.74', 2): -0.53110910043214132, ('1.820.62', 1): -0.4433884197233437, ('1.970.66', 1): -0.49487349414399751, ('2.671.27', 2): -0.65810623369565835, ('2.981.34', 2): 0.0, ('1.030.04', 2): -0.0063268882809694718, ('2.741.28', 1): -0.7564730044107163, ('2.711.2', 1): -0.74968088508851782, ('2.421.05', 1): -0.54967280025833654, ('2.491.07', 2): -0.6020122662385865, ('2.850.85', 2): -1.4086821982397595, ('2.781.1', 1): -1.0635054640963728, ('1.70.48', 0): -0.35321624617193592, ('2.381.09', 2): -0.46727357955373577, ('2.020.77', 2): -0.25761297588443105, ('2.861.07', 2): -1.2755917598733588, ('2.120.63', 2): -0.75267028156730043, ('1.930.69', 2): -0.29654476709003907, ('2.10.84', 1): -0.59041157684664247, ('2.561.09', 1): -0.74339209345068724, ('2.920.85', 0): -1.480160243824014, ('2.761.21', 0): -0.74193819217077961, ('2.811.34', 0): -0.49348047661775285, ('2.51.21', 0): -0.47836154982992329, ('1.10.08', 0): -0.067868608843655961, ('2.511.24', 1): -0.38147274137633536, ('2.151.0', 1): -0.19520366273655498, ('2.81.53', 0): -0.408106156469145, ('1.440.34', 0): -0.10883237943957778, ('2.821.52', 1): -0.41183914843057551, ('1.240.2', 2): -0.14237056728631128, ('1.590.41', 1): -0.22218892101817861, ('1.560.44', 0): -0.1527818883280439, ('2.611.18', 2): -0.73326522595785359, ('1.490.41', 0): -0.27860261275223835, ('2.621.11', 2): -0.75844847116318481, ('1.650.54', 1): -0.21143142721632896, ('2.851.18', 0): -0.97594682153636403, ('2.490.84', 0): -0.93985104886533832, ('1.880.59', 2): -0.45097114002523209, ('1.650.46', 2): -0.23773822477140255, ('2.951.05', 0): -1.4079695380390906, ('2.971.46', 2): -0.054113587596862571, ('2.961.37', 0): -0.76481606100987409, ('2.00.72', 0): -0.37257074685125519, ('2.00.82', 2): -0.3206490649369077, ('1.450.31', 0): -0.20163766561170446, ('2.10.67', 1): -0.6271064339126583, ('2.431.24', 0): -<text:soft-page-break/>0.22874720159035575, ('2.511.12', 1): -0.4175592461202981, ('2.240.87', 1): -0.47121024340119205, ('2.171.02', 1): -0.18808145665307396, ('3.01.52', 0): 0, ('1.970.76', 0): -0.38453494842593333, ('2.611.28', 0): -0.51291558701254025, ('2.010.82', 2): -0.47917133624045266, ('2.361.07', 0): -0.34835327717851672,</text:p>
      <text:p text:style-name="P1"><text:s/>('2.311.0', 2): -0.68301794863384535, ('2.81.45', 0): -0.62876085093390055, ('2.010.65', 2): -0.5806113728033917, ('2.961.5', 1): -0.509464058937803, ('1.860.57', 0): -0.40892451142035885, ('2.641.28', 2): -0.64029178145693844, ('2.961.59', 1): -0.51043151290396727, ('2.190.98', 1): -0.42278856286207056, ('1.470.43', 0): -0.043329129096067509, ('2.961.49', 0): -0.57612469139471567, ('2.070.38', 0): -0.94677011151235857, ('1.970.65', 2): -0.4994479573274333, ('2.791.21', 0): -0.83316488764993191, ('2.640.99', 0): -1.0218150533788812, ('1.830.61', 2): -0.37024231537064961, ('2.641.33', 2): -0.45992426645132078, ('2.761.38', 1): -0.56901085116044492, ('1.520.38', 1): -0.31446870298049107, ('2.320.93', 2): -0.58715376531328145, ('2.891.32', 1): -0.86231056435128239, ('2.751.34', 0): -0.60619033707567149, ('2.551.15', 2): -0.68117313959517367, ('2.20.77', 0): -0.65097096687622891, ('2.371.2', 2): -0.24381038548471895, ('2.871.07', 1): -1.190058154433222, ('2.891.17', 1): -1.1230027350212051, ('2.010.78', 0): -0.55805962619348382, ('2.670.84', 1): -1.2354826375750523, ('1.630.54', 0): -0.095414590143434799, ('2.551.25', 0): -0.50488752704907303, ('2.431.08', 1): -0.72278346474469513, ('2.531.19', 1): -0.59360703311731799, ('2.891.03', 0): -1.2756699655873938, ('2.611.17', 1): -0.57914799067904965, ('2.170.85', 0): -0.36860137278208388, ('2.040.73', 2): -0.48233408049707882, ('1.70.61', 0): -0.19454195576694339, ('1.530.46', 2): -0.10904286065145977, ('2.461.17', 0): -0.48983295480660288, ('2.280.92', 0): -0.62425869251042043, ('2.91.49', 2): -0.51704914851111494, ('2.391.13', 2): -0.34594489434704478, ('2.650.95', 1): -0.98159660991302933, ('2.190.8', 2): -0.64760618015563476, ('2.81.22', 0): -0.86455637480722591, ('2.971.38', 0): 0, ('2.940.67', 2): -1.7868040993562211, ('2.140.91', 1): -0.30348938925523528, ('1.330.31', 2): -0.047397721591204416, ('1.150.13', 1): -0.09627608588995816, ('1.830.71', 1): -0.22989706599431253, ('2.81.32', 1): -0.90662877730128244, ('2.130.72', 0): -0.62552104417801424, ('2.441.04', 2): -0.63410055769913165, ('2.350.98', 2): -0.57448241755102314, ('2.541.12', 2): -0.51830513160513969, ('2.160.85', 2): -0.68006454977684971, ('2.21.02', 0): -0.18356888770305863, ('2.070.92', 0): -0.23438396781939835, ('1.830.54', 0): -0.41959140089843272, ('2.371.18', 1): -0.25765513869747758, ('2.090.84', 2): -0.38661695794634282, ('2.671.35', 0): -0.44170051213579919, ('2.681.26', 2): -0.69604484273124934, ('1.410.34', 1): -0.074138631609110647, ('2.921.14', 2): -1.0186407749304542, ('2.671.04', 0): -1.0302742220356502, ('2.220.74', 2): -0.76114519380973644, ('2.731.18', 2): -0.81790496459752771, ('2.441.22', 2): -0.25944069090868505, ('2.380.88', 1): -0.75242500013707225, ('2.981.42', 1): 0.0, ('2.631.23', 0): -0.58029745854358372, ('1.980.66', 1): -0.49213191345505608, ('1.30.26', 1): -0.12341152486624538, ('1.710.53', 2): -0.2521895909267467, ('2.160.69', 1): -0.64538930111274295, ('2.00.59', 1): -0.65421703684513122, ('2.530.88', 0): -0.99161306037816455, ('2.991.29', 0): 0, ('2.520.7', 1): -1.2258667711578359, ('2.281.0', 2): -0.6680668439479539, ('2.460.84', 1): -0.97435644787357767, ('1.530.48', 1): -0.066903496966721668, ('1.360.31', 1): -0.12224759423965986, ('2.891.31', 2): -0.83659054837435431, ('2.410.99', 2): -0.52391850219263758, ('1.380.32', 1): -0.063815483988623037, ('2.781.36', 2): -0.54215205867574556, ('2.770.7', 1): -1.5281143534948727, ('2.551.12', 1): -0.60110210298684852, ('2.770.57', 2): -1.6192105256806395, ('2.210.8', 2): -0.62516350602962567, ('2.911.34', 2): -0.70688903210159981, ('2.241.03', 2): -0.23716688266613947, ('2.180.67', 0): -0.82364510721146778, ('1.430.29', 0): -0.20916895101563293, ('2.461.06', 1): -0.70414792452870467, ('2.650.88', 2): -1.2098659143823407, ('2.670.87', 2): -1.2480981710817869, ('1.860.55', 2): -0.47069716656557348, ('2.861.0', 2): -1.1893365934102682, ('1.840.56', 0): -0.35007704427575265, ('2.831.22', 2): -0.83915532540422533, ('2.341.0', 1): -0.63245687118554772, ('2.370.78', 2): -0.8807499179122471, ('2.140.89', 2): -0.37955849637551392, ('1.780.58', 0): -0.30999190599770871, ('2.380.9', 0): -0.7340480249179292, ('1.40.32', 0): -0.27588182183139581, ('2.681.06', 0): -0.91046874996390925, ('2.580.78', 0): -1.2054983630099831, ('2.060.81', 2): -0.37565481352800767, ('2.81.3', 0): -0.83552459769142695, ('2.650.96', 2): -1.014284232792261, ('2.421.11', 0): -0.35697389636206589, ('2.991.34', 2): 0, ('2.060.74', 2): -0.40188103930641089, ('2.50.87', 1): -<text:soft-page-break/>0.82748364411621278, ('2.50.73', 1): -1.101214814348666, ('2.431.17', 2): -0.42641936350116255, ('1.790.64', 1): -0.3967011022190034, ('2.731.31', 2): -0.62360514820324253, ('1.850.56', 1): -0.40183295943843761, ('1.250.17', 2): -0.1173760721968693, ('2.771.16', 1): -0.87372413982010333, ('2.220.92', 2): -0.64047115269400012, ('2.641.3', 0): -0.54561392191460156, ('1.880.72', 0): -0.3337749235318026, ('2.951.33', 1): -0.86829600689086894, ('2.270.95', 0): -0.37386894739870302, ('2.881.55', 1): -0.43171675923051506, ('2.51.06', 0): -0.64520140068030285, ('2.151.01', 1): -0.15693636776970993, ('1.520.46', 0): -0.16473516910959846, ('2.351.1', 2): -0.41371574214006834, ('2.791.4', 2): -0.55408768723506374, ('2.310.96', 1): -0.67283503304118064, ('2.721.23', 1): -0.67477714549963386, ('2.050.83', 2): -0.33998441238783617, ('2.731.44', 2): -0.37931632106758889, ('1.310.2', 0): -0.15001355218022666, ('2.881.24', 0): -0.87503973601804619, ('2.060.7', 0): -0.52573208511473579, ('2.351.09', 0): -0.44093986385354778, ('2.951.11', 1): -1.2618709295564923, ('1.810.63', 2): -0.22679373021162408, ('2.950.75', 2): -1.7076394525877694, ('1.910.7', 2): -0.45643806113629848, ('2.070.7', 0): -0.56989724129565977, ('2.341.12', 2): -0.35193530443540932, ('1.850.72', 1): -0.24579541418138484, ('2.831.07', 2): -1.1375502027714113, ('1.760.68', 0): -0.12653511800930131, ('2.471.17', 0): -0.56431904353248608, ('2.650.81', 1): -1.2520023153872146, ('1.890.73', 0): -0.38400925511977291, ('1.760.56', 1): -0.4215813393423507, ('1.470.34', 0): -0.12931257573872748, ('2.440.93', 2): -0.81510059622251307, ('2.670.69', 2): -1.4273369408647991, ('2.611.23', 1): -0.62479952279711082, ('2.951.46', 0): -0.60008325284759989, ('2.381.11', 2): -0.50666571395551785, ('2.291.08', 0): -0.29649014464695722, ('2.490.91', 0): -0.82264119473498731, ('2.831.33', 2): -0.78556670764317738, ('2.961.56', 0): -0.60636375350863836, ('2.391.09', 0): -0.32225627677396262, ('2.250.7', 2): -0.7374107401025759, ('1.550.37', 2): -0.27913834401588572, ('1.570.47', 2): -0.167466600383578, ('2.150.94', 2): -0.24690379182583547, ('1.820.73', 1): -0.16061710361537607, ('3.00.66', 2): 0, ('1.710.47', 2): -0.33781725560459608, ('1.150.09', 1): -0.071248328602699043, ('2.521.06', 0): -0.70474260032616931, ('2.180.96', 0): -0.25374650762394929, ('1.680.51', 1): -0.25376714857370886, ('2.680.78', 2): -1.2122500673999186, ('2.271.06', 1): -0.24682464329798567, ('2.761.35', 2): -0.63008492220111179, ('2.861.44', 2): -0.76899167375818078, ('2.41.14', 1): -0.45537819803230639, ('1.850.67', 1): -0.44760972850634118, ('2.430.92', 2): -0.62415621573620828, ('2.270.88', 1): -0.61691046110913417, ('2.861.56', 1): -0.3330025123604341, ('2.581.02', 0): -0.89153773400857572, ('1.850.55', 2): -0.44200283631373444, ('2.740.95', 1): -1.1916755993080166, ('2.491.18', 1): -0.57449159783821191, ('1.820.48', 1): -0.5222426570362001, ('2.10.98', 2): -0.13891761418556947, ('2.681.21', 0): -0.77294250644180362, ('1.880.56', 0): -0.45473349657450801, ('2.450.74', 0): -0.99507901368671392, ('2.811.4', 2): -0.45955109293105878, ('2.30.99', 1): -0.44682904667363177, ('2.881.56', 2): -0.34633308029899451, ('2.171.01', 1): -0.15734776980311305, ('2.150.89', 0): -0.35100860850035409, ('2.140.87', 2): -0.34712425711752171, ('2.921.34', 2): -0.8969707764107725, ('2.310.95', 2): -0.75276493792902544, ('2.841.46', 1): -0.45988952573727321, ('2.921.23', 2): -1.0211418449771799, ('2.950.9', 0): -1.3388644909543177, ('2.761.11', 2): -0.9923271249379868, ('2.170.86', 1): -0.40244172199302203, ('2.981.22', 0): 0, ('2.411.21', 2): -0.2772681449527159, ('2.650.98', 2): -0.95134677832352688, ('2.821.45', 2): -0.52642588787913625, ('2.980.95', 1): 0, ('2.10.74', 0): -0.61996487376364551, ('2.220.78', 2): -0.67777320262825447, ('1.250.19', 2): -0.17456910771402628, ('2.370.95', 0): -0.65752257549570226, ('2.341.15', 1): -0.24688070499970538, ('2.911.22', 0): -1.0947976890147575, ('1.830.65', 0): -0.38718534962871232, ('2.70.96', 2): -1.1490969472022146, ('2.331.05', 1): -0.42100597744593965, ('1.790.48', 1): -0.45563454128319542, ('1.780.63', 0): -0.2044582627213806, ('2.350.87', 0): -0.63145974326700982, ('2.240.94', 0): -0.42542589060807945, ('2.961.6', 2): -0.39294419018651278, ('2.090.89', 1): -0.31694529385027287, ('1.630.5', 0): -0.1940330848570003, ('2.340.93', 2): -0.67889537270170408, ('2.951.25', 2): -1.0608508090109137, ('1.950.59', 0): -0.55955016863590168, ('2.791.18', 1): -0.83767837589082828, ('1.750.51', 2): -0.31197010982214857, ('2.310.75', 1): -0.8250254651526221, ('2.511.05', 2): -0.69203602915975082, ('2.820.97', 0): -1.2972862474691629, ('1.980.75', 1): -0.53511255534479107, ('2.321.03', 0): -0.46858354089354137, ('2.481.07', 0): -0.53282082693122446, ('2.561.26', 1): -<text:soft-page-break/>0.45774642545275618, ('1.060.03', 2): -0.031920765922630649, ('2.20.86', 2): -0.42659209810412069, ('2.860.92', 2): -1.4175597605877139, ('1.0-0.0', 2): -0.013460327019004367, ('2.721.35', 2): -0.45320485323803567, ('1.680.52', 2): -0.27717486006364411, ('1.910.68', 2): -0.44760076541292437, ('2.311.12', 0): -0.25171871629595399, ('1.330.31', 0): -0.050432942010631164, ('2.251.03', 0): -0.40030408407798007, ('1.840.68', 0): -0.17472022338638468, ('1.850.64', 2): -0.43229482850156031, ('1.470.4', 1): -0.077196132826591823, ('1.240.17', 2): -0.13759360593069297, ('1.70.53', 1): -0.42221032199019493, ('1.910.31', 1): -0.78717174868167938,</text:p>
      <text:p text:style-name="P1"><text:s/>('2.591.34', 1): -0.29111856231124816, ('1.640.37', 0): -0.39673519113061173, ('2.741.37', 0): -0.7183011456398809, ('1.920.59', 0): -0.52741962862571379, ('2.50.93', 2): -0.85560383837711906, ('2.381.18', 1): -0.2097722725338311, ('1.670.57', 0): -0.2666169189730363, ('2.410.9', 1): -0.69942767449438803, ('2.40.77', 0): -0.94087110216648628, ('2.371.1', 1): -0.50985017514464681, ('1.960.79', 1): -0.20117821203152447, ('1.860.65', 1): -0.41639671489014013, ('2.651.27', 1): -0.71116519434239467, ('2.921.33', 1): -0.83393647694618944, ('2.130.91', 1): -0.5097713111477713, ('1.960.69', 0): -0.29200312692912817, ('1.560.51', 0): -0.07641068866137958, ('2.841.19', 0): -0.92817437731386365, ('2.531.25', 0): -0.4587207972540901, ('1.860.75', 0): -0.16102376465736562, ('1.060.04', 2): -0.081566660463767107, ('2.741.19', 0): -0.84821196440703472, ('2.290.82', 1): -0.71342504464880152, ('2.130.81', 0): -0.56713331868584294, ('1.660.51', 1): -0.22137917625004697, ('1.640.53', 2): -0.33603741112621538, ('2.650.8', 1): -1.2294902398849545, ('2.921.12', 0): -1.1815841923664356, ('2.190.76', 1): -0.70582318285186196, ('2.070.84', 2): -0.58246306485151045, ('2.771.26', 1): -0.80773800075000313, ('1.940.82', 0): -0.18699188987715251, ('2.851.22', 0): -0.97798421998972007, ('2.841.38', 2): -0.46677006496928053, ('2.591.14', 1): -0.7689471976400809, ('1.590.49', 0): -0.16215563158658883, ('1.460.31', 0): -0.21491165036541343, ('2.680.98', 2): -1.0476534666849815, ('1.940.59', 0): -0.52980951907585172, ('2.951.15', 0): -1.2350254083798522, ('2.210.84', 1): -0.54030109184566855, ('2.520.91', 0): -0.97381873463994573, ('2.481.01', 1): -0.74737526342853611, ('2.941.46', 1): -0.62768589865748325, ('2.871.22', 2): -0.95581273352758112, ('2.881.15', 0): -1.1304141888416392, ('2.971.58', 0): -0.040227412383794958, ('2.030.61', 2): -0.67554928581758777, ('1.520.4', 0): -0.36336143064059884, ('2.320.82', 1): -0.77945150582344191, ('2.871.51', 1): -0.40050367235740358, ('2.651.18', 2): -0.79171815172171045, ('2.511.22', 0): -0.31244261348091629, ('2.871.41', 0): -0.46454871547592291, ('2.380.92', 0): -0.67333430995235299, ('2.591.21', 0): -0.6532777294751575, ('1.220.21', 1): -0.040597549195736757, ('2.150.73', 2): -0.61754746445423081, ('2.841.36', 2): -0.6842547447141476, ('2.120.8', 1): -0.4519189722065482, ('1.730.53', 0): -0.41291747844390708, ('2.681.23', 2): -0.8428970977941922, ('1.760.67', 1): -0.13257937861099478, ('2.530.42', 0): -1.4806100044857555, ('2.740.68', 1): -1.5012242558654274, ('2.280.72', 2): -0.82416640644965145, ('1.60.54', 0): -0.11072369486554851, ('2.861.36', 0): -0.82814065491362543, ('2.651.36', 2): -0.40808344904127086, ('2.280.64', 1): -0.86253126691756932, ('2.370.76', 2): -0.88523200772774857, ('1.550.28', 2): -0.35731352846166659, ('2.751.28', 1): -0.67216040266889798, ('2.391.02', 1): -0.52657997549934499, ('1.370.26', 0): -0.18326323445193404, ('2.611.02', 0): -0.9860864205696952, ('1.60.41', 2): -0.20918610049606462, ('2.890.69', 2): -1.6453034298049527, ('1.180.15', 2): -0.11963778486307108, ('2.130.51', 2): -0.86544742173978084, ('2.371.01', 2): -0.64211227585029351, ('2.920.54', 1): -1.8215678467300085, ('2.651.24', 2): -0.63086110805316475, ('2.40.68', 2): -1.0672094972731514, ('2.41.06', 1): -0.71016928839076676, ('2.521.09', 1): -0.5888458431016822, ('1.250.23', 0): -0.087208481143064592, ('2.781.39', 0): -0.50802814850782063, ('2.030.91', 2): -0.15938874744615533, ('2.130.7', 1): -0.6547109616044029, ('2.470.89', 0): -0.95264168692070839, ('2.941.35', 0): -0.78942746772638095, ('2.160.74', 1): -0.64562803403849267, ('2.650.37', 2): -1.6072699002975575, ('2.820.89', 0): -1.2997639314104756, ('2.281.05', 2): -0.44945564066249888, ('2.641.07', 1): -0.92061161032819772, ('2.551.0', 1): -0.86357202345018769, ('2.070.83', 1): -0.59202116085913992, ('2.190.9', 2): -0.64520664670842931, ('2.771.25', 2): -0.8387519758520765, ('2.170.95', 0): -0.3083130521328325, ('1.560.49', 2): -0.10393011369984136, ('2.851.13', 2): -1.1363152630730367, ('2.611.03', 1): -0.89516063915046939, <text:soft-page-break/>('2.931.32', 0): -0.82209372346228216, ('1.330.29', 2): -0.11848697437887115, ('1.920.75', 0): -0.40757918752178618, ('2.261.06', 1): -0.33563148059478976, ('2.260.89', 2): -0.38779284883544546, ('2.931.44', 1): -0.55294425313753037, ('2.61.11', 1): -0.63810323010711456, ('1.820.7', 0): -0.24438627041484903, ('2.220.97', 2): -0.59251202692866234, ('2.681.34', 0): -0.64201856062726514, ('1.760.49', 1): -0.42682728999947595, ('2.180.88', 2): -0.3802747610801292, ('1.920.62', 0): -0.44845778575256173, ('2.030.68', 0): -0.51523924503234853, ('2.220.88', 2): -0.70657462563959728, ('2.030.58', 2): -0.69407139568325582, ('1.580.42', 2): -0.338187789478196, ('2.770.88', 1): -1.2743206858178042, ('2.771.38', 0): -0.71402647814271902, ('1.80.67', 1): -0.28635569647526704, ('2.610.9', 2): -1.0742091615211531, ('2.31.03', 0): -0.40271816995414411, ('2.80.99', 1): -1.1787762406914277, ('1.280.26', 0): -0.076113153883589774, ('1.940.69', 0): -0.43374452786623358, ('2.190.93', 1): -0.59341352905591549, ('1.370.33', 2): -0.1390880583706241, ('2.731.41', 2): -0.39987143606667008, ('2.71.01', 1): -1.0533257753818728, ('1.490.35', 0): -0.27886222370077168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6T14:26:41.345486098</meta:creation-date>
    <dc:date>2021-02-16T14:28:14.782636414</dc:date>
    <meta:editing-duration>PT1M34S</meta:editing-duration>
    <meta:editing-cycles>1</meta:editing-cycles>
    <meta:document-statistic meta:table-count="0" meta:image-count="0" meta:object-count="0" meta:page-count="121" meta:paragraph-count="61" meta:word-count="45141" meta:character-count="573056" meta:non-whitespace-character-count="527920"/>
    <meta:generator>LibreOffice/6.0.7.3$Linux_X86_64 LibreOffice_project/00m0$Build-3</meta:generator>
  </office:meta>
</office:document-meta>
</file>